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6.33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9.21mm"/>
    </style:style>
    <style:style style:name="co5" style:family="table-column">
      <style:table-column-properties fo:break-before="auto" style:column-width="10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]&amp;&quot;}¤\end{minipage}¤\begin{minipage}{.5\textwidth}¤\input{text/&quot;&amp;[.D2]&amp;&quot;}¤\end{minipage}&quot;" office:value-type="string" office:string-value="\begin{minipage}{.5\textwidth}¤\input{text/001l.txt}¤\end{minipage}¤\begin{minipage}{.5\textwidth}¤\input{text/001r.txt}¤\end{minipage}" calcext:value-type="string">
            <text:p>\begin{minipage}{.5\textwidth}¤\input{text/001l.txt}¤\end{minipage}¤\begin{minipage}{.5\textwidth}¤\input{text/001r.txt}¤\end{minipage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l.txt</text:p>
          </table:table-cell>
          <table:table-cell office:value-type="string" calcext:value-type="string">
            <text:p>00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02.png-01.png}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7]&amp;&quot;}¤\end{minipage}¤\begin{minipage}{.5\textwidth}¤\input{text/&quot;&amp;[.D7]&amp;&quot;}¤\end{minipage}&quot;" office:value-type="string" office:string-value="\begin{minipage}{.5\textwidth}¤\input{text/002l.txt}¤\end{minipage}¤\begin{minipage}{.5\textwidth}¤\input{text/002r.txt}¤\end{minipage}" calcext:value-type="string">
            <text:p>\begin{minipage}{.5\textwidth}¤\input{text/002l.txt}¤\end{minipage}¤\begin{minipage}{.5\textwidth}¤\input{text/002r.txt}¤\end{minipage}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2l.txt</text:p>
          </table:table-cell>
          <table:table-cell office:value-type="string" calcext:value-type="string">
            <text:p>00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03.png-01.png}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8]&amp;&quot;}¤\end{minipage}¤\begin{minipage}{.5\textwidth}¤\input{text/&quot;&amp;[.D18]&amp;&quot;}¤\end{minipage}&quot;" office:value-type="string" office:string-value="\begin{minipage}{.5\textwidth}¤\input{text/003l.txt}¤\end{minipage}¤\begin{minipage}{.5\textwidth}¤\input{text/003r.txt}¤\end{minipage}" calcext:value-type="string">
            <text:p>\begin{minipage}{.5\textwidth}¤\input{text/003l.txt}¤\end{minipage}¤\begin{minipage}{.5\textwidth}¤\input{text/003r.txt}¤\end{minipage}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3l.txt</text:p>
          </table:table-cell>
          <table:table-cell office:value-type="string" calcext:value-type="string">
            <text:p>00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04.png-01.png}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3]&amp;&quot;}¤\end{minipage}¤\begin{minipage}{.5\textwidth}¤\input{text/&quot;&amp;[.D23]&amp;&quot;}¤\end{minipage}&quot;" office:value-type="string" office:string-value="\begin{minipage}{.5\textwidth}¤\input{text/004l.txt}¤\end{minipage}¤\begin{minipage}{.5\textwidth}¤\input{text/004r.txt}¤\end{minipage}" calcext:value-type="string">
            <text:p>\begin{minipage}{.5\textwidth}¤\input{text/004l.txt}¤\end{minipage}¤\begin{minipage}{.5\textwidth}¤\input{text/004r.txt}¤\end{minipage}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4l.txt</text:p>
          </table:table-cell>
          <table:table-cell office:value-type="string" calcext:value-type="string">
            <text:p>00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=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0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}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0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05.png-03.png}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0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40]&amp;&quot;}¤\end{minipage}¤\begin{minipage}{.5\textwidth}¤\includegraphics[width=.5\textwidth,frame]{burst/2col/&quot;&amp;[.D40]&amp;&quot;}¤\end{minipage}&quot;" office:value-type="string" office:string-value="\begin{minipage}{.5\textwidth}¤\includegraphics[width=.5\textwidth,frame]{burst/2col/005.png-11_1L.png}¤\end{minipage}¤\begin{minipage}{.5\textwidth}¤\includegraphics[width=.5\textwidth,frame]{burst/2col/005.png-11_2R.png}¤\end{minipage}" calcext:value-type="string">
            <text:p>\begin{minipage}{.5\textwidth}¤\includegraphics[width=.5\textwidth,frame]{burst/2col/005.png-11_1L.png}¤\end{minipage}¤\begin{minipage}{.5\textwidth}¤\includegraphics[width=.5\textwidth,frame]{burst/2col/005.png-11_2R.png}¤\end{minipage}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5.png-11_1L.png</text:p>
          </table:table-cell>
          <table:table-cell office:value-type="string" calcext:value-type="string">
            <text:p>005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42]&amp;&quot;}¤\end{minipage}¤\begin{minipage}{.5\textwidth}¤\input{text/&quot;&amp;[.D42]&amp;&quot;}¤\end{minipage}&quot;" office:value-type="string" office:string-value="\begin{minipage}{.5\textwidth}¤\input{text/005l.txt}¤\end{minipage}¤\begin{minipage}{.5\textwidth}¤\input{text/005r.txt}¤\end{minipage}" calcext:value-type="string">
            <text:p>\begin{minipage}{.5\textwidth}¤\input{text/005l.txt}¤\end{minipage}¤\begin{minipage}{.5\textwidth}¤\input{text/005r.txt}¤\end{minipage}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05l.txt</text:p>
          </table:table-cell>
          <table:table-cell office:value-type="string" calcext:value-type="string">
            <text:p>00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=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0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}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06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06.png-03.png}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0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64]&amp;&quot;}¤\end{minipage}¤\begin{minipage}{.5\textwidth}¤\input{text/&quot;&amp;[.D64]&amp;&quot;}¤\end{minipage}&quot;" office:value-type="string" office:string-value="\begin{minipage}{.5\textwidth}¤\input{text/006l.txt}¤\end{minipage}¤\begin{minipage}{.5\textwidth}¤\input{text/006r.txt}¤\end{minipage}" calcext:value-type="string">
            <text:p>\begin{minipage}{.5\textwidth}¤\input{text/006l.txt}¤\end{minipage}¤\begin{minipage}{.5\textwidth}¤\input{text/006r.txt}¤\end{minipage}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06l.txt</text:p>
          </table:table-cell>
          <table:table-cell office:value-type="string" calcext:value-type="string">
            <text:p>00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3=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07.png-02.png}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0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3}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07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07.png-05.png}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07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84]&amp;&quot;}¤\end{minipage}¤\begin{minipage}{.5\textwidth}¤\input{text/&quot;&amp;[.D84]&amp;&quot;}¤\end{minipage}&quot;" office:value-type="string" office:string-value="\begin{minipage}{.5\textwidth}¤\input{text/007l.txt}¤\end{minipage}¤\begin{minipage}{.5\textwidth}¤\input{text/007r.txt}¤\end{minipage}" calcext:value-type="string">
            <text:p>\begin{minipage}{.5\textwidth}¤\input{text/007l.txt}¤\end{minipage}¤\begin{minipage}{.5\textwidth}¤\input{text/007r.txt}¤\end{minipage}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07l.txt</text:p>
          </table:table-cell>
          <table:table-cell office:value-type="string" calcext:value-type="string">
            <text:p>00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4=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0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0]&amp;&quot;}¤\end{minipage}¤\begin{minipage}{.5\textwidth}¤\includegraphics[width=.5\textwidth,frame]{burst/2col/&quot;&amp;[.D90]&amp;&quot;}¤\end{minipage}&quot;" office:value-type="string" office:string-value="\begin{minipage}{.5\textwidth}¤\includegraphics[width=.5\textwidth,frame]{burst/2col/008.png-02_1L.png}¤\end{minipage}¤\begin{minipage}{.5\textwidth}¤\includegraphics[width=.5\textwidth,frame]{burst/2col/008.png-02_2R.png}¤\end{minipage}" calcext:value-type="string">
            <text:p>\begin{minipage}{.5\textwidth}¤\includegraphics[width=.5\textwidth,frame]{burst/2col/008.png-02_1L.png}¤\end{minipage}¤\begin{minipage}{.5\textwidth}¤\includegraphics[width=.5\textwidth,frame]{burst/2col/008.png-02_2R.png}¤\end{minipage}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08.png-02_1L.png</text:p>
          </table:table-cell>
          <table:table-cell office:value-type="string" calcext:value-type="string">
            <text:p>00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08.png-03.png}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0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05]&amp;&quot;}¤\end{minipage}¤\begin{minipage}{.5\textwidth}¤\input{text/&quot;&amp;[.D105]&amp;&quot;}¤\end{minipage}&quot;" office:value-type="string" office:string-value="\begin{minipage}{.5\textwidth}¤\input{text/008l.txt}¤\end{minipage}¤\begin{minipage}{.5\textwidth}¤\input{text/008r.txt}¤\end{minipage}" calcext:value-type="string">
            <text:p>\begin{minipage}{.5\textwidth}¤\input{text/008l.txt}¤\end{minipage}¤\begin{minipage}{.5\textwidth}¤\input{text/008r.txt}¤\end{minipage}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08l.txt</text:p>
          </table:table-cell>
          <table:table-cell office:value-type="string" calcext:value-type="string">
            <text:p>00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5=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0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09.png-02.png}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0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32]&amp;&quot;}¤\end{minipage}¤\begin{minipage}{.5\textwidth}¤\input{text/&quot;&amp;[.D132]&amp;&quot;}¤\end{minipage}&quot;" office:value-type="string" office:string-value="\begin{minipage}{.5\textwidth}¤\input{text/009l.txt}¤\end{minipage}¤\begin{minipage}{.5\textwidth}¤\input{text/009r.txt}¤\end{minipage}" calcext:value-type="string">
            <text:p>\begin{minipage}{.5\textwidth}¤\input{text/009l.txt}¤\end{minipage}¤\begin{minipage}{.5\textwidth}¤\input{text/009r.txt}¤\end{minipage}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09l.txt</text:p>
          </table:table-cell>
          <table:table-cell office:value-type="string" calcext:value-type="string">
            <text:p>00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=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1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4}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10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0.png-03.png}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10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55]&amp;&quot;}¤\end{minipage}¤\begin{minipage}{.5\textwidth}¤\input{text/&quot;&amp;[.D155]&amp;&quot;}¤\end{minipage}&quot;" office:value-type="string" office:string-value="\begin{minipage}{.5\textwidth}¤\input{text/010l.txt}¤\end{minipage}¤\begin{minipage}{.5\textwidth}¤\input{text/010r.txt}¤\end{minipage}" calcext:value-type="string">
            <text:p>\begin{minipage}{.5\textwidth}¤\input{text/010l.txt}¤\end{minipage}¤\begin{minipage}{.5\textwidth}¤\input{text/010r.txt}¤\end{minipage}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0l.txt</text:p>
          </table:table-cell>
          <table:table-cell office:value-type="string" calcext:value-type="string">
            <text:p>01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=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1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1.png-02.png}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1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83]&amp;&quot;}¤\end{minipage}¤\begin{minipage}{.5\textwidth}¤\input{text/&quot;&amp;[.D183]&amp;&quot;}¤\end{minipage}&quot;" office:value-type="string" office:string-value="\begin{minipage}{.5\textwidth}¤\input{text/011l.txt}¤\end{minipage}¤\begin{minipage}{.5\textwidth}¤\input{text/011r.txt}¤\end{minipage}" calcext:value-type="string">
            <text:p>\begin{minipage}{.5\textwidth}¤\input{text/011l.txt}¤\end{minipage}¤\begin{minipage}{.5\textwidth}¤\input{text/011r.txt}¤\end{minipage}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11l.txt</text:p>
          </table:table-cell>
          <table:table-cell office:value-type="string" calcext:value-type="string">
            <text:p>01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=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1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}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1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12.png-03.png} 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12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04]&amp;&quot;}¤\end{minipage}¤\begin{minipage}{.5\textwidth}¤\input{text/&quot;&amp;[.D204]&amp;&quot;}¤\end{minipage}&quot;" office:value-type="string" office:string-value="\begin{minipage}{.5\textwidth}¤\input{text/012l.txt}¤\end{minipage}¤\begin{minipage}{.5\textwidth}¤\input{text/012r.txt}¤\end{minipage}" calcext:value-type="string">
            <text:p>\begin{minipage}{.5\textwidth}¤\input{text/012l.txt}¤\end{minipage}¤\begin{minipage}{.5\textwidth}¤\input{text/012r.txt}¤\end{minipage}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12l.txt</text:p>
          </table:table-cell>
          <table:table-cell office:value-type="string" calcext:value-type="string">
            <text:p>01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==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1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13.png-02.png} 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1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29]&amp;&quot;}¤\end{minipage}¤\begin{minipage}{.5\textwidth}¤\input{text/&quot;&amp;[.D229]&amp;&quot;}¤\end{minipage}&quot;" office:value-type="string" office:string-value="\begin{minipage}{.5\textwidth}¤\input{text/013l.txt}¤\end{minipage}¤\begin{minipage}{.5\textwidth}¤\input{text/013r.txt}¤\end{minipage}" calcext:value-type="string">
            <text:p>\begin{minipage}{.5\textwidth}¤\input{text/013l.txt}¤\end{minipage}¤\begin{minipage}{.5\textwidth}¤\input{text/013r.txt}¤\end{minipage}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3l.txt</text:p>
          </table:table-cell>
          <table:table-cell office:value-type="string" calcext:value-type="string">
            <text:p>01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0==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1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}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14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4.png-03.png}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1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50]&amp;&quot;}¤\end{minipage}¤\begin{minipage}{.5\textwidth}¤\input{text/&quot;&amp;[.D250]&amp;&quot;}¤\end{minipage}&quot;" office:value-type="string" office:string-value="\begin{minipage}{.5\textwidth}¤\input{text/014l.txt}¤\end{minipage}¤\begin{minipage}{.5\textwidth}¤\input{text/014r.txt}¤\end{minipage}" calcext:value-type="string">
            <text:p>\begin{minipage}{.5\textwidth}¤\input{text/014l.txt}¤\end{minipage}¤\begin{minipage}{.5\textwidth}¤\input{text/014r.txt}¤\end{minipage}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4l.txt</text:p>
          </table:table-cell>
          <table:table-cell office:value-type="string" calcext:value-type="string">
            <text:p>01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==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1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5.png-02.png}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75]&amp;&quot;}¤\end{minipage}¤\begin{minipage}{.5\textwidth}¤\input{text/&quot;&amp;[.D275]&amp;&quot;}¤\end{minipage}&quot;" office:value-type="string" office:string-value="\begin{minipage}{.5\textwidth}¤\input{text/015l.txt}¤\end{minipage}¤\begin{minipage}{.5\textwidth}¤\input{text/015r.txt}¤\end{minipage}" calcext:value-type="string">
            <text:p>\begin{minipage}{.5\textwidth}¤\input{text/015l.txt}¤\end{minipage}¤\begin{minipage}{.5\textwidth}¤\input{text/015r.txt}¤\end{minipage}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15l.txt</text:p>
          </table:table-cell>
          <table:table-cell office:value-type="string" calcext:value-type="string">
            <text:p>01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3==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1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7}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16.png-03.png} 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98]&amp;&quot;}¤\end{minipage}¤\begin{minipage}{.5\textwidth}¤\includegraphics[width=.5\textwidth,frame]{burst/2col/&quot;&amp;[.D298]&amp;&quot;}¤\end{minipage}&quot;" office:value-type="string" office:string-value="\begin{minipage}{.5\textwidth}¤\includegraphics[width=.5\textwidth,frame]{burst/2col/016.png-17_1L.png}¤\end{minipage}¤\begin{minipage}{.5\textwidth}¤\includegraphics[width=.5\textwidth,frame]{burst/2col/016.png-17_2R.png}¤\end{minipage}" calcext:value-type="string">
            <text:p>\begin{minipage}{.5\textwidth}¤\includegraphics[width=.5\textwidth,frame]{burst/2col/016.png-17_1L.png}¤\end{minipage}¤\begin{minipage}{.5\textwidth}¤\includegraphics[width=.5\textwidth,frame]{burst/2col/016.png-17_2R.png}¤\end{minipage}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6.png-17_1L.png</text:p>
          </table:table-cell>
          <table:table-cell office:value-type="string" calcext:value-type="string">
            <text:p>016.png-1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00]&amp;&quot;}¤\end{minipage}¤\begin{minipage}{.5\textwidth}¤\input{text/&quot;&amp;[.D300]&amp;&quot;}¤\end{minipage}&quot;" office:value-type="string" office:string-value="\begin{minipage}{.5\textwidth}¤\input{text/016l.txt}¤\end{minipage}¤\begin{minipage}{.5\textwidth}¤\input{text/016r.txt}¤\end{minipage}" calcext:value-type="string">
            <text:p>\begin{minipage}{.5\textwidth}¤\input{text/016l.txt}¤\end{minipage}¤\begin{minipage}{.5\textwidth}¤\input{text/016r.txt}¤\end{minipage}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6l.txt</text:p>
          </table:table-cell>
          <table:table-cell office:value-type="string" calcext:value-type="string">
            <text:p>01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4==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1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8}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1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17.png-03.png}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1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20]&amp;&quot;}¤\end{minipage}¤\begin{minipage}{.5\textwidth}¤\input{text/&quot;&amp;[.D320]&amp;&quot;}¤\end{minipage}&quot;" office:value-type="string" office:string-value="\begin{minipage}{.5\textwidth}¤\input{text/017l.txt}¤\end{minipage}¤\begin{minipage}{.5\textwidth}¤\input{text/017r.txt}¤\end{minipage}" calcext:value-type="string">
            <text:p>\begin{minipage}{.5\textwidth}¤\input{text/017l.txt}¤\end{minipage}¤\begin{minipage}{.5\textwidth}¤\input{text/017r.txt}¤\end{minipage}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17l.txt</text:p>
          </table:table-cell>
          <table:table-cell office:value-type="string" calcext:value-type="string">
            <text:p>01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5==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1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26]&amp;&quot;}¤\end{minipage}¤\begin{minipage}{.5\textwidth}¤\includegraphics[width=.5\textwidth,frame]{burst/2col/&quot;&amp;[.D326]&amp;&quot;}¤\end{minipage}&quot;" office:value-type="string" office:string-value="\begin{minipage}{.5\textwidth}¤\includegraphics[width=.5\textwidth,frame]{burst/2col/018.png-02_1L.png}¤\end{minipage}¤\begin{minipage}{.5\textwidth}¤\includegraphics[width=.5\textwidth,frame]{burst/2col/018.png-02_2R.png}¤\end{minipage}" calcext:value-type="string">
            <text:p>\begin{minipage}{.5\textwidth}¤\includegraphics[width=.5\textwidth,frame]{burst/2col/018.png-02_1L.png}¤\end{minipage}¤\begin{minipage}{.5\textwidth}¤\includegraphics[width=.5\textwidth,frame]{burst/2col/018.png-02_2R.png}¤\end{minipage}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18.png-02_1L.png</text:p>
          </table:table-cell>
          <table:table-cell office:value-type="string" calcext:value-type="string">
            <text:p>01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8.png-03.png} 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31]&amp;&quot;}¤\end{minipage}¤\begin{minipage}{.5\textwidth}¤\includegraphics[width=.5\textwidth,frame]{burst/2col/&quot;&amp;[.D331]&amp;&quot;}¤\end{minipage}&quot;" office:value-type="string" office:string-value="\begin{minipage}{.5\textwidth}¤\includegraphics[width=.5\textwidth,frame]{burst/2col/018.png-04_1L.png}¤\end{minipage}¤\begin{minipage}{.5\textwidth}¤\includegraphics[width=.5\textwidth,frame]{burst/2col/018.png-04_2R.png}¤\end{minipage}" calcext:value-type="string">
            <text:p>\begin{minipage}{.5\textwidth}¤\includegraphics[width=.5\textwidth,frame]{burst/2col/018.png-04_1L.png}¤\end{minipage}¤\begin{minipage}{.5\textwidth}¤\includegraphics[width=.5\textwidth,frame]{burst/2col/018.png-04_2R.png}¤\end{minipage}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18.png-04_1L.png</text:p>
          </table:table-cell>
          <table:table-cell office:value-type="string" calcext:value-type="string">
            <text:p>018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9}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8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8.png-06.png}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18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47]&amp;&quot;}¤\end{minipage}¤\begin{minipage}{.5\textwidth}¤\input{text/&quot;&amp;[.D347]&amp;&quot;}¤\end{minipage}&quot;" office:value-type="string" office:string-value="\begin{minipage}{.5\textwidth}¤\input{text/018l.txt}¤\end{minipage}¤\begin{minipage}{.5\textwidth}¤\input{text/018r.txt}¤\end{minipage}" calcext:value-type="string">
            <text:p>\begin{minipage}{.5\textwidth}¤\input{text/018l.txt}¤\end{minipage}¤\begin{minipage}{.5\textwidth}¤\input{text/018r.txt}¤\end{minipage}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18l.txt</text:p>
          </table:table-cell>
          <table:table-cell office:value-type="string" calcext:value-type="string">
            <text:p>01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6==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1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9.png-02.png} 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1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59]&amp;&quot;}¤\end{minipage}¤\begin{minipage}{.5\textwidth}¤\includegraphics[width=.5\textwidth,frame]{burst/2col/&quot;&amp;[.D359]&amp;&quot;}¤\end{minipage}&quot;" office:value-type="string" office:string-value="\begin{minipage}{.5\textwidth}¤\includegraphics[width=.5\textwidth,frame]{burst/2col/019.png-07_1L.png}¤\end{minipage}¤\begin{minipage}{.5\textwidth}¤\includegraphics[width=.5\textwidth,frame]{burst/2col/019.png-07_2R.png}¤\end{minipage}" calcext:value-type="string">
            <text:p>\begin{minipage}{.5\textwidth}¤\includegraphics[width=.5\textwidth,frame]{burst/2col/019.png-07_1L.png}¤\end{minipage}¤\begin{minipage}{.5\textwidth}¤\includegraphics[width=.5\textwidth,frame]{burst/2col/019.png-07_2R.png}¤\end{minipage}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19.png-07_1L.png</text:p>
          </table:table-cell>
          <table:table-cell office:value-type="string" calcext:value-type="string">
            <text:p>019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10}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19.png-08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19.png-09.png} 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19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67]&amp;&quot;}¤\end{minipage}¤\begin{minipage}{.5\textwidth}¤\input{text/&quot;&amp;[.D367]&amp;&quot;}¤\end{minipage}&quot;" office:value-type="string" office:string-value="\begin{minipage}{.5\textwidth}¤\input{text/019l.txt}¤\end{minipage}¤\begin{minipage}{.5\textwidth}¤\input{text/019r.txt}¤\end{minipage}" calcext:value-type="string">
            <text:p>\begin{minipage}{.5\textwidth}¤\input{text/019l.txt}¤\end{minipage}¤\begin{minipage}{.5\textwidth}¤\input{text/019r.txt}¤\end{minipage}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19l.txt</text:p>
          </table:table-cell>
          <table:table-cell office:value-type="string" calcext:value-type="string">
            <text:p>01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7==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2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0.png-02.png} 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2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81]&amp;&quot;}¤\end{minipage}¤\begin{minipage}{.5\textwidth}¤\includegraphics[width=.5\textwidth,frame]{burst/2col/&quot;&amp;[.D381]&amp;&quot;}¤\end{minipage}&quot;" office:value-type="string" office:string-value="\begin{minipage}{.5\textwidth}¤\includegraphics[width=.5\textwidth,frame]{burst/2col/020.png-09_1L.png}¤\end{minipage}¤\begin{minipage}{.5\textwidth}¤\includegraphics[width=.5\textwidth,frame]{burst/2col/020.png-09_2R.png}¤\end{minipage}" calcext:value-type="string">
            <text:p>\begin{minipage}{.5\textwidth}¤\includegraphics[width=.5\textwidth,frame]{burst/2col/020.png-09_1L.png}¤\end{minipage}¤\begin{minipage}{.5\textwidth}¤\includegraphics[width=.5\textwidth,frame]{burst/2col/020.png-09_2R.png}¤\end{minipage}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20.png-09_1L.png</text:p>
          </table:table-cell>
          <table:table-cell office:value-type="string" calcext:value-type="string">
            <text:p>020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83]&amp;&quot;}¤\end{minipage}¤\begin{minipage}{.5\textwidth}¤\input{text/&quot;&amp;[.D383]&amp;&quot;}¤\end{minipage}&quot;" office:value-type="string" office:string-value="\begin{minipage}{.5\textwidth}¤\input{text/020l.txt}¤\end{minipage}¤\begin{minipage}{.5\textwidth}¤\input{text/020r.txt}¤\end{minipage}" calcext:value-type="string">
            <text:p>\begin{minipage}{.5\textwidth}¤\input{text/020l.txt}¤\end{minipage}¤\begin{minipage}{.5\textwidth}¤\input{text/020r.txt}¤\end{minipage}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20l.txt</text:p>
          </table:table-cell>
          <table:table-cell office:value-type="string" calcext:value-type="string">
            <text:p>02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8==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2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1}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2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1.png-03.png} 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2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401]&amp;&quot;}¤\end{minipage}¤\begin{minipage}{.5\textwidth}¤\includegraphics[width=.5\textwidth,frame]{burst/2col/&quot;&amp;[.D401]&amp;&quot;}¤\end{minipage}&quot;" office:value-type="string" office:string-value="\begin{minipage}{.5\textwidth}¤\includegraphics[width=.5\textwidth,frame]{burst/2col/021.png-12_1L.png}¤\end{minipage}¤\begin{minipage}{.5\textwidth}¤\includegraphics[width=.5\textwidth,frame]{burst/2col/021.png-12_2R.png}¤\end{minipage}" calcext:value-type="string">
            <text:p>\begin{minipage}{.5\textwidth}¤\includegraphics[width=.5\textwidth,frame]{burst/2col/021.png-12_1L.png}¤\end{minipage}¤\begin{minipage}{.5\textwidth}¤\includegraphics[width=.5\textwidth,frame]{burst/2col/021.png-12_2R.png}¤\end{minipage}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21.png-12_1L.png</text:p>
          </table:table-cell>
          <table:table-cell office:value-type="string" calcext:value-type="string">
            <text:p>021.png-1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3]&amp;&quot;}¤\end{minipage}¤\begin{minipage}{.5\textwidth}¤\input{text/&quot;&amp;[.D403]&amp;&quot;}¤\end{minipage}&quot;" office:value-type="string" office:string-value="\begin{minipage}{.5\textwidth}¤\input{text/021l.txt}¤\end{minipage}¤\begin{minipage}{.5\textwidth}¤\input{text/021r.txt}¤\end{minipage}" calcext:value-type="string">
            <text:p>\begin{minipage}{.5\textwidth}¤\input{text/021l.txt}¤\end{minipage}¤\begin{minipage}{.5\textwidth}¤\input{text/021r.txt}¤\end{minipage}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21l.txt</text:p>
          </table:table-cell>
          <table:table-cell office:value-type="string" calcext:value-type="string">
            <text:p>02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9==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2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12}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22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2.png-03.png} 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022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420]&amp;&quot;}¤\end{minipage}¤\begin{minipage}{.5\textwidth}¤\includegraphics[width=.5\textwidth,frame]{burst/2col/&quot;&amp;[.D420]&amp;&quot;}¤\end{minipage}&quot;" office:value-type="string" office:string-value="\begin{minipage}{.5\textwidth}¤\includegraphics[width=.5\textwidth,frame]{burst/2col/022.png-11_1L.png}¤\end{minipage}¤\begin{minipage}{.5\textwidth}¤\includegraphics[width=.5\textwidth,frame]{burst/2col/022.png-11_2R.png}¤\end{minipage}" calcext:value-type="string">
            <text:p>\begin{minipage}{.5\textwidth}¤\includegraphics[width=.5\textwidth,frame]{burst/2col/022.png-11_1L.png}¤\end{minipage}¤\begin{minipage}{.5\textwidth}¤\includegraphics[width=.5\textwidth,frame]{burst/2col/022.png-11_2R.png}¤\end{minipage}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22.png-11_1L.png</text:p>
          </table:table-cell>
          <table:table-cell office:value-type="string" calcext:value-type="string">
            <text:p>022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2.png-12.png} 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22.png-1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424]&amp;&quot;}¤\end{minipage}¤\begin{minipage}{.5\textwidth}¤\input{text/&quot;&amp;[.D424]&amp;&quot;}¤\end{minipage}&quot;" office:value-type="string" office:string-value="\begin{minipage}{.5\textwidth}¤\input{text/022l.txt}¤\end{minipage}¤\begin{minipage}{.5\textwidth}¤\input{text/022r.txt}¤\end{minipage}" calcext:value-type="string">
            <text:p>\begin{minipage}{.5\textwidth}¤\input{text/022l.txt}¤\end{minipage}¤\begin{minipage}{.5\textwidth}¤\input{text/022r.txt}¤\end{minipage}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22l.txt</text:p>
          </table:table-cell>
          <table:table-cell office:value-type="string" calcext:value-type="string">
            <text:p>02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==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2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Zu Lektion 13—16}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23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3.png-03.png}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2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3}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23.png-1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3.png-19.png} 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023.png-1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53]&amp;&quot;}¤\end{minipage}¤\begin{minipage}{.5\textwidth}¤\input{text/&quot;&amp;[.D453]&amp;&quot;}¤\end{minipage}&quot;" office:value-type="string" office:string-value="\begin{minipage}{.5\textwidth}¤\input{text/023l.txt}¤\end{minipage}¤\begin{minipage}{.5\textwidth}¤\input{text/023r.txt}¤\end{minipage}" calcext:value-type="string">
            <text:p>\begin{minipage}{.5\textwidth}¤\input{text/023l.txt}¤\end{minipage}¤\begin{minipage}{.5\textwidth}¤\input{text/023r.txt}¤\end{minipage}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23l.txt</text:p>
          </table:table-cell>
          <table:table-cell office:value-type="string" calcext:value-type="string">
            <text:p>02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==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2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4.png-02.png}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2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464]&amp;&quot;}¤\end{minipage}¤\begin{minipage}{.5\textwidth}¤\includegraphics[width=.5\textwidth,frame]{burst/2col/&quot;&amp;[.D464]&amp;&quot;}¤\end{minipage}&quot;" office:value-type="string" office:string-value="\begin{minipage}{.5\textwidth}¤\includegraphics[width=.5\textwidth,frame]{burst/2col/024.png-06_1L.png}¤\end{minipage}¤\begin{minipage}{.5\textwidth}¤\includegraphics[width=.5\textwidth,frame]{burst/2col/024.png-06_2R.png}¤\end{minipage}" calcext:value-type="string">
            <text:p>\begin{minipage}{.5\textwidth}¤\includegraphics[width=.5\textwidth,frame]{burst/2col/024.png-06_1L.png}¤\end{minipage}¤\begin{minipage}{.5\textwidth}¤\includegraphics[width=.5\textwidth,frame]{burst/2col/024.png-06_2R.png}¤\end{minipage}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24.png-06_1L.png</text:p>
          </table:table-cell>
          <table:table-cell office:value-type="string" calcext:value-type="string">
            <text:p>024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466]&amp;&quot;}¤\end{minipage}¤\begin{minipage}{.5\textwidth}¤\input{text/&quot;&amp;[.D466]&amp;&quot;}¤\end{minipage}&quot;" office:value-type="string" office:string-value="\begin{minipage}{.5\textwidth}¤\input{text/024l.txt}¤\end{minipage}¤\begin{minipage}{.5\textwidth}¤\input{text/024r.txt}¤\end{minipage}" calcext:value-type="string">
            <text:p>\begin{minipage}{.5\textwidth}¤\input{text/024l.txt}¤\end{minipage}¤\begin{minipage}{.5\textwidth}¤\input{text/024r.txt}¤\end{minipage}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024l.txt</text:p>
          </table:table-cell>
          <table:table-cell office:value-type="string" calcext:value-type="string">
            <text:p>02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2==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2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4}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025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5.png-03.png}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2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85]&amp;&quot;}¤\end{minipage}¤\begin{minipage}{.5\textwidth}¤\input{text/&quot;&amp;[.D485]&amp;&quot;}¤\end{minipage}&quot;" office:value-type="string" office:string-value="\begin{minipage}{.5\textwidth}¤\input{text/025l.txt}¤\end{minipage}¤\begin{minipage}{.5\textwidth}¤\input{text/025r.txt}¤\end{minipage}" calcext:value-type="string">
            <text:p>\begin{minipage}{.5\textwidth}¤\input{text/025l.txt}¤\end{minipage}¤\begin{minipage}{.5\textwidth}¤\input{text/025r.txt}¤\end{minipage}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25l.txt</text:p>
          </table:table-cell>
          <table:table-cell office:value-type="string" calcext:value-type="string">
            <text:p>02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3==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02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491]&amp;&quot;}¤\end{minipage}¤\begin{minipage}{.5\textwidth}¤\includegraphics[width=.5\textwidth,frame]{burst/2col/&quot;&amp;[.D491]&amp;&quot;}¤\end{minipage}&quot;" office:value-type="string" office:string-value="\begin{minipage}{.5\textwidth}¤\includegraphics[width=.5\textwidth,frame]{burst/2col/026.png-02_1L.png}¤\end{minipage}¤\begin{minipage}{.5\textwidth}¤\includegraphics[width=.5\textwidth,frame]{burst/2col/026.png-02_2R.png}¤\end{minipage}" calcext:value-type="string">
            <text:p>\begin{minipage}{.5\textwidth}¤\includegraphics[width=.5\textwidth,frame]{burst/2col/026.png-02_1L.png}¤\end{minipage}¤\begin{minipage}{.5\textwidth}¤\includegraphics[width=.5\textwidth,frame]{burst/2col/026.png-02_2R.png}¤\end{minipage}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026.png-02_1L.png</text:p>
          </table:table-cell>
          <table:table-cell office:value-type="string" calcext:value-type="string">
            <text:p>02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5}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26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26.png-05.png} 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26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501]&amp;&quot;}¤\end{minipage}¤\begin{minipage}{.5\textwidth}¤\input{text/&quot;&amp;[.D501]&amp;&quot;}¤\end{minipage}&quot;" office:value-type="string" office:string-value="\begin{minipage}{.5\textwidth}¤\input{text/026l.txt}¤\end{minipage}¤\begin{minipage}{.5\textwidth}¤\input{text/026r.txt}¤\end{minipage}" calcext:value-type="string">
            <text:p>\begin{minipage}{.5\textwidth}¤\input{text/026l.txt}¤\end{minipage}¤\begin{minipage}{.5\textwidth}¤\input{text/026r.txt}¤\end{minipage}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26l.txt</text:p>
          </table:table-cell>
          <table:table-cell office:value-type="string" calcext:value-type="string">
            <text:p>02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4==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02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7.png-02.png} 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02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511]&amp;&quot;}¤\end{minipage}¤\begin{minipage}{.5\textwidth}¤\includegraphics[width=.5\textwidth,frame]{burst/2col/&quot;&amp;[.D511]&amp;&quot;}¤\end{minipage}&quot;" office:value-type="string" office:string-value="\begin{minipage}{.5\textwidth}¤\includegraphics[width=.5\textwidth,frame]{burst/2col/027.png-05_1L.png}¤\end{minipage}¤\begin{minipage}{.5\textwidth}¤\includegraphics[width=.5\textwidth,frame]{burst/2col/027.png-05_2R.png}¤\end{minipage}" calcext:value-type="string">
            <text:p>\begin{minipage}{.5\textwidth}¤\includegraphics[width=.5\textwidth,frame]{burst/2col/027.png-05_1L.png}¤\end{minipage}¤\begin{minipage}{.5\textwidth}¤\includegraphics[width=.5\textwidth,frame]{burst/2col/027.png-05_2R.png}¤\end{minipage}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27.png-05_1L.png</text:p>
          </table:table-cell>
          <table:table-cell office:value-type="string" calcext:value-type="string">
            <text:p>027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6}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27.png-0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7.png-07.png}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27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519]&amp;&quot;}¤\end{minipage}¤\begin{minipage}{.5\textwidth}¤\input{text/&quot;&amp;[.D519]&amp;&quot;}¤\end{minipage}&quot;" office:value-type="string" office:string-value="\begin{minipage}{.5\textwidth}¤\input{text/027l.txt}¤\end{minipage}¤\begin{minipage}{.5\textwidth}¤\input{text/027r.txt}¤\end{minipage}" calcext:value-type="string">
            <text:p>\begin{minipage}{.5\textwidth}¤\input{text/027l.txt}¤\end{minipage}¤\begin{minipage}{.5\textwidth}¤\input{text/027r.txt}¤\end{minipage}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27l.txt</text:p>
          </table:table-cell>
          <table:table-cell office:value-type="string" calcext:value-type="string">
            <text:p>02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5==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2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8.png-02.png}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2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531]&amp;&quot;}¤\end{minipage}¤\begin{minipage}{.5\textwidth}¤\includegraphics[width=.5\textwidth,frame]{burst/2col/&quot;&amp;[.D531]&amp;&quot;}¤\end{minipage}&quot;" office:value-type="string" office:string-value="\begin{minipage}{.5\textwidth}¤\includegraphics[width=.5\textwidth,frame]{burst/2col/028.png-07_1L.png}¤\end{minipage}¤\begin{minipage}{.5\textwidth}¤\includegraphics[width=.5\textwidth,frame]{burst/2col/028.png-07_2R.png}¤\end{minipage}" calcext:value-type="string">
            <text:p>\begin{minipage}{.5\textwidth}¤\includegraphics[width=.5\textwidth,frame]{burst/2col/028.png-07_1L.png}¤\end{minipage}¤\begin{minipage}{.5\textwidth}¤\includegraphics[width=.5\textwidth,frame]{burst/2col/028.png-07_2R.png}¤\end{minipage}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028.png-07_1L.png</text:p>
          </table:table-cell>
          <table:table-cell office:value-type="string" calcext:value-type="string">
            <text:p>028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533]&amp;&quot;}¤\end{minipage}¤\begin{minipage}{.5\textwidth}¤\input{text/&quot;&amp;[.D533]&amp;&quot;}¤\end{minipage}&quot;" office:value-type="string" office:string-value="\begin{minipage}{.5\textwidth}¤\input{text/028l.txt}¤\end{minipage}¤\begin{minipage}{.5\textwidth}¤\input{text/028r.txt}¤\end{minipage}" calcext:value-type="string">
            <text:p>\begin{minipage}{.5\textwidth}¤\input{text/028l.txt}¤\end{minipage}¤\begin{minipage}{.5\textwidth}¤\input{text/028r.txt}¤\end{minipage}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028l.txt</text:p>
          </table:table-cell>
          <table:table-cell office:value-type="string" calcext:value-type="string">
            <text:p>02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6==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2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17}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2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29.png-03.png} 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02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549]&amp;&quot;}¤\end{minipage}¤\begin{minipage}{.5\textwidth}¤\input{text/&quot;&amp;[.D549]&amp;&quot;}¤\end{minipage}&quot;" office:value-type="string" office:string-value="\begin{minipage}{.5\textwidth}¤\input{text/029l.txt}¤\end{minipage}¤\begin{minipage}{.5\textwidth}¤\input{text/029r.txt}¤\end{minipage}" calcext:value-type="string">
            <text:p>\begin{minipage}{.5\textwidth}¤\input{text/029l.txt}¤\end{minipage}¤\begin{minipage}{.5\textwidth}¤\input{text/029r.txt}¤\end{minipage}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029l.txt</text:p>
          </table:table-cell>
          <table:table-cell office:value-type="string" calcext:value-type="string">
            <text:p>02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7==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3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30.png-02.png} 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03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557]&amp;&quot;}¤\end{minipage}¤\begin{minipage}{.5\textwidth}¤\includegraphics[width=.5\textwidth,frame]{burst/2col/&quot;&amp;[.D557]&amp;&quot;}¤\end{minipage}&quot;" office:value-type="string" office:string-value="\begin{minipage}{.5\textwidth}¤\includegraphics[width=.5\textwidth,frame]{burst/2col/030.png-03_1L.png}¤\end{minipage}¤\begin{minipage}{.5\textwidth}¤\includegraphics[width=.5\textwidth,frame]{burst/2col/030.png-03_2R.png}¤\end{minipage}" calcext:value-type="string">
            <text:p>\begin{minipage}{.5\textwidth}¤\includegraphics[width=.5\textwidth,frame]{burst/2col/030.png-03_1L.png}¤\end{minipage}¤\begin{minipage}{.5\textwidth}¤\includegraphics[width=.5\textwidth,frame]{burst/2col/030.png-03_2R.png}¤\end{minipage}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30.png-03_1L.png</text:p>
          </table:table-cell>
          <table:table-cell office:value-type="string" calcext:value-type="string">
            <text:p>030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559]&amp;&quot;}¤\end{minipage}¤\begin{minipage}{.5\textwidth}¤\input{text/&quot;&amp;[.D559]&amp;&quot;}¤\end{minipage}&quot;" office:value-type="string" office:string-value="\begin{minipage}{.5\textwidth}¤\input{text/030l.txt}¤\end{minipage}¤\begin{minipage}{.5\textwidth}¤\input{text/030r.txt}¤\end{minipage}" calcext:value-type="string">
            <text:p>\begin{minipage}{.5\textwidth}¤\input{text/030l.txt}¤\end{minipage}¤\begin{minipage}{.5\textwidth}¤\input{text/030r.txt}¤\end{minipage}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30l.txt</text:p>
          </table:table-cell>
          <table:table-cell office:value-type="string" calcext:value-type="string">
            <text:p>03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8==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3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8}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031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31.png-03.png} 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03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574]&amp;&quot;}¤\end{minipage}¤\begin{minipage}{.5\textwidth}¤\includegraphics[width=.5\textwidth,frame]{burst/2col/&quot;&amp;[.D574]&amp;&quot;}¤\end{minipage}&quot;" office:value-type="string" office:string-value="\begin{minipage}{.5\textwidth}¤\includegraphics[width=.5\textwidth,frame]{burst/2col/031.png-09_1L.png}¤\end{minipage}¤\begin{minipage}{.5\textwidth}¤\includegraphics[width=.5\textwidth,frame]{burst/2col/031.png-09_2R.png}¤\end{minipage}" calcext:value-type="string">
            <text:p>\begin{minipage}{.5\textwidth}¤\includegraphics[width=.5\textwidth,frame]{burst/2col/031.png-09_1L.png}¤\end{minipage}¤\begin{minipage}{.5\textwidth}¤\includegraphics[width=.5\textwidth,frame]{burst/2col/031.png-09_2R.png}¤\end{minipage}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031.png-09_1L.png</text:p>
          </table:table-cell>
          <table:table-cell office:value-type="string" calcext:value-type="string">
            <text:p>031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576]&amp;&quot;}¤\end{minipage}¤\begin{minipage}{.5\textwidth}¤\input{text/&quot;&amp;[.D576]&amp;&quot;}¤\end{minipage}&quot;" office:value-type="string" office:string-value="\begin{minipage}{.5\textwidth}¤\input{text/031l.txt}¤\end{minipage}¤\begin{minipage}{.5\textwidth}¤\input{text/031r.txt}¤\end{minipage}" calcext:value-type="string">
            <text:p>\begin{minipage}{.5\textwidth}¤\input{text/031l.txt}¤\end{minipage}¤\begin{minipage}{.5\textwidth}¤\input{text/031r.txt}¤\end{minipage}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031l.txt</text:p>
          </table:table-cell>
          <table:table-cell office:value-type="string" calcext:value-type="string">
            <text:p>03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9==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3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583]&amp;&quot;}¤\end{minipage}¤\begin{minipage}{.5\textwidth}¤\includegraphics[width=.5\textwidth,frame]{burst/2col/&quot;&amp;[.D583]&amp;&quot;}¤\end{minipage}&quot;" office:value-type="string" office:string-value="\begin{minipage}{.5\textwidth}¤\includegraphics[width=.5\textwidth,frame]{burst/2col/032.png-02_1L.png}¤\end{minipage}¤\begin{minipage}{.5\textwidth}¤\includegraphics[width=.5\textwidth,frame]{burst/2col/032.png-02_2R.png}¤\end{minipage}" calcext:value-type="string">
            <text:p>\begin{minipage}{.5\textwidth}¤\includegraphics[width=.5\textwidth,frame]{burst/2col/032.png-02_1L.png}¤\end{minipage}¤\begin{minipage}{.5\textwidth}¤\includegraphics[width=.5\textwidth,frame]{burst/2col/032.png-02_2R.png}¤\end{minipage}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32.png-02_1L.png</text:p>
          </table:table-cell>
          <table:table-cell office:value-type="string" calcext:value-type="string">
            <text:p>03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ِرامِر Gr. 20 und 23}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32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32.png-07.png} 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32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595]&amp;&quot;}¤\end{minipage}¤\begin{minipage}{.5\textwidth}¤\input{text/&quot;&amp;[.D595]&amp;&quot;}¤\end{minipage}&quot;" office:value-type="string" office:string-value="\begin{minipage}{.5\textwidth}¤\input{text/032l.txt}¤\end{minipage}¤\begin{minipage}{.5\textwidth}¤\input{text/032r.txt}¤\end{minipage}" calcext:value-type="string">
            <text:p>\begin{minipage}{.5\textwidth}¤\input{text/032l.txt}¤\end{minipage}¤\begin{minipage}{.5\textwidth}¤\input{text/032r.txt}¤\end{minipage}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32l.txt</text:p>
          </table:table-cell>
          <table:table-cell office:value-type="string" calcext:value-type="string">
            <text:p>03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0==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3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3.png-02.png}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3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607]&amp;&quot;}¤\end{minipage}¤\begin{minipage}{.5\textwidth}¤\includegraphics[width=.5\textwidth,frame]{burst/2col/&quot;&amp;[.D607]&amp;&quot;}¤\end{minipage}&quot;" office:value-type="string" office:string-value="\begin{minipage}{.5\textwidth}¤\includegraphics[width=.5\textwidth,frame]{burst/2col/033.png-07_1L.png}¤\end{minipage}¤\begin{minipage}{.5\textwidth}¤\includegraphics[width=.5\textwidth,frame]{burst/2col/033.png-07_2R.png}¤\end{minipage}" calcext:value-type="string">
            <text:p>\begin{minipage}{.5\textwidth}¤\includegraphics[width=.5\textwidth,frame]{burst/2col/033.png-07_1L.png}¤\end{minipage}¤\begin{minipage}{.5\textwidth}¤\includegraphics[width=.5\textwidth,frame]{burst/2col/033.png-07_2R.png}¤\end{minipage}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033.png-07_1L.png</text:p>
          </table:table-cell>
          <table:table-cell office:value-type="string" calcext:value-type="string">
            <text:p>033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609]&amp;&quot;}¤\end{minipage}¤\begin{minipage}{.5\textwidth}¤\input{text/&quot;&amp;[.D609]&amp;&quot;}¤\end{minipage}&quot;" office:value-type="string" office:string-value="\begin{minipage}{.5\textwidth}¤\input{text/033l.txt}¤\end{minipage}¤\begin{minipage}{.5\textwidth}¤\input{text/033r.txt}¤\end{minipage}" calcext:value-type="string">
            <text:p>\begin{minipage}{.5\textwidth}¤\input{text/033l.txt}¤\end{minipage}¤\begin{minipage}{.5\textwidth}¤\input{text/033r.txt}¤\end{minipage}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033l.txt</text:p>
          </table:table-cell>
          <table:table-cell office:value-type="string" calcext:value-type="string">
            <text:p>03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1==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3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19}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3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4.png-03.png} 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03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621]&amp;&quot;}¤\end{minipage}¤\begin{minipage}{.5\textwidth}¤\includegraphics[width=.5\textwidth,frame]{burst/2col/&quot;&amp;[.D621]&amp;&quot;}¤\end{minipage}&quot;" office:value-type="string" office:string-value="\begin{minipage}{.5\textwidth}¤\includegraphics[width=.5\textwidth,frame]{burst/2col/034.png-05_1L.png}¤\end{minipage}¤\begin{minipage}{.5\textwidth}¤\includegraphics[width=.5\textwidth,frame]{burst/2col/034.png-05_2R.png}¤\end{minipage}" calcext:value-type="string">
            <text:p>\begin{minipage}{.5\textwidth}¤\includegraphics[width=.5\textwidth,frame]{burst/2col/034.png-05_1L.png}¤\end{minipage}¤\begin{minipage}{.5\textwidth}¤\includegraphics[width=.5\textwidth,frame]{burst/2col/034.png-05_2R.png}¤\end{minipage}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34.png-05_1L.png</text:p>
          </table:table-cell>
          <table:table-cell office:value-type="string" calcext:value-type="string">
            <text:p>034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623]&amp;&quot;}¤\end{minipage}¤\begin{minipage}{.5\textwidth}¤\input{text/&quot;&amp;[.D623]&amp;&quot;}¤\end{minipage}&quot;" office:value-type="string" office:string-value="\begin{minipage}{.5\textwidth}¤\input{text/034l.txt}¤\end{minipage}¤\begin{minipage}{.5\textwidth}¤\input{text/034r.txt}¤\end{minipage}" calcext:value-type="string">
            <text:p>\begin{minipage}{.5\textwidth}¤\input{text/034l.txt}¤\end{minipage}¤\begin{minipage}{.5\textwidth}¤\input{text/034r.txt}¤\end{minipage}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34l.txt</text:p>
          </table:table-cell>
          <table:table-cell office:value-type="string" calcext:value-type="string">
            <text:p>03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2==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03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 Gr. 22}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035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5.png-03.png} 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3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637]&amp;&quot;}¤\end{minipage}¤\begin{minipage}{.5\textwidth}¤\input{text/&quot;&amp;[.D637]&amp;&quot;}¤\end{minipage}&quot;" office:value-type="string" office:string-value="\begin{minipage}{.5\textwidth}¤\input{text/035l.txt}¤\end{minipage}¤\begin{minipage}{.5\textwidth}¤\input{text/035r.txt}¤\end{minipage}" calcext:value-type="string">
            <text:p>\begin{minipage}{.5\textwidth}¤\input{text/035l.txt}¤\end{minipage}¤\begin{minipage}{.5\textwidth}¤\input{text/035r.txt}¤\end{minipage}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035l.txt</text:p>
          </table:table-cell>
          <table:table-cell office:value-type="string" calcext:value-type="string">
            <text:p>03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3==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3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6.png-02.png} 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03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654]&amp;&quot;}¤\end{minipage}¤\begin{minipage}{.5\textwidth}¤\includegraphics[width=.5\textwidth,frame]{burst/2col/&quot;&amp;[.D654]&amp;&quot;}¤\end{minipage}&quot;" office:value-type="string" office:string-value="\begin{minipage}{.5\textwidth}¤\includegraphics[width=.5\textwidth,frame]{burst/2col/036.png-12_1L.png}¤\end{minipage}¤\begin{minipage}{.5\textwidth}¤\includegraphics[width=.5\textwidth,frame]{burst/2col/036.png-12_2R.png}¤\end{minipage}" calcext:value-type="string">
            <text:p>\begin{minipage}{.5\textwidth}¤\includegraphics[width=.5\textwidth,frame]{burst/2col/036.png-12_1L.png}¤\end{minipage}¤\begin{minipage}{.5\textwidth}¤\includegraphics[width=.5\textwidth,frame]{burst/2col/036.png-12_2R.png}¤\end{minipage}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36.png-12_1L.png</text:p>
          </table:table-cell>
          <table:table-cell office:value-type="string" calcext:value-type="string">
            <text:p>036.png-1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6.png-15.png} 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36.png-1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660]&amp;&quot;}¤\end{minipage}¤\begin{minipage}{.5\textwidth}¤\input{text/&quot;&amp;[.D660]&amp;&quot;}¤\end{minipage}&quot;" office:value-type="string" office:string-value="\begin{minipage}{.5\textwidth}¤\input{text/036l.txt}¤\end{minipage}¤\begin{minipage}{.5\textwidth}¤\input{text/036r.txt}¤\end{minipage}" calcext:value-type="string">
            <text:p>\begin{minipage}{.5\textwidth}¤\input{text/036l.txt}¤\end{minipage}¤\begin{minipage}{.5\textwidth}¤\input{text/036r.txt}¤\end{minipage}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36l.txt</text:p>
          </table:table-cell>
          <table:table-cell office:value-type="string" calcext:value-type="string">
            <text:p>03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4==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3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666]&amp;&quot;}¤\end{minipage}¤\begin{minipage}{.5\textwidth}¤\includegraphics[width=.5\textwidth,frame]{burst/2col/&quot;&amp;[.D666]&amp;&quot;}¤\end{minipage}&quot;" office:value-type="string" office:string-value="\begin{minipage}{.5\textwidth}¤\includegraphics[width=.5\textwidth,frame]{burst/2col/037.png-02_1L.png}¤\end{minipage}¤\begin{minipage}{.5\textwidth}¤\includegraphics[width=.5\textwidth,frame]{burst/2col/037.png-02_2R.png}¤\end{minipage}" calcext:value-type="string">
            <text:p>\begin{minipage}{.5\textwidth}¤\includegraphics[width=.5\textwidth,frame]{burst/2col/037.png-02_1L.png}¤\end{minipage}¤\begin{minipage}{.5\textwidth}¤\includegraphics[width=.5\textwidth,frame]{burst/2col/037.png-02_2R.png}¤\end{minipage}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37.png-02_1L.png</text:p>
          </table:table-cell>
          <table:table-cell office:value-type="string" calcext:value-type="string">
            <text:p>03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0}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37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7.png-05.png} 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37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674]&amp;&quot;}¤\end{minipage}¤\begin{minipage}{.5\textwidth}¤\input{text/&quot;&amp;[.D674]&amp;&quot;}¤\end{minipage}&quot;" office:value-type="string" office:string-value="\begin{minipage}{.5\textwidth}¤\input{text/037l.txt}¤\end{minipage}¤\begin{minipage}{.5\textwidth}¤\input{text/037r.txt}¤\end{minipage}" calcext:value-type="string">
            <text:p>\begin{minipage}{.5\textwidth}¤\input{text/037l.txt}¤\end{minipage}¤\begin{minipage}{.5\textwidth}¤\input{text/037r.txt}¤\end{minipage}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37l.txt</text:p>
          </table:table-cell>
          <table:table-cell office:value-type="string" calcext:value-type="string">
            <text:p>03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35==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03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680]&amp;&quot;}¤\end{minipage}¤\begin{minipage}{.5\textwidth}¤\includegraphics[width=.5\textwidth,frame]{burst/2col/&quot;&amp;[.D680]&amp;&quot;}¤\end{minipage}&quot;" office:value-type="string" office:string-value="\begin{minipage}{.5\textwidth}¤\includegraphics[width=.5\textwidth,frame]{burst/2col/038.png-02_1L.png}¤\end{minipage}¤\begin{minipage}{.5\textwidth}¤\includegraphics[width=.5\textwidth,frame]{burst/2col/038.png-02_2R.png}¤\end{minipage}" calcext:value-type="string">
            <text:p>\begin{minipage}{.5\textwidth}¤\includegraphics[width=.5\textwidth,frame]{burst/2col/038.png-02_1L.png}¤\end{minipage}¤\begin{minipage}{.5\textwidth}¤\includegraphics[width=.5\textwidth,frame]{burst/2col/038.png-02_2R.png}¤\end{minipage}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38.png-02_1L.png</text:p>
          </table:table-cell>
          <table:table-cell office:value-type="string" calcext:value-type="string">
            <text:p>03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38.png-04.png} 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38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688]&amp;&quot;}¤\end{minipage}¤\begin{minipage}{.5\textwidth}¤\input{text/&quot;&amp;[.D688]&amp;&quot;}¤\end{minipage}&quot;" office:value-type="string" office:string-value="\begin{minipage}{.5\textwidth}¤\input{text/038l.txt}¤\end{minipage}¤\begin{minipage}{.5\textwidth}¤\input{text/038r.txt}¤\end{minipage}" calcext:value-type="string">
            <text:p>\begin{minipage}{.5\textwidth}¤\input{text/038l.txt}¤\end{minipage}¤\begin{minipage}{.5\textwidth}¤\input{text/038r.txt}¤\end{minipage}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38l.txt</text:p>
          </table:table-cell>
          <table:table-cell office:value-type="string" calcext:value-type="string">
            <text:p>03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36==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03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39.png-02.png} 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3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696]&amp;&quot;}¤\end{minipage}¤\begin{minipage}{.5\textwidth}¤\includegraphics[width=.5\textwidth,frame]{burst/2col/&quot;&amp;[.D696]&amp;&quot;}¤\end{minipage}&quot;" office:value-type="string" office:string-value="\begin{minipage}{.5\textwidth}¤\includegraphics[width=.5\textwidth,frame]{burst/2col/039.png-03_1L.png}¤\end{minipage}¤\begin{minipage}{.5\textwidth}¤\includegraphics[width=.5\textwidth,frame]{burst/2col/039.png-03_2R.png}¤\end{minipage}" calcext:value-type="string">
            <text:p>\begin{minipage}{.5\textwidth}¤\includegraphics[width=.5\textwidth,frame]{burst/2col/039.png-03_1L.png}¤\end{minipage}¤\begin{minipage}{.5\textwidth}¤\includegraphics[width=.5\textwidth,frame]{burst/2col/039.png-03_2R.png}¤\end{minipage}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039.png-03_1L.png</text:p>
          </table:table-cell>
          <table:table-cell office:value-type="string" calcext:value-type="string">
            <text:p>039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039.png-07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39.png-08.png}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39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07]&amp;&quot;}¤\end{minipage}¤\begin{minipage}{.5\textwidth}¤\input{text/&quot;&amp;[.D707]&amp;&quot;}¤\end{minipage}&quot;" office:value-type="string" office:string-value="\begin{minipage}{.5\textwidth}¤\input{text/039l.txt}¤\end{minipage}¤\begin{minipage}{.5\textwidth}¤\input{text/039r.txt}¤\end{minipage}" calcext:value-type="string">
            <text:p>\begin{minipage}{.5\textwidth}¤\input{text/039l.txt}¤\end{minipage}¤\begin{minipage}{.5\textwidth}¤\input{text/039r.txt}¤\end{minipage}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039l.txt</text:p>
          </table:table-cell>
          <table:table-cell office:value-type="string" calcext:value-type="string">
            <text:p>03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7==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4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0.png-02.png}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4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19]&amp;&quot;}¤\end{minipage}¤\begin{minipage}{.5\textwidth}¤\input{text/&quot;&amp;[.D719]&amp;&quot;}¤\end{minipage}&quot;" office:value-type="string" office:string-value="\begin{minipage}{.5\textwidth}¤\input{text/040l.txt}¤\end{minipage}¤\begin{minipage}{.5\textwidth}¤\input{text/040r.txt}¤\end{minipage}" calcext:value-type="string">
            <text:p>\begin{minipage}{.5\textwidth}¤\input{text/040l.txt}¤\end{minipage}¤\begin{minipage}{.5\textwidth}¤\input{text/040r.txt}¤\end{minipage}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40l.txt</text:p>
          </table:table-cell>
          <table:table-cell office:value-type="string" calcext:value-type="string">
            <text:p>04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8==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04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725]&amp;&quot;}¤\end{minipage}¤\begin{minipage}{.5\textwidth}¤\includegraphics[width=.5\textwidth,frame]{burst/2col/&quot;&amp;[.D725]&amp;&quot;}¤\end{minipage}&quot;" office:value-type="string" office:string-value="\begin{minipage}{.5\textwidth}¤\includegraphics[width=.5\textwidth,frame]{burst/2col/041.png-02_1L.png}¤\end{minipage}¤\begin{minipage}{.5\textwidth}¤\includegraphics[width=.5\textwidth,frame]{burst/2col/041.png-02_2R.png}¤\end{minipage}" calcext:value-type="string">
            <text:p>\begin{minipage}{.5\textwidth}¤\includegraphics[width=.5\textwidth,frame]{burst/2col/041.png-02_1L.png}¤\end{minipage}¤\begin{minipage}{.5\textwidth}¤\includegraphics[width=.5\textwidth,frame]{burst/2col/041.png-02_2R.png}¤\end{minipage}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41.png-02_1L.png</text:p>
          </table:table-cell>
          <table:table-cell office:value-type="string" calcext:value-type="string">
            <text:p>041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1}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041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1.png-04.png} 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41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33]&amp;&quot;}¤\end{minipage}¤\begin{minipage}{.5\textwidth}¤\input{text/&quot;&amp;[.D733]&amp;&quot;}¤\end{minipage}&quot;" office:value-type="string" office:string-value="\begin{minipage}{.5\textwidth}¤\input{text/041l.txt}¤\end{minipage}¤\begin{minipage}{.5\textwidth}¤\input{text/041r.txt}¤\end{minipage}" calcext:value-type="string">
            <text:p>\begin{minipage}{.5\textwidth}¤\input{text/041l.txt}¤\end{minipage}¤\begin{minipage}{.5\textwidth}¤\input{text/041r.txt}¤\end{minipage}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41l.txt</text:p>
          </table:table-cell>
          <table:table-cell office:value-type="string" calcext:value-type="string">
            <text:p>04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39==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4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2.png-02.png} 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4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741]&amp;&quot;}¤\end{minipage}¤\begin{minipage}{.5\textwidth}¤\includegraphics[width=.5\textwidth,frame]{burst/2col/&quot;&amp;[.D741]&amp;&quot;}¤\end{minipage}&quot;" office:value-type="string" office:string-value="\begin{minipage}{.5\textwidth}¤\includegraphics[width=.5\textwidth,frame]{burst/2col/042.png-03_1L.png}¤\end{minipage}¤\begin{minipage}{.5\textwidth}¤\includegraphics[width=.5\textwidth,frame]{burst/2col/042.png-03_2R.png}¤\end{minipage}" calcext:value-type="string">
            <text:p>\begin{minipage}{.5\textwidth}¤\includegraphics[width=.5\textwidth,frame]{burst/2col/042.png-03_1L.png}¤\end{minipage}¤\begin{minipage}{.5\textwidth}¤\includegraphics[width=.5\textwidth,frame]{burst/2col/042.png-03_2R.png}¤\end{minipage}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42.png-03_1L.png</text:p>
          </table:table-cell>
          <table:table-cell office:value-type="string" calcext:value-type="string">
            <text:p>042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2.png-05.png} 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42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747]&amp;&quot;}¤\end{minipage}¤\begin{minipage}{.5\textwidth}¤\input{text/&quot;&amp;[.D747]&amp;&quot;}¤\end{minipage}&quot;" office:value-type="string" office:string-value="\begin{minipage}{.5\textwidth}¤\input{text/042l.txt}¤\end{minipage}¤\begin{minipage}{.5\textwidth}¤\input{text/042r.txt}¤\end{minipage}" calcext:value-type="string">
            <text:p>\begin{minipage}{.5\textwidth}¤\input{text/042l.txt}¤\end{minipage}¤\begin{minipage}{.5\textwidth}¤\input{text/042r.txt}¤\end{minipage}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42l.txt</text:p>
          </table:table-cell>
          <table:table-cell office:value-type="string" calcext:value-type="string">
            <text:p>04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0==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04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3.png-02.png} 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4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757]&amp;&quot;}¤\end{minipage}¤\begin{minipage}{.5\textwidth}¤\includegraphics[width=.5\textwidth,frame]{burst/2col/&quot;&amp;[.D757]&amp;&quot;}¤\end{minipage}&quot;" office:value-type="string" office:string-value="\begin{minipage}{.5\textwidth}¤\includegraphics[width=.5\textwidth,frame]{burst/2col/043.png-05_1L.png}¤\end{minipage}¤\begin{minipage}{.5\textwidth}¤\includegraphics[width=.5\textwidth,frame]{burst/2col/043.png-05_2R.png}¤\end{minipage}" calcext:value-type="string">
            <text:p>\begin{minipage}{.5\textwidth}¤\includegraphics[width=.5\textwidth,frame]{burst/2col/043.png-05_1L.png}¤\end{minipage}¤\begin{minipage}{.5\textwidth}¤\includegraphics[width=.5\textwidth,frame]{burst/2col/043.png-05_2R.png}¤\end{minipage}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43.png-05_1L.png</text:p>
          </table:table-cell>
          <table:table-cell office:value-type="string" calcext:value-type="string">
            <text:p>043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60]&amp;&quot;}¤\end{minipage}¤\begin{minipage}{.5\textwidth}¤\input{text/&quot;&amp;[.D760]&amp;&quot;}¤\end{minipage}&quot;" office:value-type="string" office:string-value="\begin{minipage}{.5\textwidth}¤\input{text/043l.txt}¤\end{minipage}¤\begin{minipage}{.5\textwidth}¤\input{text/043r.txt}¤\end{minipage}" calcext:value-type="string">
            <text:p>\begin{minipage}{.5\textwidth}¤\input{text/043l.txt}¤\end{minipage}¤\begin{minipage}{.5\textwidth}¤\input{text/043r.txt}¤\end{minipage}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43l.txt</text:p>
          </table:table-cell>
          <table:table-cell office:value-type="string" calcext:value-type="string">
            <text:p>04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41==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4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04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4.png-03.png} 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04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77]&amp;&quot;}¤\end{minipage}¤\begin{minipage}{.5\textwidth}¤\input{text/&quot;&amp;[.D777]&amp;&quot;}¤\end{minipage}&quot;" office:value-type="string" office:string-value="\begin{minipage}{.5\textwidth}¤\input{text/044l.txt}¤\end{minipage}¤\begin{minipage}{.5\textwidth}¤\input{text/044r.txt}¤\end{minipage}" calcext:value-type="string">
            <text:p>\begin{minipage}{.5\textwidth}¤\input{text/044l.txt}¤\end{minipage}¤\begin{minipage}{.5\textwidth}¤\input{text/044r.txt}¤\end{minipage}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44l.txt</text:p>
          </table:table-cell>
          <table:table-cell office:value-type="string" calcext:value-type="string">
            <text:p>04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42==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4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5.png-02.png} 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04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786]&amp;&quot;}¤\end{minipage}¤\begin{minipage}{.5\textwidth}¤\includegraphics[width=.5\textwidth,frame]{burst/2col/&quot;&amp;[.D786]&amp;&quot;}¤\end{minipage}&quot;" office:value-type="string" office:string-value="\begin{minipage}{.5\textwidth}¤\includegraphics[width=.5\textwidth,frame]{burst/2col/045.png-04_1L.png}¤\end{minipage}¤\begin{minipage}{.5\textwidth}¤\includegraphics[width=.5\textwidth,frame]{burst/2col/045.png-04_2R.png}¤\end{minipage}" calcext:value-type="string">
            <text:p>\begin{minipage}{.5\textwidth}¤\includegraphics[width=.5\textwidth,frame]{burst/2col/045.png-04_1L.png}¤\end{minipage}¤\begin{minipage}{.5\textwidth}¤\includegraphics[width=.5\textwidth,frame]{burst/2col/045.png-04_2R.png}¤\end{minipage}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045.png-04_1L.png</text:p>
          </table:table-cell>
          <table:table-cell office:value-type="string" calcext:value-type="string">
            <text:p>045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5.png-06.png} 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045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792]&amp;&quot;}¤\end{minipage}¤\begin{minipage}{.5\textwidth}¤\includegraphics[width=.5\textwidth,frame]{burst/2col/&quot;&amp;[.D792]&amp;&quot;}¤\end{minipage}&quot;" office:value-type="string" office:string-value="\begin{minipage}{.5\textwidth}¤\includegraphics[width=.5\textwidth,frame]{burst/2col/045.png-07_1L.png}¤\end{minipage}¤\begin{minipage}{.5\textwidth}¤\includegraphics[width=.5\textwidth,frame]{burst/2col/045.png-07_2R.png}¤\end{minipage}" calcext:value-type="string">
            <text:p>\begin{minipage}{.5\textwidth}¤\includegraphics[width=.5\textwidth,frame]{burst/2col/045.png-07_1L.png}¤\end{minipage}¤\begin{minipage}{.5\textwidth}¤\includegraphics[width=.5\textwidth,frame]{burst/2col/045.png-07_2R.png}¤\end{minipage}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45.png-07_1L.png</text:p>
          </table:table-cell>
          <table:table-cell office:value-type="string" calcext:value-type="string">
            <text:p>045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22}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045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5.png-09.png} 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45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799]&amp;&quot;}¤\end{minipage}¤\begin{minipage}{.5\textwidth}¤\input{text/&quot;&amp;[.D799]&amp;&quot;}¤\end{minipage}&quot;" office:value-type="string" office:string-value="\begin{minipage}{.5\textwidth}¤\input{text/045l.txt}¤\end{minipage}¤\begin{minipage}{.5\textwidth}¤\input{text/045r.txt}¤\end{minipage}" calcext:value-type="string">
            <text:p>\begin{minipage}{.5\textwidth}¤\input{text/045l.txt}¤\end{minipage}¤\begin{minipage}{.5\textwidth}¤\input{text/045r.txt}¤\end{minipage}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045l.txt</text:p>
          </table:table-cell>
          <table:table-cell office:value-type="string" calcext:value-type="string">
            <text:p>04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43==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04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6.png-02.png} 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04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809]&amp;&quot;}¤\end{minipage}¤\begin{minipage}{.5\textwidth}¤\includegraphics[width=.5\textwidth,frame]{burst/2col/&quot;&amp;[.D809]&amp;&quot;}¤\end{minipage}&quot;" office:value-type="string" office:string-value="\begin{minipage}{.5\textwidth}¤\includegraphics[width=.5\textwidth,frame]{burst/2col/046.png-05_1L.png}¤\end{minipage}¤\begin{minipage}{.5\textwidth}¤\includegraphics[width=.5\textwidth,frame]{burst/2col/046.png-05_2R.png}¤\end{minipage}" calcext:value-type="string">
            <text:p>\begin{minipage}{.5\textwidth}¤\includegraphics[width=.5\textwidth,frame]{burst/2col/046.png-05_1L.png}¤\end{minipage}¤\begin{minipage}{.5\textwidth}¤\includegraphics[width=.5\textwidth,frame]{burst/2col/046.png-05_2R.png}¤\end{minipage}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46.png-05_1L.png</text:p>
          </table:table-cell>
          <table:table-cell office:value-type="string" calcext:value-type="string">
            <text:p>046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811]&amp;&quot;}¤\end{minipage}¤\begin{minipage}{.5\textwidth}¤\input{text/&quot;&amp;[.D811]&amp;&quot;}¤\end{minipage}&quot;" office:value-type="string" office:string-value="\begin{minipage}{.5\textwidth}¤\input{text/046l.txt}¤\end{minipage}¤\begin{minipage}{.5\textwidth}¤\input{text/046r.txt}¤\end{minipage}" calcext:value-type="string">
            <text:p>\begin{minipage}{.5\textwidth}¤\input{text/046l.txt}¤\end{minipage}¤\begin{minipage}{.5\textwidth}¤\input{text/046r.txt}¤\end{minipage}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46l.txt</text:p>
          </table:table-cell>
          <table:table-cell office:value-type="string" calcext:value-type="string">
            <text:p>04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44==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04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19]&amp;&quot;}¤\end{minipage}¤\begin{minipage}{.5\textwidth}¤\includegraphics[width=.5\textwidth,frame]{burst/2col/&quot;&amp;[.D819]&amp;&quot;}¤\end{minipage}&quot;" office:value-type="string" office:string-value="\begin{minipage}{.5\textwidth}¤\includegraphics[width=.5\textwidth,frame]{burst/2col/047.png-02_1L.png}¤\end{minipage}¤\begin{minipage}{.5\textwidth}¤\includegraphics[width=.5\textwidth,frame]{burst/2col/047.png-02_2R.png}¤\end{minipage}" calcext:value-type="string">
            <text:p>\begin{minipage}{.5\textwidth}¤\includegraphics[width=.5\textwidth,frame]{burst/2col/047.png-02_1L.png}¤\end{minipage}¤\begin{minipage}{.5\textwidth}¤\includegraphics[width=.5\textwidth,frame]{burst/2col/047.png-02_2R.png}¤\end{minipage}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047.png-02_1L.png</text:p>
          </table:table-cell>
          <table:table-cell office:value-type="string" calcext:value-type="string">
            <text:p>04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7.png-03.png} 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04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25]&amp;&quot;}¤\end{minipage}¤\begin{minipage}{.5\textwidth}¤\includegraphics[width=.5\textwidth,frame]{burst/2col/&quot;&amp;[.D825]&amp;&quot;}¤\end{minipage}&quot;" office:value-type="string" office:string-value="\begin{minipage}{.5\textwidth}¤\includegraphics[width=.5\textwidth,frame]{burst/2col/047.png-05_1L.png}¤\end{minipage}¤\begin{minipage}{.5\textwidth}¤\includegraphics[width=.5\textwidth,frame]{burst/2col/047.png-05_2R.png}¤\end{minipage}" calcext:value-type="string">
            <text:p>\begin{minipage}{.5\textwidth}¤\includegraphics[width=.5\textwidth,frame]{burst/2col/047.png-05_1L.png}¤\end{minipage}¤\begin{minipage}{.5\textwidth}¤\includegraphics[width=.5\textwidth,frame]{burst/2col/047.png-05_2R.png}¤\end{minipage}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47.png-05_1L.png</text:p>
          </table:table-cell>
          <table:table-cell office:value-type="string" calcext:value-type="string">
            <text:p>047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827]&amp;&quot;}¤\end{minipage}¤\begin{minipage}{.5\textwidth}¤\input{text/&quot;&amp;[.D827]&amp;&quot;}¤\end{minipage}&quot;" office:value-type="string" office:string-value="\begin{minipage}{.5\textwidth}¤\input{text/047l.txt}¤\end{minipage}¤\begin{minipage}{.5\textwidth}¤\input{text/047r.txt}¤\end{minipage}" calcext:value-type="string">
            <text:p>\begin{minipage}{.5\textwidth}¤\input{text/047l.txt}¤\end{minipage}¤\begin{minipage}{.5\textwidth}¤\input{text/047r.txt}¤\end{minipage}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47l.txt</text:p>
          </table:table-cell>
          <table:table-cell office:value-type="string" calcext:value-type="string">
            <text:p>04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5==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04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33]&amp;&quot;}¤\end{minipage}¤\begin{minipage}{.5\textwidth}¤\includegraphics[width=.5\textwidth,frame]{burst/2col/&quot;&amp;[.D833]&amp;&quot;}¤\end{minipage}&quot;" office:value-type="string" office:string-value="\begin{minipage}{.5\textwidth}¤\includegraphics[width=.5\textwidth,frame]{burst/2col/048.png-02_1L.png}¤\end{minipage}¤\begin{minipage}{.5\textwidth}¤\includegraphics[width=.5\textwidth,frame]{burst/2col/048.png-02_2R.png}¤\end{minipage}" calcext:value-type="string">
            <text:p>\begin{minipage}{.5\textwidth}¤\includegraphics[width=.5\textwidth,frame]{burst/2col/048.png-02_1L.png}¤\end{minipage}¤\begin{minipage}{.5\textwidth}¤\includegraphics[width=.5\textwidth,frame]{burst/2col/048.png-02_2R.png}¤\end{minipage}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48.png-02_1L.png</text:p>
          </table:table-cell>
          <table:table-cell office:value-type="string" calcext:value-type="string">
            <text:p>04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048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48.png-04.png} 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048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843]&amp;&quot;}¤\end{minipage}¤\begin{minipage}{.5\textwidth}¤\input{text/&quot;&amp;[.D843]&amp;&quot;}¤\end{minipage}&quot;" office:value-type="string" office:string-value="\begin{minipage}{.5\textwidth}¤\input{text/048l.txt}¤\end{minipage}¤\begin{minipage}{.5\textwidth}¤\input{text/048r.txt}¤\end{minipage}" calcext:value-type="string">
            <text:p>\begin{minipage}{.5\textwidth}¤\input{text/048l.txt}¤\end{minipage}¤\begin{minipage}{.5\textwidth}¤\input{text/048r.txt}¤\end{minipage}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48l.txt</text:p>
          </table:table-cell>
          <table:table-cell office:value-type="string" calcext:value-type="string">
            <text:p>04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6==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04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49.png-02.png} 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04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51]&amp;&quot;}¤\end{minipage}¤\begin{minipage}{.5\textwidth}¤\includegraphics[width=.5\textwidth,frame]{burst/2col/&quot;&amp;[.D851]&amp;&quot;}¤\end{minipage}&quot;" office:value-type="string" office:string-value="\begin{minipage}{.5\textwidth}¤\includegraphics[width=.5\textwidth,frame]{burst/2col/049.png-03_1L.png}¤\end{minipage}¤\begin{minipage}{.5\textwidth}¤\includegraphics[width=.5\textwidth,frame]{burst/2col/049.png-03_2R.png}¤\end{minipage}" calcext:value-type="string">
            <text:p>\begin{minipage}{.5\textwidth}¤\includegraphics[width=.5\textwidth,frame]{burst/2col/049.png-03_1L.png}¤\end{minipage}¤\begin{minipage}{.5\textwidth}¤\includegraphics[width=.5\textwidth,frame]{burst/2col/049.png-03_2R.png}¤\end{minipage}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49.png-03_1L.png</text:p>
          </table:table-cell>
          <table:table-cell office:value-type="string" calcext:value-type="string">
            <text:p>049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853]&amp;&quot;}¤\end{minipage}¤\begin{minipage}{.5\textwidth}¤\input{text/&quot;&amp;[.D853]&amp;&quot;}¤\end{minipage}&quot;" office:value-type="string" office:string-value="\begin{minipage}{.5\textwidth}¤\input{text/049l.txt}¤\end{minipage}¤\begin{minipage}{.5\textwidth}¤\input{text/049r.txt}¤\end{minipage}" calcext:value-type="string">
            <text:p>\begin{minipage}{.5\textwidth}¤\input{text/049l.txt}¤\end{minipage}¤\begin{minipage}{.5\textwidth}¤\input{text/049r.txt}¤\end{minipage}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49l.txt</text:p>
          </table:table-cell>
          <table:table-cell office:value-type="string" calcext:value-type="string">
            <text:p>04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7==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05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59]&amp;&quot;}¤\end{minipage}¤\begin{minipage}{.5\textwidth}¤\includegraphics[width=.5\textwidth,frame]{burst/2col/&quot;&amp;[.D859]&amp;&quot;}¤\end{minipage}&quot;" office:value-type="string" office:string-value="\begin{minipage}{.5\textwidth}¤\includegraphics[width=.5\textwidth,frame]{burst/2col/050.png-02_1L.png}¤\end{minipage}¤\begin{minipage}{.5\textwidth}¤\includegraphics[width=.5\textwidth,frame]{burst/2col/050.png-02_2R.png}¤\end{minipage}" calcext:value-type="string">
            <text:p>\begin{minipage}{.5\textwidth}¤\includegraphics[width=.5\textwidth,frame]{burst/2col/050.png-02_1L.png}¤\end{minipage}¤\begin{minipage}{.5\textwidth}¤\includegraphics[width=.5\textwidth,frame]{burst/2col/050.png-02_2R.png}¤\end{minipage}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50.png-02_1L.png</text:p>
          </table:table-cell>
          <table:table-cell office:value-type="string" calcext:value-type="string">
            <text:p>050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50.png-04.png} 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050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23}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050.png-0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0.png-07.png} 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50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871]&amp;&quot;}¤\end{minipage}¤\begin{minipage}{.5\textwidth}¤\input{text/&quot;&amp;[.D871]&amp;&quot;}¤\end{minipage}&quot;" office:value-type="string" office:string-value="\begin{minipage}{.5\textwidth}¤\input{text/050l.txt}¤\end{minipage}¤\begin{minipage}{.5\textwidth}¤\input{text/050r.txt}¤\end{minipage}" calcext:value-type="string">
            <text:p>\begin{minipage}{.5\textwidth}¤\input{text/050l.txt}¤\end{minipage}¤\begin{minipage}{.5\textwidth}¤\input{text/050r.txt}¤\end{minipage}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50l.txt</text:p>
          </table:table-cell>
          <table:table-cell office:value-type="string" calcext:value-type="string">
            <text:p>05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8==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05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1.png-02.png} 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05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80]&amp;&quot;}¤\end{minipage}¤\begin{minipage}{.5\textwidth}¤\includegraphics[width=.5\textwidth,frame]{burst/2col/&quot;&amp;[.D880]&amp;&quot;}¤\end{minipage}&quot;" office:value-type="string" office:string-value="\begin{minipage}{.5\textwidth}¤\includegraphics[width=.5\textwidth,frame]{burst/2col/051.png-04_1L.png}¤\end{minipage}¤\begin{minipage}{.5\textwidth}¤\includegraphics[width=.5\textwidth,frame]{burst/2col/051.png-04_2R.png}¤\end{minipage}" calcext:value-type="string">
            <text:p>\begin{minipage}{.5\textwidth}¤\includegraphics[width=.5\textwidth,frame]{burst/2col/051.png-04_1L.png}¤\end{minipage}¤\begin{minipage}{.5\textwidth}¤\includegraphics[width=.5\textwidth,frame]{burst/2col/051.png-04_2R.png}¤\end{minipage}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51.png-04_1L.png</text:p>
          </table:table-cell>
          <table:table-cell office:value-type="string" calcext:value-type="string">
            <text:p>051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1.png-05.png} 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051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884]&amp;&quot;}¤\end{minipage}¤\begin{minipage}{.5\textwidth}¤\input{text/&quot;&amp;[.D884]&amp;&quot;}¤\end{minipage}&quot;" office:value-type="string" office:string-value="\begin{minipage}{.5\textwidth}¤\input{text/051l.txt}¤\end{minipage}¤\begin{minipage}{.5\textwidth}¤\input{text/051r.txt}¤\end{minipage}" calcext:value-type="string">
            <text:p>\begin{minipage}{.5\textwidth}¤\input{text/051l.txt}¤\end{minipage}¤\begin{minipage}{.5\textwidth}¤\input{text/051r.txt}¤\end{minipage}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51l.txt</text:p>
          </table:table-cell>
          <table:table-cell office:value-type="string" calcext:value-type="string">
            <text:p>05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49==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05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2.png-02.png} 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05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892]&amp;&quot;}¤\end{minipage}¤\begin{minipage}{.5\textwidth}¤\includegraphics[width=.5\textwidth,frame]{burst/2col/&quot;&amp;[.D892]&amp;&quot;}¤\end{minipage}&quot;" office:value-type="string" office:string-value="\begin{minipage}{.5\textwidth}¤\includegraphics[width=.5\textwidth,frame]{burst/2col/052.png-03_1L.png}¤\end{minipage}¤\begin{minipage}{.5\textwidth}¤\includegraphics[width=.5\textwidth,frame]{burst/2col/052.png-03_2R.png}¤\end{minipage}" calcext:value-type="string">
            <text:p>\begin{minipage}{.5\textwidth}¤\includegraphics[width=.5\textwidth,frame]{burst/2col/052.png-03_1L.png}¤\end{minipage}¤\begin{minipage}{.5\textwidth}¤\includegraphics[width=.5\textwidth,frame]{burst/2col/052.png-03_2R.png}¤\end{minipage}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52.png-03_1L.png</text:p>
          </table:table-cell>
          <table:table-cell office:value-type="string" calcext:value-type="string">
            <text:p>052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052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2.png-05.png} 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052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905]&amp;&quot;}¤\end{minipage}¤\begin{minipage}{.5\textwidth}¤\input{text/&quot;&amp;[.D905]&amp;&quot;}¤\end{minipage}&quot;" office:value-type="string" office:string-value="\begin{minipage}{.5\textwidth}¤\input{text/052l.txt}¤\end{minipage}¤\begin{minipage}{.5\textwidth}¤\input{text/052r.txt}¤\end{minipage}" calcext:value-type="string">
            <text:p>\begin{minipage}{.5\textwidth}¤\input{text/052l.txt}¤\end{minipage}¤\begin{minipage}{.5\textwidth}¤\input{text/052r.txt}¤\end{minipage}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52l.txt</text:p>
          </table:table-cell>
          <table:table-cell office:value-type="string" calcext:value-type="string">
            <text:p>05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0==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5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3.png-02.png} 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5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916]&amp;&quot;}¤\end{minipage}¤\begin{minipage}{.5\textwidth}¤\includegraphics[width=.5\textwidth,frame]{burst/2col/&quot;&amp;[.D916]&amp;&quot;}¤\end{minipage}&quot;" office:value-type="string" office:string-value="\begin{minipage}{.5\textwidth}¤\includegraphics[width=.5\textwidth,frame]{burst/2col/053.png-06_1L.png}¤\end{minipage}¤\begin{minipage}{.5\textwidth}¤\includegraphics[width=.5\textwidth,frame]{burst/2col/053.png-06_2R.png}¤\end{minipage}" calcext:value-type="string">
            <text:p>\begin{minipage}{.5\textwidth}¤\includegraphics[width=.5\textwidth,frame]{burst/2col/053.png-06_1L.png}¤\end{minipage}¤\begin{minipage}{.5\textwidth}¤\includegraphics[width=.5\textwidth,frame]{burst/2col/053.png-06_2R.png}¤\end{minipage}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053.png-06_1L.png</text:p>
          </table:table-cell>
          <table:table-cell office:value-type="string" calcext:value-type="string">
            <text:p>053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918]&amp;&quot;}¤\end{minipage}¤\begin{minipage}{.5\textwidth}¤\input{text/&quot;&amp;[.D918]&amp;&quot;}¤\end{minipage}&quot;" office:value-type="string" office:string-value="\begin{minipage}{.5\textwidth}¤\input{text/053l.txt}¤\end{minipage}¤\begin{minipage}{.5\textwidth}¤\input{text/053r.txt}¤\end{minipage}" calcext:value-type="string">
            <text:p>\begin{minipage}{.5\textwidth}¤\input{text/053l.txt}¤\end{minipage}¤\begin{minipage}{.5\textwidth}¤\input{text/053r.txt}¤\end{minipage}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053l.txt</text:p>
          </table:table-cell>
          <table:table-cell office:value-type="string" calcext:value-type="string">
            <text:p>05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1==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05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24}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5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4.png-03.png} 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05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931]&amp;&quot;}¤\end{minipage}¤\begin{minipage}{.5\textwidth}¤\includegraphics[width=.5\textwidth,frame]{burst/2col/&quot;&amp;[.D931]&amp;&quot;}¤\end{minipage}&quot;" office:value-type="string" office:string-value="\begin{minipage}{.5\textwidth}¤\includegraphics[width=.5\textwidth,frame]{burst/2col/054.png-07_1L.png}¤\end{minipage}¤\begin{minipage}{.5\textwidth}¤\includegraphics[width=.5\textwidth,frame]{burst/2col/054.png-07_2R.png}¤\end{minipage}" calcext:value-type="string">
            <text:p>\begin{minipage}{.5\textwidth}¤\includegraphics[width=.5\textwidth,frame]{burst/2col/054.png-07_1L.png}¤\end{minipage}¤\begin{minipage}{.5\textwidth}¤\includegraphics[width=.5\textwidth,frame]{burst/2col/054.png-07_2R.png}¤\end{minipage}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054.png-07_1L.png</text:p>
          </table:table-cell>
          <table:table-cell office:value-type="string" calcext:value-type="string">
            <text:p>054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933]&amp;&quot;}¤\end{minipage}¤\begin{minipage}{.5\textwidth}¤\input{text/&quot;&amp;[.D933]&amp;&quot;}¤\end{minipage}&quot;" office:value-type="string" office:string-value="\begin{minipage}{.5\textwidth}¤\input{text/054l.txt}¤\end{minipage}¤\begin{minipage}{.5\textwidth}¤\input{text/054r.txt}¤\end{minipage}" calcext:value-type="string">
            <text:p>\begin{minipage}{.5\textwidth}¤\input{text/054l.txt}¤\end{minipage}¤\begin{minipage}{.5\textwidth}¤\input{text/054r.txt}¤\end{minipage}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54l.txt</text:p>
          </table:table-cell>
          <table:table-cell office:value-type="string" calcext:value-type="string">
            <text:p>05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2==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05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39]&amp;&quot;}¤\end{minipage}¤\begin{minipage}{.5\textwidth}¤\includegraphics[width=.5\textwidth,frame]{burst/2col/&quot;&amp;[.D939]&amp;&quot;}¤\end{minipage}&quot;" office:value-type="string" office:string-value="\begin{minipage}{.5\textwidth}¤\includegraphics[width=.5\textwidth,frame]{burst/2col/055.png-02_1L.png}¤\end{minipage}¤\begin{minipage}{.5\textwidth}¤\includegraphics[width=.5\textwidth,frame]{burst/2col/055.png-02_2R.png}¤\end{minipage}" calcext:value-type="string">
            <text:p>\begin{minipage}{.5\textwidth}¤\includegraphics[width=.5\textwidth,frame]{burst/2col/055.png-02_1L.png}¤\end{minipage}¤\begin{minipage}{.5\textwidth}¤\includegraphics[width=.5\textwidth,frame]{burst/2col/055.png-02_2R.png}¤\end{minipage}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055.png-02_1L.png</text:p>
          </table:table-cell>
          <table:table-cell office:value-type="string" calcext:value-type="string">
            <text:p>055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55.png-03.png} 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05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944]&amp;&quot;}¤\end{minipage}¤\begin{minipage}{.5\textwidth}¤\includegraphics[width=.5\textwidth,frame]{burst/2col/&quot;&amp;[.D944]&amp;&quot;}¤\end{minipage}&quot;" office:value-type="string" office:string-value="\begin{minipage}{.5\textwidth}¤\includegraphics[width=.5\textwidth,frame]{burst/2col/055.png-04_1L.png}¤\end{minipage}¤\begin{minipage}{.5\textwidth}¤\includegraphics[width=.5\textwidth,frame]{burst/2col/055.png-04_2R.png}¤\end{minipage}" calcext:value-type="string">
            <text:p>\begin{minipage}{.5\textwidth}¤\includegraphics[width=.5\textwidth,frame]{burst/2col/055.png-04_1L.png}¤\end{minipage}¤\begin{minipage}{.5\textwidth}¤\includegraphics[width=.5\textwidth,frame]{burst/2col/055.png-04_2R.png}¤\end{minipage}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55.png-04_1L.png</text:p>
          </table:table-cell>
          <table:table-cell office:value-type="string" calcext:value-type="string">
            <text:p>055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946]&amp;&quot;}¤\end{minipage}¤\begin{minipage}{.5\textwidth}¤\input{text/&quot;&amp;[.D946]&amp;&quot;}¤\end{minipage}&quot;" office:value-type="string" office:string-value="\begin{minipage}{.5\textwidth}¤\input{text/055l.txt}¤\end{minipage}¤\begin{minipage}{.5\textwidth}¤\input{text/055r.txt}¤\end{minipage}" calcext:value-type="string">
            <text:p>\begin{minipage}{.5\textwidth}¤\input{text/055l.txt}¤\end{minipage}¤\begin{minipage}{.5\textwidth}¤\input{text/055r.txt}¤\end{minipage}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55l.txt</text:p>
          </table:table-cell>
          <table:table-cell office:value-type="string" calcext:value-type="string">
            <text:p>05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3==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05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52]&amp;&quot;}¤\end{minipage}¤\begin{minipage}{.5\textwidth}¤\includegraphics[width=.5\textwidth,frame]{burst/2col/&quot;&amp;[.D952]&amp;&quot;}¤\end{minipage}&quot;" office:value-type="string" office:string-value="\begin{minipage}{.5\textwidth}¤\includegraphics[width=.5\textwidth,frame]{burst/2col/056.png-02_1L.png}¤\end{minipage}¤\begin{minipage}{.5\textwidth}¤\includegraphics[width=.5\textwidth,frame]{burst/2col/056.png-02_2R.png}¤\end{minipage}" calcext:value-type="string">
            <text:p>\begin{minipage}{.5\textwidth}¤\includegraphics[width=.5\textwidth,frame]{burst/2col/056.png-02_1L.png}¤\end{minipage}¤\begin{minipage}{.5\textwidth}¤\includegraphics[width=.5\textwidth,frame]{burst/2col/056.png-02_2R.png}¤\end{minipage}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056.png-02_1L.png</text:p>
          </table:table-cell>
          <table:table-cell office:value-type="string" calcext:value-type="string">
            <text:p>05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56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6.png-04.png} 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056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964]&amp;&quot;}¤\end{minipage}¤\begin{minipage}{.5\textwidth}¤\input{text/&quot;&amp;[.D964]&amp;&quot;}¤\end{minipage}&quot;" office:value-type="string" office:string-value="\begin{minipage}{.5\textwidth}¤\input{text/056l.txt}¤\end{minipage}¤\begin{minipage}{.5\textwidth}¤\input{text/056r.txt}¤\end{minipage}" calcext:value-type="string">
            <text:p>\begin{minipage}{.5\textwidth}¤\input{text/056l.txt}¤\end{minipage}¤\begin{minipage}{.5\textwidth}¤\input{text/056r.txt}¤\end{minipage}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56l.txt</text:p>
          </table:table-cell>
          <table:table-cell office:value-type="string" calcext:value-type="string">
            <text:p>05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54==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05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7.png-02.png} 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5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72]&amp;&quot;}¤\end{minipage}¤\begin{minipage}{.5\textwidth}¤\includegraphics[width=.5\textwidth,frame]{burst/2col/&quot;&amp;[.D972]&amp;&quot;}¤\end{minipage}&quot;" office:value-type="string" office:string-value="\begin{minipage}{.5\textwidth}¤\includegraphics[width=.5\textwidth,frame]{burst/2col/057.png-03_1L.png}¤\end{minipage}¤\begin{minipage}{.5\textwidth}¤\includegraphics[width=.5\textwidth,frame]{burst/2col/057.png-03_2R.png}¤\end{minipage}" calcext:value-type="string">
            <text:p>\begin{minipage}{.5\textwidth}¤\includegraphics[width=.5\textwidth,frame]{burst/2col/057.png-03_1L.png}¤\end{minipage}¤\begin{minipage}{.5\textwidth}¤\includegraphics[width=.5\textwidth,frame]{burst/2col/057.png-03_2R.png}¤\end{minipage}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57.png-03_1L.png</text:p>
          </table:table-cell>
          <table:table-cell office:value-type="string" calcext:value-type="string">
            <text:p>057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5}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57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57.png-06.png} 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057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980]&amp;&quot;}¤\end{minipage}¤\begin{minipage}{.5\textwidth}¤\input{text/&quot;&amp;[.D980]&amp;&quot;}¤\end{minipage}&quot;" office:value-type="string" office:string-value="\begin{minipage}{.5\textwidth}¤\input{text/057l.txt}¤\end{minipage}¤\begin{minipage}{.5\textwidth}¤\input{text/057r.txt}¤\end{minipage}" calcext:value-type="string">
            <text:p>\begin{minipage}{.5\textwidth}¤\input{text/057l.txt}¤\end{minipage}¤\begin{minipage}{.5\textwidth}¤\input{text/057r.txt}¤\end{minipage}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057l.txt</text:p>
          </table:table-cell>
          <table:table-cell office:value-type="string" calcext:value-type="string">
            <text:p>05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55=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05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58.png-02.png} 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05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88]&amp;&quot;}¤\end{minipage}¤\begin{minipage}{.5\textwidth}¤\includegraphics[width=.5\textwidth,frame]{burst/2col/&quot;&amp;[.D988]&amp;&quot;}¤\end{minipage}&quot;" office:value-type="string" office:string-value="\begin{minipage}{.5\textwidth}¤\includegraphics[width=.5\textwidth,frame]{burst/2col/058.png-03_1L.png}¤\end{minipage}¤\begin{minipage}{.5\textwidth}¤\includegraphics[width=.5\textwidth,frame]{burst/2col/058.png-03_2R.png}¤\end{minipage}" calcext:value-type="string">
            <text:p>\begin{minipage}{.5\textwidth}¤\includegraphics[width=.5\textwidth,frame]{burst/2col/058.png-03_1L.png}¤\end{minipage}¤\begin{minipage}{.5\textwidth}¤\includegraphics[width=.5\textwidth,frame]{burst/2col/058.png-03_2R.png}¤\end{minipage}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58.png-03_1L.png</text:p>
          </table:table-cell>
          <table:table-cell office:value-type="string" calcext:value-type="string">
            <text:p>058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990]&amp;&quot;}¤\end{minipage}¤\begin{minipage}{.5\textwidth}¤\input{text/&quot;&amp;[.D990]&amp;&quot;}¤\end{minipage}&quot;" office:value-type="string" office:string-value="\begin{minipage}{.5\textwidth}¤\input{text/058l.txt}¤\end{minipage}¤\begin{minipage}{.5\textwidth}¤\input{text/058r.txt}¤\end{minipage}" calcext:value-type="string">
            <text:p>\begin{minipage}{.5\textwidth}¤\input{text/058l.txt}¤\end{minipage}¤\begin{minipage}{.5\textwidth}¤\input{text/058r.txt}¤\end{minipage}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058l.txt</text:p>
          </table:table-cell>
          <table:table-cell office:value-type="string" calcext:value-type="string">
            <text:p>05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6==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05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997]&amp;&quot;}¤\end{minipage}¤\begin{minipage}{.5\textwidth}¤\includegraphics[width=.5\textwidth,frame]{burst/2col/&quot;&amp;[.D997]&amp;&quot;}¤\end{minipage}&quot;" office:value-type="string" office:string-value="\begin{minipage}{.5\textwidth}¤\includegraphics[width=.5\textwidth,frame]{burst/2col/059.png-02_1L.png}¤\end{minipage}¤\begin{minipage}{.5\textwidth}¤\includegraphics[width=.5\textwidth,frame]{burst/2col/059.png-02_2R.png}¤\end{minipage}" calcext:value-type="string">
            <text:p>\begin{minipage}{.5\textwidth}¤\includegraphics[width=.5\textwidth,frame]{burst/2col/059.png-02_1L.png}¤\end{minipage}¤\begin{minipage}{.5\textwidth}¤\includegraphics[width=.5\textwidth,frame]{burst/2col/059.png-02_2R.png}¤\end{minipage}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059.png-02_1L.png</text:p>
          </table:table-cell>
          <table:table-cell office:value-type="string" calcext:value-type="string">
            <text:p>05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59.png-05.png} 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59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007]&amp;&quot;}¤\end{minipage}¤\begin{minipage}{.5\textwidth}¤\includegraphics[width=.5\textwidth,frame]{burst/2col/&quot;&amp;[.D1007]&amp;&quot;}¤\end{minipage}&quot;" office:value-type="string" office:string-value="\begin{minipage}{.5\textwidth}¤\includegraphics[width=.5\textwidth,frame]{burst/2col/059.png-09_1L.png}¤\end{minipage}¤\begin{minipage}{.5\textwidth}¤\includegraphics[width=.5\textwidth,frame]{burst/2col/059.png-09_2R.png}¤\end{minipage}" calcext:value-type="string">
            <text:p>\begin{minipage}{.5\textwidth}¤\includegraphics[width=.5\textwidth,frame]{burst/2col/059.png-09_1L.png}¤\end{minipage}¤\begin{minipage}{.5\textwidth}¤\includegraphics[width=.5\textwidth,frame]{burst/2col/059.png-09_2R.png}¤\end{minipage}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059.png-09_1L.png</text:p>
          </table:table-cell>
          <table:table-cell office:value-type="string" calcext:value-type="string">
            <text:p>059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010]&amp;&quot;}¤\end{minipage}¤\begin{minipage}{.5\textwidth}¤\input{text/&quot;&amp;[.D1010]&amp;&quot;}¤\end{minipage}&quot;" office:value-type="string" office:string-value="\begin{minipage}{.5\textwidth}¤\input{text/059l.txt}¤\end{minipage}¤\begin{minipage}{.5\textwidth}¤\input{text/059r.txt}¤\end{minipage}" calcext:value-type="string">
            <text:p>\begin{minipage}{.5\textwidth}¤\input{text/059l.txt}¤\end{minipage}¤\begin{minipage}{.5\textwidth}¤\input{text/059r.txt}¤\end{minipage}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059l.txt</text:p>
          </table:table-cell>
          <table:table-cell office:value-type="string" calcext:value-type="string">
            <text:p>05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7==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6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016]&amp;&quot;}¤\end{minipage}¤\begin{minipage}{.5\textwidth}¤\includegraphics[width=.5\textwidth,frame]{burst/2col/&quot;&amp;[.D1016]&amp;&quot;}¤\end{minipage}&quot;" office:value-type="string" office:string-value="\begin{minipage}{.5\textwidth}¤\includegraphics[width=.5\textwidth,frame]{burst/2col/060.png-02_1L.png}¤\end{minipage}¤\begin{minipage}{.5\textwidth}¤\includegraphics[width=.5\textwidth,frame]{burst/2col/060.png-02_2R.png}¤\end{minipage}" calcext:value-type="string">
            <text:p>\begin{minipage}{.5\textwidth}¤\includegraphics[width=.5\textwidth,frame]{burst/2col/060.png-02_1L.png}¤\end{minipage}¤\begin{minipage}{.5\textwidth}¤\includegraphics[width=.5\textwidth,frame]{burst/2col/060.png-02_2R.png}¤\end{minipage}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060.png-02_1L.png</text:p>
          </table:table-cell>
          <table:table-cell office:value-type="string" calcext:value-type="string">
            <text:p>060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ِرامِر}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60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60.png-04.png} 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060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025]&amp;&quot;}¤\end{minipage}¤\begin{minipage}{.5\textwidth}¤\input{text/&quot;&amp;[.D1025]&amp;&quot;}¤\end{minipage}&quot;" office:value-type="string" office:string-value="\begin{minipage}{.5\textwidth}¤\input{text/060l.txt}¤\end{minipage}¤\begin{minipage}{.5\textwidth}¤\input{text/060r.txt}¤\end{minipage}" calcext:value-type="string">
            <text:p>\begin{minipage}{.5\textwidth}¤\input{text/060l.txt}¤\end{minipage}¤\begin{minipage}{.5\textwidth}¤\input{text/060r.txt}¤\end{minipage}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060l.txt</text:p>
          </table:table-cell>
          <table:table-cell office:value-type="string" calcext:value-type="string">
            <text:p>06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58==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6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1.png-02.png} 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06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038]&amp;&quot;}¤\end{minipage}¤\begin{minipage}{.5\textwidth}¤\includegraphics[width=.5\textwidth,frame]{burst/2col/&quot;&amp;[.D1038]&amp;&quot;}¤\end{minipage}&quot;" office:value-type="string" office:string-value="\begin{minipage}{.5\textwidth}¤\includegraphics[width=.5\textwidth,frame]{burst/2col/061.png-08_1L.png}¤\end{minipage}¤\begin{minipage}{.5\textwidth}¤\includegraphics[width=.5\textwidth,frame]{burst/2col/061.png-08_2R.png}¤\end{minipage}" calcext:value-type="string">
            <text:p>\begin{minipage}{.5\textwidth}¤\includegraphics[width=.5\textwidth,frame]{burst/2col/061.png-08_1L.png}¤\end{minipage}¤\begin{minipage}{.5\textwidth}¤\includegraphics[width=.5\textwidth,frame]{burst/2col/061.png-08_2R.png}¤\end{minipage}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061.png-08_1L.png</text:p>
          </table:table-cell>
          <table:table-cell office:value-type="string" calcext:value-type="string">
            <text:p>061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040]&amp;&quot;}¤\end{minipage}¤\begin{minipage}{.5\textwidth}¤\input{text/&quot;&amp;[.D1040]&amp;&quot;}¤\end{minipage}&quot;" office:value-type="string" office:string-value="\begin{minipage}{.5\textwidth}¤\input{text/061l.txt}¤\end{minipage}¤\begin{minipage}{.5\textwidth}¤\input{text/061r.txt}¤\end{minipage}" calcext:value-type="string">
            <text:p>\begin{minipage}{.5\textwidth}¤\input{text/061l.txt}¤\end{minipage}¤\begin{minipage}{.5\textwidth}¤\input{text/061r.txt}¤\end{minipage}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061l.txt</text:p>
          </table:table-cell>
          <table:table-cell office:value-type="string" calcext:value-type="string">
            <text:p>06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59==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06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046]&amp;&quot;}¤\end{minipage}¤\begin{minipage}{.5\textwidth}¤\includegraphics[width=.5\textwidth,frame]{burst/2col/&quot;&amp;[.D1046]&amp;&quot;}¤\end{minipage}&quot;" office:value-type="string" office:string-value="\begin{minipage}{.5\textwidth}¤\includegraphics[width=.5\textwidth,frame]{burst/2col/062.png-02_1L.png}¤\end{minipage}¤\begin{minipage}{.5\textwidth}¤\includegraphics[width=.5\textwidth,frame]{burst/2col/062.png-02_2R.png}¤\end{minipage}" calcext:value-type="string">
            <text:p>\begin{minipage}{.5\textwidth}¤\includegraphics[width=.5\textwidth,frame]{burst/2col/062.png-02_1L.png}¤\end{minipage}¤\begin{minipage}{.5\textwidth}¤\includegraphics[width=.5\textwidth,frame]{burst/2col/062.png-02_2R.png}¤\end{minipage}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62.png-02_1L.png</text:p>
          </table:table-cell>
          <table:table-cell office:value-type="string" calcext:value-type="string">
            <text:p>06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6}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62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2.png-05.png} 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062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053]&amp;&quot;}¤\end{minipage}¤\begin{minipage}{.5\textwidth}¤\input{text/&quot;&amp;[.D1053]&amp;&quot;}¤\end{minipage}&quot;" office:value-type="string" office:string-value="\begin{minipage}{.5\textwidth}¤\input{text/062l.txt}¤\end{minipage}¤\begin{minipage}{.5\textwidth}¤\input{text/062r.txt}¤\end{minipage}" calcext:value-type="string">
            <text:p>\begin{minipage}{.5\textwidth}¤\input{text/062l.txt}¤\end{minipage}¤\begin{minipage}{.5\textwidth}¤\input{text/062r.txt}¤\end{minipage}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062l.txt</text:p>
          </table:table-cell>
          <table:table-cell office:value-type="string" calcext:value-type="string">
            <text:p>06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0==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06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3.png-02.png} 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6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061]&amp;&quot;}¤\end{minipage}¤\begin{minipage}{.5\textwidth}¤\includegraphics[width=.5\textwidth,frame]{burst/2col/&quot;&amp;[.D1061]&amp;&quot;}¤\end{minipage}&quot;" office:value-type="string" office:string-value="\begin{minipage}{.5\textwidth}¤\includegraphics[width=.5\textwidth,frame]{burst/2col/063.png-03_1L.png}¤\end{minipage}¤\begin{minipage}{.5\textwidth}¤\includegraphics[width=.5\textwidth,frame]{burst/2col/063.png-03_2R.png}¤\end{minipage}" calcext:value-type="string">
            <text:p>\begin{minipage}{.5\textwidth}¤\includegraphics[width=.5\textwidth,frame]{burst/2col/063.png-03_1L.png}¤\end{minipage}¤\begin{minipage}{.5\textwidth}¤\includegraphics[width=.5\textwidth,frame]{burst/2col/063.png-03_2R.png}¤\end{minipage}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063.png-03_1L.png</text:p>
          </table:table-cell>
          <table:table-cell office:value-type="string" calcext:value-type="string">
            <text:p>063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3.png-05.png} 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063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066]&amp;&quot;}¤\end{minipage}¤\begin{minipage}{.5\textwidth}¤\input{text/&quot;&amp;[.D1066]&amp;&quot;}¤\end{minipage}&quot;" office:value-type="string" office:string-value="\begin{minipage}{.5\textwidth}¤\input{text/063l.txt}¤\end{minipage}¤\begin{minipage}{.5\textwidth}¤\input{text/063r.txt}¤\end{minipage}" calcext:value-type="string">
            <text:p>\begin{minipage}{.5\textwidth}¤\input{text/063l.txt}¤\end{minipage}¤\begin{minipage}{.5\textwidth}¤\input{text/063r.txt}¤\end{minipage}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063l.txt</text:p>
          </table:table-cell>
          <table:table-cell office:value-type="string" calcext:value-type="string">
            <text:p>06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1==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06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4.png-02.png} 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6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076]&amp;&quot;}¤\end{minipage}¤\begin{minipage}{.5\textwidth}¤\includegraphics[width=.5\textwidth,frame]{burst/2col/&quot;&amp;[.D1076]&amp;&quot;}¤\end{minipage}&quot;" office:value-type="string" office:string-value="\begin{minipage}{.5\textwidth}¤\includegraphics[width=.5\textwidth,frame]{burst/2col/064.png-05_1L.png}¤\end{minipage}¤\begin{minipage}{.5\textwidth}¤\includegraphics[width=.5\textwidth,frame]{burst/2col/064.png-05_2R.png}¤\end{minipage}" calcext:value-type="string">
            <text:p>\begin{minipage}{.5\textwidth}¤\includegraphics[width=.5\textwidth,frame]{burst/2col/064.png-05_1L.png}¤\end{minipage}¤\begin{minipage}{.5\textwidth}¤\includegraphics[width=.5\textwidth,frame]{burst/2col/064.png-05_2R.png}¤\end{minipage}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064.png-05_1L.png</text:p>
          </table:table-cell>
          <table:table-cell office:value-type="string" calcext:value-type="string">
            <text:p>064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 Gr. 19}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64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4.png-09.png} 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64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086]&amp;&quot;}¤\end{minipage}¤\begin{minipage}{.5\textwidth}¤\input{text/&quot;&amp;[.D1086]&amp;&quot;}¤\end{minipage}&quot;" office:value-type="string" office:string-value="\begin{minipage}{.5\textwidth}¤\input{text/064l.txt}¤\end{minipage}¤\begin{minipage}{.5\textwidth}¤\input{text/064r.txt}¤\end{minipage}" calcext:value-type="string">
            <text:p>\begin{minipage}{.5\textwidth}¤\input{text/064l.txt}¤\end{minipage}¤\begin{minipage}{.5\textwidth}¤\input{text/064r.txt}¤\end{minipage}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064l.txt</text:p>
          </table:table-cell>
          <table:table-cell office:value-type="string" calcext:value-type="string">
            <text:p>06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2==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6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65.png-02.png} 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6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101]&amp;&quot;}¤\end{minipage}¤\begin{minipage}{.5\textwidth}¤\includegraphics[width=.5\textwidth,frame]{burst/2col/&quot;&amp;[.D1101]&amp;&quot;}¤\end{minipage}&quot;" office:value-type="string" office:string-value="\begin{minipage}{.5\textwidth}¤\includegraphics[width=.5\textwidth,frame]{burst/2col/065.png-10_1L.png}¤\end{minipage}¤\begin{minipage}{.5\textwidth}¤\includegraphics[width=.5\textwidth,frame]{burst/2col/065.png-10_2R.png}¤\end{minipage}" calcext:value-type="string">
            <text:p>\begin{minipage}{.5\textwidth}¤\includegraphics[width=.5\textwidth,frame]{burst/2col/065.png-10_1L.png}¤\end{minipage}¤\begin{minipage}{.5\textwidth}¤\includegraphics[width=.5\textwidth,frame]{burst/2col/065.png-10_2R.png}¤\end{minipage}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065.png-10_1L.png</text:p>
          </table:table-cell>
          <table:table-cell office:value-type="string" calcext:value-type="string">
            <text:p>065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103]&amp;&quot;}¤\end{minipage}¤\begin{minipage}{.5\textwidth}¤\input{text/&quot;&amp;[.D1103]&amp;&quot;}¤\end{minipage}&quot;" office:value-type="string" office:string-value="\begin{minipage}{.5\textwidth}¤\input{text/065l.txt}¤\end{minipage}¤\begin{minipage}{.5\textwidth}¤\input{text/065r.txt}¤\end{minipage}" calcext:value-type="string">
            <text:p>\begin{minipage}{.5\textwidth}¤\input{text/065l.txt}¤\end{minipage}¤\begin{minipage}{.5\textwidth}¤\input{text/065r.txt}¤\end{minipage}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065l.txt</text:p>
          </table:table-cell>
          <table:table-cell office:value-type="string" calcext:value-type="string">
            <text:p>06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63==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6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27}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066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6.png-03.png} 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06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127]&amp;&quot;}¤\end{minipage}¤\begin{minipage}{.5\textwidth}¤\input{text/&quot;&amp;[.D1127]&amp;&quot;}¤\end{minipage}&quot;" office:value-type="string" office:string-value="\begin{minipage}{.5\textwidth}¤\input{text/066l.txt}¤\end{minipage}¤\begin{minipage}{.5\textwidth}¤\input{text/066r.txt}¤\end{minipage}" calcext:value-type="string">
            <text:p>\begin{minipage}{.5\textwidth}¤\input{text/066l.txt}¤\end{minipage}¤\begin{minipage}{.5\textwidth}¤\input{text/066r.txt}¤\end{minipage}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066l.txt</text:p>
          </table:table-cell>
          <table:table-cell office:value-type="string" calcext:value-type="string">
            <text:p>06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67.png-01.png} 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06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140]&amp;&quot;}¤\end{minipage}¤\begin{minipage}{.5\textwidth}¤\includegraphics[width=.5\textwidth,frame]{burst/2col/&quot;&amp;[.D1140]&amp;&quot;}¤\end{minipage}&quot;" office:value-type="string" office:string-value="\begin{minipage}{.5\textwidth}¤\includegraphics[width=.5\textwidth,frame]{burst/2col/067.png-09_1L.png}¤\end{minipage}¤\begin{minipage}{.5\textwidth}¤\includegraphics[width=.5\textwidth,frame]{burst/2col/067.png-09_2R.png}¤\end{minipage}" calcext:value-type="string">
            <text:p>\begin{minipage}{.5\textwidth}¤\includegraphics[width=.5\textwidth,frame]{burst/2col/067.png-09_1L.png}¤\end{minipage}¤\begin{minipage}{.5\textwidth}¤\includegraphics[width=.5\textwidth,frame]{burst/2col/067.png-09_2R.png}¤\end{minipage}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67.png-09_1L.png</text:p>
          </table:table-cell>
          <table:table-cell office:value-type="string" calcext:value-type="string">
            <text:p>067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142]&amp;&quot;}¤\end{minipage}¤\begin{minipage}{.5\textwidth}¤\input{text/&quot;&amp;[.D1142]&amp;&quot;}¤\end{minipage}&quot;" office:value-type="string" office:string-value="\begin{minipage}{.5\textwidth}¤\input{text/067l.txt}¤\end{minipage}¤\begin{minipage}{.5\textwidth}¤\input{text/067r.txt}¤\end{minipage}" calcext:value-type="string">
            <text:p>\begin{minipage}{.5\textwidth}¤\input{text/067l.txt}¤\end{minipage}¤\begin{minipage}{.5\textwidth}¤\input{text/067r.txt}¤\end{minipage}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67l.txt</text:p>
          </table:table-cell>
          <table:table-cell office:value-type="string" calcext:value-type="string">
            <text:p>06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5==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6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148]&amp;&quot;}¤\end{minipage}¤\begin{minipage}{.5\textwidth}¤\includegraphics[width=.5\textwidth,frame]{burst/2col/&quot;&amp;[.D1148]&amp;&quot;}¤\end{minipage}&quot;" office:value-type="string" office:string-value="\begin{minipage}{.5\textwidth}¤\includegraphics[width=.5\textwidth,frame]{burst/2col/068.png-02_1L.png}¤\end{minipage}¤\begin{minipage}{.5\textwidth}¤\includegraphics[width=.5\textwidth,frame]{burst/2col/068.png-02_2R.png}¤\end{minipage}" calcext:value-type="string">
            <text:p>\begin{minipage}{.5\textwidth}¤\includegraphics[width=.5\textwidth,frame]{burst/2col/068.png-02_1L.png}¤\end{minipage}¤\begin{minipage}{.5\textwidth}¤\includegraphics[width=.5\textwidth,frame]{burst/2col/068.png-02_2R.png}¤\end{minipage}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68.png-02_1L.png</text:p>
          </table:table-cell>
          <table:table-cell office:value-type="string" calcext:value-type="string">
            <text:p>06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68.png-03.png}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6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162]&amp;&quot;}¤\end{minipage}¤\begin{minipage}{.5\textwidth}¤\input{text/&quot;&amp;[.D1162]&amp;&quot;}¤\end{minipage}&quot;" office:value-type="string" office:string-value="\begin{minipage}{.5\textwidth}¤\input{text/068l.txt}¤\end{minipage}¤\begin{minipage}{.5\textwidth}¤\input{text/068r.txt}¤\end{minipage}" calcext:value-type="string">
            <text:p>\begin{minipage}{.5\textwidth}¤\input{text/068l.txt}¤\end{minipage}¤\begin{minipage}{.5\textwidth}¤\input{text/068r.txt}¤\end{minipage}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068l.txt</text:p>
          </table:table-cell>
          <table:table-cell office:value-type="string" calcext:value-type="string">
            <text:p>06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6==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06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28}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06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69.png-03.png} 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06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177]&amp;&quot;}¤\end{minipage}¤\begin{minipage}{.5\textwidth}¤\includegraphics[width=.5\textwidth,frame]{burst/2col/&quot;&amp;[.D1177]&amp;&quot;}¤\end{minipage}&quot;" office:value-type="string" office:string-value="\begin{minipage}{.5\textwidth}¤\includegraphics[width=.5\textwidth,frame]{burst/2col/069.png-09_1L.png}¤\end{minipage}¤\begin{minipage}{.5\textwidth}¤\includegraphics[width=.5\textwidth,frame]{burst/2col/069.png-09_2R.png}¤\end{minipage}" calcext:value-type="string">
            <text:p>\begin{minipage}{.5\textwidth}¤\includegraphics[width=.5\textwidth,frame]{burst/2col/069.png-09_1L.png}¤\end{minipage}¤\begin{minipage}{.5\textwidth}¤\includegraphics[width=.5\textwidth,frame]{burst/2col/069.png-09_2R.png}¤\end{minipage}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069.png-09_1L.png</text:p>
          </table:table-cell>
          <table:table-cell office:value-type="string" calcext:value-type="string">
            <text:p>069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69.png-10.png} 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069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183]&amp;&quot;}¤\end{minipage}¤\begin{minipage}{.5\textwidth}¤\input{text/&quot;&amp;[.D1183]&amp;&quot;}¤\end{minipage}&quot;" office:value-type="string" office:string-value="\begin{minipage}{.5\textwidth}¤\input{text/069l.txt}¤\end{minipage}¤\begin{minipage}{.5\textwidth}¤\input{text/069r.txt}¤\end{minipage}" calcext:value-type="string">
            <text:p>\begin{minipage}{.5\textwidth}¤\input{text/069l.txt}¤\end{minipage}¤\begin{minipage}{.5\textwidth}¤\input{text/069r.txt}¤\end{minipage}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069l.txt</text:p>
          </table:table-cell>
          <table:table-cell office:value-type="string" calcext:value-type="string">
            <text:p>06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67==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07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0.png-02.png} 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07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201]&amp;&quot;}¤\end{minipage}¤\begin{minipage}{.5\textwidth}¤\includegraphics[width=.5\textwidth,frame]{burst/2col/&quot;&amp;[.D1201]&amp;&quot;}¤\end{minipage}&quot;" office:value-type="string" office:string-value="\begin{minipage}{.5\textwidth}¤\includegraphics[width=.5\textwidth,frame]{burst/2col/070.png-13_1L.png}¤\end{minipage}¤\begin{minipage}{.5\textwidth}¤\includegraphics[width=.5\textwidth,frame]{burst/2col/070.png-13_2R.png}¤\end{minipage}" calcext:value-type="string">
            <text:p>\begin{minipage}{.5\textwidth}¤\includegraphics[width=.5\textwidth,frame]{burst/2col/070.png-13_1L.png}¤\end{minipage}¤\begin{minipage}{.5\textwidth}¤\includegraphics[width=.5\textwidth,frame]{burst/2col/070.png-13_2R.png}¤\end{minipage}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070.png-13_1L.png</text:p>
          </table:table-cell>
          <table:table-cell office:value-type="string" calcext:value-type="string">
            <text:p>070.png-1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203]&amp;&quot;}¤\end{minipage}¤\begin{minipage}{.5\textwidth}¤\input{text/&quot;&amp;[.D1203]&amp;&quot;}¤\end{minipage}&quot;" office:value-type="string" office:string-value="\begin{minipage}{.5\textwidth}¤\input{text/070l.txt}¤\end{minipage}¤\begin{minipage}{.5\textwidth}¤\input{text/070r.txt}¤\end{minipage}" calcext:value-type="string">
            <text:p>\begin{minipage}{.5\textwidth}¤\input{text/070l.txt}¤\end{minipage}¤\begin{minipage}{.5\textwidth}¤\input{text/070r.txt}¤\end{minipage}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70l.txt</text:p>
          </table:table-cell>
          <table:table-cell office:value-type="string" calcext:value-type="string">
            <text:p>07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68==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07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29}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071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1.png-03.png} 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07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215]&amp;&quot;}¤\end{minipage}¤\begin{minipage}{.5\textwidth}¤\input{text/&quot;&amp;[.D1215]&amp;&quot;}¤\end{minipage}&quot;" office:value-type="string" office:string-value="\begin{minipage}{.5\textwidth}¤\input{text/071l.txt}¤\end{minipage}¤\begin{minipage}{.5\textwidth}¤\input{text/071r.txt}¤\end{minipage}" calcext:value-type="string">
            <text:p>\begin{minipage}{.5\textwidth}¤\input{text/071l.txt}¤\end{minipage}¤\begin{minipage}{.5\textwidth}¤\input{text/071r.txt}¤\end{minipage}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071l.txt</text:p>
          </table:table-cell>
          <table:table-cell office:value-type="string" calcext:value-type="string">
            <text:p>07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69==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07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2.png-02.png} 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07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228]&amp;&quot;}¤\end{minipage}¤\begin{minipage}{.5\textwidth}¤\includegraphics[width=.5\textwidth,frame]{burst/2col/&quot;&amp;[.D1228]&amp;&quot;}¤\end{minipage}&quot;" office:value-type="string" office:string-value="\begin{minipage}{.5\textwidth}¤\includegraphics[width=.5\textwidth,frame]{burst/2col/072.png-08_1L.png}¤\end{minipage}¤\begin{minipage}{.5\textwidth}¤\includegraphics[width=.5\textwidth,frame]{burst/2col/072.png-08_2R.png}¤\end{minipage}" calcext:value-type="string">
            <text:p>\begin{minipage}{.5\textwidth}¤\includegraphics[width=.5\textwidth,frame]{burst/2col/072.png-08_1L.png}¤\end{minipage}¤\begin{minipage}{.5\textwidth}¤\includegraphics[width=.5\textwidth,frame]{burst/2col/072.png-08_2R.png}¤\end{minipage}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072.png-08_1L.png</text:p>
          </table:table-cell>
          <table:table-cell office:value-type="string" calcext:value-type="string">
            <text:p>072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230]&amp;&quot;}¤\end{minipage}¤\begin{minipage}{.5\textwidth}¤\input{text/&quot;&amp;[.D1230]&amp;&quot;}¤\end{minipage}&quot;" office:value-type="string" office:string-value="\begin{minipage}{.5\textwidth}¤\input{text/072l.txt}¤\end{minipage}¤\begin{minipage}{.5\textwidth}¤\input{text/072r.txt}¤\end{minipage}" calcext:value-type="string">
            <text:p>\begin{minipage}{.5\textwidth}¤\input{text/072l.txt}¤\end{minipage}¤\begin{minipage}{.5\textwidth}¤\input{text/072r.txt}¤\end{minipage}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72l.txt</text:p>
          </table:table-cell>
          <table:table-cell office:value-type="string" calcext:value-type="string">
            <text:p>07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70==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7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3.png-02.png} 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07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244]&amp;&quot;}¤\end{minipage}¤\begin{minipage}{.5\textwidth}¤\includegraphics[width=.5\textwidth,frame]{burst/2col/&quot;&amp;[.D1244]&amp;&quot;}¤\end{minipage}&quot;" office:value-type="string" office:string-value="\begin{minipage}{.5\textwidth}¤\includegraphics[width=.5\textwidth,frame]{burst/2col/073.png-09_1L.png}¤\end{minipage}¤\begin{minipage}{.5\textwidth}¤\includegraphics[width=.5\textwidth,frame]{burst/2col/073.png-09_2R.png}¤\end{minipage}" calcext:value-type="string">
            <text:p>\begin{minipage}{.5\textwidth}¤\includegraphics[width=.5\textwidth,frame]{burst/2col/073.png-09_1L.png}¤\end{minipage}¤\begin{minipage}{.5\textwidth}¤\includegraphics[width=.5\textwidth,frame]{burst/2col/073.png-09_2R.png}¤\end{minipage}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73.png-09_1L.png</text:p>
          </table:table-cell>
          <table:table-cell office:value-type="string" calcext:value-type="string">
            <text:p>073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247]&amp;&quot;}¤\end{minipage}¤\begin{minipage}{.5\textwidth}¤\input{text/&quot;&amp;[.D1247]&amp;&quot;}¤\end{minipage}&quot;" office:value-type="string" office:string-value="\begin{minipage}{.5\textwidth}¤\input{text/073l.txt}¤\end{minipage}¤\begin{minipage}{.5\textwidth}¤\input{text/073r.txt}¤\end{minipage}" calcext:value-type="string">
            <text:p>\begin{minipage}{.5\textwidth}¤\input{text/073l.txt}¤\end{minipage}¤\begin{minipage}{.5\textwidth}¤\input{text/073r.txt}¤\end{minipage}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73l.txt</text:p>
          </table:table-cell>
          <table:table-cell office:value-type="string" calcext:value-type="string">
            <text:p>07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1==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07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07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74.png-03.png} 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7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258]&amp;&quot;}¤\end{minipage}¤\begin{minipage}{.5\textwidth}¤\includegraphics[width=.5\textwidth,frame]{burst/2col/&quot;&amp;[.D1258]&amp;&quot;}¤\end{minipage}&quot;" office:value-type="string" office:string-value="\begin{minipage}{.5\textwidth}¤\includegraphics[width=.5\textwidth,frame]{burst/2col/074.png-05_1L.png}¤\end{minipage}¤\begin{minipage}{.5\textwidth}¤\includegraphics[width=.5\textwidth,frame]{burst/2col/074.png-05_2R.png}¤\end{minipage}" calcext:value-type="string">
            <text:p>\begin{minipage}{.5\textwidth}¤\includegraphics[width=.5\textwidth,frame]{burst/2col/074.png-05_1L.png}¤\end{minipage}¤\begin{minipage}{.5\textwidth}¤\includegraphics[width=.5\textwidth,frame]{burst/2col/074.png-05_2R.png}¤\end{minipage}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74.png-05_1L.png</text:p>
          </table:table-cell>
          <table:table-cell office:value-type="string" calcext:value-type="string">
            <text:p>074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260]&amp;&quot;}¤\end{minipage}¤\begin{minipage}{.5\textwidth}¤\input{text/&quot;&amp;[.D1260]&amp;&quot;}¤\end{minipage}&quot;" office:value-type="string" office:string-value="\begin{minipage}{.5\textwidth}¤\input{text/074l.txt}¤\end{minipage}¤\begin{minipage}{.5\textwidth}¤\input{text/074r.txt}¤\end{minipage}" calcext:value-type="string">
            <text:p>\begin{minipage}{.5\textwidth}¤\input{text/074l.txt}¤\end{minipage}¤\begin{minipage}{.5\textwidth}¤\input{text/074r.txt}¤\end{minipage}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74l.txt</text:p>
          </table:table-cell>
          <table:table-cell office:value-type="string" calcext:value-type="string">
            <text:p>07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2==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07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075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75.png-03.png} 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07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272]&amp;&quot;}¤\end{minipage}¤\begin{minipage}{.5\textwidth}¤\includegraphics[width=.5\textwidth,frame]{burst/2col/&quot;&amp;[.D1272]&amp;&quot;}¤\end{minipage}&quot;" office:value-type="string" office:string-value="\begin{minipage}{.5\textwidth}¤\includegraphics[width=.5\textwidth,frame]{burst/2col/075.png-06_1L.png}¤\end{minipage}¤\begin{minipage}{.5\textwidth}¤\includegraphics[width=.5\textwidth,frame]{burst/2col/075.png-06_2R.png}¤\end{minipage}" calcext:value-type="string">
            <text:p>\begin{minipage}{.5\textwidth}¤\includegraphics[width=.5\textwidth,frame]{burst/2col/075.png-06_1L.png}¤\end{minipage}¤\begin{minipage}{.5\textwidth}¤\includegraphics[width=.5\textwidth,frame]{burst/2col/075.png-06_2R.png}¤\end{minipage}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075.png-06_1L.png</text:p>
          </table:table-cell>
          <table:table-cell office:value-type="string" calcext:value-type="string">
            <text:p>075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275]&amp;&quot;}¤\end{minipage}¤\begin{minipage}{.5\textwidth}¤\input{text/&quot;&amp;[.D1275]&amp;&quot;}¤\end{minipage}&quot;" office:value-type="string" office:string-value="\begin{minipage}{.5\textwidth}¤\input{text/075l.txt}¤\end{minipage}¤\begin{minipage}{.5\textwidth}¤\input{text/075r.txt}¤\end{minipage}" calcext:value-type="string">
            <text:p>\begin{minipage}{.5\textwidth}¤\input{text/075l.txt}¤\end{minipage}¤\begin{minipage}{.5\textwidth}¤\input{text/075r.txt}¤\end{minipage}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075l.txt</text:p>
          </table:table-cell>
          <table:table-cell office:value-type="string" calcext:value-type="string">
            <text:p>07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3==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07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30}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076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76.png-03.png} 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07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297]&amp;&quot;}¤\end{minipage}¤\begin{minipage}{.5\textwidth}¤\input{text/&quot;&amp;[.D1297]&amp;&quot;}¤\end{minipage}&quot;" office:value-type="string" office:string-value="\begin{minipage}{.5\textwidth}¤\input{text/076l.txt}¤\end{minipage}¤\begin{minipage}{.5\textwidth}¤\input{text/076r.txt}¤\end{minipage}" calcext:value-type="string">
            <text:p>\begin{minipage}{.5\textwidth}¤\input{text/076l.txt}¤\end{minipage}¤\begin{minipage}{.5\textwidth}¤\input{text/076r.txt}¤\end{minipage}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076l.txt</text:p>
          </table:table-cell>
          <table:table-cell office:value-type="string" calcext:value-type="string">
            <text:p>07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4==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7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7.png-02.png}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07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306]&amp;&quot;}¤\end{minipage}¤\begin{minipage}{.5\textwidth}¤\includegraphics[width=.5\textwidth,frame]{burst/2col/&quot;&amp;[.D1306]&amp;&quot;}¤\end{minipage}&quot;" office:value-type="string" office:string-value="\begin{minipage}{.5\textwidth}¤\includegraphics[width=.5\textwidth,frame]{burst/2col/077.png-04_1L.png}¤\end{minipage}¤\begin{minipage}{.5\textwidth}¤\includegraphics[width=.5\textwidth,frame]{burst/2col/077.png-04_2R.png}¤\end{minipage}" calcext:value-type="string">
            <text:p>\begin{minipage}{.5\textwidth}¤\includegraphics[width=.5\textwidth,frame]{burst/2col/077.png-04_1L.png}¤\end{minipage}¤\begin{minipage}{.5\textwidth}¤\includegraphics[width=.5\textwidth,frame]{burst/2col/077.png-04_2R.png}¤\end{minipage}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077.png-04_1L.png</text:p>
          </table:table-cell>
          <table:table-cell office:value-type="string" calcext:value-type="string">
            <text:p>077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77.png-06.png} 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077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313]&amp;&quot;}¤\end{minipage}¤\begin{minipage}{.5\textwidth}¤\input{text/&quot;&amp;[.D1313]&amp;&quot;}¤\end{minipage}&quot;" office:value-type="string" office:string-value="\begin{minipage}{.5\textwidth}¤\input{text/077l.txt}¤\end{minipage}¤\begin{minipage}{.5\textwidth}¤\input{text/077r.txt}¤\end{minipage}" calcext:value-type="string">
            <text:p>\begin{minipage}{.5\textwidth}¤\input{text/077l.txt}¤\end{minipage}¤\begin{minipage}{.5\textwidth}¤\input{text/077r.txt}¤\end{minipage}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077l.txt</text:p>
          </table:table-cell>
          <table:table-cell office:value-type="string" calcext:value-type="string">
            <text:p>07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75==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07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8.png-02.png} 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07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323]&amp;&quot;}¤\end{minipage}¤\begin{minipage}{.5\textwidth}¤\includegraphics[width=.5\textwidth,frame]{burst/2col/&quot;&amp;[.D1323]&amp;&quot;}¤\end{minipage}&quot;" office:value-type="string" office:string-value="\begin{minipage}{.5\textwidth}¤\includegraphics[width=.5\textwidth,frame]{burst/2col/078.png-05_1L.png}¤\end{minipage}¤\begin{minipage}{.5\textwidth}¤\includegraphics[width=.5\textwidth,frame]{burst/2col/078.png-05_2R.png}¤\end{minipage}" calcext:value-type="string">
            <text:p>\begin{minipage}{.5\textwidth}¤\includegraphics[width=.5\textwidth,frame]{burst/2col/078.png-05_1L.png}¤\end{minipage}¤\begin{minipage}{.5\textwidth}¤\includegraphics[width=.5\textwidth,frame]{burst/2col/078.png-05_2R.png}¤\end{minipage}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078.png-05_1L.png</text:p>
          </table:table-cell>
          <table:table-cell office:value-type="string" calcext:value-type="string">
            <text:p>078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078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8.png-07.png}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078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330]&amp;&quot;}¤\end{minipage}¤\begin{minipage}{.5\textwidth}¤\includegraphics[width=.5\textwidth,frame]{burst/2col/&quot;&amp;[.D1330]&amp;&quot;}¤\end{minipage}&quot;" office:value-type="string" office:string-value="\begin{minipage}{.5\textwidth}¤\includegraphics[width=.5\textwidth,frame]{burst/2col/078.png-08_1L.png}¤\end{minipage}¤\begin{minipage}{.5\textwidth}¤\includegraphics[width=.5\textwidth,frame]{burst/2col/078.png-08_2R.png}¤\end{minipage}" calcext:value-type="string">
            <text:p>\begin{minipage}{.5\textwidth}¤\includegraphics[width=.5\textwidth,frame]{burst/2col/078.png-08_1L.png}¤\end{minipage}¤\begin{minipage}{.5\textwidth}¤\includegraphics[width=.5\textwidth,frame]{burst/2col/078.png-08_2R.png}¤\end{minipage}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078.png-08_1L.png</text:p>
          </table:table-cell>
          <table:table-cell office:value-type="string" calcext:value-type="string">
            <text:p>078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332]&amp;&quot;}¤\end{minipage}¤\begin{minipage}{.5\textwidth}¤\input{text/&quot;&amp;[.D1332]&amp;&quot;}¤\end{minipage}&quot;" office:value-type="string" office:string-value="\begin{minipage}{.5\textwidth}¤\input{text/078l.txt}¤\end{minipage}¤\begin{minipage}{.5\textwidth}¤\input{text/078r.txt}¤\end{minipage}" calcext:value-type="string">
            <text:p>\begin{minipage}{.5\textwidth}¤\input{text/078l.txt}¤\end{minipage}¤\begin{minipage}{.5\textwidth}¤\input{text/078r.txt}¤\end{minipage}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078l.txt</text:p>
          </table:table-cell>
          <table:table-cell office:value-type="string" calcext:value-type="string">
            <text:p>07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76==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07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1}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7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79.png-03.png}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7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344]&amp;&quot;}¤\end{minipage}¤\begin{minipage}{.5\textwidth}¤\input{text/&quot;&amp;[.D1344]&amp;&quot;}¤\end{minipage}&quot;" office:value-type="string" office:string-value="\begin{minipage}{.5\textwidth}¤\input{text/079l.txt}¤\end{minipage}¤\begin{minipage}{.5\textwidth}¤\input{text/079r.txt}¤\end{minipage}" calcext:value-type="string">
            <text:p>\begin{minipage}{.5\textwidth}¤\input{text/079l.txt}¤\end{minipage}¤\begin{minipage}{.5\textwidth}¤\input{text/079r.txt}¤\end{minipage}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079l.txt</text:p>
          </table:table-cell>
          <table:table-cell office:value-type="string" calcext:value-type="string">
            <text:p>07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77==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8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0.png-02.png}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08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356]&amp;&quot;}¤\end{minipage}¤\begin{minipage}{.5\textwidth}¤\includegraphics[width=.5\textwidth,frame]{burst/2col/&quot;&amp;[.D1356]&amp;&quot;}¤\end{minipage}&quot;" office:value-type="string" office:string-value="\begin{minipage}{.5\textwidth}¤\includegraphics[width=.5\textwidth,frame]{burst/2col/080.png-07_1L.png}¤\end{minipage}¤\begin{minipage}{.5\textwidth}¤\includegraphics[width=.5\textwidth,frame]{burst/2col/080.png-07_2R.png}¤\end{minipage}" calcext:value-type="string">
            <text:p>\begin{minipage}{.5\textwidth}¤\includegraphics[width=.5\textwidth,frame]{burst/2col/080.png-07_1L.png}¤\end{minipage}¤\begin{minipage}{.5\textwidth}¤\includegraphics[width=.5\textwidth,frame]{burst/2col/080.png-07_2R.png}¤\end{minipage}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80.png-07_1L.png</text:p>
          </table:table-cell>
          <table:table-cell office:value-type="string" calcext:value-type="string">
            <text:p>080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0.png-10.png}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80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365]&amp;&quot;}¤\end{minipage}¤\begin{minipage}{.5\textwidth}¤\input{text/&quot;&amp;[.D1365]&amp;&quot;}¤\end{minipage}&quot;" office:value-type="string" office:string-value="\begin{minipage}{.5\textwidth}¤\input{text/080l.txt}¤\end{minipage}¤\begin{minipage}{.5\textwidth}¤\input{text/080r.txt}¤\end{minipage}" calcext:value-type="string">
            <text:p>\begin{minipage}{.5\textwidth}¤\input{text/080l.txt}¤\end{minipage}¤\begin{minipage}{.5\textwidth}¤\input{text/080r.txt}¤\end{minipage}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80l.txt</text:p>
          </table:table-cell>
          <table:table-cell office:value-type="string" calcext:value-type="string">
            <text:p>08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78==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8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1.png-02.png}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8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377]&amp;&quot;}¤\end{minipage}¤\begin{minipage}{.5\textwidth}¤\includegraphics[width=.5\textwidth,frame]{burst/2col/&quot;&amp;[.D1377]&amp;&quot;}¤\end{minipage}&quot;" office:value-type="string" office:string-value="\begin{minipage}{.5\textwidth}¤\includegraphics[width=.5\textwidth,frame]{burst/2col/081.png-07_1L.png}¤\end{minipage}¤\begin{minipage}{.5\textwidth}¤\includegraphics[width=.5\textwidth,frame]{burst/2col/081.png-07_2R.png}¤\end{minipage}" calcext:value-type="string">
            <text:p>\begin{minipage}{.5\textwidth}¤\includegraphics[width=.5\textwidth,frame]{burst/2col/081.png-07_1L.png}¤\end{minipage}¤\begin{minipage}{.5\textwidth}¤\includegraphics[width=.5\textwidth,frame]{burst/2col/081.png-07_2R.png}¤\end{minipage}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81.png-07_1L.png</text:p>
          </table:table-cell>
          <table:table-cell office:value-type="string" calcext:value-type="string">
            <text:p>081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1.png-08.png}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81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81.png-09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1.png-10.png}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81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386]&amp;&quot;}¤\end{minipage}¤\begin{minipage}{.5\textwidth}¤\includegraphics[width=.5\textwidth,frame]{burst/2col/&quot;&amp;[.D1386]&amp;&quot;}¤\end{minipage}&quot;" office:value-type="string" office:string-value="\begin{minipage}{.5\textwidth}¤\includegraphics[width=.5\textwidth,frame]{burst/2col/081.png-11_1L.png}¤\end{minipage}¤\begin{minipage}{.5\textwidth}¤\includegraphics[width=.5\textwidth,frame]{burst/2col/081.png-11_2R.png}¤\end{minipage}" calcext:value-type="string">
            <text:p>\begin{minipage}{.5\textwidth}¤\includegraphics[width=.5\textwidth,frame]{burst/2col/081.png-11_1L.png}¤\end{minipage}¤\begin{minipage}{.5\textwidth}¤\includegraphics[width=.5\textwidth,frame]{burst/2col/081.png-11_2R.png}¤\end{minipage}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81.png-11_1L.png</text:p>
          </table:table-cell>
          <table:table-cell office:value-type="string" calcext:value-type="string">
            <text:p>081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388]&amp;&quot;}¤\end{minipage}¤\begin{minipage}{.5\textwidth}¤\input{text/&quot;&amp;[.D1388]&amp;&quot;}¤\end{minipage}&quot;" office:value-type="string" office:string-value="\begin{minipage}{.5\textwidth}¤\input{text/081l.txt}¤\end{minipage}¤\begin{minipage}{.5\textwidth}¤\input{text/081r.txt}¤\end{minipage}" calcext:value-type="string">
            <text:p>\begin{minipage}{.5\textwidth}¤\input{text/081l.txt}¤\end{minipage}¤\begin{minipage}{.5\textwidth}¤\input{text/081r.txt}¤\end{minipage}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81l.txt</text:p>
          </table:table-cell>
          <table:table-cell office:value-type="string" calcext:value-type="string">
            <text:p>08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79==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8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394]&amp;&quot;}¤\end{minipage}¤\begin{minipage}{.5\textwidth}¤\includegraphics[width=.5\textwidth,frame]{burst/2col/&quot;&amp;[.D1394]&amp;&quot;}¤\end{minipage}&quot;" office:value-type="string" office:string-value="\begin{minipage}{.5\textwidth}¤\includegraphics[width=.5\textwidth,frame]{burst/2col/082.png-02_1L.png}¤\end{minipage}¤\begin{minipage}{.5\textwidth}¤\includegraphics[width=.5\textwidth,frame]{burst/2col/082.png-02_2R.png}¤\end{minipage}" calcext:value-type="string">
            <text:p>\begin{minipage}{.5\textwidth}¤\includegraphics[width=.5\textwidth,frame]{burst/2col/082.png-02_1L.png}¤\end{minipage}¤\begin{minipage}{.5\textwidth}¤\includegraphics[width=.5\textwidth,frame]{burst/2col/082.png-02_2R.png}¤\end{minipage}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82.png-02_1L.png</text:p>
          </table:table-cell>
          <table:table-cell office:value-type="string" calcext:value-type="string">
            <text:p>08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32}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82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2.png-04.png}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82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404]&amp;&quot;}¤\end{minipage}¤\begin{minipage}{.5\textwidth}¤\input{text/&quot;&amp;[.D1404]&amp;&quot;}¤\end{minipage}&quot;" office:value-type="string" office:string-value="\begin{minipage}{.5\textwidth}¤\input{text/082l.txt}¤\end{minipage}¤\begin{minipage}{.5\textwidth}¤\input{text/082r.txt}¤\end{minipage}" calcext:value-type="string">
            <text:p>\begin{minipage}{.5\textwidth}¤\input{text/082l.txt}¤\end{minipage}¤\begin{minipage}{.5\textwidth}¤\input{text/082r.txt}¤\end{minipage}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2l.txt</text:p>
          </table:table-cell>
          <table:table-cell office:value-type="string" calcext:value-type="string">
            <text:p>08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0==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08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3.png-02.png} 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08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412]&amp;&quot;}¤\end{minipage}¤\begin{minipage}{.5\textwidth}¤\includegraphics[width=.5\textwidth,frame]{burst/2col/&quot;&amp;[.D1412]&amp;&quot;}¤\end{minipage}&quot;" office:value-type="string" office:string-value="\begin{minipage}{.5\textwidth}¤\includegraphics[width=.5\textwidth,frame]{burst/2col/083.png-03_1L.png}¤\end{minipage}¤\begin{minipage}{.5\textwidth}¤\includegraphics[width=.5\textwidth,frame]{burst/2col/083.png-03_2R.png}¤\end{minipage}" calcext:value-type="string">
            <text:p>\begin{minipage}{.5\textwidth}¤\includegraphics[width=.5\textwidth,frame]{burst/2col/083.png-03_1L.png}¤\end{minipage}¤\begin{minipage}{.5\textwidth}¤\includegraphics[width=.5\textwidth,frame]{burst/2col/083.png-03_2R.png}¤\end{minipage}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83.png-03_1L.png</text:p>
          </table:table-cell>
          <table:table-cell office:value-type="string" calcext:value-type="string">
            <text:p>083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3.png-04.png} 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083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417]&amp;&quot;}¤\end{minipage}¤\begin{minipage}{.5\textwidth}¤\input{text/&quot;&amp;[.D1417]&amp;&quot;}¤\end{minipage}&quot;" office:value-type="string" office:string-value="\begin{minipage}{.5\textwidth}¤\input{text/083l.txt}¤\end{minipage}¤\begin{minipage}{.5\textwidth}¤\input{text/083r.txt}¤\end{minipage}" calcext:value-type="string">
            <text:p>\begin{minipage}{.5\textwidth}¤\input{text/083l.txt}¤\end{minipage}¤\begin{minipage}{.5\textwidth}¤\input{text/083r.txt}¤\end{minipage}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083l.txt</text:p>
          </table:table-cell>
          <table:table-cell office:value-type="string" calcext:value-type="string">
            <text:p>08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1==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8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4.png-02.png} 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08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426]&amp;&quot;}¤\end{minipage}¤\begin{minipage}{.5\textwidth}¤\includegraphics[width=.5\textwidth,frame]{burst/2col/&quot;&amp;[.D1426]&amp;&quot;}¤\end{minipage}&quot;" office:value-type="string" office:string-value="\begin{minipage}{.5\textwidth}¤\includegraphics[width=.5\textwidth,frame]{burst/2col/084.png-04_1L.png}¤\end{minipage}¤\begin{minipage}{.5\textwidth}¤\includegraphics[width=.5\textwidth,frame]{burst/2col/084.png-04_2R.png}¤\end{minipage}" calcext:value-type="string">
            <text:p>\begin{minipage}{.5\textwidth}¤\includegraphics[width=.5\textwidth,frame]{burst/2col/084.png-04_1L.png}¤\end{minipage}¤\begin{minipage}{.5\textwidth}¤\includegraphics[width=.5\textwidth,frame]{burst/2col/084.png-04_2R.png}¤\end{minipage}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84.png-04_1L.png</text:p>
          </table:table-cell>
          <table:table-cell office:value-type="string" calcext:value-type="string">
            <text:p>084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084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4.png-06.png} 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084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433]&amp;&quot;}¤\end{minipage}¤\begin{minipage}{.5\textwidth}¤\includegraphics[width=.5\textwidth,frame]{burst/2col/&quot;&amp;[.D1433]&amp;&quot;}¤\end{minipage}&quot;" office:value-type="string" office:string-value="\begin{minipage}{.5\textwidth}¤\includegraphics[width=.5\textwidth,frame]{burst/2col/084.png-07_1L.png}¤\end{minipage}¤\begin{minipage}{.5\textwidth}¤\includegraphics[width=.5\textwidth,frame]{burst/2col/084.png-07_2R.png}¤\end{minipage}" calcext:value-type="string">
            <text:p>\begin{minipage}{.5\textwidth}¤\includegraphics[width=.5\textwidth,frame]{burst/2col/084.png-07_1L.png}¤\end{minipage}¤\begin{minipage}{.5\textwidth}¤\includegraphics[width=.5\textwidth,frame]{burst/2col/084.png-07_2R.png}¤\end{minipage}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084.png-07_1L.png</text:p>
          </table:table-cell>
          <table:table-cell office:value-type="string" calcext:value-type="string">
            <text:p>084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435]&amp;&quot;}¤\end{minipage}¤\begin{minipage}{.5\textwidth}¤\input{text/&quot;&amp;[.D1435]&amp;&quot;}¤\end{minipage}&quot;" office:value-type="string" office:string-value="\begin{minipage}{.5\textwidth}¤\input{text/084l.txt}¤\end{minipage}¤\begin{minipage}{.5\textwidth}¤\input{text/084r.txt}¤\end{minipage}" calcext:value-type="string">
            <text:p>\begin{minipage}{.5\textwidth}¤\input{text/084l.txt}¤\end{minipage}¤\begin{minipage}{.5\textwidth}¤\input{text/084r.txt}¤\end{minipage}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084l.txt</text:p>
          </table:table-cell>
          <table:table-cell office:value-type="string" calcext:value-type="string">
            <text:p>08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82==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08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3}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08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5.png-03.png} 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08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447]&amp;&quot;}¤\end{minipage}¤\begin{minipage}{.5\textwidth}¤\includegraphics[width=.5\textwidth,frame]{burst/2col/&quot;&amp;[.D1447]&amp;&quot;}¤\end{minipage}&quot;" office:value-type="string" office:string-value="\begin{minipage}{.5\textwidth}¤\includegraphics[width=.5\textwidth,frame]{burst/2col/085.png-06_1L.png}¤\end{minipage}¤\begin{minipage}{.5\textwidth}¤\includegraphics[width=.5\textwidth,frame]{burst/2col/085.png-06_2R.png}¤\end{minipage}" calcext:value-type="string">
            <text:p>\begin{minipage}{.5\textwidth}¤\includegraphics[width=.5\textwidth,frame]{burst/2col/085.png-06_1L.png}¤\end{minipage}¤\begin{minipage}{.5\textwidth}¤\includegraphics[width=.5\textwidth,frame]{burst/2col/085.png-06_2R.png}¤\end{minipage}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085.png-06_1L.png</text:p>
          </table:table-cell>
          <table:table-cell office:value-type="string" calcext:value-type="string">
            <text:p>085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449]&amp;&quot;}¤\end{minipage}¤\begin{minipage}{.5\textwidth}¤\input{text/&quot;&amp;[.D1449]&amp;&quot;}¤\end{minipage}&quot;" office:value-type="string" office:string-value="\begin{minipage}{.5\textwidth}¤\input{text/085l.txt}¤\end{minipage}¤\begin{minipage}{.5\textwidth}¤\input{text/085r.txt}¤\end{minipage}" calcext:value-type="string">
            <text:p>\begin{minipage}{.5\textwidth}¤\input{text/085l.txt}¤\end{minipage}¤\begin{minipage}{.5\textwidth}¤\input{text/085r.txt}¤\end{minipage}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085l.txt</text:p>
          </table:table-cell>
          <table:table-cell office:value-type="string" calcext:value-type="string">
            <text:p>08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3==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08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455]&amp;&quot;}¤\end{minipage}¤\begin{minipage}{.5\textwidth}¤\includegraphics[width=.5\textwidth,frame]{burst/2col/&quot;&amp;[.D1455]&amp;&quot;}¤\end{minipage}&quot;" office:value-type="string" office:string-value="\begin{minipage}{.5\textwidth}¤\includegraphics[width=.5\textwidth,frame]{burst/2col/086.png-02_1L.png}¤\end{minipage}¤\begin{minipage}{.5\textwidth}¤\includegraphics[width=.5\textwidth,frame]{burst/2col/086.png-02_2R.png}¤\end{minipage}" calcext:value-type="string">
            <text:p>\begin{minipage}{.5\textwidth}¤\includegraphics[width=.5\textwidth,frame]{burst/2col/086.png-02_1L.png}¤\end{minipage}¤\begin{minipage}{.5\textwidth}¤\includegraphics[width=.5\textwidth,frame]{burst/2col/086.png-02_2R.png}¤\end{minipage}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086.png-02_1L.png</text:p>
          </table:table-cell>
          <table:table-cell office:value-type="string" calcext:value-type="string">
            <text:p>08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6.png-03.png} 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08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086.png-07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6.png-08.png} 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086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467]&amp;&quot;}¤\end{minipage}¤\begin{minipage}{.5\textwidth}¤\includegraphics[width=.5\textwidth,frame]{burst/2col/&quot;&amp;[.D1467]&amp;&quot;}¤\end{minipage}&quot;" office:value-type="string" office:string-value="\begin{minipage}{.5\textwidth}¤\includegraphics[width=.5\textwidth,frame]{burst/2col/086.png-09_1L.png}¤\end{minipage}¤\begin{minipage}{.5\textwidth}¤\includegraphics[width=.5\textwidth,frame]{burst/2col/086.png-09_2R.png}¤\end{minipage}" calcext:value-type="string">
            <text:p>\begin{minipage}{.5\textwidth}¤\includegraphics[width=.5\textwidth,frame]{burst/2col/086.png-09_1L.png}¤\end{minipage}¤\begin{minipage}{.5\textwidth}¤\includegraphics[width=.5\textwidth,frame]{burst/2col/086.png-09_2R.png}¤\end{minipage}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086.png-09_1L.png</text:p>
          </table:table-cell>
          <table:table-cell office:value-type="string" calcext:value-type="string">
            <text:p>086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469]&amp;&quot;}¤\end{minipage}¤\begin{minipage}{.5\textwidth}¤\input{text/&quot;&amp;[.D1469]&amp;&quot;}¤\end{minipage}&quot;" office:value-type="string" office:string-value="\begin{minipage}{.5\textwidth}¤\input{text/086l.txt}¤\end{minipage}¤\begin{minipage}{.5\textwidth}¤\input{text/086r.txt}¤\end{minipage}" calcext:value-type="string">
            <text:p>\begin{minipage}{.5\textwidth}¤\input{text/086l.txt}¤\end{minipage}¤\begin{minipage}{.5\textwidth}¤\input{text/086r.txt}¤\end{minipage}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086l.txt</text:p>
          </table:table-cell>
          <table:table-cell office:value-type="string" calcext:value-type="string">
            <text:p>08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84==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08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475]&amp;&quot;}¤\end{minipage}¤\begin{minipage}{.5\textwidth}¤\includegraphics[width=.5\textwidth,frame]{burst/2col/&quot;&amp;[.D1475]&amp;&quot;}¤\end{minipage}&quot;" office:value-type="string" office:string-value="\begin{minipage}{.5\textwidth}¤\includegraphics[width=.5\textwidth,frame]{burst/2col/087.png-02_1L.png}¤\end{minipage}¤\begin{minipage}{.5\textwidth}¤\includegraphics[width=.5\textwidth,frame]{burst/2col/087.png-02_2R.png}¤\end{minipage}" calcext:value-type="string">
            <text:p>\begin{minipage}{.5\textwidth}¤\includegraphics[width=.5\textwidth,frame]{burst/2col/087.png-02_1L.png}¤\end{minipage}¤\begin{minipage}{.5\textwidth}¤\includegraphics[width=.5\textwidth,frame]{burst/2col/087.png-02_2R.png}¤\end{minipage}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087.png-02_1L.png</text:p>
          </table:table-cell>
          <table:table-cell office:value-type="string" calcext:value-type="string">
            <text:p>08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4}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087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7.png-04.png} 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087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484]&amp;&quot;}¤\end{minipage}¤\begin{minipage}{.5\textwidth}¤\input{text/&quot;&amp;[.D1484]&amp;&quot;}¤\end{minipage}&quot;" office:value-type="string" office:string-value="\begin{minipage}{.5\textwidth}¤\input{text/087l.txt}¤\end{minipage}¤\begin{minipage}{.5\textwidth}¤\input{text/087r.txt}¤\end{minipage}" calcext:value-type="string">
            <text:p>\begin{minipage}{.5\textwidth}¤\input{text/087l.txt}¤\end{minipage}¤\begin{minipage}{.5\textwidth}¤\input{text/087r.txt}¤\end{minipage}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087l.txt</text:p>
          </table:table-cell>
          <table:table-cell office:value-type="string" calcext:value-type="string">
            <text:p>08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85==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08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490]&amp;&quot;}¤\end{minipage}¤\begin{minipage}{.5\textwidth}¤\includegraphics[width=.5\textwidth,frame]{burst/2col/&quot;&amp;[.D1490]&amp;&quot;}¤\end{minipage}&quot;" office:value-type="string" office:string-value="\begin{minipage}{.5\textwidth}¤\includegraphics[width=.5\textwidth,frame]{burst/2col/088.png-02_1L.png}¤\end{minipage}¤\begin{minipage}{.5\textwidth}¤\includegraphics[width=.5\textwidth,frame]{burst/2col/088.png-02_2R.png}¤\end{minipage}" calcext:value-type="string">
            <text:p>\begin{minipage}{.5\textwidth}¤\includegraphics[width=.5\textwidth,frame]{burst/2col/088.png-02_1L.png}¤\end{minipage}¤\begin{minipage}{.5\textwidth}¤\includegraphics[width=.5\textwidth,frame]{burst/2col/088.png-02_2R.png}¤\end{minipage}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088.png-02_1L.png</text:p>
          </table:table-cell>
          <table:table-cell office:value-type="string" calcext:value-type="string">
            <text:p>08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8.png-03.png} 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8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5}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088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8.png-08.png} 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088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503]&amp;&quot;}¤\end{minipage}¤\begin{minipage}{.5\textwidth}¤\input{text/&quot;&amp;[.D1503]&amp;&quot;}¤\end{minipage}&quot;" office:value-type="string" office:string-value="\begin{minipage}{.5\textwidth}¤\input{text/088l.txt}¤\end{minipage}¤\begin{minipage}{.5\textwidth}¤\input{text/088r.txt}¤\end{minipage}" calcext:value-type="string">
            <text:p>\begin{minipage}{.5\textwidth}¤\input{text/088l.txt}¤\end{minipage}¤\begin{minipage}{.5\textwidth}¤\input{text/088r.txt}¤\end{minipage}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088l.txt</text:p>
          </table:table-cell>
          <table:table-cell office:value-type="string" calcext:value-type="string">
            <text:p>08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6==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08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89.png-02.png} 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08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518]&amp;&quot;}¤\end{minipage}¤\begin{minipage}{.5\textwidth}¤\includegraphics[width=.5\textwidth,frame]{burst/2col/&quot;&amp;[.D1518]&amp;&quot;}¤\end{minipage}&quot;" office:value-type="string" office:string-value="\begin{minipage}{.5\textwidth}¤\includegraphics[width=.5\textwidth,frame]{burst/2col/089.png-10_1L.png}¤\end{minipage}¤\begin{minipage}{.5\textwidth}¤\includegraphics[width=.5\textwidth,frame]{burst/2col/089.png-10_2R.png}¤\end{minipage}" calcext:value-type="string">
            <text:p>\begin{minipage}{.5\textwidth}¤\includegraphics[width=.5\textwidth,frame]{burst/2col/089.png-10_1L.png}¤\end{minipage}¤\begin{minipage}{.5\textwidth}¤\includegraphics[width=.5\textwidth,frame]{burst/2col/089.png-10_2R.png}¤\end{minipage}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089.png-10_1L.png</text:p>
          </table:table-cell>
          <table:table-cell office:value-type="string" calcext:value-type="string">
            <text:p>089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89.png-12.png} 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089.png-1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525]&amp;&quot;}¤\end{minipage}¤\begin{minipage}{.5\textwidth}¤\input{text/&quot;&amp;[.D1525]&amp;&quot;}¤\end{minipage}&quot;" office:value-type="string" office:string-value="\begin{minipage}{.5\textwidth}¤\input{text/089l.txt}¤\end{minipage}¤\begin{minipage}{.5\textwidth}¤\input{text/089r.txt}¤\end{minipage}" calcext:value-type="string">
            <text:p>\begin{minipage}{.5\textwidth}¤\input{text/089l.txt}¤\end{minipage}¤\begin{minipage}{.5\textwidth}¤\input{text/089r.txt}¤\end{minipage}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089l.txt</text:p>
          </table:table-cell>
          <table:table-cell office:value-type="string" calcext:value-type="string">
            <text:p>08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87==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09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90.png-02.png} 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09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536]&amp;&quot;}¤\end{minipage}¤\begin{minipage}{.5\textwidth}¤\includegraphics[width=.5\textwidth,frame]{burst/2col/&quot;&amp;[.D1536]&amp;&quot;}¤\end{minipage}&quot;" office:value-type="string" office:string-value="\begin{minipage}{.5\textwidth}¤\includegraphics[width=.5\textwidth,frame]{burst/2col/090.png-06_1L.png}¤\end{minipage}¤\begin{minipage}{.5\textwidth}¤\includegraphics[width=.5\textwidth,frame]{burst/2col/090.png-06_2R.png}¤\end{minipage}" calcext:value-type="string">
            <text:p>\begin{minipage}{.5\textwidth}¤\includegraphics[width=.5\textwidth,frame]{burst/2col/090.png-06_1L.png}¤\end{minipage}¤\begin{minipage}{.5\textwidth}¤\includegraphics[width=.5\textwidth,frame]{burst/2col/090.png-06_2R.png}¤\end{minipage}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090.png-06_1L.png</text:p>
          </table:table-cell>
          <table:table-cell office:value-type="string" calcext:value-type="string">
            <text:p>090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ِرامِر}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090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0.png-08.png} 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090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543]&amp;&quot;}¤\end{minipage}¤\begin{minipage}{.5\textwidth}¤\includegraphics[width=.5\textwidth,frame]{burst/2col/&quot;&amp;[.D1543]&amp;&quot;}¤\end{minipage}&quot;" office:value-type="string" office:string-value="\begin{minipage}{.5\textwidth}¤\includegraphics[width=.5\textwidth,frame]{burst/2col/090.png-09_1L.png}¤\end{minipage}¤\begin{minipage}{.5\textwidth}¤\includegraphics[width=.5\textwidth,frame]{burst/2col/090.png-09_2R.png}¤\end{minipage}" calcext:value-type="string">
            <text:p>\begin{minipage}{.5\textwidth}¤\includegraphics[width=.5\textwidth,frame]{burst/2col/090.png-09_1L.png}¤\end{minipage}¤\begin{minipage}{.5\textwidth}¤\includegraphics[width=.5\textwidth,frame]{burst/2col/090.png-09_2R.png}¤\end{minipage}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090.png-09_1L.png</text:p>
          </table:table-cell>
          <table:table-cell office:value-type="string" calcext:value-type="string">
            <text:p>090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545]&amp;&quot;}¤\end{minipage}¤\begin{minipage}{.5\textwidth}¤\input{text/&quot;&amp;[.D1545]&amp;&quot;}¤\end{minipage}&quot;" office:value-type="string" office:string-value="\begin{minipage}{.5\textwidth}¤\input{text/090l.txt}¤\end{minipage}¤\begin{minipage}{.5\textwidth}¤\input{text/090r.txt}¤\end{minipage}" calcext:value-type="string">
            <text:p>\begin{minipage}{.5\textwidth}¤\input{text/090l.txt}¤\end{minipage}¤\begin{minipage}{.5\textwidth}¤\input{text/090r.txt}¤\end{minipage}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090l.txt</text:p>
          </table:table-cell>
          <table:table-cell office:value-type="string" calcext:value-type="string">
            <text:p>09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88==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09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551]&amp;&quot;}¤\end{minipage}¤\begin{minipage}{.5\textwidth}¤\includegraphics[width=.5\textwidth,frame]{burst/2col/&quot;&amp;[.D1551]&amp;&quot;}¤\end{minipage}&quot;" office:value-type="string" office:string-value="\begin{minipage}{.5\textwidth}¤\includegraphics[width=.5\textwidth,frame]{burst/2col/091.png-02_1L.png}¤\end{minipage}¤\begin{minipage}{.5\textwidth}¤\includegraphics[width=.5\textwidth,frame]{burst/2col/091.png-02_2R.png}¤\end{minipage}" calcext:value-type="string">
            <text:p>\begin{minipage}{.5\textwidth}¤\includegraphics[width=.5\textwidth,frame]{burst/2col/091.png-02_1L.png}¤\end{minipage}¤\begin{minipage}{.5\textwidth}¤\includegraphics[width=.5\textwidth,frame]{burst/2col/091.png-02_2R.png}¤\end{minipage}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91.png-02_1L.png</text:p>
          </table:table-cell>
          <table:table-cell office:value-type="string" calcext:value-type="string">
            <text:p>091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1.png-03.png} 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09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6}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091.png-04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1.png-05.png} 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091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566]&amp;&quot;}¤\end{minipage}¤\begin{minipage}{.5\textwidth}¤\input{text/&quot;&amp;[.D1566]&amp;&quot;}¤\end{minipage}&quot;" office:value-type="string" office:string-value="\begin{minipage}{.5\textwidth}¤\input{text/091l.txt}¤\end{minipage}¤\begin{minipage}{.5\textwidth}¤\input{text/091r.txt}¤\end{minipage}" calcext:value-type="string">
            <text:p>\begin{minipage}{.5\textwidth}¤\input{text/091l.txt}¤\end{minipage}¤\begin{minipage}{.5\textwidth}¤\input{text/091r.txt}¤\end{minipage}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091l.txt</text:p>
          </table:table-cell>
          <table:table-cell office:value-type="string" calcext:value-type="string">
            <text:p>09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89==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09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572]&amp;&quot;}¤\end{minipage}¤\begin{minipage}{.5\textwidth}¤\includegraphics[width=.5\textwidth,frame]{burst/2col/&quot;&amp;[.D1572]&amp;&quot;}¤\end{minipage}&quot;" office:value-type="string" office:string-value="\begin{minipage}{.5\textwidth}¤\includegraphics[width=.5\textwidth,frame]{burst/2col/092.png-02_1L.png}¤\end{minipage}¤\begin{minipage}{.5\textwidth}¤\includegraphics[width=.5\textwidth,frame]{burst/2col/092.png-02_2R.png}¤\end{minipage}" calcext:value-type="string">
            <text:p>\begin{minipage}{.5\textwidth}¤\includegraphics[width=.5\textwidth,frame]{burst/2col/092.png-02_1L.png}¤\end{minipage}¤\begin{minipage}{.5\textwidth}¤\includegraphics[width=.5\textwidth,frame]{burst/2col/092.png-02_2R.png}¤\end{minipage}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092.png-02_1L.png</text:p>
          </table:table-cell>
          <table:table-cell office:value-type="string" calcext:value-type="string">
            <text:p>09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2.png-03.png} 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092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577]&amp;&quot;}¤\end{minipage}¤\begin{minipage}{.5\textwidth}¤\includegraphics[width=.5\textwidth,frame]{burst/2col/&quot;&amp;[.D1577]&amp;&quot;}¤\end{minipage}&quot;" office:value-type="string" office:string-value="\begin{minipage}{.5\textwidth}¤\includegraphics[width=.5\textwidth,frame]{burst/2col/092.png-04_1L.png}¤\end{minipage}¤\begin{minipage}{.5\textwidth}¤\includegraphics[width=.5\textwidth,frame]{burst/2col/092.png-04_2R.png}¤\end{minipage}" calcext:value-type="string">
            <text:p>\begin{minipage}{.5\textwidth}¤\includegraphics[width=.5\textwidth,frame]{burst/2col/092.png-04_1L.png}¤\end{minipage}¤\begin{minipage}{.5\textwidth}¤\includegraphics[width=.5\textwidth,frame]{burst/2col/092.png-04_2R.png}¤\end{minipage}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092.png-04_1L.png</text:p>
          </table:table-cell>
          <table:table-cell office:value-type="string" calcext:value-type="string">
            <text:p>092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579]&amp;&quot;}¤\end{minipage}¤\begin{minipage}{.5\textwidth}¤\input{text/&quot;&amp;[.D1579]&amp;&quot;}¤\end{minipage}&quot;" office:value-type="string" office:string-value="\begin{minipage}{.5\textwidth}¤\input{text/092l.txt}¤\end{minipage}¤\begin{minipage}{.5\textwidth}¤\input{text/092r.txt}¤\end{minipage}" calcext:value-type="string">
            <text:p>\begin{minipage}{.5\textwidth}¤\input{text/092l.txt}¤\end{minipage}¤\begin{minipage}{.5\textwidth}¤\input{text/092r.txt}¤\end{minipage}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092l.txt</text:p>
          </table:table-cell>
          <table:table-cell office:value-type="string" calcext:value-type="string">
            <text:p>09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0==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09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7}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09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3.png-03.png} 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9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594]&amp;&quot;}¤\end{minipage}¤\begin{minipage}{.5\textwidth}¤\input{text/&quot;&amp;[.D1594]&amp;&quot;}¤\end{minipage}&quot;" office:value-type="string" office:string-value="\begin{minipage}{.5\textwidth}¤\input{text/093l.txt}¤\end{minipage}¤\begin{minipage}{.5\textwidth}¤\input{text/093r.txt}¤\end{minipage}" calcext:value-type="string">
            <text:p>\begin{minipage}{.5\textwidth}¤\input{text/093l.txt}¤\end{minipage}¤\begin{minipage}{.5\textwidth}¤\input{text/093r.txt}¤\end{minipage}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093l.txt</text:p>
          </table:table-cell>
          <table:table-cell office:value-type="string" calcext:value-type="string">
            <text:p>09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91==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09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4.png-02.png} 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09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602]&amp;&quot;}¤\end{minipage}¤\begin{minipage}{.5\textwidth}¤\includegraphics[width=.5\textwidth,frame]{burst/2col/&quot;&amp;[.D1602]&amp;&quot;}¤\end{minipage}&quot;" office:value-type="string" office:string-value="\begin{minipage}{.5\textwidth}¤\includegraphics[width=.5\textwidth,frame]{burst/2col/094.png-03_1L.png}¤\end{minipage}¤\begin{minipage}{.5\textwidth}¤\includegraphics[width=.5\textwidth,frame]{burst/2col/094.png-03_2R.png}¤\end{minipage}" calcext:value-type="string">
            <text:p>\begin{minipage}{.5\textwidth}¤\includegraphics[width=.5\textwidth,frame]{burst/2col/094.png-03_1L.png}¤\end{minipage}¤\begin{minipage}{.5\textwidth}¤\includegraphics[width=.5\textwidth,frame]{burst/2col/094.png-03_2R.png}¤\end{minipage}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094.png-03_1L.png</text:p>
          </table:table-cell>
          <table:table-cell office:value-type="string" calcext:value-type="string">
            <text:p>094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94.png-04.png} 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094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611]&amp;&quot;}¤\end{minipage}¤\begin{minipage}{.5\textwidth}¤\input{text/&quot;&amp;[.D1611]&amp;&quot;}¤\end{minipage}&quot;" office:value-type="string" office:string-value="\begin{minipage}{.5\textwidth}¤\input{text/094l.txt}¤\end{minipage}¤\begin{minipage}{.5\textwidth}¤\input{text/094r.txt}¤\end{minipage}" calcext:value-type="string">
            <text:p>\begin{minipage}{.5\textwidth}¤\input{text/094l.txt}¤\end{minipage}¤\begin{minipage}{.5\textwidth}¤\input{text/094r.txt}¤\end{minipage}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094l.txt</text:p>
          </table:table-cell>
          <table:table-cell office:value-type="string" calcext:value-type="string">
            <text:p>09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2==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09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09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5.png-03.png} 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09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631]&amp;&quot;}¤\end{minipage}¤\begin{minipage}{.5\textwidth}¤\input{text/&quot;&amp;[.D1631]&amp;&quot;}¤\end{minipage}&quot;" office:value-type="string" office:string-value="\begin{minipage}{.5\textwidth}¤\input{text/095l.txt}¤\end{minipage}¤\begin{minipage}{.5\textwidth}¤\input{text/095r.txt}¤\end{minipage}" calcext:value-type="string">
            <text:p>\begin{minipage}{.5\textwidth}¤\input{text/095l.txt}¤\end{minipage}¤\begin{minipage}{.5\textwidth}¤\input{text/095r.txt}¤\end{minipage}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095l.txt</text:p>
          </table:table-cell>
          <table:table-cell office:value-type="string" calcext:value-type="string">
            <text:p>09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3==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09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637]&amp;&quot;}¤\end{minipage}¤\begin{minipage}{.5\textwidth}¤\includegraphics[width=.5\textwidth,frame]{burst/2col/&quot;&amp;[.D1637]&amp;&quot;}¤\end{minipage}&quot;" office:value-type="string" office:string-value="\begin{minipage}{.5\textwidth}¤\includegraphics[width=.5\textwidth,frame]{burst/2col/096.png-02_1L.png}¤\end{minipage}¤\begin{minipage}{.5\textwidth}¤\includegraphics[width=.5\textwidth,frame]{burst/2col/096.png-02_2R.png}¤\end{minipage}" calcext:value-type="string">
            <text:p>\begin{minipage}{.5\textwidth}¤\includegraphics[width=.5\textwidth,frame]{burst/2col/096.png-02_1L.png}¤\end{minipage}¤\begin{minipage}{.5\textwidth}¤\includegraphics[width=.5\textwidth,frame]{burst/2col/096.png-02_2R.png}¤\end{minipage}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096.png-02_1L.png</text:p>
          </table:table-cell>
          <table:table-cell office:value-type="string" calcext:value-type="string">
            <text:p>09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8}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096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6.png-04.png} 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096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648]&amp;&quot;}¤\end{minipage}¤\begin{minipage}{.5\textwidth}¤\input{text/&quot;&amp;[.D1648]&amp;&quot;}¤\end{minipage}&quot;" office:value-type="string" office:string-value="\begin{minipage}{.5\textwidth}¤\input{text/096l.txt}¤\end{minipage}¤\begin{minipage}{.5\textwidth}¤\input{text/096r.txt}¤\end{minipage}" calcext:value-type="string">
            <text:p>\begin{minipage}{.5\textwidth}¤\input{text/096l.txt}¤\end{minipage}¤\begin{minipage}{.5\textwidth}¤\input{text/096r.txt}¤\end{minipage}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096l.txt</text:p>
          </table:table-cell>
          <table:table-cell office:value-type="string" calcext:value-type="string">
            <text:p>09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7.png-01.png} 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09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660]&amp;&quot;}¤\end{minipage}¤\begin{minipage}{.5\textwidth}¤\includegraphics[width=.5\textwidth,frame]{burst/2col/&quot;&amp;[.D1660]&amp;&quot;}¤\end{minipage}&quot;" office:value-type="string" office:string-value="\begin{minipage}{.5\textwidth}¤\includegraphics[width=.5\textwidth,frame]{burst/2col/097.png-08_1L.png}¤\end{minipage}¤\begin{minipage}{.5\textwidth}¤\includegraphics[width=.5\textwidth,frame]{burst/2col/097.png-08_2R.png}¤\end{minipage}" calcext:value-type="string">
            <text:p>\begin{minipage}{.5\textwidth}¤\includegraphics[width=.5\textwidth,frame]{burst/2col/097.png-08_1L.png}¤\end{minipage}¤\begin{minipage}{.5\textwidth}¤\includegraphics[width=.5\textwidth,frame]{burst/2col/097.png-08_2R.png}¤\end{minipage}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97.png-08_1L.png</text:p>
          </table:table-cell>
          <table:table-cell office:value-type="string" calcext:value-type="string">
            <text:p>097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097.png-09.png} 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097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665]&amp;&quot;}¤\end{minipage}¤\begin{minipage}{.5\textwidth}¤\input{text/&quot;&amp;[.D1665]&amp;&quot;}¤\end{minipage}&quot;" office:value-type="string" office:string-value="\begin{minipage}{.5\textwidth}¤\input{text/097l.txt}¤\end{minipage}¤\begin{minipage}{.5\textwidth}¤\input{text/097r.txt}¤\end{minipage}" calcext:value-type="string">
            <text:p>\begin{minipage}{.5\textwidth}¤\input{text/097l.txt}¤\end{minipage}¤\begin{minipage}{.5\textwidth}¤\input{text/097r.txt}¤\end{minipage}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097l.txt</text:p>
          </table:table-cell>
          <table:table-cell office:value-type="string" calcext:value-type="string">
            <text:p>09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95==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09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8.png-02.png} 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09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675]&amp;&quot;}¤\end{minipage}¤\begin{minipage}{.5\textwidth}¤\includegraphics[width=.5\textwidth,frame]{burst/2col/&quot;&amp;[.D1675]&amp;&quot;}¤\end{minipage}&quot;" office:value-type="string" office:string-value="\begin{minipage}{.5\textwidth}¤\includegraphics[width=.5\textwidth,frame]{burst/2col/098.png-05_1L.png}¤\end{minipage}¤\begin{minipage}{.5\textwidth}¤\includegraphics[width=.5\textwidth,frame]{burst/2col/098.png-05_2R.png}¤\end{minipage}" calcext:value-type="string">
            <text:p>\begin{minipage}{.5\textwidth}¤\includegraphics[width=.5\textwidth,frame]{burst/2col/098.png-05_1L.png}¤\end{minipage}¤\begin{minipage}{.5\textwidth}¤\includegraphics[width=.5\textwidth,frame]{burst/2col/098.png-05_2R.png}¤\end{minipage}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098.png-05_1L.png</text:p>
          </table:table-cell>
          <table:table-cell office:value-type="string" calcext:value-type="string">
            <text:p>098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39}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098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8.png-07.png} 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098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683]&amp;&quot;}¤\end{minipage}¤\begin{minipage}{.5\textwidth}¤\input{text/&quot;&amp;[.D1683]&amp;&quot;}¤\end{minipage}&quot;" office:value-type="string" office:string-value="\begin{minipage}{.5\textwidth}¤\input{text/098l.txt}¤\end{minipage}¤\begin{minipage}{.5\textwidth}¤\input{text/098r.txt}¤\end{minipage}" calcext:value-type="string">
            <text:p>\begin{minipage}{.5\textwidth}¤\input{text/098l.txt}¤\end{minipage}¤\begin{minipage}{.5\textwidth}¤\input{text/098r.txt}¤\end{minipage}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098l.txt</text:p>
          </table:table-cell>
          <table:table-cell office:value-type="string" calcext:value-type="string">
            <text:p>09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96==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09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9.png-02.png} 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09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695]&amp;&quot;}¤\end{minipage}¤\begin{minipage}{.5\textwidth}¤\includegraphics[width=.5\textwidth,frame]{burst/2col/&quot;&amp;[.D1695]&amp;&quot;}¤\end{minipage}&quot;" office:value-type="string" office:string-value="\begin{minipage}{.5\textwidth}¤\includegraphics[width=.5\textwidth,frame]{burst/2col/099.png-07_1L.png}¤\end{minipage}¤\begin{minipage}{.5\textwidth}¤\includegraphics[width=.5\textwidth,frame]{burst/2col/099.png-07_2R.png}¤\end{minipage}" calcext:value-type="string">
            <text:p>\begin{minipage}{.5\textwidth}¤\includegraphics[width=.5\textwidth,frame]{burst/2col/099.png-07_1L.png}¤\end{minipage}¤\begin{minipage}{.5\textwidth}¤\includegraphics[width=.5\textwidth,frame]{burst/2col/099.png-07_2R.png}¤\end{minipage}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099.png-07_1L.png</text:p>
          </table:table-cell>
          <table:table-cell office:value-type="string" calcext:value-type="string">
            <text:p>099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099.png-08.png} 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099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701]&amp;&quot;}¤\end{minipage}¤\begin{minipage}{.5\textwidth}¤\input{text/&quot;&amp;[.D1701]&amp;&quot;}¤\end{minipage}&quot;" office:value-type="string" office:string-value="\begin{minipage}{.5\textwidth}¤\input{text/099l.txt}¤\end{minipage}¤\begin{minipage}{.5\textwidth}¤\input{text/099r.txt}¤\end{minipage}" calcext:value-type="string">
            <text:p>\begin{minipage}{.5\textwidth}¤\input{text/099l.txt}¤\end{minipage}¤\begin{minipage}{.5\textwidth}¤\input{text/099r.txt}¤\end{minipage}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099l.txt</text:p>
          </table:table-cell>
          <table:table-cell office:value-type="string" calcext:value-type="string">
            <text:p>09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97==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10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0.png-02.png} 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10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710]&amp;&quot;}¤\end{minipage}¤\begin{minipage}{.5\textwidth}¤\includegraphics[width=.5\textwidth,frame]{burst/2col/&quot;&amp;[.D1710]&amp;&quot;}¤\end{minipage}&quot;" office:value-type="string" office:string-value="\begin{minipage}{.5\textwidth}¤\includegraphics[width=.5\textwidth,frame]{burst/2col/100.png-04_1L.png}¤\end{minipage}¤\begin{minipage}{.5\textwidth}¤\includegraphics[width=.5\textwidth,frame]{burst/2col/100.png-04_2R.png}¤\end{minipage}" calcext:value-type="string">
            <text:p>\begin{minipage}{.5\textwidth}¤\includegraphics[width=.5\textwidth,frame]{burst/2col/100.png-04_1L.png}¤\end{minipage}¤\begin{minipage}{.5\textwidth}¤\includegraphics[width=.5\textwidth,frame]{burst/2col/100.png-04_2R.png}¤\end{minipage}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100.png-04_1L.png</text:p>
          </table:table-cell>
          <table:table-cell office:value-type="string" calcext:value-type="string">
            <text:p>100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100.png-05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0.png-06.png} 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100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724]&amp;&quot;}¤\end{minipage}¤\begin{minipage}{.5\textwidth}¤\input{text/&quot;&amp;[.D1724]&amp;&quot;}¤\end{minipage}&quot;" office:value-type="string" office:string-value="\begin{minipage}{.5\textwidth}¤\input{text/100l.txt}¤\end{minipage}¤\begin{minipage}{.5\textwidth}¤\input{text/100r.txt}¤\end{minipage}" calcext:value-type="string">
            <text:p>\begin{minipage}{.5\textwidth}¤\input{text/100l.txt}¤\end{minipage}¤\begin{minipage}{.5\textwidth}¤\input{text/100r.txt}¤\end{minipage}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100l.txt</text:p>
          </table:table-cell>
          <table:table-cell office:value-type="string" calcext:value-type="string">
            <text:p>10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8==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10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1.png-02.png} 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10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735]&amp;&quot;}¤\end{minipage}¤\begin{minipage}{.5\textwidth}¤\includegraphics[width=.5\textwidth,frame]{burst/2col/&quot;&amp;[.D1735]&amp;&quot;}¤\end{minipage}&quot;" office:value-type="string" office:string-value="\begin{minipage}{.5\textwidth}¤\includegraphics[width=.5\textwidth,frame]{burst/2col/101.png-06_1L.png}¤\end{minipage}¤\begin{minipage}{.5\textwidth}¤\includegraphics[width=.5\textwidth,frame]{burst/2col/101.png-06_2R.png}¤\end{minipage}" calcext:value-type="string">
            <text:p>\begin{minipage}{.5\textwidth}¤\includegraphics[width=.5\textwidth,frame]{burst/2col/101.png-06_1L.png}¤\end{minipage}¤\begin{minipage}{.5\textwidth}¤\includegraphics[width=.5\textwidth,frame]{burst/2col/101.png-06_2R.png}¤\end{minipage}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101.png-06_1L.png</text:p>
          </table:table-cell>
          <table:table-cell office:value-type="string" calcext:value-type="string">
            <text:p>101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40}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101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1.png-08.png} 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101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746]&amp;&quot;}¤\end{minipage}¤\begin{minipage}{.5\textwidth}¤\input{text/&quot;&amp;[.D1746]&amp;&quot;}¤\end{minipage}&quot;" office:value-type="string" office:string-value="\begin{minipage}{.5\textwidth}¤\input{text/101l.txt}¤\end{minipage}¤\begin{minipage}{.5\textwidth}¤\input{text/101r.txt}¤\end{minipage}" calcext:value-type="string">
            <text:p>\begin{minipage}{.5\textwidth}¤\input{text/101l.txt}¤\end{minipage}¤\begin{minipage}{.5\textwidth}¤\input{text/101r.txt}¤\end{minipage}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101l.txt</text:p>
          </table:table-cell>
          <table:table-cell office:value-type="string" calcext:value-type="string">
            <text:p>10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99==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10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2.png-02.png} 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10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763]&amp;&quot;}¤\end{minipage}¤\begin{minipage}{.5\textwidth}¤\input{text/&quot;&amp;[.D1763]&amp;&quot;}¤\end{minipage}&quot;" office:value-type="string" office:string-value="\begin{minipage}{.5\textwidth}¤\input{text/102l.txt}¤\end{minipage}¤\begin{minipage}{.5\textwidth}¤\input{text/102r.txt}¤\end{minipage}" calcext:value-type="string">
            <text:p>\begin{minipage}{.5\textwidth}¤\input{text/102l.txt}¤\end{minipage}¤\begin{minipage}{.5\textwidth}¤\input{text/102r.txt}¤\end{minipage}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102l.txt</text:p>
          </table:table-cell>
          <table:table-cell office:value-type="string" calcext:value-type="string">
            <text:p>10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00==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10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769]&amp;&quot;}¤\end{minipage}¤\begin{minipage}{.5\textwidth}¤\includegraphics[width=.5\textwidth,frame]{burst/2col/&quot;&amp;[.D1769]&amp;&quot;}¤\end{minipage}&quot;" office:value-type="string" office:string-value="\begin{minipage}{.5\textwidth}¤\includegraphics[width=.5\textwidth,frame]{burst/2col/103.png-02_1L.png}¤\end{minipage}¤\begin{minipage}{.5\textwidth}¤\includegraphics[width=.5\textwidth,frame]{burst/2col/103.png-02_2R.png}¤\end{minipage}" calcext:value-type="string">
            <text:p>\begin{minipage}{.5\textwidth}¤\includegraphics[width=.5\textwidth,frame]{burst/2col/103.png-02_1L.png}¤\end{minipage}¤\begin{minipage}{.5\textwidth}¤\includegraphics[width=.5\textwidth,frame]{burst/2col/103.png-02_2R.png}¤\end{minipage}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103.png-02_1L.png</text:p>
          </table:table-cell>
          <table:table-cell office:value-type="string" calcext:value-type="string">
            <text:p>10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3.png-03.png} 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10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779]&amp;&quot;}¤\end{minipage}¤\begin{minipage}{.5\textwidth}¤\includegraphics[width=.5\textwidth,frame]{burst/2col/&quot;&amp;[.D1779]&amp;&quot;}¤\end{minipage}&quot;" office:value-type="string" office:string-value="\begin{minipage}{.5\textwidth}¤\includegraphics[width=.5\textwidth,frame]{burst/2col/103.png-09_1L.png}¤\end{minipage}¤\begin{minipage}{.5\textwidth}¤\includegraphics[width=.5\textwidth,frame]{burst/2col/103.png-09_2R.png}¤\end{minipage}" calcext:value-type="string">
            <text:p>\begin{minipage}{.5\textwidth}¤\includegraphics[width=.5\textwidth,frame]{burst/2col/103.png-09_1L.png}¤\end{minipage}¤\begin{minipage}{.5\textwidth}¤\includegraphics[width=.5\textwidth,frame]{burst/2col/103.png-09_2R.png}¤\end{minipage}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103.png-09_1L.png</text:p>
          </table:table-cell>
          <table:table-cell office:value-type="string" calcext:value-type="string">
            <text:p>103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781]&amp;&quot;}¤\end{minipage}¤\begin{minipage}{.5\textwidth}¤\input{text/&quot;&amp;[.D1781]&amp;&quot;}¤\end{minipage}&quot;" office:value-type="string" office:string-value="\begin{minipage}{.5\textwidth}¤\input{text/103l.txt}¤\end{minipage}¤\begin{minipage}{.5\textwidth}¤\input{text/103r.txt}¤\end{minipage}" calcext:value-type="string">
            <text:p>\begin{minipage}{.5\textwidth}¤\input{text/103l.txt}¤\end{minipage}¤\begin{minipage}{.5\textwidth}¤\input{text/103r.txt}¤\end{minipage}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103l.txt</text:p>
          </table:table-cell>
          <table:table-cell office:value-type="string" calcext:value-type="string">
            <text:p>10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1==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10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1}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104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4.png-03.png} 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10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799]&amp;&quot;}¤\end{minipage}¤\begin{minipage}{.5\textwidth}¤\input{text/&quot;&amp;[.D1799]&amp;&quot;}¤\end{minipage}&quot;" office:value-type="string" office:string-value="\begin{minipage}{.5\textwidth}¤\input{text/104l.txt}¤\end{minipage}¤\begin{minipage}{.5\textwidth}¤\input{text/104r.txt}¤\end{minipage}" calcext:value-type="string">
            <text:p>\begin{minipage}{.5\textwidth}¤\input{text/104l.txt}¤\end{minipage}¤\begin{minipage}{.5\textwidth}¤\input{text/104r.txt}¤\end{minipage}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104l.txt</text:p>
          </table:table-cell>
          <table:table-cell office:value-type="string" calcext:value-type="string">
            <text:p>10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2==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10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5.png-02.png} 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10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808]&amp;&quot;}¤\end{minipage}¤\begin{minipage}{.5\textwidth}¤\includegraphics[width=.5\textwidth,frame]{burst/2col/&quot;&amp;[.D1808]&amp;&quot;}¤\end{minipage}&quot;" office:value-type="string" office:string-value="\begin{minipage}{.5\textwidth}¤\includegraphics[width=.5\textwidth,frame]{burst/2col/105.png-04_1L.png}¤\end{minipage}¤\begin{minipage}{.5\textwidth}¤\includegraphics[width=.5\textwidth,frame]{burst/2col/105.png-04_2R.png}¤\end{minipage}" calcext:value-type="string">
            <text:p>\begin{minipage}{.5\textwidth}¤\includegraphics[width=.5\textwidth,frame]{burst/2col/105.png-04_1L.png}¤\end{minipage}¤\begin{minipage}{.5\textwidth}¤\includegraphics[width=.5\textwidth,frame]{burst/2col/105.png-04_2R.png}¤\end{minipage}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105.png-04_1L.png</text:p>
          </table:table-cell>
          <table:table-cell office:value-type="string" calcext:value-type="string">
            <text:p>105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5.png-05.png} 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105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96" calcext:value-type="float">
            <text:p>259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818]&amp;&quot;}¤\end{minipage}¤\begin{minipage}{.5\textwidth}¤\input{text/&quot;&amp;[.D1818]&amp;&quot;}¤\end{minipage}&quot;" office:value-type="string" office:string-value="\begin{minipage}{.5\textwidth}¤\input{text/105l.txt}¤\end{minipage}¤\begin{minipage}{.5\textwidth}¤\input{text/105r.txt}¤\end{minipage}" calcext:value-type="string">
            <text:p>\begin{minipage}{.5\textwidth}¤\input{text/105l.txt}¤\end{minipage}¤\begin{minipage}{.5\textwidth}¤\input{text/105r.txt}¤\end{minipage}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105l.txt</text:p>
          </table:table-cell>
          <table:table-cell office:value-type="string" calcext:value-type="string">
            <text:p>10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3==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10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10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6.png-03.png} 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0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17" calcext:value-type="float">
            <text:p>26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836]&amp;&quot;}¤\end{minipage}¤\begin{minipage}{.5\textwidth}¤\includegraphics[width=.5\textwidth,frame]{burst/2col/&quot;&amp;[.D1836]&amp;&quot;}¤\end{minipage}&quot;" office:value-type="string" office:string-value="\begin{minipage}{.5\textwidth}¤\includegraphics[width=.5\textwidth,frame]{burst/2col/106.png-12_1L.png}¤\end{minipage}¤\begin{minipage}{.5\textwidth}¤\includegraphics[width=.5\textwidth,frame]{burst/2col/106.png-12_2R.png}¤\end{minipage}" calcext:value-type="string">
            <text:p>\begin{minipage}{.5\textwidth}¤\includegraphics[width=.5\textwidth,frame]{burst/2col/106.png-12_1L.png}¤\end{minipage}¤\begin{minipage}{.5\textwidth}¤\includegraphics[width=.5\textwidth,frame]{burst/2col/106.png-12_2R.png}¤\end{minipage}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106.png-12_1L.png</text:p>
          </table:table-cell>
          <table:table-cell office:value-type="string" calcext:value-type="string">
            <text:p>106.png-1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2}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106.png-1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6.png-14.png} 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106.png-1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843]&amp;&quot;}¤\end{minipage}¤\begin{minipage}{.5\textwidth}¤\input{text/&quot;&amp;[.D1843]&amp;&quot;}¤\end{minipage}&quot;" office:value-type="string" office:string-value="\begin{minipage}{.5\textwidth}¤\input{text/106l.txt}¤\end{minipage}¤\begin{minipage}{.5\textwidth}¤\input{text/106r.txt}¤\end{minipage}" calcext:value-type="string">
            <text:p>\begin{minipage}{.5\textwidth}¤\input{text/106l.txt}¤\end{minipage}¤\begin{minipage}{.5\textwidth}¤\input{text/106r.txt}¤\end{minipage}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106l.txt</text:p>
          </table:table-cell>
          <table:table-cell office:value-type="string" calcext:value-type="string">
            <text:p>10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4==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10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7.png-02.png} 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10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853]&amp;&quot;}¤\end{minipage}¤\begin{minipage}{.5\textwidth}¤\includegraphics[width=.5\textwidth,frame]{burst/2col/&quot;&amp;[.D1853]&amp;&quot;}¤\end{minipage}&quot;" office:value-type="string" office:string-value="\begin{minipage}{.5\textwidth}¤\includegraphics[width=.5\textwidth,frame]{burst/2col/107.png-05_1L.png}¤\end{minipage}¤\begin{minipage}{.5\textwidth}¤\includegraphics[width=.5\textwidth,frame]{burst/2col/107.png-05_2R.png}¤\end{minipage}" calcext:value-type="string">
            <text:p>\begin{minipage}{.5\textwidth}¤\includegraphics[width=.5\textwidth,frame]{burst/2col/107.png-05_1L.png}¤\end{minipage}¤\begin{minipage}{.5\textwidth}¤\includegraphics[width=.5\textwidth,frame]{burst/2col/107.png-05_2R.png}¤\end{minipage}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107.png-05_1L.png</text:p>
          </table:table-cell>
          <table:table-cell office:value-type="string" calcext:value-type="string">
            <text:p>107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55" calcext:value-type="float">
            <text:p>26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856]&amp;&quot;}¤\end{minipage}¤\begin{minipage}{.5\textwidth}¤\input{text/&quot;&amp;[.D1856]&amp;&quot;}¤\end{minipage}&quot;" office:value-type="string" office:string-value="\begin{minipage}{.5\textwidth}¤\input{text/107l.txt}¤\end{minipage}¤\begin{minipage}{.5\textwidth}¤\input{text/107r.txt}¤\end{minipage}" calcext:value-type="string">
            <text:p>\begin{minipage}{.5\textwidth}¤\input{text/107l.txt}¤\end{minipage}¤\begin{minipage}{.5\textwidth}¤\input{text/107r.txt}¤\end{minipage}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107l.txt</text:p>
          </table:table-cell>
          <table:table-cell office:value-type="string" calcext:value-type="string">
            <text:p>10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59" calcext:value-type="float">
            <text:p>26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05==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0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862]&amp;&quot;}¤\end{minipage}¤\begin{minipage}{.5\textwidth}¤\includegraphics[width=.5\textwidth,frame]{burst/2col/&quot;&amp;[.D1862]&amp;&quot;}¤\end{minipage}&quot;" office:value-type="string" office:string-value="\begin{minipage}{.5\textwidth}¤\includegraphics[width=.5\textwidth,frame]{burst/2col/108.png-02_1L.png}¤\end{minipage}¤\begin{minipage}{.5\textwidth}¤\includegraphics[width=.5\textwidth,frame]{burst/2col/108.png-02_2R.png}¤\end{minipage}" calcext:value-type="string">
            <text:p>\begin{minipage}{.5\textwidth}¤\includegraphics[width=.5\textwidth,frame]{burst/2col/108.png-02_1L.png}¤\end{minipage}¤\begin{minipage}{.5\textwidth}¤\includegraphics[width=.5\textwidth,frame]{burst/2col/108.png-02_2R.png}¤\end{minipage}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08.png-02_1L.png</text:p>
          </table:table-cell>
          <table:table-cell office:value-type="string" calcext:value-type="string">
            <text:p>10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08.png-03.png} 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10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76" calcext:value-type="float">
            <text:p>26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43}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108.png-1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8.png-12.png} 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108.png-1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879]&amp;&quot;}¤\end{minipage}¤\begin{minipage}{.5\textwidth}¤\input{text/&quot;&amp;[.D1879]&amp;&quot;}¤\end{minipage}&quot;" office:value-type="string" office:string-value="\begin{minipage}{.5\textwidth}¤\input{text/108l.txt}¤\end{minipage}¤\begin{minipage}{.5\textwidth}¤\input{text/108r.txt}¤\end{minipage}" calcext:value-type="string">
            <text:p>\begin{minipage}{.5\textwidth}¤\input{text/108l.txt}¤\end{minipage}¤\begin{minipage}{.5\textwidth}¤\input{text/108r.txt}¤\end{minipage}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08l.txt</text:p>
          </table:table-cell>
          <table:table-cell office:value-type="string" calcext:value-type="string">
            <text:p>10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06==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10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9.png-02.png} 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10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8" calcext:value-type="float">
            <text:p>26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04" calcext:value-type="float">
            <text:p>27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12" calcext:value-type="float">
            <text:p>271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893]&amp;&quot;}¤\end{minipage}¤\begin{minipage}{.5\textwidth}¤\includegraphics[width=.5\textwidth,frame]{burst/2col/&quot;&amp;[.D1893]&amp;&quot;}¤\end{minipage}&quot;" office:value-type="string" office:string-value="\begin{minipage}{.5\textwidth}¤\includegraphics[width=.5\textwidth,frame]{burst/2col/109.png-09_1L.png}¤\end{minipage}¤\begin{minipage}{.5\textwidth}¤\includegraphics[width=.5\textwidth,frame]{burst/2col/109.png-09_2R.png}¤\end{minipage}" calcext:value-type="string">
            <text:p>\begin{minipage}{.5\textwidth}¤\includegraphics[width=.5\textwidth,frame]{burst/2col/109.png-09_1L.png}¤\end{minipage}¤\begin{minipage}{.5\textwidth}¤\includegraphics[width=.5\textwidth,frame]{burst/2col/109.png-09_2R.png}¤\end{minipage}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109.png-09_1L.png</text:p>
          </table:table-cell>
          <table:table-cell office:value-type="string" calcext:value-type="string">
            <text:p>109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09.png-10.png} 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109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898]&amp;&quot;}¤\end{minipage}¤\begin{minipage}{.5\textwidth}¤\input{text/&quot;&amp;[.D1898]&amp;&quot;}¤\end{minipage}&quot;" office:value-type="string" office:string-value="\begin{minipage}{.5\textwidth}¤\input{text/109l.txt}¤\end{minipage}¤\begin{minipage}{.5\textwidth}¤\input{text/109r.txt}¤\end{minipage}" calcext:value-type="string">
            <text:p>\begin{minipage}{.5\textwidth}¤\input{text/109l.txt}¤\end{minipage}¤\begin{minipage}{.5\textwidth}¤\input{text/109r.txt}¤\end{minipage}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109l.txt</text:p>
          </table:table-cell>
          <table:table-cell office:value-type="string" calcext:value-type="string">
            <text:p>10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21" calcext:value-type="float">
            <text:p>27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7==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11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0.png-02.png} 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11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36" calcext:value-type="float">
            <text:p>273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910]&amp;&quot;}¤\end{minipage}¤\begin{minipage}{.5\textwidth}¤\includegraphics[width=.5\textwidth,frame]{burst/2col/&quot;&amp;[.D1910]&amp;&quot;}¤\end{minipage}&quot;" office:value-type="string" office:string-value="\begin{minipage}{.5\textwidth}¤\includegraphics[width=.5\textwidth,frame]{burst/2col/110.png-07_1L.png}¤\end{minipage}¤\begin{minipage}{.5\textwidth}¤\includegraphics[width=.5\textwidth,frame]{burst/2col/110.png-07_2R.png}¤\end{minipage}" calcext:value-type="string">
            <text:p>\begin{minipage}{.5\textwidth}¤\includegraphics[width=.5\textwidth,frame]{burst/2col/110.png-07_1L.png}¤\end{minipage}¤\begin{minipage}{.5\textwidth}¤\includegraphics[width=.5\textwidth,frame]{burst/2col/110.png-07_2R.png}¤\end{minipage}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110.png-07_1L.png</text:p>
          </table:table-cell>
          <table:table-cell office:value-type="string" calcext:value-type="string">
            <text:p>110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110.png-08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0.png-09.png} 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110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922]&amp;&quot;}¤\end{minipage}¤\begin{minipage}{.5\textwidth}¤\input{text/&quot;&amp;[.D1922]&amp;&quot;}¤\end{minipage}&quot;" office:value-type="string" office:string-value="\begin{minipage}{.5\textwidth}¤\input{text/110l.txt}¤\end{minipage}¤\begin{minipage}{.5\textwidth}¤\input{text/110r.txt}¤\end{minipage}" calcext:value-type="string">
            <text:p>\begin{minipage}{.5\textwidth}¤\input{text/110l.txt}¤\end{minipage}¤\begin{minipage}{.5\textwidth}¤\input{text/110r.txt}¤\end{minipage}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110l.txt</text:p>
          </table:table-cell>
          <table:table-cell office:value-type="string" calcext:value-type="string">
            <text:p>11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8==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11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1.png-02.png} 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11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932]&amp;&quot;}¤\end{minipage}¤\begin{minipage}{.5\textwidth}¤\includegraphics[width=.5\textwidth,frame]{burst/2col/&quot;&amp;[.D1932]&amp;&quot;}¤\end{minipage}&quot;" office:value-type="string" office:string-value="\begin{minipage}{.5\textwidth}¤\includegraphics[width=.5\textwidth,frame]{burst/2col/111.png-05_1L.png}¤\end{minipage}¤\begin{minipage}{.5\textwidth}¤\includegraphics[width=.5\textwidth,frame]{burst/2col/111.png-05_2R.png}¤\end{minipage}" calcext:value-type="string">
            <text:p>\begin{minipage}{.5\textwidth}¤\includegraphics[width=.5\textwidth,frame]{burst/2col/111.png-05_1L.png}¤\end{minipage}¤\begin{minipage}{.5\textwidth}¤\includegraphics[width=.5\textwidth,frame]{burst/2col/111.png-05_2R.png}¤\end{minipage}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111.png-05_1L.png</text:p>
          </table:table-cell>
          <table:table-cell office:value-type="string" calcext:value-type="string">
            <text:p>111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44}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11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1.png-07.png} 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111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942]&amp;&quot;}¤\end{minipage}¤\begin{minipage}{.5\textwidth}¤\input{text/&quot;&amp;[.D1942]&amp;&quot;}¤\end{minipage}&quot;" office:value-type="string" office:string-value="\begin{minipage}{.5\textwidth}¤\input{text/111l.txt}¤\end{minipage}¤\begin{minipage}{.5\textwidth}¤\input{text/111r.txt}¤\end{minipage}" calcext:value-type="string">
            <text:p>\begin{minipage}{.5\textwidth}¤\input{text/111l.txt}¤\end{minipage}¤\begin{minipage}{.5\textwidth}¤\input{text/111r.txt}¤\end{minipage}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111l.txt</text:p>
          </table:table-cell>
          <table:table-cell office:value-type="string" calcext:value-type="string">
            <text:p>11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09==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11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2.png-02.png} 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11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1954]&amp;&quot;}¤\end{minipage}¤\begin{minipage}{.5\textwidth}¤\input{text/&quot;&amp;[.D1954]&amp;&quot;}¤\end{minipage}&quot;" office:value-type="string" office:string-value="\begin{minipage}{.5\textwidth}¤\input{text/112l.txt}¤\end{minipage}¤\begin{minipage}{.5\textwidth}¤\input{text/112r.txt}¤\end{minipage}" calcext:value-type="string">
            <text:p>\begin{minipage}{.5\textwidth}¤\input{text/112l.txt}¤\end{minipage}¤\begin{minipage}{.5\textwidth}¤\input{text/112r.txt}¤\end{minipage}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112l.txt</text:p>
          </table:table-cell>
          <table:table-cell office:value-type="string" calcext:value-type="string">
            <text:p>11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03" calcext:value-type="float">
            <text:p>28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10==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11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3.png-02.png} 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11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1962]&amp;&quot;}¤\end{minipage}¤\begin{minipage}{.5\textwidth}¤\includegraphics[width=.5\textwidth,frame]{burst/2col/&quot;&amp;[.D1962]&amp;&quot;}¤\end{minipage}&quot;" office:value-type="string" office:string-value="\begin{minipage}{.5\textwidth}¤\includegraphics[width=.5\textwidth,frame]{burst/2col/113.png-03_1L.png}¤\end{minipage}¤\begin{minipage}{.5\textwidth}¤\includegraphics[width=.5\textwidth,frame]{burst/2col/113.png-03_2R.png}¤\end{minipage}" calcext:value-type="string">
            <text:p>\begin{minipage}{.5\textwidth}¤\includegraphics[width=.5\textwidth,frame]{burst/2col/113.png-03_1L.png}¤\end{minipage}¤\begin{minipage}{.5\textwidth}¤\includegraphics[width=.5\textwidth,frame]{burst/2col/113.png-03_2R.png}¤\end{minipage}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113.png-03_1L.png</text:p>
          </table:table-cell>
          <table:table-cell office:value-type="string" calcext:value-type="string">
            <text:p>113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12" calcext:value-type="float">
            <text:p>28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3.png-04.png} 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113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968]&amp;&quot;}¤\end{minipage}¤\begin{minipage}{.5\textwidth}¤\input{text/&quot;&amp;[.D1968]&amp;&quot;}¤\end{minipage}&quot;" office:value-type="string" office:string-value="\begin{minipage}{.5\textwidth}¤\input{text/113l.txt}¤\end{minipage}¤\begin{minipage}{.5\textwidth}¤\input{text/113r.txt}¤\end{minipage}" calcext:value-type="string">
            <text:p>\begin{minipage}{.5\textwidth}¤\input{text/113l.txt}¤\end{minipage}¤\begin{minipage}{.5\textwidth}¤\input{text/113r.txt}¤\end{minipage}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113l.txt</text:p>
          </table:table-cell>
          <table:table-cell office:value-type="string" calcext:value-type="string">
            <text:p>11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1==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11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4.png-02.png} 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11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1977]&amp;&quot;}¤\end{minipage}¤\begin{minipage}{.5\textwidth}¤\includegraphics[width=.5\textwidth,frame]{burst/2col/&quot;&amp;[.D1977]&amp;&quot;}¤\end{minipage}&quot;" office:value-type="string" office:string-value="\begin{minipage}{.5\textwidth}¤\includegraphics[width=.5\textwidth,frame]{burst/2col/114.png-04_1L.png}¤\end{minipage}¤\begin{minipage}{.5\textwidth}¤\includegraphics[width=.5\textwidth,frame]{burst/2col/114.png-04_2R.png}¤\end{minipage}" calcext:value-type="string">
            <text:p>\begin{minipage}{.5\textwidth}¤\includegraphics[width=.5\textwidth,frame]{burst/2col/114.png-04_1L.png}¤\end{minipage}¤\begin{minipage}{.5\textwidth}¤\includegraphics[width=.5\textwidth,frame]{burst/2col/114.png-04_2R.png}¤\end{minipage}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114.png-04_1L.png</text:p>
          </table:table-cell>
          <table:table-cell office:value-type="string" calcext:value-type="string">
            <text:p>114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4.png-05.png} 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114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1987]&amp;&quot;}¤\end{minipage}¤\begin{minipage}{.5\textwidth}¤\input{text/&quot;&amp;[.D1987]&amp;&quot;}¤\end{minipage}&quot;" office:value-type="string" office:string-value="\begin{minipage}{.5\textwidth}¤\input{text/114l.txt}¤\end{minipage}¤\begin{minipage}{.5\textwidth}¤\input{text/114r.txt}¤\end{minipage}" calcext:value-type="string">
            <text:p>\begin{minipage}{.5\textwidth}¤\input{text/114l.txt}¤\end{minipage}¤\begin{minipage}{.5\textwidth}¤\input{text/114r.txt}¤\end{minipage}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114l.txt</text:p>
          </table:table-cell>
          <table:table-cell office:value-type="string" calcext:value-type="string">
            <text:p>11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2==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11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5}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11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54" calcext:value-type="float">
            <text:p>28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5.png-03.png} 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115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000]&amp;&quot;}¤\end{minipage}¤\begin{minipage}{.5\textwidth}¤\input{text/&quot;&amp;[.D2000]&amp;&quot;}¤\end{minipage}&quot;" office:value-type="string" office:string-value="\begin{minipage}{.5\textwidth}¤\input{text/115l.txt}¤\end{minipage}¤\begin{minipage}{.5\textwidth}¤\input{text/115r.txt}¤\end{minipage}" calcext:value-type="string">
            <text:p>\begin{minipage}{.5\textwidth}¤\input{text/115l.txt}¤\end{minipage}¤\begin{minipage}{.5\textwidth}¤\input{text/115r.txt}¤\end{minipage}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115l.txt</text:p>
          </table:table-cell>
          <table:table-cell office:value-type="string" calcext:value-type="string">
            <text:p>11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67" calcext:value-type="float">
            <text:p>28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13==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11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6.png-02.png} 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11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008]&amp;&quot;}¤\end{minipage}¤\begin{minipage}{.5\textwidth}¤\includegraphics[width=.5\textwidth,frame]{burst/2col/&quot;&amp;[.D2008]&amp;&quot;}¤\end{minipage}&quot;" office:value-type="string" office:string-value="\begin{minipage}{.5\textwidth}¤\includegraphics[width=.5\textwidth,frame]{burst/2col/116.png-03_1L.png}¤\end{minipage}¤\begin{minipage}{.5\textwidth}¤\includegraphics[width=.5\textwidth,frame]{burst/2col/116.png-03_2R.png}¤\end{minipage}" calcext:value-type="string">
            <text:p>\begin{minipage}{.5\textwidth}¤\includegraphics[width=.5\textwidth,frame]{burst/2col/116.png-03_1L.png}¤\end{minipage}¤\begin{minipage}{.5\textwidth}¤\includegraphics[width=.5\textwidth,frame]{burst/2col/116.png-03_2R.png}¤\end{minipage}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116.png-03_1L.png</text:p>
          </table:table-cell>
          <table:table-cell office:value-type="string" calcext:value-type="string">
            <text:p>116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6.png-04.png} 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116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013]&amp;&quot;}¤\end{minipage}¤\begin{minipage}{.5\textwidth}¤\input{text/&quot;&amp;[.D2013]&amp;&quot;}¤\end{minipage}&quot;" office:value-type="string" office:string-value="\begin{minipage}{.5\textwidth}¤\input{text/116l.txt}¤\end{minipage}¤\begin{minipage}{.5\textwidth}¤\input{text/116r.txt}¤\end{minipage}" calcext:value-type="string">
            <text:p>\begin{minipage}{.5\textwidth}¤\input{text/116l.txt}¤\end{minipage}¤\begin{minipage}{.5\textwidth}¤\input{text/116r.txt}¤\end{minipage}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116l.txt</text:p>
          </table:table-cell>
          <table:table-cell office:value-type="string" calcext:value-type="string">
            <text:p>11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14==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11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7.png-02.png} 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11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117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7.png-06.png} 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117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030]&amp;&quot;}¤\end{minipage}¤\begin{minipage}{.5\textwidth}¤\includegraphics[width=.5\textwidth,frame]{burst/2col/&quot;&amp;[.D2030]&amp;&quot;}¤\end{minipage}&quot;" office:value-type="string" office:string-value="\begin{minipage}{.5\textwidth}¤\includegraphics[width=.5\textwidth,frame]{burst/2col/117.png-10_1L.png}¤\end{minipage}¤\begin{minipage}{.5\textwidth}¤\includegraphics[width=.5\textwidth,frame]{burst/2col/117.png-10_2R.png}¤\end{minipage}" calcext:value-type="string">
            <text:p>\begin{minipage}{.5\textwidth}¤\includegraphics[width=.5\textwidth,frame]{burst/2col/117.png-10_1L.png}¤\end{minipage}¤\begin{minipage}{.5\textwidth}¤\includegraphics[width=.5\textwidth,frame]{burst/2col/117.png-10_2R.png}¤\end{minipage}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117.png-10_1L.png</text:p>
          </table:table-cell>
          <table:table-cell office:value-type="string" calcext:value-type="string">
            <text:p>117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032]&amp;&quot;}¤\end{minipage}¤\begin{minipage}{.5\textwidth}¤\input{text/&quot;&amp;[.D2032]&amp;&quot;}¤\end{minipage}&quot;" office:value-type="string" office:string-value="\begin{minipage}{.5\textwidth}¤\input{text/117l.txt}¤\end{minipage}¤\begin{minipage}{.5\textwidth}¤\input{text/117r.txt}¤\end{minipage}" calcext:value-type="string">
            <text:p>\begin{minipage}{.5\textwidth}¤\input{text/117l.txt}¤\end{minipage}¤\begin{minipage}{.5\textwidth}¤\input{text/117r.txt}¤\end{minipage}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117l.txt</text:p>
          </table:table-cell>
          <table:table-cell office:value-type="string" calcext:value-type="string">
            <text:p>11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5==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11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6}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118.png-0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18.png-03.png} 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11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043]&amp;&quot;}¤\end{minipage}¤\begin{minipage}{.5\textwidth}¤\includegraphics[width=.5\textwidth,frame]{burst/2col/&quot;&amp;[.D2043]&amp;&quot;}¤\end{minipage}&quot;" office:value-type="string" office:string-value="\begin{minipage}{.5\textwidth}¤\includegraphics[width=.5\textwidth,frame]{burst/2col/118.png-05_1L.png}¤\end{minipage}¤\begin{minipage}{.5\textwidth}¤\includegraphics[width=.5\textwidth,frame]{burst/2col/118.png-05_2R.png}¤\end{minipage}" calcext:value-type="string">
            <text:p>\begin{minipage}{.5\textwidth}¤\includegraphics[width=.5\textwidth,frame]{burst/2col/118.png-05_1L.png}¤\end{minipage}¤\begin{minipage}{.5\textwidth}¤\includegraphics[width=.5\textwidth,frame]{burst/2col/118.png-05_2R.png}¤\end{minipage}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118.png-05_1L.png</text:p>
          </table:table-cell>
          <table:table-cell office:value-type="string" calcext:value-type="string">
            <text:p>118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045]&amp;&quot;}¤\end{minipage}¤\begin{minipage}{.5\textwidth}¤\input{text/&quot;&amp;[.D2045]&amp;&quot;}¤\end{minipage}&quot;" office:value-type="string" office:string-value="\begin{minipage}{.5\textwidth}¤\input{text/118l.txt}¤\end{minipage}¤\begin{minipage}{.5\textwidth}¤\input{text/118r.txt}¤\end{minipage}" calcext:value-type="string">
            <text:p>\begin{minipage}{.5\textwidth}¤\input{text/118l.txt}¤\end{minipage}¤\begin{minipage}{.5\textwidth}¤\input{text/118r.txt}¤\end{minipage}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118l.txt</text:p>
          </table:table-cell>
          <table:table-cell office:value-type="string" calcext:value-type="string">
            <text:p>11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6==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11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051]&amp;&quot;}¤\end{minipage}¤\begin{minipage}{.5\textwidth}¤\includegraphics[width=.5\textwidth,frame]{burst/2col/&quot;&amp;[.D2051]&amp;&quot;}¤\end{minipage}&quot;" office:value-type="string" office:string-value="\begin{minipage}{.5\textwidth}¤\includegraphics[width=.5\textwidth,frame]{burst/2col/119.png-02_1L.png}¤\end{minipage}¤\begin{minipage}{.5\textwidth}¤\includegraphics[width=.5\textwidth,frame]{burst/2col/119.png-02_2R.png}¤\end{minipage}" calcext:value-type="string">
            <text:p>\begin{minipage}{.5\textwidth}¤\includegraphics[width=.5\textwidth,frame]{burst/2col/119.png-02_1L.png}¤\end{minipage}¤\begin{minipage}{.5\textwidth}¤\includegraphics[width=.5\textwidth,frame]{burst/2col/119.png-02_2R.png}¤\end{minipage}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119.png-02_1L.png</text:p>
          </table:table-cell>
          <table:table-cell office:value-type="string" calcext:value-type="string">
            <text:p>11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9.png-03.png} 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11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4" calcext:value-type="float">
            <text:p>29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7}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119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19.png-08.png} 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119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067]&amp;&quot;}¤\end{minipage}¤\begin{minipage}{.5\textwidth}¤\input{text/&quot;&amp;[.D2067]&amp;&quot;}¤\end{minipage}&quot;" office:value-type="string" office:string-value="\begin{minipage}{.5\textwidth}¤\input{text/119l.txt}¤\end{minipage}¤\begin{minipage}{.5\textwidth}¤\input{text/119r.txt}¤\end{minipage}" calcext:value-type="string">
            <text:p>\begin{minipage}{.5\textwidth}¤\input{text/119l.txt}¤\end{minipage}¤\begin{minipage}{.5\textwidth}¤\input{text/119r.txt}¤\end{minipage}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119l.txt</text:p>
          </table:table-cell>
          <table:table-cell office:value-type="string" calcext:value-type="string">
            <text:p>11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17==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12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0.png-02.png} 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12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076]&amp;&quot;}¤\end{minipage}¤\begin{minipage}{.5\textwidth}¤\includegraphics[width=.5\textwidth,frame]{burst/2col/&quot;&amp;[.D2076]&amp;&quot;}¤\end{minipage}&quot;" office:value-type="string" office:string-value="\begin{minipage}{.5\textwidth}¤\includegraphics[width=.5\textwidth,frame]{burst/2col/120.png-04_1L.png}¤\end{minipage}¤\begin{minipage}{.5\textwidth}¤\includegraphics[width=.5\textwidth,frame]{burst/2col/120.png-04_2R.png}¤\end{minipage}" calcext:value-type="string">
            <text:p>\begin{minipage}{.5\textwidth}¤\includegraphics[width=.5\textwidth,frame]{burst/2col/120.png-04_1L.png}¤\end{minipage}¤\begin{minipage}{.5\textwidth}¤\includegraphics[width=.5\textwidth,frame]{burst/2col/120.png-04_2R.png}¤\end{minipage}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120.png-04_1L.png</text:p>
          </table:table-cell>
          <table:table-cell office:value-type="string" calcext:value-type="string">
            <text:p>120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68" calcext:value-type="float">
            <text:p>29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0.png-05.png} 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120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081]&amp;&quot;}¤\end{minipage}¤\begin{minipage}{.5\textwidth}¤\input{text/&quot;&amp;[.D2081]&amp;&quot;}¤\end{minipage}&quot;" office:value-type="string" office:string-value="\begin{minipage}{.5\textwidth}¤\input{text/120l.txt}¤\end{minipage}¤\begin{minipage}{.5\textwidth}¤\input{text/120r.txt}¤\end{minipage}" calcext:value-type="string">
            <text:p>\begin{minipage}{.5\textwidth}¤\input{text/120l.txt}¤\end{minipage}¤\begin{minipage}{.5\textwidth}¤\input{text/120r.txt}¤\end{minipage}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120l.txt</text:p>
          </table:table-cell>
          <table:table-cell office:value-type="string" calcext:value-type="string">
            <text:p>12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18==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12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1.png-02.png} 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12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093]&amp;&quot;}¤\end{minipage}¤\begin{minipage}{.5\textwidth}¤\includegraphics[width=.5\textwidth,frame]{burst/2col/&quot;&amp;[.D2093]&amp;&quot;}¤\end{minipage}&quot;" office:value-type="string" office:string-value="\begin{minipage}{.5\textwidth}¤\includegraphics[width=.5\textwidth,frame]{burst/2col/121.png-07_1L.png}¤\end{minipage}¤\begin{minipage}{.5\textwidth}¤\includegraphics[width=.5\textwidth,frame]{burst/2col/121.png-07_2R.png}¤\end{minipage}" calcext:value-type="string">
            <text:p>\begin{minipage}{.5\textwidth}¤\includegraphics[width=.5\textwidth,frame]{burst/2col/121.png-07_1L.png}¤\end{minipage}¤\begin{minipage}{.5\textwidth}¤\includegraphics[width=.5\textwidth,frame]{burst/2col/121.png-07_2R.png}¤\end{minipage}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121.png-07_1L.png</text:p>
          </table:table-cell>
          <table:table-cell office:value-type="string" calcext:value-type="string">
            <text:p>121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92" calcext:value-type="float">
            <text:p>299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121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1.png-09.png} 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121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105]&amp;&quot;}¤\end{minipage}¤\begin{minipage}{.5\textwidth}¤\input{text/&quot;&amp;[.D2105]&amp;&quot;}¤\end{minipage}&quot;" office:value-type="string" office:string-value="\begin{minipage}{.5\textwidth}¤\input{text/121l.txt}¤\end{minipage}¤\begin{minipage}{.5\textwidth}¤\input{text/121r.txt}¤\end{minipage}" calcext:value-type="string">
            <text:p>\begin{minipage}{.5\textwidth}¤\input{text/121l.txt}¤\end{minipage}¤\begin{minipage}{.5\textwidth}¤\input{text/121r.txt}¤\end{minipage}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121l.txt</text:p>
          </table:table-cell>
          <table:table-cell office:value-type="string" calcext:value-type="string">
            <text:p>12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19==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12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111]&amp;&quot;}¤\end{minipage}¤\begin{minipage}{.5\textwidth}¤\includegraphics[width=.5\textwidth,frame]{burst/2col/&quot;&amp;[.D2111]&amp;&quot;}¤\end{minipage}&quot;" office:value-type="string" office:string-value="\begin{minipage}{.5\textwidth}¤\includegraphics[width=.5\textwidth,frame]{burst/2col/122.png-02_1L.png}¤\end{minipage}¤\begin{minipage}{.5\textwidth}¤\includegraphics[width=.5\textwidth,frame]{burst/2col/122.png-02_2R.png}¤\end{minipage}" calcext:value-type="string">
            <text:p>\begin{minipage}{.5\textwidth}¤\includegraphics[width=.5\textwidth,frame]{burst/2col/122.png-02_1L.png}¤\end{minipage}¤\begin{minipage}{.5\textwidth}¤\includegraphics[width=.5\textwidth,frame]{burst/2col/122.png-02_2R.png}¤\end{minipage}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122.png-02_1L.png</text:p>
          </table:table-cell>
          <table:table-cell office:value-type="string" calcext:value-type="string">
            <text:p>12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8}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122.png-0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2.png-04.png} 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122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123]&amp;&quot;}¤\end{minipage}¤\begin{minipage}{.5\textwidth}¤\input{text/&quot;&amp;[.D2123]&amp;&quot;}¤\end{minipage}&quot;" office:value-type="string" office:string-value="\begin{minipage}{.5\textwidth}¤\input{text/122l.txt}¤\end{minipage}¤\begin{minipage}{.5\textwidth}¤\input{text/122r.txt}¤\end{minipage}" calcext:value-type="string">
            <text:p>\begin{minipage}{.5\textwidth}¤\input{text/122l.txt}¤\end{minipage}¤\begin{minipage}{.5\textwidth}¤\input{text/122r.txt}¤\end{minipage}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122l.txt</text:p>
          </table:table-cell>
          <table:table-cell office:value-type="string" calcext:value-type="string">
            <text:p>12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20==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12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3.png-02.png} 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12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49" calcext:value-type="float">
            <text:p>30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55" calcext:value-type="float">
            <text:p>305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137]&amp;&quot;}¤\end{minipage}¤\begin{minipage}{.5\textwidth}¤\includegraphics[width=.5\textwidth,frame]{burst/2col/&quot;&amp;[.D2137]&amp;&quot;}¤\end{minipage}&quot;" office:value-type="string" office:string-value="\begin{minipage}{.5\textwidth}¤\includegraphics[width=.5\textwidth,frame]{burst/2col/123.png-09_1L.png}¤\end{minipage}¤\begin{minipage}{.5\textwidth}¤\includegraphics[width=.5\textwidth,frame]{burst/2col/123.png-09_2R.png}¤\end{minipage}" calcext:value-type="string">
            <text:p>\begin{minipage}{.5\textwidth}¤\includegraphics[width=.5\textwidth,frame]{burst/2col/123.png-09_1L.png}¤\end{minipage}¤\begin{minipage}{.5\textwidth}¤\includegraphics[width=.5\textwidth,frame]{burst/2col/123.png-09_2R.png}¤\end{minipage}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123.png-09_1L.png</text:p>
          </table:table-cell>
          <table:table-cell office:value-type="string" calcext:value-type="string">
            <text:p>123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3.png-10.png} 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123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59" calcext:value-type="float">
            <text:p>30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144]&amp;&quot;}¤\end{minipage}¤\begin{minipage}{.5\textwidth}¤\input{text/&quot;&amp;[.D2144]&amp;&quot;}¤\end{minipage}&quot;" office:value-type="string" office:string-value="\begin{minipage}{.5\textwidth}¤\input{text/123l.txt}¤\end{minipage}¤\begin{minipage}{.5\textwidth}¤\input{text/123r.txt}¤\end{minipage}" calcext:value-type="string">
            <text:p>\begin{minipage}{.5\textwidth}¤\input{text/123l.txt}¤\end{minipage}¤\begin{minipage}{.5\textwidth}¤\input{text/123r.txt}¤\end{minipage}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123l.txt</text:p>
          </table:table-cell>
          <table:table-cell office:value-type="string" calcext:value-type="string">
            <text:p>12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1==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12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4.png-02.png} 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12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49}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124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4.png-08.png} 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124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164]&amp;&quot;}¤\end{minipage}¤\begin{minipage}{.5\textwidth}¤\input{text/&quot;&amp;[.D2164]&amp;&quot;}¤\end{minipage}&quot;" office:value-type="string" office:string-value="\begin{minipage}{.5\textwidth}¤\input{text/124l.txt}¤\end{minipage}¤\begin{minipage}{.5\textwidth}¤\input{text/124r.txt}¤\end{minipage}" calcext:value-type="string">
            <text:p>\begin{minipage}{.5\textwidth}¤\input{text/124l.txt}¤\end{minipage}¤\begin{minipage}{.5\textwidth}¤\input{text/124r.txt}¤\end{minipage}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124l.txt</text:p>
          </table:table-cell>
          <table:table-cell office:value-type="string" calcext:value-type="string">
            <text:p>12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22==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12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5.png-02.png} 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12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04" calcext:value-type="float">
            <text:p>31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181]&amp;&quot;}¤\end{minipage}¤\begin{minipage}{.5\textwidth}¤\input{text/&quot;&amp;[.D2181]&amp;&quot;}¤\end{minipage}&quot;" office:value-type="string" office:string-value="\begin{minipage}{.5\textwidth}¤\input{text/125l.txt}¤\end{minipage}¤\begin{minipage}{.5\textwidth}¤\input{text/125r.txt}¤\end{minipage}" calcext:value-type="string">
            <text:p>\begin{minipage}{.5\textwidth}¤\input{text/125l.txt}¤\end{minipage}¤\begin{minipage}{.5\textwidth}¤\input{text/125r.txt}¤\end{minipage}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125l.txt</text:p>
          </table:table-cell>
          <table:table-cell office:value-type="string" calcext:value-type="string">
            <text:p>12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3==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12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6.png-02.png} 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12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192]&amp;&quot;}¤\end{minipage}¤\begin{minipage}{.5\textwidth}¤\includegraphics[width=.5\textwidth,frame]{burst/2col/&quot;&amp;[.D2192]&amp;&quot;}¤\end{minipage}&quot;" office:value-type="string" office:string-value="\begin{minipage}{.5\textwidth}¤\includegraphics[width=.5\textwidth,frame]{burst/2col/126.png-06_1L.png}¤\end{minipage}¤\begin{minipage}{.5\textwidth}¤\includegraphics[width=.5\textwidth,frame]{burst/2col/126.png-06_2R.png}¤\end{minipage}" calcext:value-type="string">
            <text:p>\begin{minipage}{.5\textwidth}¤\includegraphics[width=.5\textwidth,frame]{burst/2col/126.png-06_1L.png}¤\end{minipage}¤\begin{minipage}{.5\textwidth}¤\includegraphics[width=.5\textwidth,frame]{burst/2col/126.png-06_2R.png}¤\end{minipage}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126.png-06_1L.png</text:p>
          </table:table-cell>
          <table:table-cell office:value-type="string" calcext:value-type="string">
            <text:p>126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194]&amp;&quot;}¤\end{minipage}¤\begin{minipage}{.5\textwidth}¤\input{text/&quot;&amp;[.D2194]&amp;&quot;}¤\end{minipage}&quot;" office:value-type="string" office:string-value="\begin{minipage}{.5\textwidth}¤\input{text/126l.txt}¤\end{minipage}¤\begin{minipage}{.5\textwidth}¤\input{text/126r.txt}¤\end{minipage}" calcext:value-type="string">
            <text:p>\begin{minipage}{.5\textwidth}¤\input{text/126l.txt}¤\end{minipage}¤\begin{minipage}{.5\textwidth}¤\input{text/126r.txt}¤\end{minipage}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126l.txt</text:p>
          </table:table-cell>
          <table:table-cell office:value-type="string" calcext:value-type="string">
            <text:p>12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24==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12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200]&amp;&quot;}¤\end{minipage}¤\begin{minipage}{.5\textwidth}¤\includegraphics[width=.5\textwidth,frame]{burst/2col/&quot;&amp;[.D2200]&amp;&quot;}¤\end{minipage}&quot;" office:value-type="string" office:string-value="\begin{minipage}{.5\textwidth}¤\includegraphics[width=.5\textwidth,frame]{burst/2col/127.png-02_1L.png}¤\end{minipage}¤\begin{minipage}{.5\textwidth}¤\includegraphics[width=.5\textwidth,frame]{burst/2col/127.png-02_2R.png}¤\end{minipage}" calcext:value-type="string">
            <text:p>\begin{minipage}{.5\textwidth}¤\includegraphics[width=.5\textwidth,frame]{burst/2col/127.png-02_1L.png}¤\end{minipage}¤\begin{minipage}{.5\textwidth}¤\includegraphics[width=.5\textwidth,frame]{burst/2col/127.png-02_2R.png}¤\end{minipage}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127.png-02_1L.png</text:p>
          </table:table-cell>
          <table:table-cell office:value-type="string" calcext:value-type="string">
            <text:p>12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7.png-03.png} 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12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54" calcext:value-type="float">
            <text:p>31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58" calcext:value-type="float">
            <text:p>31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127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7.png-10.png} 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127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66" calcext:value-type="float">
            <text:p>31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215]&amp;&quot;}¤\end{minipage}¤\begin{minipage}{.5\textwidth}¤\input{text/&quot;&amp;[.D2215]&amp;&quot;}¤\end{minipage}&quot;" office:value-type="string" office:string-value="\begin{minipage}{.5\textwidth}¤\input{text/127l.txt}¤\end{minipage}¤\begin{minipage}{.5\textwidth}¤\input{text/127r.txt}¤\end{minipage}" calcext:value-type="string">
            <text:p>\begin{minipage}{.5\textwidth}¤\input{text/127l.txt}¤\end{minipage}¤\begin{minipage}{.5\textwidth}¤\input{text/127r.txt}¤\end{minipage}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127l.txt</text:p>
          </table:table-cell>
          <table:table-cell office:value-type="string" calcext:value-type="string">
            <text:p>12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74" calcext:value-type="float">
            <text:p>31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5==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12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76" calcext:value-type="float">
            <text:p>31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28.png-02.png} 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12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78" calcext:value-type="float">
            <text:p>31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82" calcext:value-type="float">
            <text:p>318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224]&amp;&quot;}¤\end{minipage}¤\begin{minipage}{.5\textwidth}¤\includegraphics[width=.5\textwidth,frame]{burst/2col/&quot;&amp;[.D2224]&amp;&quot;}¤\end{minipage}&quot;" office:value-type="string" office:string-value="\begin{minipage}{.5\textwidth}¤\includegraphics[width=.5\textwidth,frame]{burst/2col/128.png-04_1L.png}¤\end{minipage}¤\begin{minipage}{.5\textwidth}¤\includegraphics[width=.5\textwidth,frame]{burst/2col/128.png-04_2R.png}¤\end{minipage}" calcext:value-type="string">
            <text:p>\begin{minipage}{.5\textwidth}¤\includegraphics[width=.5\textwidth,frame]{burst/2col/128.png-04_1L.png}¤\end{minipage}¤\begin{minipage}{.5\textwidth}¤\includegraphics[width=.5\textwidth,frame]{burst/2col/128.png-04_2R.png}¤\end{minipage}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128.png-04_1L.png</text:p>
          </table:table-cell>
          <table:table-cell office:value-type="string" calcext:value-type="string">
            <text:p>128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84" calcext:value-type="float">
            <text:p>31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8.png-06.png} 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128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50}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128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8.png-08.png} 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128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91" calcext:value-type="float">
            <text:p>31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235]&amp;&quot;}¤\end{minipage}¤\begin{minipage}{.5\textwidth}¤\input{text/&quot;&amp;[.D2235]&amp;&quot;}¤\end{minipage}&quot;" office:value-type="string" office:string-value="\begin{minipage}{.5\textwidth}¤\input{text/128l.txt}¤\end{minipage}¤\begin{minipage}{.5\textwidth}¤\input{text/128r.txt}¤\end{minipage}" calcext:value-type="string">
            <text:p>\begin{minipage}{.5\textwidth}¤\input{text/128l.txt}¤\end{minipage}¤\begin{minipage}{.5\textwidth}¤\input{text/128r.txt}¤\end{minipage}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128l.txt</text:p>
          </table:table-cell>
          <table:table-cell office:value-type="string" calcext:value-type="string">
            <text:p>12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26==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2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29.png-02.png} 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12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09" calcext:value-type="float">
            <text:p>32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253]&amp;&quot;}¤\end{minipage}¤\begin{minipage}{.5\textwidth}¤\input{text/&quot;&amp;[.D2253]&amp;&quot;}¤\end{minipage}&quot;" office:value-type="string" office:string-value="\begin{minipage}{.5\textwidth}¤\input{text/129l.txt}¤\end{minipage}¤\begin{minipage}{.5\textwidth}¤\input{text/129r.txt}¤\end{minipage}" calcext:value-type="string">
            <text:p>\begin{minipage}{.5\textwidth}¤\input{text/129l.txt}¤\end{minipage}¤\begin{minipage}{.5\textwidth}¤\input{text/129r.txt}¤\end{minipage}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129l.txt</text:p>
          </table:table-cell>
          <table:table-cell office:value-type="string" calcext:value-type="string">
            <text:p>12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28" calcext:value-type="float">
            <text:p>3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7==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13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0.png-02.png} 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13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261]&amp;&quot;}¤\end{minipage}¤\begin{minipage}{.5\textwidth}¤\includegraphics[width=.5\textwidth,frame]{burst/2col/&quot;&amp;[.D2261]&amp;&quot;}¤\end{minipage}&quot;" office:value-type="string" office:string-value="\begin{minipage}{.5\textwidth}¤\includegraphics[width=.5\textwidth,frame]{burst/2col/130.png-03_1L.png}¤\end{minipage}¤\begin{minipage}{.5\textwidth}¤\includegraphics[width=.5\textwidth,frame]{burst/2col/130.png-03_2R.png}¤\end{minipage}" calcext:value-type="string">
            <text:p>\begin{minipage}{.5\textwidth}¤\includegraphics[width=.5\textwidth,frame]{burst/2col/130.png-03_1L.png}¤\end{minipage}¤\begin{minipage}{.5\textwidth}¤\includegraphics[width=.5\textwidth,frame]{burst/2col/130.png-03_2R.png}¤\end{minipage}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130.png-03_1L.png</text:p>
          </table:table-cell>
          <table:table-cell office:value-type="string" calcext:value-type="string">
            <text:p>130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37" calcext:value-type="float">
            <text:p>32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0.png-05.png} 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130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44" calcext:value-type="float">
            <text:p>32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46" calcext:value-type="float">
            <text:p>324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269]&amp;&quot;}¤\end{minipage}¤\begin{minipage}{.5\textwidth}¤\input{text/&quot;&amp;[.D2269]&amp;&quot;}¤\end{minipage}&quot;" office:value-type="string" office:string-value="\begin{minipage}{.5\textwidth}¤\input{text/130l.txt}¤\end{minipage}¤\begin{minipage}{.5\textwidth}¤\input{text/130r.txt}¤\end{minipage}" calcext:value-type="string">
            <text:p>\begin{minipage}{.5\textwidth}¤\input{text/130l.txt}¤\end{minipage}¤\begin{minipage}{.5\textwidth}¤\input{text/130r.txt}¤\end{minipage}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130l.txt</text:p>
          </table:table-cell>
          <table:table-cell office:value-type="string" calcext:value-type="string">
            <text:p>13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8==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13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52" calcext:value-type="float">
            <text:p>32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1.png-02.png} 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13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56" calcext:value-type="float">
            <text:p>32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51}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131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8" calcext:value-type="float">
            <text:p>32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1.png-05.png} 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131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282]&amp;&quot;}¤\end{minipage}¤\begin{minipage}{.5\textwidth}¤\input{text/&quot;&amp;[.D2282]&amp;&quot;}¤\end{minipage}&quot;" office:value-type="string" office:string-value="\begin{minipage}{.5\textwidth}¤\input{text/131l.txt}¤\end{minipage}¤\begin{minipage}{.5\textwidth}¤\input{text/131r.txt}¤\end{minipage}" calcext:value-type="string">
            <text:p>\begin{minipage}{.5\textwidth}¤\input{text/131l.txt}¤\end{minipage}¤\begin{minipage}{.5\textwidth}¤\input{text/131r.txt}¤\end{minipage}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131l.txt</text:p>
          </table:table-cell>
          <table:table-cell office:value-type="string" calcext:value-type="string">
            <text:p>13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66" calcext:value-type="float">
            <text:p>3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29==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13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2.png-02.png} 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13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78" calcext:value-type="float">
            <text:p>32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295]&amp;&quot;}¤\end{minipage}¤\begin{minipage}{.5\textwidth}¤\includegraphics[width=.5\textwidth,frame]{burst/2col/&quot;&amp;[.D2295]&amp;&quot;}¤\end{minipage}&quot;" office:value-type="string" office:string-value="\begin{minipage}{.5\textwidth}¤\includegraphics[width=.5\textwidth,frame]{burst/2col/132.png-08_1L.png}¤\end{minipage}¤\begin{minipage}{.5\textwidth}¤\includegraphics[width=.5\textwidth,frame]{burst/2col/132.png-08_2R.png}¤\end{minipage}" calcext:value-type="string">
            <text:p>\begin{minipage}{.5\textwidth}¤\includegraphics[width=.5\textwidth,frame]{burst/2col/132.png-08_1L.png}¤\end{minipage}¤\begin{minipage}{.5\textwidth}¤\includegraphics[width=.5\textwidth,frame]{burst/2col/132.png-08_2R.png}¤\end{minipage}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132.png-08_1L.png</text:p>
          </table:table-cell>
          <table:table-cell office:value-type="string" calcext:value-type="string">
            <text:p>132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84" calcext:value-type="float">
            <text:p>32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297]&amp;&quot;}¤\end{minipage}¤\begin{minipage}{.5\textwidth}¤\input{text/&quot;&amp;[.D2297]&amp;&quot;}¤\end{minipage}&quot;" office:value-type="string" office:string-value="\begin{minipage}{.5\textwidth}¤\input{text/132l.txt}¤\end{minipage}¤\begin{minipage}{.5\textwidth}¤\input{text/132r.txt}¤\end{minipage}" calcext:value-type="string">
            <text:p>\begin{minipage}{.5\textwidth}¤\input{text/132l.txt}¤\end{minipage}¤\begin{minipage}{.5\textwidth}¤\input{text/132r.txt}¤\end{minipage}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132l.txt</text:p>
          </table:table-cell>
          <table:table-cell office:value-type="string" calcext:value-type="string">
            <text:p>13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0==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13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304]&amp;&quot;}¤\end{minipage}¤\begin{minipage}{.5\textwidth}¤\includegraphics[width=.5\textwidth,frame]{burst/2col/&quot;&amp;[.D2304]&amp;&quot;}¤\end{minipage}&quot;" office:value-type="string" office:string-value="\begin{minipage}{.5\textwidth}¤\includegraphics[width=.5\textwidth,frame]{burst/2col/133.png-02_1L.png}¤\end{minipage}¤\begin{minipage}{.5\textwidth}¤\includegraphics[width=.5\textwidth,frame]{burst/2col/133.png-02_2R.png}¤\end{minipage}" calcext:value-type="string">
            <text:p>\begin{minipage}{.5\textwidth}¤\includegraphics[width=.5\textwidth,frame]{burst/2col/133.png-02_1L.png}¤\end{minipage}¤\begin{minipage}{.5\textwidth}¤\includegraphics[width=.5\textwidth,frame]{burst/2col/133.png-02_2R.png}¤\end{minipage}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133.png-02_1L.png</text:p>
          </table:table-cell>
          <table:table-cell office:value-type="string" calcext:value-type="string">
            <text:p>13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3.png-03.png} 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13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299" calcext:value-type="float">
            <text:p>32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05" calcext:value-type="float">
            <text:p>3305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33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07" calcext:value-type="float">
            <text:p>33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3.png-09.png} 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133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09" calcext:value-type="float">
            <text:p>33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319]&amp;&quot;}¤\end{minipage}¤\begin{minipage}{.5\textwidth}¤\input{text/&quot;&amp;[.D2319]&amp;&quot;}¤\end{minipage}&quot;" office:value-type="string" office:string-value="\begin{minipage}{.5\textwidth}¤\input{text/133l.txt}¤\end{minipage}¤\begin{minipage}{.5\textwidth}¤\input{text/133r.txt}¤\end{minipage}" calcext:value-type="string">
            <text:p>\begin{minipage}{.5\textwidth}¤\input{text/133l.txt}¤\end{minipage}¤\begin{minipage}{.5\textwidth}¤\input{text/133r.txt}¤\end{minipage}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133l.txt</text:p>
          </table:table-cell>
          <table:table-cell office:value-type="string" calcext:value-type="string">
            <text:p>13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18" calcext:value-type="float">
            <text:p>33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1==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13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4.png-02.png} 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13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29" calcext:value-type="float">
            <text:p>33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329]&amp;&quot;}¤\end{minipage}¤\begin{minipage}{.5\textwidth}¤\includegraphics[width=.5\textwidth,frame]{burst/2col/&quot;&amp;[.D2329]&amp;&quot;}¤\end{minipage}&quot;" office:value-type="string" office:string-value="\begin{minipage}{.5\textwidth}¤\includegraphics[width=.5\textwidth,frame]{burst/2col/134.png-05_1L.png}¤\end{minipage}¤\begin{minipage}{.5\textwidth}¤\includegraphics[width=.5\textwidth,frame]{burst/2col/134.png-05_2R.png}¤\end{minipage}" calcext:value-type="string">
            <text:p>\begin{minipage}{.5\textwidth}¤\includegraphics[width=.5\textwidth,frame]{burst/2col/134.png-05_1L.png}¤\end{minipage}¤\begin{minipage}{.5\textwidth}¤\includegraphics[width=.5\textwidth,frame]{burst/2col/134.png-05_2R.png}¤\end{minipage}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134.png-05_1L.png</text:p>
          </table:table-cell>
          <table:table-cell office:value-type="string" calcext:value-type="string">
            <text:p>134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2}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134.png-0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4.png-07.png} 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134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335]&amp;&quot;}¤\end{minipage}¤\begin{minipage}{.5\textwidth}¤\input{text/&quot;&amp;[.D2335]&amp;&quot;}¤\end{minipage}&quot;" office:value-type="string" office:string-value="\begin{minipage}{.5\textwidth}¤\input{text/134l.txt}¤\end{minipage}¤\begin{minipage}{.5\textwidth}¤\input{text/134r.txt}¤\end{minipage}" calcext:value-type="string">
            <text:p>\begin{minipage}{.5\textwidth}¤\input{text/134l.txt}¤\end{minipage}¤\begin{minipage}{.5\textwidth}¤\input{text/134r.txt}¤\end{minipage}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134l.txt</text:p>
          </table:table-cell>
          <table:table-cell office:value-type="string" calcext:value-type="string">
            <text:p>13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39" calcext:value-type="float">
            <text:p>3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2==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13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5.png-02.png} 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13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55" calcext:value-type="float">
            <text:p>335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348]&amp;&quot;}¤\end{minipage}¤\begin{minipage}{.5\textwidth}¤\input{text/&quot;&amp;[.D2348]&amp;&quot;}¤\end{minipage}&quot;" office:value-type="string" office:string-value="\begin{minipage}{.5\textwidth}¤\input{text/135l.txt}¤\end{minipage}¤\begin{minipage}{.5\textwidth}¤\input{text/135r.txt}¤\end{minipage}" calcext:value-type="string">
            <text:p>\begin{minipage}{.5\textwidth}¤\input{text/135l.txt}¤\end{minipage}¤\begin{minipage}{.5\textwidth}¤\input{text/135r.txt}¤\end{minipage}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135l.txt</text:p>
          </table:table-cell>
          <table:table-cell office:value-type="string" calcext:value-type="string">
            <text:p>13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3==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13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6.png-02.png} 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13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67" calcext:value-type="float">
            <text:p>33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359]&amp;&quot;}¤\end{minipage}¤\begin{minipage}{.5\textwidth}¤\includegraphics[width=.5\textwidth,frame]{burst/2col/&quot;&amp;[.D2359]&amp;&quot;}¤\end{minipage}&quot;" office:value-type="string" office:string-value="\begin{minipage}{.5\textwidth}¤\includegraphics[width=.5\textwidth,frame]{burst/2col/136.png-06_1L.png}¤\end{minipage}¤\begin{minipage}{.5\textwidth}¤\includegraphics[width=.5\textwidth,frame]{burst/2col/136.png-06_2R.png}¤\end{minipage}" calcext:value-type="string">
            <text:p>\begin{minipage}{.5\textwidth}¤\includegraphics[width=.5\textwidth,frame]{burst/2col/136.png-06_1L.png}¤\end{minipage}¤\begin{minipage}{.5\textwidth}¤\includegraphics[width=.5\textwidth,frame]{burst/2col/136.png-06_2R.png}¤\end{minipage}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136.png-06_1L.png</text:p>
          </table:table-cell>
          <table:table-cell office:value-type="string" calcext:value-type="string">
            <text:p>136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73" calcext:value-type="float">
            <text:p>33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361]&amp;&quot;}¤\end{minipage}¤\begin{minipage}{.5\textwidth}¤\input{text/&quot;&amp;[.D2361]&amp;&quot;}¤\end{minipage}&quot;" office:value-type="string" office:string-value="\begin{minipage}{.5\textwidth}¤\input{text/136l.txt}¤\end{minipage}¤\begin{minipage}{.5\textwidth}¤\input{text/136r.txt}¤\end{minipage}" calcext:value-type="string">
            <text:p>\begin{minipage}{.5\textwidth}¤\input{text/136l.txt}¤\end{minipage}¤\begin{minipage}{.5\textwidth}¤\input{text/136r.txt}¤\end{minipage}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136l.txt</text:p>
          </table:table-cell>
          <table:table-cell office:value-type="string" calcext:value-type="string">
            <text:p>13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76" calcext:value-type="float">
            <text:p>33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34==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13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7.png-02.png} 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13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137.png-0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89" calcext:value-type="float">
            <text:p>33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7.png-07.png} 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137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93" calcext:value-type="float">
            <text:p>33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395" calcext:value-type="float">
            <text:p>33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96" calcext:value-type="float">
            <text:p>339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378]&amp;&quot;}¤\end{minipage}¤\begin{minipage}{.5\textwidth}¤\input{text/&quot;&amp;[.D2378]&amp;&quot;}¤\end{minipage}&quot;" office:value-type="string" office:string-value="\begin{minipage}{.5\textwidth}¤\input{text/137l.txt}¤\end{minipage}¤\begin{minipage}{.5\textwidth}¤\input{text/137r.txt}¤\end{minipage}" calcext:value-type="string">
            <text:p>\begin{minipage}{.5\textwidth}¤\input{text/137l.txt}¤\end{minipage}¤\begin{minipage}{.5\textwidth}¤\input{text/137r.txt}¤\end{minipage}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137l.txt</text:p>
          </table:table-cell>
          <table:table-cell office:value-type="string" calcext:value-type="string">
            <text:p>13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35==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13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04" calcext:value-type="float">
            <text:p>340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384]&amp;&quot;}¤\end{minipage}¤\begin{minipage}{.5\textwidth}¤\includegraphics[width=.5\textwidth,frame]{burst/2col/&quot;&amp;[.D2384]&amp;&quot;}¤\end{minipage}&quot;" office:value-type="string" office:string-value="\begin{minipage}{.5\textwidth}¤\includegraphics[width=.5\textwidth,frame]{burst/2col/138.png-02_1L.png}¤\end{minipage}¤\begin{minipage}{.5\textwidth}¤\includegraphics[width=.5\textwidth,frame]{burst/2col/138.png-02_2R.png}¤\end{minipage}" calcext:value-type="string">
            <text:p>\begin{minipage}{.5\textwidth}¤\includegraphics[width=.5\textwidth,frame]{burst/2col/138.png-02_1L.png}¤\end{minipage}¤\begin{minipage}{.5\textwidth}¤\includegraphics[width=.5\textwidth,frame]{burst/2col/138.png-02_2R.png}¤\end{minipage}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138.png-02_1L.png</text:p>
          </table:table-cell>
          <table:table-cell office:value-type="string" calcext:value-type="string">
            <text:p>13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3}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13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8" calcext:value-type="float">
            <text:p>340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38.png-04.png} 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138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24" calcext:value-type="float">
            <text:p>342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397]&amp;&quot;}¤\end{minipage}¤\begin{minipage}{.5\textwidth}¤\input{text/&quot;&amp;[.D2397]&amp;&quot;}¤\end{minipage}&quot;" office:value-type="string" office:string-value="\begin{minipage}{.5\textwidth}¤\input{text/138l.txt}¤\end{minipage}¤\begin{minipage}{.5\textwidth}¤\input{text/138r.txt}¤\end{minipage}" calcext:value-type="string">
            <text:p>\begin{minipage}{.5\textwidth}¤\input{text/138l.txt}¤\end{minipage}¤\begin{minipage}{.5\textwidth}¤\input{text/138r.txt}¤\end{minipage}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138l.txt</text:p>
          </table:table-cell>
          <table:table-cell office:value-type="string" calcext:value-type="string">
            <text:p>13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36==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13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32" calcext:value-type="float">
            <text:p>34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403]&amp;&quot;}¤\end{minipage}¤\begin{minipage}{.5\textwidth}¤\includegraphics[width=.5\textwidth,frame]{burst/2col/&quot;&amp;[.D2403]&amp;&quot;}¤\end{minipage}&quot;" office:value-type="string" office:string-value="\begin{minipage}{.5\textwidth}¤\includegraphics[width=.5\textwidth,frame]{burst/2col/139.png-02_1L.png}¤\end{minipage}¤\begin{minipage}{.5\textwidth}¤\includegraphics[width=.5\textwidth,frame]{burst/2col/139.png-02_2R.png}¤\end{minipage}" calcext:value-type="string">
            <text:p>\begin{minipage}{.5\textwidth}¤\includegraphics[width=.5\textwidth,frame]{burst/2col/139.png-02_1L.png}¤\end{minipage}¤\begin{minipage}{.5\textwidth}¤\includegraphics[width=.5\textwidth,frame]{burst/2col/139.png-02_2R.png}¤\end{minipage}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139.png-02_1L.png</text:p>
          </table:table-cell>
          <table:table-cell office:value-type="string" calcext:value-type="string">
            <text:p>13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34" calcext:value-type="float">
            <text:p>3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9.png-03.png} 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13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44" calcext:value-type="float">
            <text:p>3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4}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139.png-08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39.png-09.png} 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139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417]&amp;&quot;}¤\end{minipage}¤\begin{minipage}{.5\textwidth}¤\input{text/&quot;&amp;[.D2417]&amp;&quot;}¤\end{minipage}&quot;" office:value-type="string" office:string-value="\begin{minipage}{.5\textwidth}¤\input{text/139l.txt}¤\end{minipage}¤\begin{minipage}{.5\textwidth}¤\input{text/139r.txt}¤\end{minipage}" calcext:value-type="string">
            <text:p>\begin{minipage}{.5\textwidth}¤\input{text/139l.txt}¤\end{minipage}¤\begin{minipage}{.5\textwidth}¤\input{text/139r.txt}¤\end{minipage}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139l.txt</text:p>
          </table:table-cell>
          <table:table-cell office:value-type="string" calcext:value-type="string">
            <text:p>13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37==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14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0.png-02.png} 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14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9" calcext:value-type="float">
            <text:p>34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61" calcext:value-type="float">
            <text:p>34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63" calcext:value-type="float">
            <text:p>34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428]&amp;&quot;}¤\end{minipage}¤\begin{minipage}{.5\textwidth}¤\includegraphics[width=.5\textwidth,frame]{burst/2col/&quot;&amp;[.D2428]&amp;&quot;}¤\end{minipage}&quot;" office:value-type="string" office:string-value="\begin{minipage}{.5\textwidth}¤\includegraphics[width=.5\textwidth,frame]{burst/2col/140.png-06_1L.png}¤\end{minipage}¤\begin{minipage}{.5\textwidth}¤\includegraphics[width=.5\textwidth,frame]{burst/2col/140.png-06_2R.png}¤\end{minipage}" calcext:value-type="string">
            <text:p>\begin{minipage}{.5\textwidth}¤\includegraphics[width=.5\textwidth,frame]{burst/2col/140.png-06_1L.png}¤\end{minipage}¤\begin{minipage}{.5\textwidth}¤\includegraphics[width=.5\textwidth,frame]{burst/2col/140.png-06_2R.png}¤\end{minipage}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140.png-06_1L.png</text:p>
          </table:table-cell>
          <table:table-cell office:value-type="string" calcext:value-type="string">
            <text:p>140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0.png-07.png} 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140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73" calcext:value-type="float">
            <text:p>34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435]&amp;&quot;}¤\end{minipage}¤\begin{minipage}{.5\textwidth}¤\input{text/&quot;&amp;[.D2435]&amp;&quot;}¤\end{minipage}&quot;" office:value-type="string" office:string-value="\begin{minipage}{.5\textwidth}¤\input{text/140l.txt}¤\end{minipage}¤\begin{minipage}{.5\textwidth}¤\input{text/140r.txt}¤\end{minipage}" calcext:value-type="string">
            <text:p>\begin{minipage}{.5\textwidth}¤\input{text/140l.txt}¤\end{minipage}¤\begin{minipage}{.5\textwidth}¤\input{text/140r.txt}¤\end{minipage}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140l.txt</text:p>
          </table:table-cell>
          <table:table-cell office:value-type="string" calcext:value-type="string">
            <text:p>14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8==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14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14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1.png-03.png} 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14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446]&amp;&quot;}¤\end{minipage}¤\begin{minipage}{.5\textwidth}¤\includegraphics[width=.5\textwidth,frame]{burst/2col/&quot;&amp;[.D2446]&amp;&quot;}¤\end{minipage}&quot;" office:value-type="string" office:string-value="\begin{minipage}{.5\textwidth}¤\includegraphics[width=.5\textwidth,frame]{burst/2col/141.png-05_1L.png}¤\end{minipage}¤\begin{minipage}{.5\textwidth}¤\includegraphics[width=.5\textwidth,frame]{burst/2col/141.png-05_2R.png}¤\end{minipage}" calcext:value-type="string">
            <text:p>\begin{minipage}{.5\textwidth}¤\includegraphics[width=.5\textwidth,frame]{burst/2col/141.png-05_1L.png}¤\end{minipage}¤\begin{minipage}{.5\textwidth}¤\includegraphics[width=.5\textwidth,frame]{burst/2col/141.png-05_2R.png}¤\end{minipage}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141.png-05_1L.png</text:p>
          </table:table-cell>
          <table:table-cell office:value-type="string" calcext:value-type="string">
            <text:p>141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1.png-06.png} 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141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451]&amp;&quot;}¤\end{minipage}¤\begin{minipage}{.5\textwidth}¤\includegraphics[width=.5\textwidth,frame]{burst/2col/&quot;&amp;[.D2451]&amp;&quot;}¤\end{minipage}&quot;" office:value-type="string" office:string-value="\begin{minipage}{.5\textwidth}¤\includegraphics[width=.5\textwidth,frame]{burst/2col/141.png-07_1L.png}¤\end{minipage}¤\begin{minipage}{.5\textwidth}¤\includegraphics[width=.5\textwidth,frame]{burst/2col/141.png-07_2R.png}¤\end{minipage}" calcext:value-type="string">
            <text:p>\begin{minipage}{.5\textwidth}¤\includegraphics[width=.5\textwidth,frame]{burst/2col/141.png-07_1L.png}¤\end{minipage}¤\begin{minipage}{.5\textwidth}¤\includegraphics[width=.5\textwidth,frame]{burst/2col/141.png-07_2R.png}¤\end{minipage}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141.png-07_1L.png</text:p>
          </table:table-cell>
          <table:table-cell office:value-type="string" calcext:value-type="string">
            <text:p>141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55}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41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1.png-09.png} 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141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460]&amp;&quot;}¤\end{minipage}¤\begin{minipage}{.5\textwidth}¤\input{text/&quot;&amp;[.D2460]&amp;&quot;}¤\end{minipage}&quot;" office:value-type="string" office:string-value="\begin{minipage}{.5\textwidth}¤\input{text/141l.txt}¤\end{minipage}¤\begin{minipage}{.5\textwidth}¤\input{text/141r.txt}¤\end{minipage}" calcext:value-type="string">
            <text:p>\begin{minipage}{.5\textwidth}¤\input{text/141l.txt}¤\end{minipage}¤\begin{minipage}{.5\textwidth}¤\input{text/141r.txt}¤\end{minipage}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141l.txt</text:p>
          </table:table-cell>
          <table:table-cell office:value-type="string" calcext:value-type="string">
            <text:p>14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39==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14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2.png-02.png} 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14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475]&amp;&quot;}¤\end{minipage}¤\begin{minipage}{.5\textwidth}¤\includegraphics[width=.5\textwidth,frame]{burst/2col/&quot;&amp;[.D2475]&amp;&quot;}¤\end{minipage}&quot;" office:value-type="string" office:string-value="\begin{minipage}{.5\textwidth}¤\includegraphics[width=.5\textwidth,frame]{burst/2col/142.png-10_1L.png}¤\end{minipage}¤\begin{minipage}{.5\textwidth}¤\includegraphics[width=.5\textwidth,frame]{burst/2col/142.png-10_2R.png}¤\end{minipage}" calcext:value-type="string">
            <text:p>\begin{minipage}{.5\textwidth}¤\includegraphics[width=.5\textwidth,frame]{burst/2col/142.png-10_1L.png}¤\end{minipage}¤\begin{minipage}{.5\textwidth}¤\includegraphics[width=.5\textwidth,frame]{burst/2col/142.png-10_2R.png}¤\end{minipage}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142.png-10_1L.png</text:p>
          </table:table-cell>
          <table:table-cell office:value-type="string" calcext:value-type="string">
            <text:p>142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2.png-11.png} 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142.png-1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482]&amp;&quot;}¤\end{minipage}¤\begin{minipage}{.5\textwidth}¤\includegraphics[width=.5\textwidth,frame]{burst/2col/&quot;&amp;[.D2482]&amp;&quot;}¤\end{minipage}&quot;" office:value-type="string" office:string-value="\begin{minipage}{.5\textwidth}¤\includegraphics[width=.5\textwidth,frame]{burst/2col/142.png-14_1L.png}¤\end{minipage}¤\begin{minipage}{.5\textwidth}¤\includegraphics[width=.5\textwidth,frame]{burst/2col/142.png-14_2R.png}¤\end{minipage}" calcext:value-type="string">
            <text:p>\begin{minipage}{.5\textwidth}¤\includegraphics[width=.5\textwidth,frame]{burst/2col/142.png-14_1L.png}¤\end{minipage}¤\begin{minipage}{.5\textwidth}¤\includegraphics[width=.5\textwidth,frame]{burst/2col/142.png-14_2R.png}¤\end{minipage}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142.png-14_1L.png</text:p>
          </table:table-cell>
          <table:table-cell office:value-type="string" calcext:value-type="string">
            <text:p>142.png-1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484]&amp;&quot;}¤\end{minipage}¤\begin{minipage}{.5\textwidth}¤\input{text/&quot;&amp;[.D2484]&amp;&quot;}¤\end{minipage}&quot;" office:value-type="string" office:string-value="\begin{minipage}{.5\textwidth}¤\input{text/142l.txt}¤\end{minipage}¤\begin{minipage}{.5\textwidth}¤\input{text/142r.txt}¤\end{minipage}" calcext:value-type="string">
            <text:p>\begin{minipage}{.5\textwidth}¤\input{text/142l.txt}¤\end{minipage}¤\begin{minipage}{.5\textwidth}¤\input{text/142r.txt}¤\end{minipage}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142l.txt</text:p>
          </table:table-cell>
          <table:table-cell office:value-type="string" calcext:value-type="string">
            <text:p>14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6}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14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3.png-02.png} 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14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496]&amp;&quot;}¤\end{minipage}¤\begin{minipage}{.5\textwidth}¤\includegraphics[width=.5\textwidth,frame]{burst/2col/&quot;&amp;[.D2496]&amp;&quot;}¤\end{minipage}&quot;" office:value-type="string" office:string-value="\begin{minipage}{.5\textwidth}¤\includegraphics[width=.5\textwidth,frame]{burst/2col/143.png-07_1L.png}¤\end{minipage}¤\begin{minipage}{.5\textwidth}¤\includegraphics[width=.5\textwidth,frame]{burst/2col/143.png-07_2R.png}¤\end{minipage}" calcext:value-type="string">
            <text:p>\begin{minipage}{.5\textwidth}¤\includegraphics[width=.5\textwidth,frame]{burst/2col/143.png-07_1L.png}¤\end{minipage}¤\begin{minipage}{.5\textwidth}¤\includegraphics[width=.5\textwidth,frame]{burst/2col/143.png-07_2R.png}¤\end{minipage}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143.png-07_1L.png</text:p>
          </table:table-cell>
          <table:table-cell office:value-type="string" calcext:value-type="string">
            <text:p>143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498]&amp;&quot;}¤\end{minipage}¤\begin{minipage}{.5\textwidth}¤\input{text/&quot;&amp;[.D2498]&amp;&quot;}¤\end{minipage}&quot;" office:value-type="string" office:string-value="\begin{minipage}{.5\textwidth}¤\input{text/143l.txt}¤\end{minipage}¤\begin{minipage}{.5\textwidth}¤\input{text/143r.txt}¤\end{minipage}" calcext:value-type="string">
            <text:p>\begin{minipage}{.5\textwidth}¤\input{text/143l.txt}¤\end{minipage}¤\begin{minipage}{.5\textwidth}¤\input{text/143r.txt}¤\end{minipage}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143l.txt</text:p>
          </table:table-cell>
          <table:table-cell office:value-type="string" calcext:value-type="string">
            <text:p>14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4.png-01.png} 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14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14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4.png-04.png} 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144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511]&amp;&quot;}¤\end{minipage}¤\begin{minipage}{.5\textwidth}¤\includegraphics[width=.5\textwidth,frame]{burst/2col/&quot;&amp;[.D2511]&amp;&quot;}¤\end{minipage}&quot;" office:value-type="string" office:string-value="\begin{minipage}{.5\textwidth}¤\includegraphics[width=.5\textwidth,frame]{burst/2col/144.png-07_1L.png}¤\end{minipage}¤\begin{minipage}{.5\textwidth}¤\includegraphics[width=.5\textwidth,frame]{burst/2col/144.png-07_2R.png}¤\end{minipage}" calcext:value-type="string">
            <text:p>\begin{minipage}{.5\textwidth}¤\includegraphics[width=.5\textwidth,frame]{burst/2col/144.png-07_1L.png}¤\end{minipage}¤\begin{minipage}{.5\textwidth}¤\includegraphics[width=.5\textwidth,frame]{burst/2col/144.png-07_2R.png}¤\end{minipage}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144.png-07_1L.png</text:p>
          </table:table-cell>
          <table:table-cell office:value-type="string" calcext:value-type="string">
            <text:p>144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513]&amp;&quot;}¤\end{minipage}¤\begin{minipage}{.5\textwidth}¤\input{text/&quot;&amp;[.D2513]&amp;&quot;}¤\end{minipage}&quot;" office:value-type="string" office:string-value="\begin{minipage}{.5\textwidth}¤\input{text/144l.txt}¤\end{minipage}¤\begin{minipage}{.5\textwidth}¤\input{text/144r.txt}¤\end{minipage}" calcext:value-type="string">
            <text:p>\begin{minipage}{.5\textwidth}¤\input{text/144l.txt}¤\end{minipage}¤\begin{minipage}{.5\textwidth}¤\input{text/144r.txt}¤\end{minipage}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144l.txt</text:p>
          </table:table-cell>
          <table:table-cell office:value-type="string" calcext:value-type="string">
            <text:p>14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57}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14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5.png-02.png} 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14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523]&amp;&quot;}¤\end{minipage}¤\begin{minipage}{.5\textwidth}¤\includegraphics[width=.5\textwidth,frame]{burst/2col/&quot;&amp;[.D2523]&amp;&quot;}¤\end{minipage}&quot;" office:value-type="string" office:string-value="\begin{minipage}{.5\textwidth}¤\includegraphics[width=.5\textwidth,frame]{burst/2col/145.png-05_1L.png}¤\end{minipage}¤\begin{minipage}{.5\textwidth}¤\includegraphics[width=.5\textwidth,frame]{burst/2col/145.png-05_2R.png}¤\end{minipage}" calcext:value-type="string">
            <text:p>\begin{minipage}{.5\textwidth}¤\includegraphics[width=.5\textwidth,frame]{burst/2col/145.png-05_1L.png}¤\end{minipage}¤\begin{minipage}{.5\textwidth}¤\includegraphics[width=.5\textwidth,frame]{burst/2col/145.png-05_2R.png}¤\end{minipage}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45.png-05_1L.png</text:p>
          </table:table-cell>
          <table:table-cell office:value-type="string" calcext:value-type="string">
            <text:p>145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5.png-06.png} 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145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531]&amp;&quot;}¤\end{minipage}¤\begin{minipage}{.5\textwidth}¤\input{text/&quot;&amp;[.D2531]&amp;&quot;}¤\end{minipage}&quot;" office:value-type="string" office:string-value="\begin{minipage}{.5\textwidth}¤\input{text/145l.txt}¤\end{minipage}¤\begin{minipage}{.5\textwidth}¤\input{text/145r.txt}¤\end{minipage}" calcext:value-type="string">
            <text:p>\begin{minipage}{.5\textwidth}¤\input{text/145l.txt}¤\end{minipage}¤\begin{minipage}{.5\textwidth}¤\input{text/145r.txt}¤\end{minipage}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145l.txt</text:p>
          </table:table-cell>
          <table:table-cell office:value-type="string" calcext:value-type="string">
            <text:p>14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8}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14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6.png-02.png} 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14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545]&amp;&quot;}¤\end{minipage}¤\begin{minipage}{.5\textwidth}¤\input{text/&quot;&amp;[.D2545]&amp;&quot;}¤\end{minipage}&quot;" office:value-type="string" office:string-value="\begin{minipage}{.5\textwidth}¤\input{text/146l.txt}¤\end{minipage}¤\begin{minipage}{.5\textwidth}¤\input{text/146r.txt}¤\end{minipage}" calcext:value-type="string">
            <text:p>\begin{minipage}{.5\textwidth}¤\input{text/146l.txt}¤\end{minipage}¤\begin{minipage}{.5\textwidth}¤\input{text/146r.txt}¤\end{minipage}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146l.txt</text:p>
          </table:table-cell>
          <table:table-cell office:value-type="string" calcext:value-type="string">
            <text:p>14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47.png-01.png} 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14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552]&amp;&quot;}¤\end{minipage}¤\begin{minipage}{.5\textwidth}¤\includegraphics[width=.5\textwidth,frame]{burst/2col/&quot;&amp;[.D2552]&amp;&quot;}¤\end{minipage}&quot;" office:value-type="string" office:string-value="\begin{minipage}{.5\textwidth}¤\includegraphics[width=.5\textwidth,frame]{burst/2col/147.png-03_1L.png}¤\end{minipage}¤\begin{minipage}{.5\textwidth}¤\includegraphics[width=.5\textwidth,frame]{burst/2col/147.png-03_2R.png}¤\end{minipage}" calcext:value-type="string">
            <text:p>\begin{minipage}{.5\textwidth}¤\includegraphics[width=.5\textwidth,frame]{burst/2col/147.png-03_1L.png}¤\end{minipage}¤\begin{minipage}{.5\textwidth}¤\includegraphics[width=.5\textwidth,frame]{burst/2col/147.png-03_2R.png}¤\end{minipage}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147.png-03_1L.png</text:p>
          </table:table-cell>
          <table:table-cell office:value-type="string" calcext:value-type="string">
            <text:p>147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7.png-04.png} 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147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 office:value-type="string" calcext:value-type="string">
            <text:p>\subsection*{گرامر Gr. 22}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147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7.png-10.png} 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147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566]&amp;&quot;}¤\end{minipage}¤\begin{minipage}{.5\textwidth}¤\input{text/&quot;&amp;[.D2566]&amp;&quot;}¤\end{minipage}&quot;" office:value-type="string" office:string-value="\begin{minipage}{.5\textwidth}¤\input{text/147l.txt}¤\end{minipage}¤\begin{minipage}{.5\textwidth}¤\input{text/147r.txt}¤\end{minipage}" calcext:value-type="string">
            <text:p>\begin{minipage}{.5\textwidth}¤\input{text/147l.txt}¤\end{minipage}¤\begin{minipage}{.5\textwidth}¤\input{text/147r.txt}¤\end{minipage}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147l.txt</text:p>
          </table:table-cell>
          <table:table-cell office:value-type="string" calcext:value-type="string">
            <text:p>14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45==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14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8.png-02.png} 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14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71" calcext:value-type="float">
            <text:p>36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73" calcext:value-type="float">
            <text:p>36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79" calcext:value-type="float">
            <text:p>36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83" calcext:value-type="float">
            <text:p>36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59}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148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5" calcext:value-type="float">
            <text:p>3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8.png-10.png} 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148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586]&amp;&quot;}¤\end{minipage}¤\begin{minipage}{.5\textwidth}¤\input{text/&quot;&amp;[.D2586]&amp;&quot;}¤\end{minipage}&quot;" office:value-type="string" office:string-value="\begin{minipage}{.5\textwidth}¤\input{text/148l.txt}¤\end{minipage}¤\begin{minipage}{.5\textwidth}¤\input{text/148r.txt}¤\end{minipage}" calcext:value-type="string">
            <text:p>\begin{minipage}{.5\textwidth}¤\input{text/148l.txt}¤\end{minipage}¤\begin{minipage}{.5\textwidth}¤\input{text/148r.txt}¤\end{minipage}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148l.txt</text:p>
          </table:table-cell>
          <table:table-cell office:value-type="string" calcext:value-type="string">
            <text:p>14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96" calcext:value-type="float">
            <text:p>36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97" calcext:value-type="float">
            <text:p>36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699" calcext:value-type="float">
            <text:p>369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590]&amp;&quot;}¤\end{minipage}¤\begin{minipage}{.5\textwidth}¤\includegraphics[width=.5\textwidth,frame]{burst/2col/&quot;&amp;[.D2590]&amp;&quot;}¤\end{minipage}&quot;" office:value-type="string" office:string-value="\begin{minipage}{.5\textwidth}¤\includegraphics[width=.5\textwidth,frame]{burst/2col/149.png-01_1L.png}¤\end{minipage}¤\begin{minipage}{.5\textwidth}¤\includegraphics[width=.5\textwidth,frame]{burst/2col/149.png-01_2R.png}¤\end{minipage}" calcext:value-type="string">
            <text:p>\begin{minipage}{.5\textwidth}¤\includegraphics[width=.5\textwidth,frame]{burst/2col/149.png-01_1L.png}¤\end{minipage}¤\begin{minipage}{.5\textwidth}¤\includegraphics[width=.5\textwidth,frame]{burst/2col/149.png-01_2R.png}¤\end{minipage}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49.png-01_1L.png</text:p>
          </table:table-cell>
          <table:table-cell office:value-type="string" calcext:value-type="string">
            <text:p>149.png-0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9.png-03.png} 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14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0}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149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49.png-06.png} 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149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12" calcext:value-type="float">
            <text:p>37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18" calcext:value-type="float">
            <text:p>37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606]&amp;&quot;}¤\end{minipage}¤\begin{minipage}{.5\textwidth}¤\input{text/&quot;&amp;[.D2606]&amp;&quot;}¤\end{minipage}&quot;" office:value-type="string" office:string-value="\begin{minipage}{.5\textwidth}¤\input{text/149l.txt}¤\end{minipage}¤\begin{minipage}{.5\textwidth}¤\input{text/149r.txt}¤\end{minipage}" calcext:value-type="string">
            <text:p>\begin{minipage}{.5\textwidth}¤\input{text/149l.txt}¤\end{minipage}¤\begin{minipage}{.5\textwidth}¤\input{text/149r.txt}¤\end{minipage}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149l.txt</text:p>
          </table:table-cell>
          <table:table-cell office:value-type="string" calcext:value-type="string">
            <text:p>14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0.png-01.png} 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15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8" calcext:value-type="float">
            <text:p>37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613]&amp;&quot;}¤\end{minipage}¤\begin{minipage}{.5\textwidth}¤\includegraphics[width=.5\textwidth,frame]{burst/2col/&quot;&amp;[.D2613]&amp;&quot;}¤\end{minipage}&quot;" office:value-type="string" office:string-value="\begin{minipage}{.5\textwidth}¤\includegraphics[width=.5\textwidth,frame]{burst/2col/150.png-03_1L.png}¤\end{minipage}¤\begin{minipage}{.5\textwidth}¤\includegraphics[width=.5\textwidth,frame]{burst/2col/150.png-03_2R.png}¤\end{minipage}" calcext:value-type="string">
            <text:p>\begin{minipage}{.5\textwidth}¤\includegraphics[width=.5\textwidth,frame]{burst/2col/150.png-03_1L.png}¤\end{minipage}¤\begin{minipage}{.5\textwidth}¤\includegraphics[width=.5\textwidth,frame]{burst/2col/150.png-03_2R.png}¤\end{minipage}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150.png-03_1L.png</text:p>
          </table:table-cell>
          <table:table-cell office:value-type="string" calcext:value-type="string">
            <text:p>150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0.png-04.png} 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150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38" calcext:value-type="float">
            <text:p>3738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 Gr. 21}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150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0.png-07.png} 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150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42" calcext:value-type="float">
            <text:p>37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48" calcext:value-type="float">
            <text:p>37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625]&amp;&quot;}¤\end{minipage}¤\begin{minipage}{.5\textwidth}¤\input{text/&quot;&amp;[.D2625]&amp;&quot;}¤\end{minipage}&quot;" office:value-type="string" office:string-value="\begin{minipage}{.5\textwidth}¤\input{text/150l.txt}¤\end{minipage}¤\begin{minipage}{.5\textwidth}¤\input{text/150r.txt}¤\end{minipage}" calcext:value-type="string">
            <text:p>\begin{minipage}{.5\textwidth}¤\input{text/150l.txt}¤\end{minipage}¤\begin{minipage}{.5\textwidth}¤\input{text/150r.txt}¤\end{minipage}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150l.txt</text:p>
          </table:table-cell>
          <table:table-cell office:value-type="string" calcext:value-type="string">
            <text:p>15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48==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15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1.png-02.png} 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15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6" calcext:value-type="float">
            <text:p>37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66" calcext:value-type="float">
            <text:p>37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72" calcext:value-type="float">
            <text:p>37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74" calcext:value-type="float">
            <text:p>37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1}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151.png-1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1.png-16.png} 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151.png-1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651]&amp;&quot;}¤\end{minipage}¤\begin{minipage}{.5\textwidth}¤\input{text/&quot;&amp;[.D2651]&amp;&quot;}¤\end{minipage}&quot;" office:value-type="string" office:string-value="\begin{minipage}{.5\textwidth}¤\input{text/151l.txt}¤\end{minipage}¤\begin{minipage}{.5\textwidth}¤\input{text/151r.txt}¤\end{minipage}" calcext:value-type="string">
            <text:p>\begin{minipage}{.5\textwidth}¤\input{text/151l.txt}¤\end{minipage}¤\begin{minipage}{.5\textwidth}¤\input{text/151r.txt}¤\end{minipage}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151l.txt</text:p>
          </table:table-cell>
          <table:table-cell office:value-type="string" calcext:value-type="string">
            <text:p>15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93" calcext:value-type="float">
            <text:p>37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94" calcext:value-type="float">
            <text:p>37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2.png-01.png} 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15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6" calcext:value-type="float">
            <text:p>37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98" calcext:value-type="float">
            <text:p>37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08" calcext:value-type="float">
            <text:p>38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8" calcext:value-type="float">
            <text:p>38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668]&amp;&quot;}¤\end{minipage}¤\begin{minipage}{.5\textwidth}¤\includegraphics[width=.5\textwidth,frame]{burst/2col/&quot;&amp;[.D2668]&amp;&quot;}¤\end{minipage}&quot;" office:value-type="string" office:string-value="\begin{minipage}{.5\textwidth}¤\includegraphics[width=.5\textwidth,frame]{burst/2col/152.png-13_1L.png}¤\end{minipage}¤\begin{minipage}{.5\textwidth}¤\includegraphics[width=.5\textwidth,frame]{burst/2col/152.png-13_2R.png}¤\end{minipage}" calcext:value-type="string">
            <text:p>\begin{minipage}{.5\textwidth}¤\includegraphics[width=.5\textwidth,frame]{burst/2col/152.png-13_1L.png}¤\end{minipage}¤\begin{minipage}{.5\textwidth}¤\includegraphics[width=.5\textwidth,frame]{burst/2col/152.png-13_2R.png}¤\end{minipage}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152.png-13_1L.png</text:p>
          </table:table-cell>
          <table:table-cell office:value-type="string" calcext:value-type="string">
            <text:p>152.png-1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670]&amp;&quot;}¤\end{minipage}¤\begin{minipage}{.5\textwidth}¤\input{text/&quot;&amp;[.D2670]&amp;&quot;}¤\end{minipage}&quot;" office:value-type="string" office:string-value="\begin{minipage}{.5\textwidth}¤\input{text/152l.txt}¤\end{minipage}¤\begin{minipage}{.5\textwidth}¤\input{text/152r.txt}¤\end{minipage}" calcext:value-type="string">
            <text:p>\begin{minipage}{.5\textwidth}¤\input{text/152l.txt}¤\end{minipage}¤\begin{minipage}{.5\textwidth}¤\input{text/152r.txt}¤\end{minipage}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152l.txt</text:p>
          </table:table-cell>
          <table:table-cell office:value-type="string" calcext:value-type="string">
            <text:p>15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50==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15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676]&amp;&quot;}¤\end{minipage}¤\begin{minipage}{.5\textwidth}¤\includegraphics[width=.5\textwidth,frame]{burst/2col/&quot;&amp;[.D2676]&amp;&quot;}¤\end{minipage}&quot;" office:value-type="string" office:string-value="\begin{minipage}{.5\textwidth}¤\includegraphics[width=.5\textwidth,frame]{burst/2col/153.png-02_1L.png}¤\end{minipage}¤\begin{minipage}{.5\textwidth}¤\includegraphics[width=.5\textwidth,frame]{burst/2col/153.png-02_2R.png}¤\end{minipage}" calcext:value-type="string">
            <text:p>\begin{minipage}{.5\textwidth}¤\includegraphics[width=.5\textwidth,frame]{burst/2col/153.png-02_1L.png}¤\end{minipage}¤\begin{minipage}{.5\textwidth}¤\includegraphics[width=.5\textwidth,frame]{burst/2col/153.png-02_2R.png}¤\end{minipage}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153.png-02_1L.png</text:p>
          </table:table-cell>
          <table:table-cell office:value-type="string" calcext:value-type="string">
            <text:p>15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3.png-03.png} 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15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4" calcext:value-type="float">
            <text:p>38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2}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153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2" calcext:value-type="float">
            <text:p>38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3.png-08.png} 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153.png-0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4" calcext:value-type="float">
            <text:p>38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46" calcext:value-type="float">
            <text:p>38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52" calcext:value-type="float">
            <text:p>38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54" calcext:value-type="float">
            <text:p>38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55" calcext:value-type="float">
            <text:p>385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693]&amp;&quot;}¤\end{minipage}¤\begin{minipage}{.5\textwidth}¤\input{text/&quot;&amp;[.D2693]&amp;&quot;}¤\end{minipage}&quot;" office:value-type="string" office:string-value="\begin{minipage}{.5\textwidth}¤\input{text/153l.txt}¤\end{minipage}¤\begin{minipage}{.5\textwidth}¤\input{text/153r.txt}¤\end{minipage}" calcext:value-type="string">
            <text:p>\begin{minipage}{.5\textwidth}¤\input{text/153l.txt}¤\end{minipage}¤\begin{minipage}{.5\textwidth}¤\input{text/153r.txt}¤\end{minipage}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153l.txt</text:p>
          </table:table-cell>
          <table:table-cell office:value-type="string" calcext:value-type="string">
            <text:p>15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1==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154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61" calcext:value-type="float">
            <text:p>3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4.png-02.png} 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15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3" calcext:value-type="float">
            <text:p>38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67" calcext:value-type="float">
            <text:p>38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71" calcext:value-type="float">
            <text:p>38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704]&amp;&quot;}¤\end{minipage}¤\begin{minipage}{.5\textwidth}¤\includegraphics[width=.5\textwidth,frame]{burst/2col/&quot;&amp;[.D2704]&amp;&quot;}¤\end{minipage}&quot;" office:value-type="string" office:string-value="\begin{minipage}{.5\textwidth}¤\includegraphics[width=.5\textwidth,frame]{burst/2col/154.png-06_1L.png}¤\end{minipage}¤\begin{minipage}{.5\textwidth}¤\includegraphics[width=.5\textwidth,frame]{burst/2col/154.png-06_2R.png}¤\end{minipage}" calcext:value-type="string">
            <text:p>\begin{minipage}{.5\textwidth}¤\includegraphics[width=.5\textwidth,frame]{burst/2col/154.png-06_1L.png}¤\end{minipage}¤\begin{minipage}{.5\textwidth}¤\includegraphics[width=.5\textwidth,frame]{burst/2col/154.png-06_2R.png}¤\end{minipage}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154.png-06_1L.png</text:p>
          </table:table-cell>
          <table:table-cell office:value-type="string" calcext:value-type="string">
            <text:p>154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73" calcext:value-type="float">
            <text:p>3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4.png-07.png} 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154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81" calcext:value-type="float">
            <text:p>388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154.png-1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4.png-12.png} 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154.png-1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718]&amp;&quot;}¤\end{minipage}¤\begin{minipage}{.5\textwidth}¤\input{text/&quot;&amp;[.D2718]&amp;&quot;}¤\end{minipage}&quot;" office:value-type="string" office:string-value="\begin{minipage}{.5\textwidth}¤\input{text/154l.txt}¤\end{minipage}¤\begin{minipage}{.5\textwidth}¤\input{text/154r.txt}¤\end{minipage}" calcext:value-type="string">
            <text:p>\begin{minipage}{.5\textwidth}¤\input{text/154l.txt}¤\end{minipage}¤\begin{minipage}{.5\textwidth}¤\input{text/154r.txt}¤\end{minipage}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154l.txt</text:p>
          </table:table-cell>
          <table:table-cell office:value-type="string" calcext:value-type="string">
            <text:p>15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52==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15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5.png-02.png} 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15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9" calcext:value-type="float">
            <text:p>38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07" calcext:value-type="float">
            <text:p>39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09" calcext:value-type="float">
            <text:p>39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11" calcext:value-type="float">
            <text:p>39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3}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155.png-10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5.png-11.png} 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155.png-1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19" calcext:value-type="float">
            <text:p>39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21" calcext:value-type="float">
            <text:p>39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740]&amp;&quot;}¤\end{minipage}¤\begin{minipage}{.5\textwidth}¤\input{text/&quot;&amp;[.D2740]&amp;&quot;}¤\end{minipage}&quot;" office:value-type="string" office:string-value="\begin{minipage}{.5\textwidth}¤\input{text/155l.txt}¤\end{minipage}¤\begin{minipage}{.5\textwidth}¤\input{text/155r.txt}¤\end{minipage}" calcext:value-type="string">
            <text:p>\begin{minipage}{.5\textwidth}¤\input{text/155l.txt}¤\end{minipage}¤\begin{minipage}{.5\textwidth}¤\input{text/155r.txt}¤\end{minipage}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155l.txt</text:p>
          </table:table-cell>
          <table:table-cell office:value-type="string" calcext:value-type="string">
            <text:p>15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27" calcext:value-type="float">
            <text:p>39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3==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15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746]&amp;&quot;}¤\end{minipage}¤\begin{minipage}{.5\textwidth}¤\includegraphics[width=.5\textwidth,frame]{burst/2col/&quot;&amp;[.D2746]&amp;&quot;}¤\end{minipage}&quot;" office:value-type="string" office:string-value="\begin{minipage}{.5\textwidth}¤\includegraphics[width=.5\textwidth,frame]{burst/2col/156.png-02_1L.png}¤\end{minipage}¤\begin{minipage}{.5\textwidth}¤\includegraphics[width=.5\textwidth,frame]{burst/2col/156.png-02_2R.png}¤\end{minipage}" calcext:value-type="string">
            <text:p>\begin{minipage}{.5\textwidth}¤\includegraphics[width=.5\textwidth,frame]{burst/2col/156.png-02_1L.png}¤\end{minipage}¤\begin{minipage}{.5\textwidth}¤\includegraphics[width=.5\textwidth,frame]{burst/2col/156.png-02_2R.png}¤\end{minipage}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156.png-02_1L.png</text:p>
          </table:table-cell>
          <table:table-cell office:value-type="string" calcext:value-type="string">
            <text:p>15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6.png-03.png} 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15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38" calcext:value-type="float">
            <text:p>39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4}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156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6.png-07.png} 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156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48" calcext:value-type="float">
            <text:p>3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760]&amp;&quot;}¤\end{minipage}¤\begin{minipage}{.5\textwidth}¤\includegraphics[width=.5\textwidth,frame]{burst/2col/&quot;&amp;[.D2760]&amp;&quot;}¤\end{minipage}&quot;" office:value-type="string" office:string-value="\begin{minipage}{.5\textwidth}¤\includegraphics[width=.5\textwidth,frame]{burst/2col/156.png-11_1L.png}¤\end{minipage}¤\begin{minipage}{.5\textwidth}¤\includegraphics[width=.5\textwidth,frame]{burst/2col/156.png-11_2R.png}¤\end{minipage}" calcext:value-type="string">
            <text:p>\begin{minipage}{.5\textwidth}¤\includegraphics[width=.5\textwidth,frame]{burst/2col/156.png-11_1L.png}¤\end{minipage}¤\begin{minipage}{.5\textwidth}¤\includegraphics[width=.5\textwidth,frame]{burst/2col/156.png-11_2R.png}¤\end{minipage}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156.png-11_1L.png</text:p>
          </table:table-cell>
          <table:table-cell office:value-type="string" calcext:value-type="string">
            <text:p>156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762]&amp;&quot;}¤\end{minipage}¤\begin{minipage}{.5\textwidth}¤\input{text/&quot;&amp;[.D2762]&amp;&quot;}¤\end{minipage}&quot;" office:value-type="string" office:string-value="\begin{minipage}{.5\textwidth}¤\input{text/156l.txt}¤\end{minipage}¤\begin{minipage}{.5\textwidth}¤\input{text/156r.txt}¤\end{minipage}" calcext:value-type="string">
            <text:p>\begin{minipage}{.5\textwidth}¤\input{text/156l.txt}¤\end{minipage}¤\begin{minipage}{.5\textwidth}¤\input{text/156r.txt}¤\end{minipage}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156l.txt</text:p>
          </table:table-cell>
          <table:table-cell office:value-type="string" calcext:value-type="string">
            <text:p>15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54==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15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768]&amp;&quot;}¤\end{minipage}¤\begin{minipage}{.5\textwidth}¤\includegraphics[width=.5\textwidth,frame]{burst/2col/&quot;&amp;[.D2768]&amp;&quot;}¤\end{minipage}&quot;" office:value-type="string" office:string-value="\begin{minipage}{.5\textwidth}¤\includegraphics[width=.5\textwidth,frame]{burst/2col/157.png-02_1L.png}¤\end{minipage}¤\begin{minipage}{.5\textwidth}¤\includegraphics[width=.5\textwidth,frame]{burst/2col/157.png-02_2R.png}¤\end{minipage}" calcext:value-type="string">
            <text:p>\begin{minipage}{.5\textwidth}¤\includegraphics[width=.5\textwidth,frame]{burst/2col/157.png-02_1L.png}¤\end{minipage}¤\begin{minipage}{.5\textwidth}¤\includegraphics[width=.5\textwidth,frame]{burst/2col/157.png-02_2R.png}¤\end{minipage}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157.png-02_1L.png</text:p>
          </table:table-cell>
          <table:table-cell office:value-type="string" calcext:value-type="string">
            <text:p>15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7.png-03.png} 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15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72" calcext:value-type="float">
            <text:p>39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74" calcext:value-type="float">
            <text:p>39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section*{Lektion 65}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157.png-08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76" calcext:value-type="float">
            <text:p>39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7.png-09.png} 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157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8" calcext:value-type="float">
            <text:p>39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84" calcext:value-type="float">
            <text:p>39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86" calcext:value-type="float">
            <text:p>39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786]&amp;&quot;}¤\end{minipage}¤\begin{minipage}{.5\textwidth}¤\input{text/&quot;&amp;[.D2786]&amp;&quot;}¤\end{minipage}&quot;" office:value-type="string" office:string-value="\begin{minipage}{.5\textwidth}¤\input{text/157l.txt}¤\end{minipage}¤\begin{minipage}{.5\textwidth}¤\input{text/157r.txt}¤\end{minipage}" calcext:value-type="string">
            <text:p>\begin{minipage}{.5\textwidth}¤\input{text/157l.txt}¤\end{minipage}¤\begin{minipage}{.5\textwidth}¤\input{text/157r.txt}¤\end{minipage}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157l.txt</text:p>
          </table:table-cell>
          <table:table-cell office:value-type="string" calcext:value-type="string">
            <text:p>15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94" calcext:value-type="float">
            <text:p>39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55==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15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3996" calcext:value-type="float">
            <text:p>3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8.png-02.png} 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15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98" calcext:value-type="float">
            <text:p>39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795]&amp;&quot;}¤\end{minipage}¤\begin{minipage}{.5\textwidth}¤\includegraphics[width=.5\textwidth,frame]{burst/2col/&quot;&amp;[.D2795]&amp;&quot;}¤\end{minipage}&quot;" office:value-type="string" office:string-value="\begin{minipage}{.5\textwidth}¤\includegraphics[width=.5\textwidth,frame]{burst/2col/158.png-04_1L.png}¤\end{minipage}¤\begin{minipage}{.5\textwidth}¤\includegraphics[width=.5\textwidth,frame]{burst/2col/158.png-04_2R.png}¤\end{minipage}" calcext:value-type="string">
            <text:p>\begin{minipage}{.5\textwidth}¤\includegraphics[width=.5\textwidth,frame]{burst/2col/158.png-04_1L.png}¤\end{minipage}¤\begin{minipage}{.5\textwidth}¤\includegraphics[width=.5\textwidth,frame]{burst/2col/158.png-04_2R.png}¤\end{minipage}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158.png-04_1L.png</text:p>
          </table:table-cell>
          <table:table-cell office:value-type="string" calcext:value-type="string">
            <text:p>158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8.png-05.png} 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158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6" calcext:value-type="float">
            <text:p>40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08" calcext:value-type="float">
            <text:p>40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12" calcext:value-type="float">
            <text:p>40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14" calcext:value-type="float">
            <text:p>40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\subsection*{گرامر}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158.png-1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18" calcext:value-type="float">
            <text:p>40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58.png-12.png} 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158.png-1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22" calcext:value-type="float">
            <text:p>40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24" calcext:value-type="float">
            <text:p>40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26" calcext:value-type="float">
            <text:p>40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813]&amp;&quot;}¤\end{minipage}¤\begin{minipage}{.5\textwidth}¤\input{text/&quot;&amp;[.D2813]&amp;&quot;}¤\end{minipage}&quot;" office:value-type="string" office:string-value="\begin{minipage}{.5\textwidth}¤\input{text/158l.txt}¤\end{minipage}¤\begin{minipage}{.5\textwidth}¤\input{text/158r.txt}¤\end{minipage}" calcext:value-type="string">
            <text:p>\begin{minipage}{.5\textwidth}¤\input{text/158l.txt}¤\end{minipage}¤\begin{minipage}{.5\textwidth}¤\input{text/158r.txt}¤\end{minipage}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158l.txt</text:p>
          </table:table-cell>
          <table:table-cell office:value-type="string" calcext:value-type="string">
            <text:p>15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33" calcext:value-type="float">
            <text:p>40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34" calcext:value-type="float">
            <text:p>40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6==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15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6" calcext:value-type="float">
            <text:p>4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59.png-02.png} 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15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42" calcext:value-type="float">
            <text:p>40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44" calcext:value-type="float">
            <text:p>40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46" calcext:value-type="float">
            <text:p>40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48" calcext:value-type="float">
            <text:p>40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62" calcext:value-type="float">
            <text:p>40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832]&amp;&quot;}¤\end{minipage}¤\begin{minipage}{.5\textwidth}¤\includegraphics[width=.5\textwidth,frame]{burst/2col/&quot;&amp;[.D2832]&amp;&quot;}¤\end{minipage}&quot;" office:value-type="string" office:string-value="\begin{minipage}{.5\textwidth}¤\includegraphics[width=.5\textwidth,frame]{burst/2col/159.png-14_1L.png}¤\end{minipage}¤\begin{minipage}{.5\textwidth}¤\includegraphics[width=.5\textwidth,frame]{burst/2col/159.png-14_2R.png}¤\end{minipage}" calcext:value-type="string">
            <text:p>\begin{minipage}{.5\textwidth}¤\includegraphics[width=.5\textwidth,frame]{burst/2col/159.png-14_1L.png}¤\end{minipage}¤\begin{minipage}{.5\textwidth}¤\includegraphics[width=.5\textwidth,frame]{burst/2col/159.png-14_2R.png}¤\end{minipage}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159.png-14_1L.png</text:p>
          </table:table-cell>
          <table:table-cell office:value-type="string" calcext:value-type="string">
            <text:p>159.png-1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64" calcext:value-type="float">
            <text:p>406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834]&amp;&quot;}¤\end{minipage}¤\begin{minipage}{.5\textwidth}¤\input{text/&quot;&amp;[.D2834]&amp;&quot;}¤\end{minipage}&quot;" office:value-type="string" office:string-value="\begin{minipage}{.5\textwidth}¤\input{text/159l.txt}¤\end{minipage}¤\begin{minipage}{.5\textwidth}¤\input{text/159r.txt}¤\end{minipage}" calcext:value-type="string">
            <text:p>\begin{minipage}{.5\textwidth}¤\input{text/159l.txt}¤\end{minipage}¤\begin{minipage}{.5\textwidth}¤\input{text/159r.txt}¤\end{minipage}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159l.txt</text:p>
          </table:table-cell>
          <table:table-cell office:value-type="string" calcext:value-type="string">
            <text:p>15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68" calcext:value-type="float">
            <text:p>40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7==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16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840]&amp;&quot;}¤\end{minipage}¤\begin{minipage}{.5\textwidth}¤\includegraphics[width=.5\textwidth,frame]{burst/2col/&quot;&amp;[.D2840]&amp;&quot;}¤\end{minipage}&quot;" office:value-type="string" office:string-value="\begin{minipage}{.5\textwidth}¤\includegraphics[width=.5\textwidth,frame]{burst/2col/160.png-02_1L.png}¤\end{minipage}¤\begin{minipage}{.5\textwidth}¤\includegraphics[width=.5\textwidth,frame]{burst/2col/160.png-02_2R.png}¤\end{minipage}" calcext:value-type="string">
            <text:p>\begin{minipage}{.5\textwidth}¤\includegraphics[width=.5\textwidth,frame]{burst/2col/160.png-02_1L.png}¤\end{minipage}¤\begin{minipage}{.5\textwidth}¤\includegraphics[width=.5\textwidth,frame]{burst/2col/160.png-02_2R.png}¤\end{minipage}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160.png-02_1L.png</text:p>
          </table:table-cell>
          <table:table-cell office:value-type="string" calcext:value-type="string">
            <text:p>160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60.png-03.png} 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160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6" calcext:value-type="float">
            <text:p>40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82" calcext:value-type="float">
            <text:p>40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84" calcext:value-type="float">
            <text:p>40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849]&amp;&quot;}¤\end{minipage}¤\begin{minipage}{.5\textwidth}¤\includegraphics[width=.5\textwidth,frame]{burst/2col/&quot;&amp;[.D2849]&amp;&quot;}¤\end{minipage}&quot;" office:value-type="string" office:string-value="\begin{minipage}{.5\textwidth}¤\includegraphics[width=.5\textwidth,frame]{burst/2col/160.png-08_1L.png}¤\end{minipage}¤\begin{minipage}{.5\textwidth}¤\includegraphics[width=.5\textwidth,frame]{burst/2col/160.png-08_2R.png}¤\end{minipage}" calcext:value-type="string">
            <text:p>\begin{minipage}{.5\textwidth}¤\includegraphics[width=.5\textwidth,frame]{burst/2col/160.png-08_1L.png}¤\end{minipage}¤\begin{minipage}{.5\textwidth}¤\includegraphics[width=.5\textwidth,frame]{burst/2col/160.png-08_2R.png}¤\end{minipage}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160.png-08_1L.png</text:p>
          </table:table-cell>
          <table:table-cell office:value-type="string" calcext:value-type="string">
            <text:p>160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ktion 66}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160.png-0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60.png-10.png} 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160.png-1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94" calcext:value-type="float">
            <text:p>40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857]&amp;&quot;}¤\end{minipage}¤\begin{minipage}{.5\textwidth}¤\input{text/&quot;&amp;[.D2857]&amp;&quot;}¤\end{minipage}&quot;" office:value-type="string" office:string-value="\begin{minipage}{.5\textwidth}¤\input{text/160l.txt}¤\end{minipage}¤\begin{minipage}{.5\textwidth}¤\input{text/160r.txt}¤\end{minipage}" calcext:value-type="string">
            <text:p>\begin{minipage}{.5\textwidth}¤\input{text/160l.txt}¤\end{minipage}¤\begin{minipage}{.5\textwidth}¤\input{text/160r.txt}¤\end{minipage}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160l.txt</text:p>
          </table:table-cell>
          <table:table-cell office:value-type="string" calcext:value-type="string">
            <text:p>16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8==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16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61.png-02.png} 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16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4" calcext:value-type="float">
            <text:p>41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08" calcext:value-type="float">
            <text:p>410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866]&amp;&quot;}¤\end{minipage}¤\begin{minipage}{.5\textwidth}¤\input{text/&quot;&amp;[.D2866]&amp;&quot;}¤\end{minipage}&quot;" office:value-type="string" office:string-value="\begin{minipage}{.5\textwidth}¤\input{text/161l.txt}¤\end{minipage}¤\begin{minipage}{.5\textwidth}¤\input{text/161r.txt}¤\end{minipage}" calcext:value-type="string">
            <text:p>\begin{minipage}{.5\textwidth}¤\input{text/161l.txt}¤\end{minipage}¤\begin{minipage}{.5\textwidth}¤\input{text/161r.txt}¤\end{minipage}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161l.txt</text:p>
          </table:table-cell>
          <table:table-cell office:value-type="string" calcext:value-type="string">
            <text:p>16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11" calcext:value-type="float">
            <text:p>41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59==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16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14" calcext:value-type="float">
            <text:p>4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16" calcext:value-type="float">
            <text:p>411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872]&amp;&quot;}¤\end{minipage}¤\begin{minipage}{.5\textwidth}¤\includegraphics[width=.5\textwidth,frame]{burst/2col/&quot;&amp;[.D2872]&amp;&quot;}¤\end{minipage}&quot;" office:value-type="string" office:string-value="\begin{minipage}{.5\textwidth}¤\includegraphics[width=.5\textwidth,frame]{burst/2col/162.png-02_1L.png}¤\end{minipage}¤\begin{minipage}{.5\textwidth}¤\includegraphics[width=.5\textwidth,frame]{burst/2col/162.png-02_2R.png}¤\end{minipage}" calcext:value-type="string">
            <text:p>\begin{minipage}{.5\textwidth}¤\includegraphics[width=.5\textwidth,frame]{burst/2col/162.png-02_1L.png}¤\end{minipage}¤\begin{minipage}{.5\textwidth}¤\includegraphics[width=.5\textwidth,frame]{burst/2col/162.png-02_2R.png}¤\end{minipage}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162.png-02_1L.png</text:p>
          </table:table-cell>
          <table:table-cell office:value-type="string" calcext:value-type="string">
            <text:p>16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874]&amp;&quot;}¤\end{minipage}¤\begin{minipage}{.5\textwidth}¤\input{text/&quot;&amp;[.D2874]&amp;&quot;}¤\end{minipage}&quot;" office:value-type="string" office:string-value="\begin{minipage}{.5\textwidth}¤\input{text/162l.txt}¤\end{minipage}¤\begin{minipage}{.5\textwidth}¤\input{text/162r.txt}¤\end{minipage}" calcext:value-type="string">
            <text:p>\begin{minipage}{.5\textwidth}¤\input{text/162l.txt}¤\end{minipage}¤\begin{minipage}{.5\textwidth}¤\input{text/162r.txt}¤\end{minipage}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62l.txt</text:p>
          </table:table-cell>
          <table:table-cell office:value-type="string" calcext:value-type="string">
            <text:p>16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0==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16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24" calcext:value-type="float">
            <text:p>41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ection*{Lesestücke}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16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63.png-03.png} 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16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28" calcext:value-type="float">
            <text:p>41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32" calcext:value-type="float">
            <text:p>41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42" calcext:value-type="float">
            <text:p>41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891]&amp;&quot;}¤\end{minipage}¤\begin{minipage}{.5\textwidth}¤\includegraphics[width=.5\textwidth,frame]{burst/2col/&quot;&amp;[.D2891]&amp;&quot;}¤\end{minipage}&quot;" office:value-type="string" office:string-value="\begin{minipage}{.5\textwidth}¤\includegraphics[width=.5\textwidth,frame]{burst/2col/163.png-11_1L.png}¤\end{minipage}¤\begin{minipage}{.5\textwidth}¤\includegraphics[width=.5\textwidth,frame]{burst/2col/163.png-11_2R.png}¤\end{minipage}" calcext:value-type="string">
            <text:p>\begin{minipage}{.5\textwidth}¤\includegraphics[width=.5\textwidth,frame]{burst/2col/163.png-11_1L.png}¤\end{minipage}¤\begin{minipage}{.5\textwidth}¤\includegraphics[width=.5\textwidth,frame]{burst/2col/163.png-11_2R.png}¤\end{minipage}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163.png-11_1L.png</text:p>
          </table:table-cell>
          <table:table-cell office:value-type="string" calcext:value-type="string">
            <text:p>163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893]&amp;&quot;}¤\end{minipage}¤\begin{minipage}{.5\textwidth}¤\input{text/&quot;&amp;[.D2893]&amp;&quot;}¤\end{minipage}&quot;" office:value-type="string" office:string-value="\begin{minipage}{.5\textwidth}¤\input{text/163l.txt}¤\end{minipage}¤\begin{minipage}{.5\textwidth}¤\input{text/163r.txt}¤\end{minipage}" calcext:value-type="string">
            <text:p>\begin{minipage}{.5\textwidth}¤\input{text/163l.txt}¤\end{minipage}¤\begin{minipage}{.5\textwidth}¤\input{text/163r.txt}¤\end{minipage}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163l.txt</text:p>
          </table:table-cell>
          <table:table-cell office:value-type="string" calcext:value-type="string">
            <text:p>16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49" calcext:value-type="float">
            <text:p>41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1==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16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899]&amp;&quot;}¤\end{minipage}¤\begin{minipage}{.5\textwidth}¤\includegraphics[width=.5\textwidth,frame]{burst/2col/&quot;&amp;[.D2899]&amp;&quot;}¤\end{minipage}&quot;" office:value-type="string" office:string-value="\begin{minipage}{.5\textwidth}¤\includegraphics[width=.5\textwidth,frame]{burst/2col/164.png-02_1L.png}¤\end{minipage}¤\begin{minipage}{.5\textwidth}¤\includegraphics[width=.5\textwidth,frame]{burst/2col/164.png-02_2R.png}¤\end{minipage}" calcext:value-type="string">
            <text:p>\begin{minipage}{.5\textwidth}¤\includegraphics[width=.5\textwidth,frame]{burst/2col/164.png-02_1L.png}¤\end{minipage}¤\begin{minipage}{.5\textwidth}¤\includegraphics[width=.5\textwidth,frame]{burst/2col/164.png-02_2R.png}¤\end{minipage}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164.png-02_1L.png</text:p>
          </table:table-cell>
          <table:table-cell office:value-type="string" calcext:value-type="string">
            <text:p>164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64.png-03.png} 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16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8" calcext:value-type="float">
            <text:p>41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62" calcext:value-type="float">
            <text:p>41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66" calcext:value-type="float">
            <text:p>41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68" calcext:value-type="float">
            <text:p>416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908]&amp;&quot;}¤\end{minipage}¤\begin{minipage}{.5\textwidth}¤\input{text/&quot;&amp;[.D2908]&amp;&quot;}¤\end{minipage}&quot;" office:value-type="string" office:string-value="\begin{minipage}{.5\textwidth}¤\input{text/164l.txt}¤\end{minipage}¤\begin{minipage}{.5\textwidth}¤\input{text/164r.txt}¤\end{minipage}" calcext:value-type="string">
            <text:p>\begin{minipage}{.5\textwidth}¤\input{text/164l.txt}¤\end{minipage}¤\begin{minipage}{.5\textwidth}¤\input{text/164r.txt}¤\end{minipage}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164l.txt</text:p>
          </table:table-cell>
          <table:table-cell office:value-type="string" calcext:value-type="string">
            <text:p>16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62==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16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74" calcext:value-type="float">
            <text:p>41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65.png-02.png} 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16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82" calcext:value-type="float">
            <text:p>41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86" calcext:value-type="float">
            <text:p>41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92" calcext:value-type="float">
            <text:p>41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94" calcext:value-type="float">
            <text:p>41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196" calcext:value-type="float">
            <text:p>419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925]&amp;&quot;}¤\end{minipage}¤\begin{minipage}{.5\textwidth}¤\includegraphics[width=.5\textwidth,frame]{burst/2col/&quot;&amp;[.D2925]&amp;&quot;}¤\end{minipage}&quot;" office:value-type="string" office:string-value="\begin{minipage}{.5\textwidth}¤\includegraphics[width=.5\textwidth,frame]{burst/2col/165.png-12_1L.png}¤\end{minipage}¤\begin{minipage}{.5\textwidth}¤\includegraphics[width=.5\textwidth,frame]{burst/2col/165.png-12_2R.png}¤\end{minipage}" calcext:value-type="string">
            <text:p>\begin{minipage}{.5\textwidth}¤\includegraphics[width=.5\textwidth,frame]{burst/2col/165.png-12_1L.png}¤\end{minipage}¤\begin{minipage}{.5\textwidth}¤\includegraphics[width=.5\textwidth,frame]{burst/2col/165.png-12_2R.png}¤\end{minipage}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165.png-12_1L.png</text:p>
          </table:table-cell>
          <table:table-cell office:value-type="string" calcext:value-type="string">
            <text:p>165.png-1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927]&amp;&quot;}¤\end{minipage}¤\begin{minipage}{.5\textwidth}¤\input{text/&quot;&amp;[.D2927]&amp;&quot;}¤\end{minipage}&quot;" office:value-type="string" office:string-value="\begin{minipage}{.5\textwidth}¤\input{text/165l.txt}¤\end{minipage}¤\begin{minipage}{.5\textwidth}¤\input{text/165r.txt}¤\end{minipage}" calcext:value-type="string">
            <text:p>\begin{minipage}{.5\textwidth}¤\input{text/165l.txt}¤\end{minipage}¤\begin{minipage}{.5\textwidth}¤\input{text/165r.txt}¤\end{minipage}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165l.txt</text:p>
          </table:table-cell>
          <table:table-cell office:value-type="string" calcext:value-type="string">
            <text:p>16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63==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16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66.png-02.png} 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16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6" calcext:value-type="float">
            <text:p>42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08" calcext:value-type="float">
            <text:p>42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14" calcext:value-type="float">
            <text:p>42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16" calcext:value-type="float">
            <text:p>42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24" calcext:value-type="float">
            <text:p>42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26" calcext:value-type="float">
            <text:p>42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28" calcext:value-type="float">
            <text:p>4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946]&amp;&quot;}¤\end{minipage}¤\begin{minipage}{.5\textwidth}¤\input{text/&quot;&amp;[.D2946]&amp;&quot;}¤\end{minipage}&quot;" office:value-type="string" office:string-value="\begin{minipage}{.5\textwidth}¤\input{text/166l.txt}¤\end{minipage}¤\begin{minipage}{.5\textwidth}¤\input{text/166r.txt}¤\end{minipage}" calcext:value-type="string">
            <text:p>\begin{minipage}{.5\textwidth}¤\input{text/166l.txt}¤\end{minipage}¤\begin{minipage}{.5\textwidth}¤\input{text/166r.txt}¤\end{minipage}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166l.txt</text:p>
          </table:table-cell>
          <table:table-cell office:value-type="string" calcext:value-type="string">
            <text:p>16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67.png-01.png} 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16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44" calcext:value-type="float">
            <text:p>42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56" calcext:value-type="float">
            <text:p>42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62" calcext:value-type="float">
            <text:p>426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964]&amp;&quot;}¤\end{minipage}¤\begin{minipage}{.5\textwidth}¤\input{text/&quot;&amp;[.D2964]&amp;&quot;}¤\end{minipage}&quot;" office:value-type="string" office:string-value="\begin{minipage}{.5\textwidth}¤\input{text/167l.txt}¤\end{minipage}¤\begin{minipage}{.5\textwidth}¤\input{text/167r.txt}¤\end{minipage}" calcext:value-type="string">
            <text:p>\begin{minipage}{.5\textwidth}¤\input{text/167l.txt}¤\end{minipage}¤\begin{minipage}{.5\textwidth}¤\input{text/167r.txt}¤\end{minipage}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167l.txt</text:p>
          </table:table-cell>
          <table:table-cell office:value-type="string" calcext:value-type="string">
            <text:p>16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5==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16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68" calcext:value-type="float">
            <text:p>4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68.png-02.png} 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16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2973]&amp;&quot;}¤\end{minipage}¤\begin{minipage}{.5\textwidth}¤\includegraphics[width=.5\textwidth,frame]{burst/2col/&quot;&amp;[.D2973]&amp;&quot;}¤\end{minipage}&quot;" office:value-type="string" office:string-value="\begin{minipage}{.5\textwidth}¤\includegraphics[width=.5\textwidth,frame]{burst/2col/168.png-04_1L.png}¤\end{minipage}¤\begin{minipage}{.5\textwidth}¤\includegraphics[width=.5\textwidth,frame]{burst/2col/168.png-04_2R.png}¤\end{minipage}" calcext:value-type="string">
            <text:p>\begin{minipage}{.5\textwidth}¤\includegraphics[width=.5\textwidth,frame]{burst/2col/168.png-04_1L.png}¤\end{minipage}¤\begin{minipage}{.5\textwidth}¤\includegraphics[width=.5\textwidth,frame]{burst/2col/168.png-04_2R.png}¤\end{minipage}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168.png-04_1L.png</text:p>
          </table:table-cell>
          <table:table-cell office:value-type="string" calcext:value-type="string">
            <text:p>168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2975]&amp;&quot;}¤\end{minipage}¤\begin{minipage}{.5\textwidth}¤\input{text/&quot;&amp;[.D2975]&amp;&quot;}¤\end{minipage}&quot;" office:value-type="string" office:string-value="\begin{minipage}{.5\textwidth}¤\input{text/168l.txt}¤\end{minipage}¤\begin{minipage}{.5\textwidth}¤\input{text/168r.txt}¤\end{minipage}" calcext:value-type="string">
            <text:p>\begin{minipage}{.5\textwidth}¤\input{text/168l.txt}¤\end{minipage}¤\begin{minipage}{.5\textwidth}¤\input{text/168r.txt}¤\end{minipage}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168l.txt</text:p>
          </table:table-cell>
          <table:table-cell office:value-type="string" calcext:value-type="string">
            <text:p>16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66==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16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84" calcext:value-type="float">
            <text:p>428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2981]&amp;&quot;}¤\end{minipage}¤\begin{minipage}{.5\textwidth}¤\includegraphics[width=.5\textwidth,frame]{burst/2col/&quot;&amp;[.D2981]&amp;&quot;}¤\end{minipage}&quot;" office:value-type="string" office:string-value="\begin{minipage}{.5\textwidth}¤\includegraphics[width=.5\textwidth,frame]{burst/2col/169.png-02_1L.png}¤\end{minipage}¤\begin{minipage}{.5\textwidth}¤\includegraphics[width=.5\textwidth,frame]{burst/2col/169.png-02_2R.png}¤\end{minipage}" calcext:value-type="string">
            <text:p>\begin{minipage}{.5\textwidth}¤\includegraphics[width=.5\textwidth,frame]{burst/2col/169.png-02_1L.png}¤\end{minipage}¤\begin{minipage}{.5\textwidth}¤\includegraphics[width=.5\textwidth,frame]{burst/2col/169.png-02_2R.png}¤\end{minipage}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169.png-02_1L.png</text:p>
          </table:table-cell>
          <table:table-cell office:value-type="string" calcext:value-type="string">
            <text:p>16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69.png-03.png} 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16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8" calcext:value-type="float">
            <text:p>42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94" calcext:value-type="float">
            <text:p>42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296" calcext:value-type="float">
            <text:p>42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2992]&amp;&quot;}¤\end{minipage}¤\begin{minipage}{.5\textwidth}¤\input{text/&quot;&amp;[.D2992]&amp;&quot;}¤\end{minipage}&quot;" office:value-type="string" office:string-value="\begin{minipage}{.5\textwidth}¤\input{text/169l.txt}¤\end{minipage}¤\begin{minipage}{.5\textwidth}¤\input{text/169r.txt}¤\end{minipage}" calcext:value-type="string">
            <text:p>\begin{minipage}{.5\textwidth}¤\input{text/169l.txt}¤\end{minipage}¤\begin{minipage}{.5\textwidth}¤\input{text/169r.txt}¤\end{minipage}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169l.txt</text:p>
          </table:table-cell>
          <table:table-cell office:value-type="string" calcext:value-type="string">
            <text:p>16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04" calcext:value-type="float">
            <text:p>43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05" calcext:value-type="float">
            <text:p>43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7==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17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07" calcext:value-type="float">
            <text:p>43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0.png-02.png} 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17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9" calcext:value-type="float">
            <text:p>43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19" calcext:value-type="float">
            <text:p>43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007]&amp;&quot;}¤\end{minipage}¤\begin{minipage}{.5\textwidth}¤\input{text/&quot;&amp;[.D3007]&amp;&quot;}¤\end{minipage}&quot;" office:value-type="string" office:string-value="\begin{minipage}{.5\textwidth}¤\input{text/170l.txt}¤\end{minipage}¤\begin{minipage}{.5\textwidth}¤\input{text/170r.txt}¤\end{minipage}" calcext:value-type="string">
            <text:p>\begin{minipage}{.5\textwidth}¤\input{text/170l.txt}¤\end{minipage}¤\begin{minipage}{.5\textwidth}¤\input{text/170r.txt}¤\end{minipage}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170l.txt</text:p>
          </table:table-cell>
          <table:table-cell office:value-type="string" calcext:value-type="string">
            <text:p>17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28" calcext:value-type="float">
            <text:p>4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8==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17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1.png-02.png} 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17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3" calcext:value-type="float">
            <text:p>43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015]&amp;&quot;}¤\end{minipage}¤\begin{minipage}{.5\textwidth}¤\includegraphics[width=.5\textwidth,frame]{burst/2col/&quot;&amp;[.D3015]&amp;&quot;}¤\end{minipage}&quot;" office:value-type="string" office:string-value="\begin{minipage}{.5\textwidth}¤\includegraphics[width=.5\textwidth,frame]{burst/2col/171.png-03_1L.png}¤\end{minipage}¤\begin{minipage}{.5\textwidth}¤\includegraphics[width=.5\textwidth,frame]{burst/2col/171.png-03_2R.png}¤\end{minipage}" calcext:value-type="string">
            <text:p>\begin{minipage}{.5\textwidth}¤\includegraphics[width=.5\textwidth,frame]{burst/2col/171.png-03_1L.png}¤\end{minipage}¤\begin{minipage}{.5\textwidth}¤\includegraphics[width=.5\textwidth,frame]{burst/2col/171.png-03_2R.png}¤\end{minipage}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171.png-03_1L.png</text:p>
          </table:table-cell>
          <table:table-cell office:value-type="string" calcext:value-type="string">
            <text:p>171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38" calcext:value-type="float">
            <text:p>43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1.png-05.png} 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171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44" calcext:value-type="float">
            <text:p>43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46" calcext:value-type="float">
            <text:p>43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48" calcext:value-type="float">
            <text:p>434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026]&amp;&quot;}¤\end{minipage}¤\begin{minipage}{.5\textwidth}¤\input{text/&quot;&amp;[.D3026]&amp;&quot;}¤\end{minipage}&quot;" office:value-type="string" office:string-value="\begin{minipage}{.5\textwidth}¤\input{text/171l.txt}¤\end{minipage}¤\begin{minipage}{.5\textwidth}¤\input{text/171r.txt}¤\end{minipage}" calcext:value-type="string">
            <text:p>\begin{minipage}{.5\textwidth}¤\input{text/171l.txt}¤\end{minipage}¤\begin{minipage}{.5\textwidth}¤\input{text/171r.txt}¤\end{minipage}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171l.txt</text:p>
          </table:table-cell>
          <table:table-cell office:value-type="string" calcext:value-type="string">
            <text:p>17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54" calcext:value-type="float">
            <text:p>43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55" calcext:value-type="float">
            <text:p>43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69==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17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57" calcext:value-type="float">
            <text:p>43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2.png-02.png} 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17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9" calcext:value-type="float">
            <text:p>43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034]&amp;&quot;}¤\end{minipage}¤\begin{minipage}{.5\textwidth}¤\includegraphics[width=.5\textwidth,frame]{burst/2col/&quot;&amp;[.D3034]&amp;&quot;}¤\end{minipage}&quot;" office:value-type="string" office:string-value="\begin{minipage}{.5\textwidth}¤\includegraphics[width=.5\textwidth,frame]{burst/2col/172.png-03_1L.png}¤\end{minipage}¤\begin{minipage}{.5\textwidth}¤\includegraphics[width=.5\textwidth,frame]{burst/2col/172.png-03_2R.png}¤\end{minipage}" calcext:value-type="string">
            <text:p>\begin{minipage}{.5\textwidth}¤\includegraphics[width=.5\textwidth,frame]{burst/2col/172.png-03_1L.png}¤\end{minipage}¤\begin{minipage}{.5\textwidth}¤\includegraphics[width=.5\textwidth,frame]{burst/2col/172.png-03_2R.png}¤\end{minipage}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172.png-03_1L.png</text:p>
          </table:table-cell>
          <table:table-cell office:value-type="string" calcext:value-type="string">
            <text:p>172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036]&amp;&quot;}¤\end{minipage}¤\begin{minipage}{.5\textwidth}¤\input{text/&quot;&amp;[.D3036]&amp;&quot;}¤\end{minipage}&quot;" office:value-type="string" office:string-value="\begin{minipage}{.5\textwidth}¤\input{text/172l.txt}¤\end{minipage}¤\begin{minipage}{.5\textwidth}¤\input{text/172r.txt}¤\end{minipage}" calcext:value-type="string">
            <text:p>\begin{minipage}{.5\textwidth}¤\input{text/172l.txt}¤\end{minipage}¤\begin{minipage}{.5\textwidth}¤\input{text/172r.txt}¤\end{minipage}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172l.txt</text:p>
          </table:table-cell>
          <table:table-cell office:value-type="string" calcext:value-type="string">
            <text:p>17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66" calcext:value-type="float">
            <text:p>43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68" calcext:value-type="float">
            <text:p>43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0==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17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73.png-02.png} 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17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74" calcext:value-type="float">
            <text:p>43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84" calcext:value-type="float">
            <text:p>43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86" calcext:value-type="float">
            <text:p>43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88" calcext:value-type="float">
            <text:p>438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052]&amp;&quot;}¤\end{minipage}¤\begin{minipage}{.5\textwidth}¤\input{text/&quot;&amp;[.D3052]&amp;&quot;}¤\end{minipage}&quot;" office:value-type="string" office:string-value="\begin{minipage}{.5\textwidth}¤\input{text/173l.txt}¤\end{minipage}¤\begin{minipage}{.5\textwidth}¤\input{text/173r.txt}¤\end{minipage}" calcext:value-type="string">
            <text:p>\begin{minipage}{.5\textwidth}¤\input{text/173l.txt}¤\end{minipage}¤\begin{minipage}{.5\textwidth}¤\input{text/173r.txt}¤\end{minipage}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173l.txt</text:p>
          </table:table-cell>
          <table:table-cell office:value-type="string" calcext:value-type="string">
            <text:p>17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1==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17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4.png-02.png} 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17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98" calcext:value-type="float">
            <text:p>43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061]&amp;&quot;}¤\end{minipage}¤\begin{minipage}{.5\textwidth}¤\includegraphics[width=.5\textwidth,frame]{burst/2col/&quot;&amp;[.D3061]&amp;&quot;}¤\end{minipage}&quot;" office:value-type="string" office:string-value="\begin{minipage}{.5\textwidth}¤\includegraphics[width=.5\textwidth,frame]{burst/2col/174.png-04_1L.png}¤\end{minipage}¤\begin{minipage}{.5\textwidth}¤\includegraphics[width=.5\textwidth,frame]{burst/2col/174.png-04_2R.png}¤\end{minipage}" calcext:value-type="string">
            <text:p>\begin{minipage}{.5\textwidth}¤\includegraphics[width=.5\textwidth,frame]{burst/2col/174.png-04_1L.png}¤\end{minipage}¤\begin{minipage}{.5\textwidth}¤\includegraphics[width=.5\textwidth,frame]{burst/2col/174.png-04_2R.png}¤\end{minipage}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174.png-04_1L.png</text:p>
          </table:table-cell>
          <table:table-cell office:value-type="string" calcext:value-type="string">
            <text:p>174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4.png-06.png} 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174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09" calcext:value-type="float">
            <text:p>44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068]&amp;&quot;}¤\end{minipage}¤\begin{minipage}{.5\textwidth}¤\input{text/&quot;&amp;[.D3068]&amp;&quot;}¤\end{minipage}&quot;" office:value-type="string" office:string-value="\begin{minipage}{.5\textwidth}¤\input{text/174l.txt}¤\end{minipage}¤\begin{minipage}{.5\textwidth}¤\input{text/174r.txt}¤\end{minipage}" calcext:value-type="string">
            <text:p>\begin{minipage}{.5\textwidth}¤\input{text/174l.txt}¤\end{minipage}¤\begin{minipage}{.5\textwidth}¤\input{text/174r.txt}¤\end{minipage}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174l.txt</text:p>
          </table:table-cell>
          <table:table-cell office:value-type="string" calcext:value-type="string">
            <text:p>17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72==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17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5" calcext:value-type="float">
            <text:p>44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5.png-02.png} 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17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3" calcext:value-type="float">
            <text:p>44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084]&amp;&quot;}¤\end{minipage}¤\begin{minipage}{.5\textwidth}¤\includegraphics[width=.5\textwidth,frame]{burst/2col/&quot;&amp;[.D3084]&amp;&quot;}¤\end{minipage}&quot;" office:value-type="string" office:string-value="\begin{minipage}{.5\textwidth}¤\includegraphics[width=.5\textwidth,frame]{burst/2col/175.png-11_1L.png}¤\end{minipage}¤\begin{minipage}{.5\textwidth}¤\includegraphics[width=.5\textwidth,frame]{burst/2col/175.png-11_2R.png}¤\end{minipage}" calcext:value-type="string">
            <text:p>\begin{minipage}{.5\textwidth}¤\includegraphics[width=.5\textwidth,frame]{burst/2col/175.png-11_1L.png}¤\end{minipage}¤\begin{minipage}{.5\textwidth}¤\includegraphics[width=.5\textwidth,frame]{burst/2col/175.png-11_2R.png}¤\end{minipage}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175.png-11_1L.png</text:p>
          </table:table-cell>
          <table:table-cell office:value-type="string" calcext:value-type="string">
            <text:p>175.png-1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37" calcext:value-type="float">
            <text:p>44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38" calcext:value-type="float">
            <text:p>44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5.png-13.png} 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175.png-1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090]&amp;&quot;}¤\end{minipage}¤\begin{minipage}{.5\textwidth}¤\input{text/&quot;&amp;[.D3090]&amp;&quot;}¤\end{minipage}&quot;" office:value-type="string" office:string-value="\begin{minipage}{.5\textwidth}¤\input{text/175l.txt}¤\end{minipage}¤\begin{minipage}{.5\textwidth}¤\input{text/175r.txt}¤\end{minipage}" calcext:value-type="string">
            <text:p>\begin{minipage}{.5\textwidth}¤\input{text/175l.txt}¤\end{minipage}¤\begin{minipage}{.5\textwidth}¤\input{text/175r.txt}¤\end{minipage}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175l.txt</text:p>
          </table:table-cell>
          <table:table-cell office:value-type="string" calcext:value-type="string">
            <text:p>17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45" calcext:value-type="float">
            <text:p>44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3==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17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8" calcext:value-type="float">
            <text:p>44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6.png-02.png} 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17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56" calcext:value-type="float">
            <text:p>44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58" calcext:value-type="float">
            <text:p>44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72" calcext:value-type="float">
            <text:p>447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108]&amp;&quot;}¤\end{minipage}¤\begin{minipage}{.5\textwidth}¤\includegraphics[width=.5\textwidth,frame]{burst/2col/&quot;&amp;[.D3108]&amp;&quot;}¤\end{minipage}&quot;" office:value-type="string" office:string-value="\begin{minipage}{.5\textwidth}¤\includegraphics[width=.5\textwidth,frame]{burst/2col/176.png-13_1L.png}¤\end{minipage}¤\begin{minipage}{.5\textwidth}¤\includegraphics[width=.5\textwidth,frame]{burst/2col/176.png-13_2R.png}¤\end{minipage}" calcext:value-type="string">
            <text:p>\begin{minipage}{.5\textwidth}¤\includegraphics[width=.5\textwidth,frame]{burst/2col/176.png-13_1L.png}¤\end{minipage}¤\begin{minipage}{.5\textwidth}¤\includegraphics[width=.5\textwidth,frame]{burst/2col/176.png-13_2R.png}¤\end{minipage}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176.png-13_1L.png</text:p>
          </table:table-cell>
          <table:table-cell office:value-type="string" calcext:value-type="string">
            <text:p>176.png-1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74" calcext:value-type="float">
            <text:p>44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110]&amp;&quot;}¤\end{minipage}¤\begin{minipage}{.5\textwidth}¤\input{text/&quot;&amp;[.D3110]&amp;&quot;}¤\end{minipage}&quot;" office:value-type="string" office:string-value="\begin{minipage}{.5\textwidth}¤\input{text/176l.txt}¤\end{minipage}¤\begin{minipage}{.5\textwidth}¤\input{text/176r.txt}¤\end{minipage}" calcext:value-type="string">
            <text:p>\begin{minipage}{.5\textwidth}¤\input{text/176l.txt}¤\end{minipage}¤\begin{minipage}{.5\textwidth}¤\input{text/176r.txt}¤\end{minipage}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176l.txt</text:p>
          </table:table-cell>
          <table:table-cell office:value-type="string" calcext:value-type="string">
            <text:p>17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78" calcext:value-type="float">
            <text:p>44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114]&amp;&quot;}¤\end{minipage}¤\begin{minipage}{.5\textwidth}¤\includegraphics[width=.5\textwidth,frame]{burst/2col/&quot;&amp;[.D3114]&amp;&quot;}¤\end{minipage}&quot;" office:value-type="string" office:string-value="\begin{minipage}{.5\textwidth}¤\includegraphics[width=.5\textwidth,frame]{burst/2col/177.png-01_1L.png}¤\end{minipage}¤\begin{minipage}{.5\textwidth}¤\includegraphics[width=.5\textwidth,frame]{burst/2col/177.png-01_2R.png}¤\end{minipage}" calcext:value-type="string">
            <text:p>\begin{minipage}{.5\textwidth}¤\includegraphics[width=.5\textwidth,frame]{burst/2col/177.png-01_1L.png}¤\end{minipage}¤\begin{minipage}{.5\textwidth}¤\includegraphics[width=.5\textwidth,frame]{burst/2col/177.png-01_2R.png}¤\end{minipage}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177.png-01_1L.png</text:p>
          </table:table-cell>
          <table:table-cell office:value-type="string" calcext:value-type="string">
            <text:p>177.png-01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77.png-02.png} 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17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86" calcext:value-type="float">
            <text:p>44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88" calcext:value-type="float">
            <text:p>44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92" calcext:value-type="float">
            <text:p>44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127]&amp;&quot;}¤\end{minipage}¤\begin{minipage}{.5\textwidth}¤\input{text/&quot;&amp;[.D3127]&amp;&quot;}¤\end{minipage}&quot;" office:value-type="string" office:string-value="\begin{minipage}{.5\textwidth}¤\input{text/177l.txt}¤\end{minipage}¤\begin{minipage}{.5\textwidth}¤\input{text/177r.txt}¤\end{minipage}" calcext:value-type="string">
            <text:p>\begin{minipage}{.5\textwidth}¤\input{text/177l.txt}¤\end{minipage}¤\begin{minipage}{.5\textwidth}¤\input{text/177r.txt}¤\end{minipage}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177l.txt</text:p>
          </table:table-cell>
          <table:table-cell office:value-type="string" calcext:value-type="string">
            <text:p>17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05" calcext:value-type="float">
            <text:p>45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5==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17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8.png-02.png} 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17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137]&amp;&quot;}¤\end{minipage}¤\begin{minipage}{.5\textwidth}¤\includegraphics[width=.5\textwidth,frame]{burst/2col/&quot;&amp;[.D3137]&amp;&quot;}¤\end{minipage}&quot;" office:value-type="string" office:string-value="\begin{minipage}{.5\textwidth}¤\includegraphics[width=.5\textwidth,frame]{burst/2col/178.png-05_1L.png}¤\end{minipage}¤\begin{minipage}{.5\textwidth}¤\includegraphics[width=.5\textwidth,frame]{burst/2col/178.png-05_2R.png}¤\end{minipage}" calcext:value-type="string">
            <text:p>\begin{minipage}{.5\textwidth}¤\includegraphics[width=.5\textwidth,frame]{burst/2col/178.png-05_1L.png}¤\end{minipage}¤\begin{minipage}{.5\textwidth}¤\includegraphics[width=.5\textwidth,frame]{burst/2col/178.png-05_2R.png}¤\end{minipage}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178.png-05_1L.png</text:p>
          </table:table-cell>
          <table:table-cell office:value-type="string" calcext:value-type="string">
            <text:p>178.png-05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78.png-06.png} 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178.png-0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144]&amp;&quot;}¤\end{minipage}¤\begin{minipage}{.5\textwidth}¤\input{text/&quot;&amp;[.D3144]&amp;&quot;}¤\end{minipage}&quot;" office:value-type="string" office:string-value="\begin{minipage}{.5\textwidth}¤\input{text/178l.txt}¤\end{minipage}¤\begin{minipage}{.5\textwidth}¤\input{text/178r.txt}¤\end{minipage}" calcext:value-type="string">
            <text:p>\begin{minipage}{.5\textwidth}¤\input{text/178l.txt}¤\end{minipage}¤\begin{minipage}{.5\textwidth}¤\input{text/178r.txt}¤\end{minipage}</text:p>
          </table:table-cell>
          <table:table-cell office:value-type="float" office:value="4527" calcext:value-type="float">
            <text:p>4527</text:p>
          </table:table-cell>
          <table:table-cell office:value-type="string" calcext:value-type="string">
            <text:p>178l.txt</text:p>
          </table:table-cell>
          <table:table-cell office:value-type="string" calcext:value-type="string">
            <text:p>17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76==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17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79.png-02.png} 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17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4" calcext:value-type="float">
            <text:p>45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44" calcext:value-type="float">
            <text:p>45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156]&amp;&quot;}¤\end{minipage}¤\begin{minipage}{.5\textwidth}¤\input{text/&quot;&amp;[.D3156]&amp;&quot;}¤\end{minipage}&quot;" office:value-type="string" office:string-value="\begin{minipage}{.5\textwidth}¤\input{text/179l.txt}¤\end{minipage}¤\begin{minipage}{.5\textwidth}¤\input{text/179r.txt}¤\end{minipage}" calcext:value-type="string">
            <text:p>\begin{minipage}{.5\textwidth}¤\input{text/179l.txt}¤\end{minipage}¤\begin{minipage}{.5\textwidth}¤\input{text/179r.txt}¤\end{minipage}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179l.txt</text:p>
          </table:table-cell>
          <table:table-cell office:value-type="string" calcext:value-type="string">
            <text:p>17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47" calcext:value-type="float">
            <text:p>45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48" calcext:value-type="float">
            <text:p>4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7==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18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0.png-02.png} 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18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167]&amp;&quot;}¤\end{minipage}¤\begin{minipage}{.5\textwidth}¤\input{text/&quot;&amp;[.D3167]&amp;&quot;}¤\end{minipage}&quot;" office:value-type="string" office:string-value="\begin{minipage}{.5\textwidth}¤\input{text/180l.txt}¤\end{minipage}¤\begin{minipage}{.5\textwidth}¤\input{text/180r.txt}¤\end{minipage}" calcext:value-type="string">
            <text:p>\begin{minipage}{.5\textwidth}¤\input{text/180l.txt}¤\end{minipage}¤\begin{minipage}{.5\textwidth}¤\input{text/180r.txt}¤\end{minipage}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180l.txt</text:p>
          </table:table-cell>
          <table:table-cell office:value-type="string" calcext:value-type="string">
            <text:p>18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63" calcext:value-type="float">
            <text:p>45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64" calcext:value-type="float">
            <text:p>4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78==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18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6" calcext:value-type="float">
            <text:p>45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81.png-02.png} 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18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74" calcext:value-type="float">
            <text:p>45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82" calcext:value-type="float">
            <text:p>45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84" calcext:value-type="float">
            <text:p>458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182]&amp;&quot;}¤\end{minipage}¤\begin{minipage}{.5\textwidth}¤\includegraphics[width=.5\textwidth,frame]{burst/2col/&quot;&amp;[.D3182]&amp;&quot;}¤\end{minipage}&quot;" office:value-type="string" office:string-value="\begin{minipage}{.5\textwidth}¤\includegraphics[width=.5\textwidth,frame]{burst/2col/181.png-10_1L.png}¤\end{minipage}¤\begin{minipage}{.5\textwidth}¤\includegraphics[width=.5\textwidth,frame]{burst/2col/181.png-10_2R.png}¤\end{minipage}" calcext:value-type="string">
            <text:p>\begin{minipage}{.5\textwidth}¤\includegraphics[width=.5\textwidth,frame]{burst/2col/181.png-10_1L.png}¤\end{minipage}¤\begin{minipage}{.5\textwidth}¤\includegraphics[width=.5\textwidth,frame]{burst/2col/181.png-10_2R.png}¤\end{minipage}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181.png-10_1L.png</text:p>
          </table:table-cell>
          <table:table-cell office:value-type="string" calcext:value-type="string">
            <text:p>181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184]&amp;&quot;}¤\end{minipage}¤\begin{minipage}{.5\textwidth}¤\input{text/&quot;&amp;[.D3184]&amp;&quot;}¤\end{minipage}&quot;" office:value-type="string" office:string-value="\begin{minipage}{.5\textwidth}¤\input{text/181l.txt}¤\end{minipage}¤\begin{minipage}{.5\textwidth}¤\input{text/181r.txt}¤\end{minipage}" calcext:value-type="string">
            <text:p>\begin{minipage}{.5\textwidth}¤\input{text/181l.txt}¤\end{minipage}¤\begin{minipage}{.5\textwidth}¤\input{text/181r.txt}¤\end{minipage}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181l.txt</text:p>
          </table:table-cell>
          <table:table-cell office:value-type="string" calcext:value-type="string">
            <text:p>18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89" calcext:value-type="float">
            <text:p>45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79==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18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592" calcext:value-type="float">
            <text:p>45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94" calcext:value-type="float">
            <text:p>459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190]&amp;&quot;}¤\end{minipage}¤\begin{minipage}{.5\textwidth}¤\includegraphics[width=.5\textwidth,frame]{burst/2col/&quot;&amp;[.D3190]&amp;&quot;}¤\end{minipage}&quot;" office:value-type="string" office:string-value="\begin{minipage}{.5\textwidth}¤\includegraphics[width=.5\textwidth,frame]{burst/2col/182.png-02_1L.png}¤\end{minipage}¤\begin{minipage}{.5\textwidth}¤\includegraphics[width=.5\textwidth,frame]{burst/2col/182.png-02_2R.png}¤\end{minipage}" calcext:value-type="string">
            <text:p>\begin{minipage}{.5\textwidth}¤\includegraphics[width=.5\textwidth,frame]{burst/2col/182.png-02_1L.png}¤\end{minipage}¤\begin{minipage}{.5\textwidth}¤\includegraphics[width=.5\textwidth,frame]{burst/2col/182.png-02_2R.png}¤\end{minipage}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182.png-02_1L.png</text:p>
          </table:table-cell>
          <table:table-cell office:value-type="string" calcext:value-type="string">
            <text:p>182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96" calcext:value-type="float">
            <text:p>45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97" calcext:value-type="float">
            <text:p>45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82.png-04.png} 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182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195]&amp;&quot;}¤\end{minipage}¤\begin{minipage}{.5\textwidth}¤\input{text/&quot;&amp;[.D3195]&amp;&quot;}¤\end{minipage}&quot;" office:value-type="string" office:string-value="\begin{minipage}{.5\textwidth}¤\input{text/182l.txt}¤\end{minipage}¤\begin{minipage}{.5\textwidth}¤\input{text/182r.txt}¤\end{minipage}" calcext:value-type="string">
            <text:p>\begin{minipage}{.5\textwidth}¤\input{text/182l.txt}¤\end{minipage}¤\begin{minipage}{.5\textwidth}¤\input{text/182r.txt}¤\end{minipage}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182l.txt</text:p>
          </table:table-cell>
          <table:table-cell office:value-type="string" calcext:value-type="string">
            <text:p>18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03" calcext:value-type="float">
            <text:p>4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0==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18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07" calcext:value-type="float">
            <text:p>460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201]&amp;&quot;}¤\end{minipage}¤\begin{minipage}{.5\textwidth}¤\includegraphics[width=.5\textwidth,frame]{burst/2col/&quot;&amp;[.D3201]&amp;&quot;}¤\end{minipage}&quot;" office:value-type="string" office:string-value="\begin{minipage}{.5\textwidth}¤\includegraphics[width=.5\textwidth,frame]{burst/2col/183.png-02_1L.png}¤\end{minipage}¤\begin{minipage}{.5\textwidth}¤\includegraphics[width=.5\textwidth,frame]{burst/2col/183.png-02_2R.png}¤\end{minipage}" calcext:value-type="string">
            <text:p>\begin{minipage}{.5\textwidth}¤\includegraphics[width=.5\textwidth,frame]{burst/2col/183.png-02_1L.png}¤\end{minipage}¤\begin{minipage}{.5\textwidth}¤\includegraphics[width=.5\textwidth,frame]{burst/2col/183.png-02_2R.png}¤\end{minipage}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183.png-02_1L.png</text:p>
          </table:table-cell>
          <table:table-cell office:value-type="string" calcext:value-type="string">
            <text:p>18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83.png-03.png} 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18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11" calcext:value-type="float">
            <text:p>46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13" calcext:value-type="float">
            <text:p>46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15" calcext:value-type="float">
            <text:p>46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23" calcext:value-type="float">
            <text:p>462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211]&amp;&quot;}¤\end{minipage}¤\begin{minipage}{.5\textwidth}¤\input{text/&quot;&amp;[.D3211]&amp;&quot;}¤\end{minipage}&quot;" office:value-type="string" office:string-value="\begin{minipage}{.5\textwidth}¤\input{text/183l.txt}¤\end{minipage}¤\begin{minipage}{.5\textwidth}¤\input{text/183r.txt}¤\end{minipage}" calcext:value-type="string">
            <text:p>\begin{minipage}{.5\textwidth}¤\input{text/183l.txt}¤\end{minipage}¤\begin{minipage}{.5\textwidth}¤\input{text/183r.txt}¤\end{minipage}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183l.txt</text:p>
          </table:table-cell>
          <table:table-cell office:value-type="string" calcext:value-type="string">
            <text:p>18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27" calcext:value-type="float">
            <text:p>46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1==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18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9" calcext:value-type="float">
            <text:p>46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84.png-02.png} 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18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31" calcext:value-type="float">
            <text:p>46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37" calcext:value-type="float">
            <text:p>46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39" calcext:value-type="float">
            <text:p>46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41" calcext:value-type="float">
            <text:p>46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43" calcext:value-type="float">
            <text:p>46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45" calcext:value-type="float">
            <text:p>464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225]&amp;&quot;}¤\end{minipage}¤\begin{minipage}{.5\textwidth}¤\includegraphics[width=.5\textwidth,frame]{burst/2col/&quot;&amp;[.D3225]&amp;&quot;}¤\end{minipage}&quot;" office:value-type="string" office:string-value="\begin{minipage}{.5\textwidth}¤\includegraphics[width=.5\textwidth,frame]{burst/2col/184.png-09_1L.png}¤\end{minipage}¤\begin{minipage}{.5\textwidth}¤\includegraphics[width=.5\textwidth,frame]{burst/2col/184.png-09_2R.png}¤\end{minipage}" calcext:value-type="string">
            <text:p>\begin{minipage}{.5\textwidth}¤\includegraphics[width=.5\textwidth,frame]{burst/2col/184.png-09_1L.png}¤\end{minipage}¤\begin{minipage}{.5\textwidth}¤\includegraphics[width=.5\textwidth,frame]{burst/2col/184.png-09_2R.png}¤\end{minipage}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184.png-09_1L.png</text:p>
          </table:table-cell>
          <table:table-cell office:value-type="string" calcext:value-type="string">
            <text:p>184.png-09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227]&amp;&quot;}¤\end{minipage}¤\begin{minipage}{.5\textwidth}¤\input{text/&quot;&amp;[.D3227]&amp;&quot;}¤\end{minipage}&quot;" office:value-type="string" office:string-value="\begin{minipage}{.5\textwidth}¤\input{text/184l.txt}¤\end{minipage}¤\begin{minipage}{.5\textwidth}¤\input{text/184r.txt}¤\end{minipage}" calcext:value-type="string">
            <text:p>\begin{minipage}{.5\textwidth}¤\input{text/184l.txt}¤\end{minipage}¤\begin{minipage}{.5\textwidth}¤\input{text/184r.txt}¤\end{minipage}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184l.txt</text:p>
          </table:table-cell>
          <table:table-cell office:value-type="string" calcext:value-type="string">
            <text:p>18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82==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18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54" calcext:value-type="float">
            <text:p>46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5.png-02.png} 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18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56" calcext:value-type="float">
            <text:p>465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58" calcext:value-type="float">
            <text:p>46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242]&amp;&quot;}¤\end{minipage}¤\begin{minipage}{.5\textwidth}¤\input{text/&quot;&amp;[.D3242]&amp;&quot;}¤\end{minipage}&quot;" office:value-type="string" office:string-value="\begin{minipage}{.5\textwidth}¤\input{text/185l.txt}¤\end{minipage}¤\begin{minipage}{.5\textwidth}¤\input{text/185r.txt}¤\end{minipage}" calcext:value-type="string">
            <text:p>\begin{minipage}{.5\textwidth}¤\input{text/185l.txt}¤\end{minipage}¤\begin{minipage}{.5\textwidth}¤\input{text/185r.txt}¤\end{minipage}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185l.txt</text:p>
          </table:table-cell>
          <table:table-cell office:value-type="string" calcext:value-type="string">
            <text:p>18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72" calcext:value-type="float">
            <text:p>467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3==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18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6.png-02.png} </text:p>
          </table:table-cell>
          <table:table-cell office:value-type="float" office:value="4676" calcext:value-type="float">
            <text:p>4676</text:p>
          </table:table-cell>
          <table:table-cell office:value-type="string" calcext:value-type="string">
            <text:p>18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7" calcext:value-type="float">
            <text:p>46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79" calcext:value-type="float">
            <text:p>46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83" calcext:value-type="float">
            <text:p>46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85" calcext:value-type="float">
            <text:p>468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253]&amp;&quot;}¤\end{minipage}¤\begin{minipage}{.5\textwidth}¤\includegraphics[width=.5\textwidth,frame]{burst/2col/&quot;&amp;[.D3253]&amp;&quot;}¤\end{minipage}&quot;" office:value-type="string" office:string-value="\begin{minipage}{.5\textwidth}¤\includegraphics[width=.5\textwidth,frame]{burst/2col/186.png-06_1L.png}¤\end{minipage}¤\begin{minipage}{.5\textwidth}¤\includegraphics[width=.5\textwidth,frame]{burst/2col/186.png-06_2R.png}¤\end{minipage}" calcext:value-type="string">
            <text:p>\begin{minipage}{.5\textwidth}¤\includegraphics[width=.5\textwidth,frame]{burst/2col/186.png-06_1L.png}¤\end{minipage}¤\begin{minipage}{.5\textwidth}¤\includegraphics[width=.5\textwidth,frame]{burst/2col/186.png-06_2R.png}¤\end{minipage}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186.png-06_1L.png</text:p>
          </table:table-cell>
          <table:table-cell office:value-type="string" calcext:value-type="string">
            <text:p>186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87" calcext:value-type="float">
            <text:p>46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255]&amp;&quot;}¤\end{minipage}¤\begin{minipage}{.5\textwidth}¤\input{text/&quot;&amp;[.D3255]&amp;&quot;}¤\end{minipage}&quot;" office:value-type="string" office:string-value="\begin{minipage}{.5\textwidth}¤\input{text/186l.txt}¤\end{minipage}¤\begin{minipage}{.5\textwidth}¤\input{text/186r.txt}¤\end{minipage}" calcext:value-type="string">
            <text:p>\begin{minipage}{.5\textwidth}¤\input{text/186l.txt}¤\end{minipage}¤\begin{minipage}{.5\textwidth}¤\input{text/186r.txt}¤\end{minipage}</text:p>
          </table:table-cell>
          <table:table-cell office:value-type="float" office:value="4688" calcext:value-type="float">
            <text:p>4688</text:p>
          </table:table-cell>
          <table:table-cell office:value-type="string" calcext:value-type="string">
            <text:p>186l.txt</text:p>
          </table:table-cell>
          <table:table-cell office:value-type="string" calcext:value-type="string">
            <text:p>18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84==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18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261]&amp;&quot;}¤\end{minipage}¤\begin{minipage}{.5\textwidth}¤\includegraphics[width=.5\textwidth,frame]{burst/2col/&quot;&amp;[.D3261]&amp;&quot;}¤\end{minipage}&quot;" office:value-type="string" office:string-value="\begin{minipage}{.5\textwidth}¤\includegraphics[width=.5\textwidth,frame]{burst/2col/187.png-02_1L.png}¤\end{minipage}¤\begin{minipage}{.5\textwidth}¤\includegraphics[width=.5\textwidth,frame]{burst/2col/187.png-02_2R.png}¤\end{minipage}" calcext:value-type="string">
            <text:p>\begin{minipage}{.5\textwidth}¤\includegraphics[width=.5\textwidth,frame]{burst/2col/187.png-02_1L.png}¤\end{minipage}¤\begin{minipage}{.5\textwidth}¤\includegraphics[width=.5\textwidth,frame]{burst/2col/187.png-02_2R.png}¤\end{minipage}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187.png-02_1L.png</text:p>
          </table:table-cell>
          <table:table-cell office:value-type="string" calcext:value-type="string">
            <text:p>18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97" calcext:value-type="float">
            <text:p>4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7.png-03.png} 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18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99" calcext:value-type="float">
            <text:p>46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01" calcext:value-type="float">
            <text:p>4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03" calcext:value-type="float">
            <text:p>47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07" calcext:value-type="float">
            <text:p>47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11" calcext:value-type="float">
            <text:p>47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13" calcext:value-type="float">
            <text:p>47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273]&amp;&quot;}¤\end{minipage}¤\begin{minipage}{.5\textwidth}¤\input{text/&quot;&amp;[.D3273]&amp;&quot;}¤\end{minipage}&quot;" office:value-type="string" office:string-value="\begin{minipage}{.5\textwidth}¤\input{text/187l.txt}¤\end{minipage}¤\begin{minipage}{.5\textwidth}¤\input{text/187r.txt}¤\end{minipage}" calcext:value-type="string">
            <text:p>\begin{minipage}{.5\textwidth}¤\input{text/187l.txt}¤\end{minipage}¤\begin{minipage}{.5\textwidth}¤\input{text/187r.txt}¤\end{minipage}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187l.txt</text:p>
          </table:table-cell>
          <table:table-cell office:value-type="string" calcext:value-type="string">
            <text:p>18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17" calcext:value-type="float">
            <text:p>47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85==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18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8.png-02.png} 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18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26" calcext:value-type="float">
            <text:p>47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38" calcext:value-type="float">
            <text:p>47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288]&amp;&quot;}¤\end{minipage}¤\begin{minipage}{.5\textwidth}¤\input{text/&quot;&amp;[.D3288]&amp;&quot;}¤\end{minipage}&quot;" office:value-type="string" office:string-value="\begin{minipage}{.5\textwidth}¤\input{text/188l.txt}¤\end{minipage}¤\begin{minipage}{.5\textwidth}¤\input{text/188r.txt}¤\end{minipage}" calcext:value-type="string">
            <text:p>\begin{minipage}{.5\textwidth}¤\input{text/188l.txt}¤\end{minipage}¤\begin{minipage}{.5\textwidth}¤\input{text/188r.txt}¤\end{minipage}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188l.txt</text:p>
          </table:table-cell>
          <table:table-cell office:value-type="string" calcext:value-type="string">
            <text:p>18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41" calcext:value-type="float">
            <text:p>47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6==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18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89.png-02.png} 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18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54" calcext:value-type="float">
            <text:p>47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300]&amp;&quot;}¤\end{minipage}¤\begin{minipage}{.5\textwidth}¤\input{text/&quot;&amp;[.D3300]&amp;&quot;}¤\end{minipage}&quot;" office:value-type="string" office:string-value="\begin{minipage}{.5\textwidth}¤\input{text/189l.txt}¤\end{minipage}¤\begin{minipage}{.5\textwidth}¤\input{text/189r.txt}¤\end{minipage}" calcext:value-type="string">
            <text:p>\begin{minipage}{.5\textwidth}¤\input{text/189l.txt}¤\end{minipage}¤\begin{minipage}{.5\textwidth}¤\input{text/189r.txt}¤\end{minipage}</text:p>
          </table:table-cell>
          <table:table-cell office:value-type="float" office:value="4757" calcext:value-type="float">
            <text:p>4757</text:p>
          </table:table-cell>
          <table:table-cell office:value-type="string" calcext:value-type="string">
            <text:p>189l.txt</text:p>
          </table:table-cell>
          <table:table-cell office:value-type="string" calcext:value-type="string">
            <text:p>18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59" calcext:value-type="float">
            <text:p>47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7==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19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0.png-02.png} 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19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68" calcext:value-type="float">
            <text:p>47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74" calcext:value-type="float">
            <text:p>47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312]&amp;&quot;}¤\end{minipage}¤\begin{minipage}{.5\textwidth}¤\includegraphics[width=.5\textwidth,frame]{burst/2col/&quot;&amp;[.D3312]&amp;&quot;}¤\end{minipage}&quot;" office:value-type="string" office:string-value="\begin{minipage}{.5\textwidth}¤\includegraphics[width=.5\textwidth,frame]{burst/2col/190.png-07_1L.png}¤\end{minipage}¤\begin{minipage}{.5\textwidth}¤\includegraphics[width=.5\textwidth,frame]{burst/2col/190.png-07_2R.png}¤\end{minipage}" calcext:value-type="string">
            <text:p>\begin{minipage}{.5\textwidth}¤\includegraphics[width=.5\textwidth,frame]{burst/2col/190.png-07_1L.png}¤\end{minipage}¤\begin{minipage}{.5\textwidth}¤\includegraphics[width=.5\textwidth,frame]{burst/2col/190.png-07_2R.png}¤\end{minipage}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190.png-07_1L.png</text:p>
          </table:table-cell>
          <table:table-cell office:value-type="string" calcext:value-type="string">
            <text:p>190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314]&amp;&quot;}¤\end{minipage}¤\begin{minipage}{.5\textwidth}¤\input{text/&quot;&amp;[.D3314]&amp;&quot;}¤\end{minipage}&quot;" office:value-type="string" office:string-value="\begin{minipage}{.5\textwidth}¤\input{text/190l.txt}¤\end{minipage}¤\begin{minipage}{.5\textwidth}¤\input{text/190r.txt}¤\end{minipage}" calcext:value-type="string">
            <text:p>\begin{minipage}{.5\textwidth}¤\input{text/190l.txt}¤\end{minipage}¤\begin{minipage}{.5\textwidth}¤\input{text/190r.txt}¤\end{minipage}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190l.txt</text:p>
          </table:table-cell>
          <table:table-cell office:value-type="string" calcext:value-type="string">
            <text:p>19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81" calcext:value-type="float">
            <text:p>47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88==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19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83" calcext:value-type="float">
            <text:p>4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91.png-02.png} 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19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85" calcext:value-type="float">
            <text:p>47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95" calcext:value-type="float">
            <text:p>47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97" calcext:value-type="float">
            <text:p>47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799" calcext:value-type="float">
            <text:p>47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01" calcext:value-type="float">
            <text:p>48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03" calcext:value-type="float">
            <text:p>48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07" calcext:value-type="float">
            <text:p>48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335]&amp;&quot;}¤\end{minipage}¤\begin{minipage}{.5\textwidth}¤\input{text/&quot;&amp;[.D3335]&amp;&quot;}¤\end{minipage}&quot;" office:value-type="string" office:string-value="\begin{minipage}{.5\textwidth}¤\input{text/191l.txt}¤\end{minipage}¤\begin{minipage}{.5\textwidth}¤\input{text/191r.txt}¤\end{minipage}" calcext:value-type="string">
            <text:p>\begin{minipage}{.5\textwidth}¤\input{text/191l.txt}¤\end{minipage}¤\begin{minipage}{.5\textwidth}¤\input{text/191r.txt}¤\end{minipage}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191l.txt</text:p>
          </table:table-cell>
          <table:table-cell office:value-type="string" calcext:value-type="string">
            <text:p>19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14" calcext:value-type="float">
            <text:p>48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15" calcext:value-type="float">
            <text:p>4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89==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19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17" calcext:value-type="float">
            <text:p>48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2.png-02.png} 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19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27" calcext:value-type="float">
            <text:p>48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29" calcext:value-type="float">
            <text:p>48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354]&amp;&quot;}¤\end{minipage}¤\begin{minipage}{.5\textwidth}¤\input{text/&quot;&amp;[.D3354]&amp;&quot;}¤\end{minipage}&quot;" office:value-type="string" office:string-value="\begin{minipage}{.5\textwidth}¤\input{text/192l.txt}¤\end{minipage}¤\begin{minipage}{.5\textwidth}¤\input{text/192r.txt}¤\end{minipage}" calcext:value-type="string">
            <text:p>\begin{minipage}{.5\textwidth}¤\input{text/192l.txt}¤\end{minipage}¤\begin{minipage}{.5\textwidth}¤\input{text/192r.txt}¤\end{minipage}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192l.txt</text:p>
          </table:table-cell>
          <table:table-cell office:value-type="string" calcext:value-type="string">
            <text:p>19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47" calcext:value-type="float">
            <text:p>48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90==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19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49" calcext:value-type="float">
            <text:p>48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3.png-02.png} 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19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57" calcext:value-type="float">
            <text:p>4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63" calcext:value-type="float">
            <text:p>48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65" calcext:value-type="float">
            <text:p>48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67" calcext:value-type="float">
            <text:p>486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369]&amp;&quot;}¤\end{minipage}¤\begin{minipage}{.5\textwidth}¤\includegraphics[width=.5\textwidth,frame]{burst/2col/&quot;&amp;[.D3369]&amp;&quot;}¤\end{minipage}&quot;" office:value-type="string" office:string-value="\begin{minipage}{.5\textwidth}¤\includegraphics[width=.5\textwidth,frame]{burst/2col/193.png-10_1L.png}¤\end{minipage}¤\begin{minipage}{.5\textwidth}¤\includegraphics[width=.5\textwidth,frame]{burst/2col/193.png-10_2R.png}¤\end{minipage}" calcext:value-type="string">
            <text:p>\begin{minipage}{.5\textwidth}¤\includegraphics[width=.5\textwidth,frame]{burst/2col/193.png-10_1L.png}¤\end{minipage}¤\begin{minipage}{.5\textwidth}¤\includegraphics[width=.5\textwidth,frame]{burst/2col/193.png-10_2R.png}¤\end{minipage}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193.png-10_1L.png</text:p>
          </table:table-cell>
          <table:table-cell office:value-type="string" calcext:value-type="string">
            <text:p>193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371]&amp;&quot;}¤\end{minipage}¤\begin{minipage}{.5\textwidth}¤\input{text/&quot;&amp;[.D3371]&amp;&quot;}¤\end{minipage}&quot;" office:value-type="string" office:string-value="\begin{minipage}{.5\textwidth}¤\input{text/193l.txt}¤\end{minipage}¤\begin{minipage}{.5\textwidth}¤\input{text/193r.txt}¤\end{minipage}" calcext:value-type="string">
            <text:p>\begin{minipage}{.5\textwidth}¤\input{text/193l.txt}¤\end{minipage}¤\begin{minipage}{.5\textwidth}¤\input{text/193r.txt}¤\end{minipage}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193l.txt</text:p>
          </table:table-cell>
          <table:table-cell office:value-type="string" calcext:value-type="string">
            <text:p>19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73" calcext:value-type="float">
            <text:p>48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91==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19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77" calcext:value-type="float">
            <text:p>48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377]&amp;&quot;}¤\end{minipage}¤\begin{minipage}{.5\textwidth}¤\includegraphics[width=.5\textwidth,frame]{burst/2col/&quot;&amp;[.D3377]&amp;&quot;}¤\end{minipage}&quot;" office:value-type="string" office:string-value="\begin{minipage}{.5\textwidth}¤\includegraphics[width=.5\textwidth,frame]{burst/2col/194.png-02_1L.png}¤\end{minipage}¤\begin{minipage}{.5\textwidth}¤\includegraphics[width=.5\textwidth,frame]{burst/2col/194.png-02_2R.png}¤\end{minipage}" calcext:value-type="string">
            <text:p>\begin{minipage}{.5\textwidth}¤\includegraphics[width=.5\textwidth,frame]{burst/2col/194.png-02_1L.png}¤\end{minipage}¤\begin{minipage}{.5\textwidth}¤\includegraphics[width=.5\textwidth,frame]{burst/2col/194.png-02_2R.png}¤\end{minipage}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194.png-02_1L.png</text:p>
          </table:table-cell>
          <table:table-cell office:value-type="string" calcext:value-type="string">
            <text:p>194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94.png-03.png} 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19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87" calcext:value-type="float">
            <text:p>48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93" calcext:value-type="float">
            <text:p>489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387]&amp;&quot;}¤\end{minipage}¤\begin{minipage}{.5\textwidth}¤\input{text/&quot;&amp;[.D3387]&amp;&quot;}¤\end{minipage}&quot;" office:value-type="string" office:string-value="\begin{minipage}{.5\textwidth}¤\input{text/194l.txt}¤\end{minipage}¤\begin{minipage}{.5\textwidth}¤\input{text/194r.txt}¤\end{minipage}" calcext:value-type="string">
            <text:p>\begin{minipage}{.5\textwidth}¤\input{text/194l.txt}¤\end{minipage}¤\begin{minipage}{.5\textwidth}¤\input{text/194r.txt}¤\end{minipage}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194l.txt</text:p>
          </table:table-cell>
          <table:table-cell office:value-type="string" calcext:value-type="string">
            <text:p>19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5.png-01.png} 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19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03" calcext:value-type="float">
            <text:p>49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05" calcext:value-type="float">
            <text:p>49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07" calcext:value-type="float">
            <text:p>49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09" calcext:value-type="float">
            <text:p>49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15" calcext:value-type="float">
            <text:p>491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400]&amp;&quot;}¤\end{minipage}¤\begin{minipage}{.5\textwidth}¤\input{text/&quot;&amp;[.D3400]&amp;&quot;}¤\end{minipage}&quot;" office:value-type="string" office:string-value="\begin{minipage}{.5\textwidth}¤\input{text/195l.txt}¤\end{minipage}¤\begin{minipage}{.5\textwidth}¤\input{text/195r.txt}¤\end{minipage}" calcext:value-type="string">
            <text:p>\begin{minipage}{.5\textwidth}¤\input{text/195l.txt}¤\end{minipage}¤\begin{minipage}{.5\textwidth}¤\input{text/195r.txt}¤\end{minipage}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195l.txt</text:p>
          </table:table-cell>
          <table:table-cell office:value-type="string" calcext:value-type="string">
            <text:p>19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18" calcext:value-type="float">
            <text:p>49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93==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19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6.png-02.png} 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19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23" calcext:value-type="float">
            <text:p>49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27" calcext:value-type="float">
            <text:p>49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35" calcext:value-type="float">
            <text:p>49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37" calcext:value-type="float">
            <text:p>49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39" calcext:value-type="float">
            <text:p>49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47" calcext:value-type="float">
            <text:p>49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49" calcext:value-type="float">
            <text:p>49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51" calcext:value-type="float">
            <text:p>49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423]&amp;&quot;}¤\end{minipage}¤\begin{minipage}{.5\textwidth}¤\input{text/&quot;&amp;[.D3423]&amp;&quot;}¤\end{minipage}&quot;" office:value-type="string" office:string-value="\begin{minipage}{.5\textwidth}¤\input{text/196l.txt}¤\end{minipage}¤\begin{minipage}{.5\textwidth}¤\input{text/196r.txt}¤\end{minipage}" calcext:value-type="string">
            <text:p>\begin{minipage}{.5\textwidth}¤\input{text/196l.txt}¤\end{minipage}¤\begin{minipage}{.5\textwidth}¤\input{text/196r.txt}¤\end{minipage}</text:p>
          </table:table-cell>
          <table:table-cell office:value-type="float" office:value="4956" calcext:value-type="float">
            <text:p>4956</text:p>
          </table:table-cell>
          <table:table-cell office:value-type="string" calcext:value-type="string">
            <text:p>196l.txt</text:p>
          </table:table-cell>
          <table:table-cell office:value-type="string" calcext:value-type="string">
            <text:p>19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94==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19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97.png-02.png} 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19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65" calcext:value-type="float">
            <text:p>4965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431]&amp;&quot;}¤\end{minipage}¤\begin{minipage}{.5\textwidth}¤\includegraphics[width=.5\textwidth,frame]{burst/2col/&quot;&amp;[.D3431]&amp;&quot;}¤\end{minipage}&quot;" office:value-type="string" office:string-value="\begin{minipage}{.5\textwidth}¤\includegraphics[width=.5\textwidth,frame]{burst/2col/197.png-03_1L.png}¤\end{minipage}¤\begin{minipage}{.5\textwidth}¤\includegraphics[width=.5\textwidth,frame]{burst/2col/197.png-03_2R.png}¤\end{minipage}" calcext:value-type="string">
            <text:p>\begin{minipage}{.5\textwidth}¤\includegraphics[width=.5\textwidth,frame]{burst/2col/197.png-03_1L.png}¤\end{minipage}¤\begin{minipage}{.5\textwidth}¤\includegraphics[width=.5\textwidth,frame]{burst/2col/197.png-03_2R.png}¤\end{minipage}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197.png-03_1L.png</text:p>
          </table:table-cell>
          <table:table-cell office:value-type="string" calcext:value-type="string">
            <text:p>197.png-03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67" calcext:value-type="float">
            <text:p>49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97.png-04.png} 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197.png-0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9" calcext:value-type="float">
            <text:p>49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73" calcext:value-type="float">
            <text:p>49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79" calcext:value-type="float">
            <text:p>49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441]&amp;&quot;}¤\end{minipage}¤\begin{minipage}{.5\textwidth}¤\input{text/&quot;&amp;[.D3441]&amp;&quot;}¤\end{minipage}&quot;" office:value-type="string" office:string-value="\begin{minipage}{.5\textwidth}¤\input{text/197l.txt}¤\end{minipage}¤\begin{minipage}{.5\textwidth}¤\input{text/197r.txt}¤\end{minipage}" calcext:value-type="string">
            <text:p>\begin{minipage}{.5\textwidth}¤\input{text/197l.txt}¤\end{minipage}¤\begin{minipage}{.5\textwidth}¤\input{text/197r.txt}¤\end{minipage}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197l.txt</text:p>
          </table:table-cell>
          <table:table-cell office:value-type="string" calcext:value-type="string">
            <text:p>19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84" calcext:value-type="float">
            <text:p>498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195==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9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87" calcext:value-type="float">
            <text:p>49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198.png-02.png} 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19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89" calcext:value-type="float">
            <text:p>49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91" calcext:value-type="float">
            <text:p>49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93" calcext:value-type="float">
            <text:p>49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95" calcext:value-type="float">
            <text:p>49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4997" calcext:value-type="float">
            <text:p>499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452]&amp;&quot;}¤\end{minipage}¤\begin{minipage}{.5\textwidth}¤\includegraphics[width=.5\textwidth,frame]{burst/2col/&quot;&amp;[.D3452]&amp;&quot;}¤\end{minipage}&quot;" office:value-type="string" office:string-value="\begin{minipage}{.5\textwidth}¤\includegraphics[width=.5\textwidth,frame]{burst/2col/198.png-06_1L.png}¤\end{minipage}¤\begin{minipage}{.5\textwidth}¤\includegraphics[width=.5\textwidth,frame]{burst/2col/198.png-06_2R.png}¤\end{minipage}" calcext:value-type="string">
            <text:p>\begin{minipage}{.5\textwidth}¤\includegraphics[width=.5\textwidth,frame]{burst/2col/198.png-06_1L.png}¤\end{minipage}¤\begin{minipage}{.5\textwidth}¤\includegraphics[width=.5\textwidth,frame]{burst/2col/198.png-06_2R.png}¤\end{minipage}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198.png-06_1L.png</text:p>
          </table:table-cell>
          <table:table-cell office:value-type="string" calcext:value-type="string">
            <text:p>198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454]&amp;&quot;}¤\end{minipage}¤\begin{minipage}{.5\textwidth}¤\input{text/&quot;&amp;[.D3454]&amp;&quot;}¤\end{minipage}&quot;" office:value-type="string" office:string-value="\begin{minipage}{.5\textwidth}¤\input{text/198l.txt}¤\end{minipage}¤\begin{minipage}{.5\textwidth}¤\input{text/198r.txt}¤\end{minipage}" calcext:value-type="string">
            <text:p>\begin{minipage}{.5\textwidth}¤\input{text/198l.txt}¤\end{minipage}¤\begin{minipage}{.5\textwidth}¤\input{text/198r.txt}¤\end{minipage}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98l.txt</text:p>
          </table:table-cell>
          <table:table-cell office:value-type="string" calcext:value-type="string">
            <text:p>19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96==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199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05" calcext:value-type="float">
            <text:p>50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07" calcext:value-type="float">
            <text:p>50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460]&amp;&quot;}¤\end{minipage}¤\begin{minipage}{.5\textwidth}¤\includegraphics[width=.5\textwidth,frame]{burst/2col/&quot;&amp;[.D3460]&amp;&quot;}¤\end{minipage}&quot;" office:value-type="string" office:string-value="\begin{minipage}{.5\textwidth}¤\includegraphics[width=.5\textwidth,frame]{burst/2col/199.png-02_1L.png}¤\end{minipage}¤\begin{minipage}{.5\textwidth}¤\includegraphics[width=.5\textwidth,frame]{burst/2col/199.png-02_2R.png}¤\end{minipage}" calcext:value-type="string">
            <text:p>\begin{minipage}{.5\textwidth}¤\includegraphics[width=.5\textwidth,frame]{burst/2col/199.png-02_1L.png}¤\end{minipage}¤\begin{minipage}{.5\textwidth}¤\includegraphics[width=.5\textwidth,frame]{burst/2col/199.png-02_2R.png}¤\end{minipage}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199.png-02_1L.png</text:p>
          </table:table-cell>
          <table:table-cell office:value-type="string" calcext:value-type="string">
            <text:p>19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199.png-03.png} 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19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11" calcext:value-type="float">
            <text:p>50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13" calcext:value-type="float">
            <text:p>50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15" calcext:value-type="float">
            <text:p>50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19" calcext:value-type="float">
            <text:p>50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21" calcext:value-type="float">
            <text:p>50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23" calcext:value-type="float">
            <text:p>50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27" calcext:value-type="float">
            <text:p>502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472]&amp;&quot;}¤\end{minipage}¤\begin{minipage}{.5\textwidth}¤\input{text/&quot;&amp;[.D3472]&amp;&quot;}¤\end{minipage}&quot;" office:value-type="string" office:string-value="\begin{minipage}{.5\textwidth}¤\input{text/199l.txt}¤\end{minipage}¤\begin{minipage}{.5\textwidth}¤\input{text/199r.txt}¤\end{minipage}" calcext:value-type="string">
            <text:p>\begin{minipage}{.5\textwidth}¤\input{text/199l.txt}¤\end{minipage}¤\begin{minipage}{.5\textwidth}¤\input{text/199r.txt}¤\end{minipage}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199l.txt</text:p>
          </table:table-cell>
          <table:table-cell office:value-type="string" calcext:value-type="string">
            <text:p>19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31" calcext:value-type="float">
            <text:p>50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97==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20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3" calcext:value-type="float">
            <text:p>50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0.png-02.png} 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20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5" calcext:value-type="float">
            <text:p>50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37" calcext:value-type="float">
            <text:p>50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39" calcext:value-type="float">
            <text:p>50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41" calcext:value-type="float">
            <text:p>50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43" calcext:value-type="float">
            <text:p>50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45" calcext:value-type="float">
            <text:p>50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485]&amp;&quot;}¤\end{minipage}¤\begin{minipage}{.5\textwidth}¤\input{text/&quot;&amp;[.D3485]&amp;&quot;}¤\end{minipage}&quot;" office:value-type="string" office:string-value="\begin{minipage}{.5\textwidth}¤\input{text/200l.txt}¤\end{minipage}¤\begin{minipage}{.5\textwidth}¤\input{text/200r.txt}¤\end{minipage}" calcext:value-type="string">
            <text:p>\begin{minipage}{.5\textwidth}¤\input{text/200l.txt}¤\end{minipage}¤\begin{minipage}{.5\textwidth}¤\input{text/200r.txt}¤\end{minipage}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200l.txt</text:p>
          </table:table-cell>
          <table:table-cell office:value-type="string" calcext:value-type="string">
            <text:p>20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51" calcext:value-type="float">
            <text:p>50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98==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20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1.png-02.png} 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20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55" calcext:value-type="float">
            <text:p>50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57" calcext:value-type="float">
            <text:p>50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59" calcext:value-type="float">
            <text:p>50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63" calcext:value-type="float">
            <text:p>50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67" calcext:value-type="float">
            <text:p>50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71" calcext:value-type="float">
            <text:p>50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73" calcext:value-type="float">
            <text:p>50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502]&amp;&quot;}¤\end{minipage}¤\begin{minipage}{.5\textwidth}¤\input{text/&quot;&amp;[.D3502]&amp;&quot;}¤\end{minipage}&quot;" office:value-type="string" office:string-value="\begin{minipage}{.5\textwidth}¤\input{text/201l.txt}¤\end{minipage}¤\begin{minipage}{.5\textwidth}¤\input{text/201r.txt}¤\end{minipage}" calcext:value-type="string">
            <text:p>\begin{minipage}{.5\textwidth}¤\input{text/201l.txt}¤\end{minipage}¤\begin{minipage}{.5\textwidth}¤\input{text/201r.txt}¤\end{minipage}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201l.txt</text:p>
          </table:table-cell>
          <table:table-cell office:value-type="string" calcext:value-type="string">
            <text:p>20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78" calcext:value-type="float">
            <text:p>50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199==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20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81" calcext:value-type="float">
            <text:p>5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2.png-02.png} 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20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83" calcext:value-type="float">
            <text:p>50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85" calcext:value-type="float">
            <text:p>50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093" calcext:value-type="float">
            <text:p>509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514]&amp;&quot;}¤\end{minipage}¤\begin{minipage}{.5\textwidth}¤\includegraphics[width=.5\textwidth,frame]{burst/2col/&quot;&amp;[.D3514]&amp;&quot;}¤\end{minipage}&quot;" office:value-type="string" office:string-value="\begin{minipage}{.5\textwidth}¤\includegraphics[width=.5\textwidth,frame]{burst/2col/202.png-07_1L.png}¤\end{minipage}¤\begin{minipage}{.5\textwidth}¤\includegraphics[width=.5\textwidth,frame]{burst/2col/202.png-07_2R.png}¤\end{minipage}" calcext:value-type="string">
            <text:p>\begin{minipage}{.5\textwidth}¤\includegraphics[width=.5\textwidth,frame]{burst/2col/202.png-07_1L.png}¤\end{minipage}¤\begin{minipage}{.5\textwidth}¤\includegraphics[width=.5\textwidth,frame]{burst/2col/202.png-07_2R.png}¤\end{minipage}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202.png-07_1L.png</text:p>
          </table:table-cell>
          <table:table-cell office:value-type="string" calcext:value-type="string">
            <text:p>202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95" calcext:value-type="float">
            <text:p>50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516]&amp;&quot;}¤\end{minipage}¤\begin{minipage}{.5\textwidth}¤\input{text/&quot;&amp;[.D3516]&amp;&quot;}¤\end{minipage}&quot;" office:value-type="string" office:string-value="\begin{minipage}{.5\textwidth}¤\input{text/202l.txt}¤\end{minipage}¤\begin{minipage}{.5\textwidth}¤\input{text/202r.txt}¤\end{minipage}" calcext:value-type="string">
            <text:p>\begin{minipage}{.5\textwidth}¤\input{text/202l.txt}¤\end{minipage}¤\begin{minipage}{.5\textwidth}¤\input{text/202r.txt}¤\end{minipage}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202l.txt</text:p>
          </table:table-cell>
          <table:table-cell office:value-type="string" calcext:value-type="string">
            <text:p>20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99" calcext:value-type="float">
            <text:p>50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0==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203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01" calcext:value-type="float">
            <text:p>51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03" calcext:value-type="float">
            <text:p>51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522]&amp;&quot;}¤\end{minipage}¤\begin{minipage}{.5\textwidth}¤\includegraphics[width=.5\textwidth,frame]{burst/2col/&quot;&amp;[.D3522]&amp;&quot;}¤\end{minipage}&quot;" office:value-type="string" office:string-value="\begin{minipage}{.5\textwidth}¤\includegraphics[width=.5\textwidth,frame]{burst/2col/203.png-02_1L.png}¤\end{minipage}¤\begin{minipage}{.5\textwidth}¤\includegraphics[width=.5\textwidth,frame]{burst/2col/203.png-02_2R.png}¤\end{minipage}" calcext:value-type="string">
            <text:p>\begin{minipage}{.5\textwidth}¤\includegraphics[width=.5\textwidth,frame]{burst/2col/203.png-02_1L.png}¤\end{minipage}¤\begin{minipage}{.5\textwidth}¤\includegraphics[width=.5\textwidth,frame]{burst/2col/203.png-02_2R.png}¤\end{minipage}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203.png-02_1L.png</text:p>
          </table:table-cell>
          <table:table-cell office:value-type="string" calcext:value-type="string">
            <text:p>20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05" calcext:value-type="float">
            <text:p>5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3.png-03.png} </text:p>
          </table:table-cell>
          <table:table-cell office:value-type="float" office:value="5106" calcext:value-type="float">
            <text:p>5106</text:p>
          </table:table-cell>
          <table:table-cell office:value-type="string" calcext:value-type="string">
            <text:p>20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09" calcext:value-type="float">
            <text:p>51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10" calcext:value-type="float">
            <text:p>511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528]&amp;&quot;}¤\end{minipage}¤\begin{minipage}{.5\textwidth}¤\input{text/&quot;&amp;[.D3528]&amp;&quot;}¤\end{minipage}&quot;" office:value-type="string" office:string-value="\begin{minipage}{.5\textwidth}¤\input{text/203l.txt}¤\end{minipage}¤\begin{minipage}{.5\textwidth}¤\input{text/203r.txt}¤\end{minipage}" calcext:value-type="string">
            <text:p>\begin{minipage}{.5\textwidth}¤\input{text/203l.txt}¤\end{minipage}¤\begin{minipage}{.5\textwidth}¤\input{text/203r.txt}¤\end{minipage}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203l.txt</text:p>
          </table:table-cell>
          <table:table-cell office:value-type="string" calcext:value-type="string">
            <text:p>20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1==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20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16" calcext:value-type="float">
            <text:p>5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4.png-02.png} 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20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537]&amp;&quot;}¤\end{minipage}¤\begin{minipage}{.5\textwidth}¤\input{text/&quot;&amp;[.D3537]&amp;&quot;}¤\end{minipage}&quot;" office:value-type="string" office:string-value="\begin{minipage}{.5\textwidth}¤\input{text/204l.txt}¤\end{minipage}¤\begin{minipage}{.5\textwidth}¤\input{text/204r.txt}¤\end{minipage}" calcext:value-type="string">
            <text:p>\begin{minipage}{.5\textwidth}¤\input{text/204l.txt}¤\end{minipage}¤\begin{minipage}{.5\textwidth}¤\input{text/204r.txt}¤\end{minipage}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204l.txt</text:p>
          </table:table-cell>
          <table:table-cell office:value-type="string" calcext:value-type="string">
            <text:p>20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26" calcext:value-type="float">
            <text:p>51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2==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20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28" calcext:value-type="float">
            <text:p>5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5.png-02.png} 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20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32" calcext:value-type="float">
            <text:p>51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34" calcext:value-type="float">
            <text:p>51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36" calcext:value-type="float">
            <text:p>51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38" calcext:value-type="float">
            <text:p>51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44" calcext:value-type="float">
            <text:p>51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551]&amp;&quot;}¤\end{minipage}¤\begin{minipage}{.5\textwidth}¤\input{text/&quot;&amp;[.D3551]&amp;&quot;}¤\end{minipage}&quot;" office:value-type="string" office:string-value="\begin{minipage}{.5\textwidth}¤\input{text/205l.txt}¤\end{minipage}¤\begin{minipage}{.5\textwidth}¤\input{text/205r.txt}¤\end{minipage}" calcext:value-type="string">
            <text:p>\begin{minipage}{.5\textwidth}¤\input{text/205l.txt}¤\end{minipage}¤\begin{minipage}{.5\textwidth}¤\input{text/205r.txt}¤\end{minipage}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205l.txt</text:p>
          </table:table-cell>
          <table:table-cell office:value-type="string" calcext:value-type="string">
            <text:p>20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48" calcext:value-type="float">
            <text:p>51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03==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20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06.png-02.png} 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20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54" calcext:value-type="float">
            <text:p>51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56" calcext:value-type="float">
            <text:p>51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62" calcext:value-type="float">
            <text:p>51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64" calcext:value-type="float">
            <text:p>51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66" calcext:value-type="float">
            <text:p>51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68" calcext:value-type="float">
            <text:p>516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566]&amp;&quot;}¤\end{minipage}¤\begin{minipage}{.5\textwidth}¤\input{text/&quot;&amp;[.D3566]&amp;&quot;}¤\end{minipage}&quot;" office:value-type="string" office:string-value="\begin{minipage}{.5\textwidth}¤\input{text/206l.txt}¤\end{minipage}¤\begin{minipage}{.5\textwidth}¤\input{text/206r.txt}¤\end{minipage}" calcext:value-type="string">
            <text:p>\begin{minipage}{.5\textwidth}¤\input{text/206l.txt}¤\end{minipage}¤\begin{minipage}{.5\textwidth}¤\input{text/206r.txt}¤\end{minipage}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206l.txt</text:p>
          </table:table-cell>
          <table:table-cell office:value-type="string" calcext:value-type="string">
            <text:p>20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71" calcext:value-type="float">
            <text:p>51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72" calcext:value-type="float">
            <text:p>51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04==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207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74" calcext:value-type="float">
            <text:p>51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7.png-02.png} 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20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76" calcext:value-type="float">
            <text:p>5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78" calcext:value-type="float">
            <text:p>51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180" calcext:value-type="float">
            <text:p>51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84" calcext:value-type="float">
            <text:p>5184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577]&amp;&quot;}¤\end{minipage}¤\begin{minipage}{.5\textwidth}¤\includegraphics[width=.5\textwidth,frame]{burst/2col/&quot;&amp;[.D3577]&amp;&quot;}¤\end{minipage}&quot;" office:value-type="string" office:string-value="\begin{minipage}{.5\textwidth}¤\includegraphics[width=.5\textwidth,frame]{burst/2col/207.png-06_1L.png}¤\end{minipage}¤\begin{minipage}{.5\textwidth}¤\includegraphics[width=.5\textwidth,frame]{burst/2col/207.png-06_2R.png}¤\end{minipage}" calcext:value-type="string">
            <text:p>\begin{minipage}{.5\textwidth}¤\includegraphics[width=.5\textwidth,frame]{burst/2col/207.png-06_1L.png}¤\end{minipage}¤\begin{minipage}{.5\textwidth}¤\includegraphics[width=.5\textwidth,frame]{burst/2col/207.png-06_2R.png}¤\end{minipage}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207.png-06_1L.png</text:p>
          </table:table-cell>
          <table:table-cell office:value-type="string" calcext:value-type="string">
            <text:p>207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579]&amp;&quot;}¤\end{minipage}¤\begin{minipage}{.5\textwidth}¤\input{text/&quot;&amp;[.D3579]&amp;&quot;}¤\end{minipage}&quot;" office:value-type="string" office:string-value="\begin{minipage}{.5\textwidth}¤\input{text/207l.txt}¤\end{minipage}¤\begin{minipage}{.5\textwidth}¤\input{text/207r.txt}¤\end{minipage}" calcext:value-type="string">
            <text:p>\begin{minipage}{.5\textwidth}¤\input{text/207l.txt}¤\end{minipage}¤\begin{minipage}{.5\textwidth}¤\input{text/207r.txt}¤\end{minipage}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207l.txt</text:p>
          </table:table-cell>
          <table:table-cell office:value-type="string" calcext:value-type="string">
            <text:p>20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90" calcext:value-type="float">
            <text:p>51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5==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20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92" calcext:value-type="float">
            <text:p>51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585]&amp;&quot;}¤\end{minipage}¤\begin{minipage}{.5\textwidth}¤\includegraphics[width=.5\textwidth,frame]{burst/2col/&quot;&amp;[.D3585]&amp;&quot;}¤\end{minipage}&quot;" office:value-type="string" office:string-value="\begin{minipage}{.5\textwidth}¤\includegraphics[width=.5\textwidth,frame]{burst/2col/208.png-02_1L.png}¤\end{minipage}¤\begin{minipage}{.5\textwidth}¤\includegraphics[width=.5\textwidth,frame]{burst/2col/208.png-02_2R.png}¤\end{minipage}" calcext:value-type="string">
            <text:p>\begin{minipage}{.5\textwidth}¤\includegraphics[width=.5\textwidth,frame]{burst/2col/208.png-02_1L.png}¤\end{minipage}¤\begin{minipage}{.5\textwidth}¤\includegraphics[width=.5\textwidth,frame]{burst/2col/208.png-02_2R.png}¤\end{minipage}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208.png-02_1L.png</text:p>
          </table:table-cell>
          <table:table-cell office:value-type="string" calcext:value-type="string">
            <text:p>208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96" calcext:value-type="float">
            <text:p>5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8.png-03.png} 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208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98" calcext:value-type="float">
            <text:p>51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589]&amp;&quot;}¤\end{minipage}¤\begin{minipage}{.5\textwidth}¤\input{text/&quot;&amp;[.D3589]&amp;&quot;}¤\end{minipage}&quot;" office:value-type="string" office:string-value="\begin{minipage}{.5\textwidth}¤\input{text/208l.txt}¤\end{minipage}¤\begin{minipage}{.5\textwidth}¤\input{text/208r.txt}¤\end{minipage}" calcext:value-type="string">
            <text:p>\begin{minipage}{.5\textwidth}¤\input{text/208l.txt}¤\end{minipage}¤\begin{minipage}{.5\textwidth}¤\input{text/208r.txt}¤\end{minipage}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208l.txt</text:p>
          </table:table-cell>
          <table:table-cell office:value-type="string" calcext:value-type="string">
            <text:p>20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01" calcext:value-type="float">
            <text:p>52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06==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20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06" calcext:value-type="float">
            <text:p>52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595]&amp;&quot;}¤\end{minipage}¤\begin{minipage}{.5\textwidth}¤\includegraphics[width=.5\textwidth,frame]{burst/2col/&quot;&amp;[.D3595]&amp;&quot;}¤\end{minipage}&quot;" office:value-type="string" office:string-value="\begin{minipage}{.5\textwidth}¤\includegraphics[width=.5\textwidth,frame]{burst/2col/209.png-02_1L.png}¤\end{minipage}¤\begin{minipage}{.5\textwidth}¤\includegraphics[width=.5\textwidth,frame]{burst/2col/209.png-02_2R.png}¤\end{minipage}" calcext:value-type="string">
            <text:p>\begin{minipage}{.5\textwidth}¤\includegraphics[width=.5\textwidth,frame]{burst/2col/209.png-02_1L.png}¤\end{minipage}¤\begin{minipage}{.5\textwidth}¤\includegraphics[width=.5\textwidth,frame]{burst/2col/209.png-02_2R.png}¤\end{minipage}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209.png-02_1L.png</text:p>
          </table:table-cell>
          <table:table-cell office:value-type="string" calcext:value-type="string">
            <text:p>20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08" calcext:value-type="float">
            <text:p>52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09.png-03.png} 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20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16" calcext:value-type="float">
            <text:p>52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18" calcext:value-type="float">
            <text:p>52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603]&amp;&quot;}¤\end{minipage}¤\begin{minipage}{.5\textwidth}¤\input{text/&quot;&amp;[.D3603]&amp;&quot;}¤\end{minipage}&quot;" office:value-type="string" office:string-value="\begin{minipage}{.5\textwidth}¤\input{text/209l.txt}¤\end{minipage}¤\begin{minipage}{.5\textwidth}¤\input{text/209r.txt}¤\end{minipage}" calcext:value-type="string">
            <text:p>\begin{minipage}{.5\textwidth}¤\input{text/209l.txt}¤\end{minipage}¤\begin{minipage}{.5\textwidth}¤\input{text/209r.txt}¤\end{minipage}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209l.txt</text:p>
          </table:table-cell>
          <table:table-cell office:value-type="string" calcext:value-type="string">
            <text:p>20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21" calcext:value-type="float">
            <text:p>52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07==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210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24" calcext:value-type="float">
            <text:p>52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10.png-02.png} 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21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26" calcext:value-type="float">
            <text:p>52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28" calcext:value-type="float">
            <text:p>5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34" calcext:value-type="float">
            <text:p>52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36" calcext:value-type="float">
            <text:p>5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38" calcext:value-type="float">
            <text:p>523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618]&amp;&quot;}¤\end{minipage}¤\begin{minipage}{.5\textwidth}¤\includegraphics[width=.5\textwidth,frame]{burst/2col/&quot;&amp;[.D3618]&amp;&quot;}¤\end{minipage}&quot;" office:value-type="string" office:string-value="\begin{minipage}{.5\textwidth}¤\includegraphics[width=.5\textwidth,frame]{burst/2col/210.png-10_1L.png}¤\end{minipage}¤\begin{minipage}{.5\textwidth}¤\includegraphics[width=.5\textwidth,frame]{burst/2col/210.png-10_2R.png}¤\end{minipage}" calcext:value-type="string">
            <text:p>\begin{minipage}{.5\textwidth}¤\includegraphics[width=.5\textwidth,frame]{burst/2col/210.png-10_1L.png}¤\end{minipage}¤\begin{minipage}{.5\textwidth}¤\includegraphics[width=.5\textwidth,frame]{burst/2col/210.png-10_2R.png}¤\end{minipage}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210.png-10_1L.png</text:p>
          </table:table-cell>
          <table:table-cell office:value-type="string" calcext:value-type="string">
            <text:p>210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20]&amp;&quot;}¤\end{minipage}¤\begin{minipage}{.5\textwidth}¤\input{text/&quot;&amp;[.D3620]&amp;&quot;}¤\end{minipage}&quot;" office:value-type="string" office:string-value="\begin{minipage}{.5\textwidth}¤\input{text/210l.txt}¤\end{minipage}¤\begin{minipage}{.5\textwidth}¤\input{text/210r.txt}¤\end{minipage}" calcext:value-type="string">
            <text:p>\begin{minipage}{.5\textwidth}¤\input{text/210l.txt}¤\end{minipage}¤\begin{minipage}{.5\textwidth}¤\input{text/210r.txt}¤\end{minipage}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210l.txt</text:p>
          </table:table-cell>
          <table:table-cell office:value-type="string" calcext:value-type="string">
            <text:p>21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47" calcext:value-type="float">
            <text:p>52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48" calcext:value-type="float">
            <text:p>52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08==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211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626]&amp;&quot;}¤\end{minipage}¤\begin{minipage}{.5\textwidth}¤\includegraphics[width=.5\textwidth,frame]{burst/2col/&quot;&amp;[.D3626]&amp;&quot;}¤\end{minipage}&quot;" office:value-type="string" office:string-value="\begin{minipage}{.5\textwidth}¤\includegraphics[width=.5\textwidth,frame]{burst/2col/211.png-02_1L.png}¤\end{minipage}¤\begin{minipage}{.5\textwidth}¤\includegraphics[width=.5\textwidth,frame]{burst/2col/211.png-02_2R.png}¤\end{minipage}" calcext:value-type="string">
            <text:p>\begin{minipage}{.5\textwidth}¤\includegraphics[width=.5\textwidth,frame]{burst/2col/211.png-02_1L.png}¤\end{minipage}¤\begin{minipage}{.5\textwidth}¤\includegraphics[width=.5\textwidth,frame]{burst/2col/211.png-02_2R.png}¤\end{minipage}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211.png-02_1L.png</text:p>
          </table:table-cell>
          <table:table-cell office:value-type="string" calcext:value-type="string">
            <text:p>211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1.png-03.png} 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21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56" calcext:value-type="float">
            <text:p>52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58" calcext:value-type="float">
            <text:p>52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60" calcext:value-type="float">
            <text:p>52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64" calcext:value-type="float">
            <text:p>52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66" calcext:value-type="float">
            <text:p>52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72" calcext:value-type="float">
            <text:p>527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38]&amp;&quot;}¤\end{minipage}¤\begin{minipage}{.5\textwidth}¤\input{text/&quot;&amp;[.D3638]&amp;&quot;}¤\end{minipage}&quot;" office:value-type="string" office:string-value="\begin{minipage}{.5\textwidth}¤\input{text/211l.txt}¤\end{minipage}¤\begin{minipage}{.5\textwidth}¤\input{text/211r.txt}¤\end{minipage}" calcext:value-type="string">
            <text:p>\begin{minipage}{.5\textwidth}¤\input{text/211l.txt}¤\end{minipage}¤\begin{minipage}{.5\textwidth}¤\input{text/211r.txt}¤\end{minipage}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211l.txt</text:p>
          </table:table-cell>
          <table:table-cell office:value-type="string" calcext:value-type="string">
            <text:p>21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76" calcext:value-type="float">
            <text:p>52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09==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212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78" calcext:value-type="float">
            <text:p>52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2.png-02.png} 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21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82" calcext:value-type="float">
            <text:p>52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84" calcext:value-type="float">
            <text:p>52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86" calcext:value-type="float">
            <text:p>52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90" calcext:value-type="float">
            <text:p>52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650]&amp;&quot;}¤\end{minipage}¤\begin{minipage}{.5\textwidth}¤\includegraphics[width=.5\textwidth,frame]{burst/2col/&quot;&amp;[.D3650]&amp;&quot;}¤\end{minipage}&quot;" office:value-type="string" office:string-value="\begin{minipage}{.5\textwidth}¤\includegraphics[width=.5\textwidth,frame]{burst/2col/212.png-07_1L.png}¤\end{minipage}¤\begin{minipage}{.5\textwidth}¤\includegraphics[width=.5\textwidth,frame]{burst/2col/212.png-07_2R.png}¤\end{minipage}" calcext:value-type="string">
            <text:p>\begin{minipage}{.5\textwidth}¤\includegraphics[width=.5\textwidth,frame]{burst/2col/212.png-07_1L.png}¤\end{minipage}¤\begin{minipage}{.5\textwidth}¤\includegraphics[width=.5\textwidth,frame]{burst/2col/212.png-07_2R.png}¤\end{minipage}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212.png-07_1L.png</text:p>
          </table:table-cell>
          <table:table-cell office:value-type="string" calcext:value-type="string">
            <text:p>212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52]&amp;&quot;}¤\end{minipage}¤\begin{minipage}{.5\textwidth}¤\input{text/&quot;&amp;[.D3652]&amp;&quot;}¤\end{minipage}&quot;" office:value-type="string" office:string-value="\begin{minipage}{.5\textwidth}¤\input{text/212l.txt}¤\end{minipage}¤\begin{minipage}{.5\textwidth}¤\input{text/212r.txt}¤\end{minipage}" calcext:value-type="string">
            <text:p>\begin{minipage}{.5\textwidth}¤\input{text/212l.txt}¤\end{minipage}¤\begin{minipage}{.5\textwidth}¤\input{text/212r.txt}¤\end{minipage}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212l.txt</text:p>
          </table:table-cell>
          <table:table-cell office:value-type="string" calcext:value-type="string">
            <text:p>21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95" calcext:value-type="float">
            <text:p>52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0==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21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98" calcext:value-type="float">
            <text:p>52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658]&amp;&quot;}¤\end{minipage}¤\begin{minipage}{.5\textwidth}¤\includegraphics[width=.5\textwidth,frame]{burst/2col/&quot;&amp;[.D3658]&amp;&quot;}¤\end{minipage}&quot;" office:value-type="string" office:string-value="\begin{minipage}{.5\textwidth}¤\includegraphics[width=.5\textwidth,frame]{burst/2col/213.png-02_1L.png}¤\end{minipage}¤\begin{minipage}{.5\textwidth}¤\includegraphics[width=.5\textwidth,frame]{burst/2col/213.png-02_2R.png}¤\end{minipage}" calcext:value-type="string">
            <text:p>\begin{minipage}{.5\textwidth}¤\includegraphics[width=.5\textwidth,frame]{burst/2col/213.png-02_1L.png}¤\end{minipage}¤\begin{minipage}{.5\textwidth}¤\includegraphics[width=.5\textwidth,frame]{burst/2col/213.png-02_2R.png}¤\end{minipage}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213.png-02_1L.png</text:p>
          </table:table-cell>
          <table:table-cell office:value-type="string" calcext:value-type="string">
            <text:p>213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3.png-03.png} 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213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04" calcext:value-type="float">
            <text:p>53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16" calcext:value-type="float">
            <text:p>53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18" calcext:value-type="float">
            <text:p>53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70]&amp;&quot;}¤\end{minipage}¤\begin{minipage}{.5\textwidth}¤\input{text/&quot;&amp;[.D3670]&amp;&quot;}¤\end{minipage}&quot;" office:value-type="string" office:string-value="\begin{minipage}{.5\textwidth}¤\input{text/213l.txt}¤\end{minipage}¤\begin{minipage}{.5\textwidth}¤\input{text/213r.txt}¤\end{minipage}" calcext:value-type="string">
            <text:p>\begin{minipage}{.5\textwidth}¤\input{text/213l.txt}¤\end{minipage}¤\begin{minipage}{.5\textwidth}¤\input{text/213r.txt}¤\end{minipage}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213l.txt</text:p>
          </table:table-cell>
          <table:table-cell office:value-type="string" calcext:value-type="string">
            <text:p>21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24" calcext:value-type="float">
            <text:p>53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1==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21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6" calcext:value-type="float">
            <text:p>53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4.png-02.png} 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21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8" calcext:value-type="float">
            <text:p>5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30" calcext:value-type="float">
            <text:p>53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32" calcext:value-type="float">
            <text:p>53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34" calcext:value-type="float">
            <text:p>53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81]&amp;&quot;}¤\end{minipage}¤\begin{minipage}{.5\textwidth}¤\input{text/&quot;&amp;[.D3681]&amp;&quot;}¤\end{minipage}&quot;" office:value-type="string" office:string-value="\begin{minipage}{.5\textwidth}¤\input{text/214l.txt}¤\end{minipage}¤\begin{minipage}{.5\textwidth}¤\input{text/214r.txt}¤\end{minipage}" calcext:value-type="string">
            <text:p>\begin{minipage}{.5\textwidth}¤\input{text/214l.txt}¤\end{minipage}¤\begin{minipage}{.5\textwidth}¤\input{text/214r.txt}¤\end{minipage}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214l.txt</text:p>
          </table:table-cell>
          <table:table-cell office:value-type="string" calcext:value-type="string">
            <text:p>21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39" calcext:value-type="float">
            <text:p>53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40" calcext:value-type="float">
            <text:p>53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2==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21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42" calcext:value-type="float">
            <text:p>53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5.png-02.png} 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215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44" calcext:value-type="float">
            <text:p>53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46" calcext:value-type="float">
            <text:p>53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48" calcext:value-type="float">
            <text:p>53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56" calcext:value-type="float">
            <text:p>535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694]&amp;&quot;}¤\end{minipage}¤\begin{minipage}{.5\textwidth}¤\input{text/&quot;&amp;[.D3694]&amp;&quot;}¤\end{minipage}&quot;" office:value-type="string" office:string-value="\begin{minipage}{.5\textwidth}¤\input{text/215l.txt}¤\end{minipage}¤\begin{minipage}{.5\textwidth}¤\input{text/215r.txt}¤\end{minipage}" calcext:value-type="string">
            <text:p>\begin{minipage}{.5\textwidth}¤\input{text/215l.txt}¤\end{minipage}¤\begin{minipage}{.5\textwidth}¤\input{text/215r.txt}¤\end{minipage}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215l.txt</text:p>
          </table:table-cell>
          <table:table-cell office:value-type="string" calcext:value-type="string">
            <text:p>21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59" calcext:value-type="float">
            <text:p>53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60" calcext:value-type="float">
            <text:p>53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3==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21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6.png-02.png} 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21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68" calcext:value-type="float">
            <text:p>5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70" calcext:value-type="float">
            <text:p>53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72" calcext:value-type="float">
            <text:p>537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705]&amp;&quot;}¤\end{minipage}¤\begin{minipage}{.5\textwidth}¤\includegraphics[width=.5\textwidth,frame]{burst/2col/&quot;&amp;[.D3705]&amp;&quot;}¤\end{minipage}&quot;" office:value-type="string" office:string-value="\begin{minipage}{.5\textwidth}¤\includegraphics[width=.5\textwidth,frame]{burst/2col/216.png-06_1L.png}¤\end{minipage}¤\begin{minipage}{.5\textwidth}¤\includegraphics[width=.5\textwidth,frame]{burst/2col/216.png-06_2R.png}¤\end{minipage}" calcext:value-type="string">
            <text:p>\begin{minipage}{.5\textwidth}¤\includegraphics[width=.5\textwidth,frame]{burst/2col/216.png-06_1L.png}¤\end{minipage}¤\begin{minipage}{.5\textwidth}¤\includegraphics[width=.5\textwidth,frame]{burst/2col/216.png-06_2R.png}¤\end{minipage}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216.png-06_1L.png</text:p>
          </table:table-cell>
          <table:table-cell office:value-type="string" calcext:value-type="string">
            <text:p>216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74" calcext:value-type="float">
            <text:p>53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707]&amp;&quot;}¤\end{minipage}¤\begin{minipage}{.5\textwidth}¤\input{text/&quot;&amp;[.D3707]&amp;&quot;}¤\end{minipage}&quot;" office:value-type="string" office:string-value="\begin{minipage}{.5\textwidth}¤\input{text/216l.txt}¤\end{minipage}¤\begin{minipage}{.5\textwidth}¤\input{text/216r.txt}¤\end{minipage}" calcext:value-type="string">
            <text:p>\begin{minipage}{.5\textwidth}¤\input{text/216l.txt}¤\end{minipage}¤\begin{minipage}{.5\textwidth}¤\input{text/216r.txt}¤\end{minipage}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216l.txt</text:p>
          </table:table-cell>
          <table:table-cell office:value-type="string" calcext:value-type="string">
            <text:p>21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77" calcext:value-type="float">
            <text:p>53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78" calcext:value-type="float">
            <text:p>53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14==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21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80" calcext:value-type="float">
            <text:p>538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82" calcext:value-type="float">
            <text:p>53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713]&amp;&quot;}¤\end{minipage}¤\begin{minipage}{.5\textwidth}¤\includegraphics[width=.5\textwidth,frame]{burst/2col/&quot;&amp;[.D3713]&amp;&quot;}¤\end{minipage}&quot;" office:value-type="string" office:string-value="\begin{minipage}{.5\textwidth}¤\includegraphics[width=.5\textwidth,frame]{burst/2col/217.png-02_1L.png}¤\end{minipage}¤\begin{minipage}{.5\textwidth}¤\includegraphics[width=.5\textwidth,frame]{burst/2col/217.png-02_2R.png}¤\end{minipage}" calcext:value-type="string">
            <text:p>\begin{minipage}{.5\textwidth}¤\includegraphics[width=.5\textwidth,frame]{burst/2col/217.png-02_1L.png}¤\end{minipage}¤\begin{minipage}{.5\textwidth}¤\includegraphics[width=.5\textwidth,frame]{burst/2col/217.png-02_2R.png}¤\end{minipage}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217.png-02_1L.png</text:p>
          </table:table-cell>
          <table:table-cell office:value-type="string" calcext:value-type="string">
            <text:p>217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384" calcext:value-type="float">
            <text:p>53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17.png-03.png} 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217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88" calcext:value-type="float">
            <text:p>53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92" calcext:value-type="float">
            <text:p>53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94" calcext:value-type="float">
            <text:p>53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96" calcext:value-type="float">
            <text:p>53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98" calcext:value-type="float">
            <text:p>53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399" calcext:value-type="float">
            <text:p>539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724]&amp;&quot;}¤\end{minipage}¤\begin{minipage}{.5\textwidth}¤\input{text/&quot;&amp;[.D3724]&amp;&quot;}¤\end{minipage}&quot;" office:value-type="string" office:string-value="\begin{minipage}{.5\textwidth}¤\input{text/217l.txt}¤\end{minipage}¤\begin{minipage}{.5\textwidth}¤\input{text/217r.txt}¤\end{minipage}" calcext:value-type="string">
            <text:p>\begin{minipage}{.5\textwidth}¤\input{text/217l.txt}¤\end{minipage}¤\begin{minipage}{.5\textwidth}¤\input{text/217r.txt}¤\end{minipage}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217l.txt</text:p>
          </table:table-cell>
          <table:table-cell office:value-type="string" calcext:value-type="string">
            <text:p>21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03" calcext:value-type="float">
            <text:p>5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5==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21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05" calcext:value-type="float">
            <text:p>54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8.png-02.png} 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21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07" calcext:value-type="float">
            <text:p>54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09" calcext:value-type="float">
            <text:p>540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736]&amp;&quot;}¤\end{minipage}¤\begin{minipage}{.5\textwidth}¤\includegraphics[width=.5\textwidth,frame]{burst/2col/&quot;&amp;[.D3736]&amp;&quot;}¤\end{minipage}&quot;" office:value-type="string" office:string-value="\begin{minipage}{.5\textwidth}¤\includegraphics[width=.5\textwidth,frame]{burst/2col/218.png-07_1L.png}¤\end{minipage}¤\begin{minipage}{.5\textwidth}¤\includegraphics[width=.5\textwidth,frame]{burst/2col/218.png-07_2R.png}¤\end{minipage}" calcext:value-type="string">
            <text:p>\begin{minipage}{.5\textwidth}¤\includegraphics[width=.5\textwidth,frame]{burst/2col/218.png-07_1L.png}¤\end{minipage}¤\begin{minipage}{.5\textwidth}¤\includegraphics[width=.5\textwidth,frame]{burst/2col/218.png-07_2R.png}¤\end{minipage}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218.png-07_1L.png</text:p>
          </table:table-cell>
          <table:table-cell office:value-type="string" calcext:value-type="string">
            <text:p>218.png-07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738]&amp;&quot;}¤\end{minipage}¤\begin{minipage}{.5\textwidth}¤\input{text/&quot;&amp;[.D3738]&amp;&quot;}¤\end{minipage}&quot;" office:value-type="string" office:string-value="\begin{minipage}{.5\textwidth}¤\input{text/218l.txt}¤\end{minipage}¤\begin{minipage}{.5\textwidth}¤\input{text/218r.txt}¤\end{minipage}" calcext:value-type="string">
            <text:p>\begin{minipage}{.5\textwidth}¤\input{text/218l.txt}¤\end{minipage}¤\begin{minipage}{.5\textwidth}¤\input{text/218r.txt}¤\end{minipage}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218l.txt</text:p>
          </table:table-cell>
          <table:table-cell office:value-type="string" calcext:value-type="string">
            <text:p>21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22" calcext:value-type="float">
            <text:p>54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23" calcext:value-type="float">
            <text:p>54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6==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21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27" calcext:value-type="float">
            <text:p>5427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744]&amp;&quot;}¤\end{minipage}¤\begin{minipage}{.5\textwidth}¤\includegraphics[width=.5\textwidth,frame]{burst/2col/&quot;&amp;[.D3744]&amp;&quot;}¤\end{minipage}&quot;" office:value-type="string" office:string-value="\begin{minipage}{.5\textwidth}¤\includegraphics[width=.5\textwidth,frame]{burst/2col/219.png-02_1L.png}¤\end{minipage}¤\begin{minipage}{.5\textwidth}¤\includegraphics[width=.5\textwidth,frame]{burst/2col/219.png-02_2R.png}¤\end{minipage}" calcext:value-type="string">
            <text:p>\begin{minipage}{.5\textwidth}¤\includegraphics[width=.5\textwidth,frame]{burst/2col/219.png-02_1L.png}¤\end{minipage}¤\begin{minipage}{.5\textwidth}¤\includegraphics[width=.5\textwidth,frame]{burst/2col/219.png-02_2R.png}¤\end{minipage}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219.png-02_1L.png</text:p>
          </table:table-cell>
          <table:table-cell office:value-type="string" calcext:value-type="string">
            <text:p>219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29" calcext:value-type="float">
            <text:p>54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19.png-03.png} 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219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31" calcext:value-type="float">
            <text:p>54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33" calcext:value-type="float">
            <text:p>54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35" calcext:value-type="float">
            <text:p>54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37" calcext:value-type="float">
            <text:p>54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39" calcext:value-type="float">
            <text:p>54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41" calcext:value-type="float">
            <text:p>54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43" calcext:value-type="float">
            <text:p>54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45" calcext:value-type="float">
            <text:p>54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47" calcext:value-type="float">
            <text:p>54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51" calcext:value-type="float">
            <text:p>54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55" calcext:value-type="float">
            <text:p>545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760]&amp;&quot;}¤\end{minipage}¤\begin{minipage}{.5\textwidth}¤\input{text/&quot;&amp;[.D3760]&amp;&quot;}¤\end{minipage}&quot;" office:value-type="string" office:string-value="\begin{minipage}{.5\textwidth}¤\input{text/219l.txt}¤\end{minipage}¤\begin{minipage}{.5\textwidth}¤\input{text/219r.txt}¤\end{minipage}" calcext:value-type="string">
            <text:p>\begin{minipage}{.5\textwidth}¤\input{text/219l.txt}¤\end{minipage}¤\begin{minipage}{.5\textwidth}¤\input{text/219r.txt}¤\end{minipage}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219l.txt</text:p>
          </table:table-cell>
          <table:table-cell office:value-type="string" calcext:value-type="string">
            <text:p>21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58" calcext:value-type="float">
            <text:p>54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59" calcext:value-type="float">
            <text:p>54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7==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22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61" calcext:value-type="float">
            <text:p>54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20.png-02.png} 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22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63" calcext:value-type="float">
            <text:p>54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67" calcext:value-type="float">
            <text:p>54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69" calcext:value-type="float">
            <text:p>54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71" calcext:value-type="float">
            <text:p>54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73" calcext:value-type="float">
            <text:p>54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775]&amp;&quot;}¤\end{minipage}¤\begin{minipage}{.5\textwidth}¤\includegraphics[width=.5\textwidth,frame]{burst/2col/&quot;&amp;[.D3775]&amp;&quot;}¤\end{minipage}&quot;" office:value-type="string" office:string-value="\begin{minipage}{.5\textwidth}¤\includegraphics[width=.5\textwidth,frame]{burst/2col/220.png-10_1L.png}¤\end{minipage}¤\begin{minipage}{.5\textwidth}¤\includegraphics[width=.5\textwidth,frame]{burst/2col/220.png-10_2R.png}¤\end{minipage}" calcext:value-type="string">
            <text:p>\begin{minipage}{.5\textwidth}¤\includegraphics[width=.5\textwidth,frame]{burst/2col/220.png-10_1L.png}¤\end{minipage}¤\begin{minipage}{.5\textwidth}¤\includegraphics[width=.5\textwidth,frame]{burst/2col/220.png-10_2R.png}¤\end{minipage}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220.png-10_1L.png</text:p>
          </table:table-cell>
          <table:table-cell office:value-type="string" calcext:value-type="string">
            <text:p>220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777]&amp;&quot;}¤\end{minipage}¤\begin{minipage}{.5\textwidth}¤\input{text/&quot;&amp;[.D3777]&amp;&quot;}¤\end{minipage}&quot;" office:value-type="string" office:string-value="\begin{minipage}{.5\textwidth}¤\input{text/220l.txt}¤\end{minipage}¤\begin{minipage}{.5\textwidth}¤\input{text/220r.txt}¤\end{minipage}" calcext:value-type="string">
            <text:p>\begin{minipage}{.5\textwidth}¤\input{text/220l.txt}¤\end{minipage}¤\begin{minipage}{.5\textwidth}¤\input{text/220r.txt}¤\end{minipage}</text:p>
          </table:table-cell>
          <table:table-cell office:value-type="float" office:value="5482" calcext:value-type="float">
            <text:p>5482</text:p>
          </table:table-cell>
          <table:table-cell office:value-type="string" calcext:value-type="string">
            <text:p>220l.txt</text:p>
          </table:table-cell>
          <table:table-cell office:value-type="string" calcext:value-type="string">
            <text:p>22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85" calcext:value-type="float">
            <text:p>548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18==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22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87" calcext:value-type="float">
            <text:p>54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89" calcext:value-type="float">
            <text:p>548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783]&amp;&quot;}¤\end{minipage}¤\begin{minipage}{.5\textwidth}¤\includegraphics[width=.5\textwidth,frame]{burst/2col/&quot;&amp;[.D3783]&amp;&quot;}¤\end{minipage}&quot;" office:value-type="string" office:string-value="\begin{minipage}{.5\textwidth}¤\includegraphics[width=.5\textwidth,frame]{burst/2col/221.png-02_1L.png}¤\end{minipage}¤\begin{minipage}{.5\textwidth}¤\includegraphics[width=.5\textwidth,frame]{burst/2col/221.png-02_2R.png}¤\end{minipage}" calcext:value-type="string">
            <text:p>\begin{minipage}{.5\textwidth}¤\includegraphics[width=.5\textwidth,frame]{burst/2col/221.png-02_1L.png}¤\end{minipage}¤\begin{minipage}{.5\textwidth}¤\includegraphics[width=.5\textwidth,frame]{burst/2col/221.png-02_2R.png}¤\end{minipage}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221.png-02_1L.png</text:p>
          </table:table-cell>
          <table:table-cell office:value-type="string" calcext:value-type="string">
            <text:p>221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1.png-03.png} 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221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3" calcext:value-type="float">
            <text:p>54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95" calcext:value-type="float">
            <text:p>54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97" calcext:value-type="float">
            <text:p>549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499" calcext:value-type="float">
            <text:p>54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5" calcext:value-type="float">
            <text:p>550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07" calcext:value-type="float">
            <text:p>550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794]&amp;&quot;}¤\end{minipage}¤\begin{minipage}{.5\textwidth}¤\input{text/&quot;&amp;[.D3794]&amp;&quot;}¤\end{minipage}&quot;" office:value-type="string" office:string-value="\begin{minipage}{.5\textwidth}¤\input{text/221l.txt}¤\end{minipage}¤\begin{minipage}{.5\textwidth}¤\input{text/221r.txt}¤\end{minipage}" calcext:value-type="string">
            <text:p>\begin{minipage}{.5\textwidth}¤\input{text/221l.txt}¤\end{minipage}¤\begin{minipage}{.5\textwidth}¤\input{text/221r.txt}¤\end{minipage}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221l.txt</text:p>
          </table:table-cell>
          <table:table-cell office:value-type="string" calcext:value-type="string">
            <text:p>22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10" calcext:value-type="float">
            <text:p>55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19==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22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13" calcext:value-type="float">
            <text:p>5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2.png-02.png} 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22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15" calcext:value-type="float">
            <text:p>55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19" calcext:value-type="float">
            <text:p>55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21" calcext:value-type="float">
            <text:p>552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23" calcext:value-type="float">
            <text:p>552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805]&amp;&quot;}¤\end{minipage}¤\begin{minipage}{.5\textwidth}¤\input{text/&quot;&amp;[.D3805]&amp;&quot;}¤\end{minipage}&quot;" office:value-type="string" office:string-value="\begin{minipage}{.5\textwidth}¤\input{text/222l.txt}¤\end{minipage}¤\begin{minipage}{.5\textwidth}¤\input{text/222r.txt}¤\end{minipage}" calcext:value-type="string">
            <text:p>\begin{minipage}{.5\textwidth}¤\input{text/222l.txt}¤\end{minipage}¤\begin{minipage}{.5\textwidth}¤\input{text/222r.txt}¤\end{minipage}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222l.txt</text:p>
          </table:table-cell>
          <table:table-cell office:value-type="string" calcext:value-type="string">
            <text:p>22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26" calcext:value-type="float">
            <text:p>55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27" calcext:value-type="float">
            <text:p>5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0==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22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23.png-02.png} 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22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31" calcext:value-type="float">
            <text:p>55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33" calcext:value-type="float">
            <text:p>553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37" calcext:value-type="float">
            <text:p>553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39" calcext:value-type="float">
            <text:p>55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43" calcext:value-type="float">
            <text:p>5543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818]&amp;&quot;}¤\end{minipage}¤\begin{minipage}{.5\textwidth}¤\includegraphics[width=.5\textwidth,frame]{burst/2col/&quot;&amp;[.D3818]&amp;&quot;}¤\end{minipage}&quot;" office:value-type="string" office:string-value="\begin{minipage}{.5\textwidth}¤\includegraphics[width=.5\textwidth,frame]{burst/2col/223.png-08_1L.png}¤\end{minipage}¤\begin{minipage}{.5\textwidth}¤\includegraphics[width=.5\textwidth,frame]{burst/2col/223.png-08_2R.png}¤\end{minipage}" calcext:value-type="string">
            <text:p>\begin{minipage}{.5\textwidth}¤\includegraphics[width=.5\textwidth,frame]{burst/2col/223.png-08_1L.png}¤\end{minipage}¤\begin{minipage}{.5\textwidth}¤\includegraphics[width=.5\textwidth,frame]{burst/2col/223.png-08_2R.png}¤\end{minipage}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223.png-08_1L.png</text:p>
          </table:table-cell>
          <table:table-cell office:value-type="string" calcext:value-type="string">
            <text:p>223.png-08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45" calcext:value-type="float">
            <text:p>554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820]&amp;&quot;}¤\end{minipage}¤\begin{minipage}{.5\textwidth}¤\input{text/&quot;&amp;[.D3820]&amp;&quot;}¤\end{minipage}&quot;" office:value-type="string" office:string-value="\begin{minipage}{.5\textwidth}¤\input{text/223l.txt}¤\end{minipage}¤\begin{minipage}{.5\textwidth}¤\input{text/223r.txt}¤\end{minipage}" calcext:value-type="string">
            <text:p>\begin{minipage}{.5\textwidth}¤\input{text/223l.txt}¤\end{minipage}¤\begin{minipage}{.5\textwidth}¤\input{text/223r.txt}¤\end{minipage}</text:p>
          </table:table-cell>
          <table:table-cell office:value-type="float" office:value="5546" calcext:value-type="float">
            <text:p>5546</text:p>
          </table:table-cell>
          <table:table-cell office:value-type="string" calcext:value-type="string">
            <text:p>223l.txt</text:p>
          </table:table-cell>
          <table:table-cell office:value-type="string" calcext:value-type="string">
            <text:p>22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48" calcext:value-type="float">
            <text:p>55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9" calcext:value-type="float">
            <text:p>554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21==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22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826]&amp;&quot;}¤\end{minipage}¤\begin{minipage}{.5\textwidth}¤\includegraphics[width=.5\textwidth,frame]{burst/2col/&quot;&amp;[.D3826]&amp;&quot;}¤\end{minipage}&quot;" office:value-type="string" office:string-value="\begin{minipage}{.5\textwidth}¤\includegraphics[width=.5\textwidth,frame]{burst/2col/224.png-02_1L.png}¤\end{minipage}¤\begin{minipage}{.5\textwidth}¤\includegraphics[width=.5\textwidth,frame]{burst/2col/224.png-02_2R.png}¤\end{minipage}" calcext:value-type="string">
            <text:p>\begin{minipage}{.5\textwidth}¤\includegraphics[width=.5\textwidth,frame]{burst/2col/224.png-02_1L.png}¤\end{minipage}¤\begin{minipage}{.5\textwidth}¤\includegraphics[width=.5\textwidth,frame]{burst/2col/224.png-02_2R.png}¤\end{minipage}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224.png-02_1L.png</text:p>
          </table:table-cell>
          <table:table-cell office:value-type="string" calcext:value-type="string">
            <text:p>224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55" calcext:value-type="float">
            <text:p>55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4.png-03.png} 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224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7" calcext:value-type="float">
            <text:p>555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61" calcext:value-type="float">
            <text:p>556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833]&amp;&quot;}¤\end{minipage}¤\begin{minipage}{.5\textwidth}¤\input{text/&quot;&amp;[.D3833]&amp;&quot;}¤\end{minipage}&quot;" office:value-type="string" office:string-value="\begin{minipage}{.5\textwidth}¤\input{text/224l.txt}¤\end{minipage}¤\begin{minipage}{.5\textwidth}¤\input{text/224r.txt}¤\end{minipage}" calcext:value-type="string">
            <text:p>\begin{minipage}{.5\textwidth}¤\input{text/224l.txt}¤\end{minipage}¤\begin{minipage}{.5\textwidth}¤\input{text/224r.txt}¤\end{minipage}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224l.txt</text:p>
          </table:table-cell>
          <table:table-cell office:value-type="string" calcext:value-type="string">
            <text:p>22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66" calcext:value-type="float">
            <text:p>55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67" calcext:value-type="float">
            <text:p>55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5.png-01.png} 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225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69" calcext:value-type="float">
            <text:p>556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71" calcext:value-type="float">
            <text:p>55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73" calcext:value-type="float">
            <text:p>557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77" calcext:value-type="float">
            <text:p>557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79" calcext:value-type="float">
            <text:p>5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846]&amp;&quot;}¤\end{minipage}¤\begin{minipage}{.5\textwidth}¤\input{text/&quot;&amp;[.D3846]&amp;&quot;}¤\end{minipage}&quot;" office:value-type="string" office:string-value="\begin{minipage}{.5\textwidth}¤\input{text/225l.txt}¤\end{minipage}¤\begin{minipage}{.5\textwidth}¤\input{text/225r.txt}¤\end{minipage}" calcext:value-type="string">
            <text:p>\begin{minipage}{.5\textwidth}¤\input{text/225l.txt}¤\end{minipage}¤\begin{minipage}{.5\textwidth}¤\input{text/225r.txt}¤\end{minipage}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225l.txt</text:p>
          </table:table-cell>
          <table:table-cell office:value-type="string" calcext:value-type="string">
            <text:p>22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88" calcext:value-type="float">
            <text:p>558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89" calcext:value-type="float">
            <text:p>55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3==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226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91" calcext:value-type="float">
            <text:p>55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26.png-02.png} 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226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93" calcext:value-type="float">
            <text:p>55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597" calcext:value-type="float">
            <text:p>55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01" calcext:value-type="float">
            <text:p>56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03" calcext:value-type="float">
            <text:p>560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05" calcext:value-type="float">
            <text:p>56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07" calcext:value-type="float">
            <text:p>56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09" calcext:value-type="float">
            <text:p>56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863]&amp;&quot;}¤\end{minipage}¤\begin{minipage}{.5\textwidth}¤\input{text/&quot;&amp;[.D3863]&amp;&quot;}¤\end{minipage}&quot;" office:value-type="string" office:string-value="\begin{minipage}{.5\textwidth}¤\input{text/226l.txt}¤\end{minipage}¤\begin{minipage}{.5\textwidth}¤\input{text/226r.txt}¤\end{minipage}" calcext:value-type="string">
            <text:p>\begin{minipage}{.5\textwidth}¤\input{text/226l.txt}¤\end{minipage}¤\begin{minipage}{.5\textwidth}¤\input{text/226r.txt}¤\end{minipage}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226l.txt</text:p>
          </table:table-cell>
          <table:table-cell office:value-type="string" calcext:value-type="string">
            <text:p>22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4==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22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27.png-02.png} 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27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3" calcext:value-type="float">
            <text:p>56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7" calcext:value-type="float">
            <text:p>56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874]&amp;&quot;}¤\end{minipage}¤\begin{minipage}{.5\textwidth}¤\includegraphics[width=.5\textwidth,frame]{burst/2col/&quot;&amp;[.D3874]&amp;&quot;}¤\end{minipage}&quot;" office:value-type="string" office:string-value="\begin{minipage}{.5\textwidth}¤\includegraphics[width=.5\textwidth,frame]{burst/2col/227.png-06_1L.png}¤\end{minipage}¤\begin{minipage}{.5\textwidth}¤\includegraphics[width=.5\textwidth,frame]{burst/2col/227.png-06_2R.png}¤\end{minipage}" calcext:value-type="string">
            <text:p>\begin{minipage}{.5\textwidth}¤\includegraphics[width=.5\textwidth,frame]{burst/2col/227.png-06_1L.png}¤\end{minipage}¤\begin{minipage}{.5\textwidth}¤\includegraphics[width=.5\textwidth,frame]{burst/2col/227.png-06_2R.png}¤\end{minipage}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227.png-06_1L.png</text:p>
          </table:table-cell>
          <table:table-cell office:value-type="string" calcext:value-type="string">
            <text:p>227.png-06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31" calcext:value-type="float">
            <text:p>56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876]&amp;&quot;}¤\end{minipage}¤\begin{minipage}{.5\textwidth}¤\input{text/&quot;&amp;[.D3876]&amp;&quot;}¤\end{minipage}&quot;" office:value-type="string" office:string-value="\begin{minipage}{.5\textwidth}¤\input{text/227l.txt}¤\end{minipage}¤\begin{minipage}{.5\textwidth}¤\input{text/227r.txt}¤\end{minipage}" calcext:value-type="string">
            <text:p>\begin{minipage}{.5\textwidth}¤\input{text/227l.txt}¤\end{minipage}¤\begin{minipage}{.5\textwidth}¤\input{text/227r.txt}¤\end{minipage}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227l.txt</text:p>
          </table:table-cell>
          <table:table-cell office:value-type="string" calcext:value-type="string">
            <text:p>22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34" calcext:value-type="float">
            <text:p>56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35" calcext:value-type="float">
            <text:p>56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5==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228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37" calcext:value-type="float">
            <text:p>56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8.png-02.png} 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228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39" calcext:value-type="float">
            <text:p>56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1" calcext:value-type="float">
            <text:p>5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5" calcext:value-type="float">
            <text:p>56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7" calcext:value-type="float">
            <text:p>56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49" calcext:value-type="float">
            <text:p>56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51" calcext:value-type="float">
            <text:p>56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53" calcext:value-type="float">
            <text:p>56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55" calcext:value-type="float">
            <text:p>565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891]&amp;&quot;}¤\end{minipage}¤\begin{minipage}{.5\textwidth}¤\input{text/&quot;&amp;[.D3891]&amp;&quot;}¤\end{minipage}&quot;" office:value-type="string" office:string-value="\begin{minipage}{.5\textwidth}¤\input{text/228l.txt}¤\end{minipage}¤\begin{minipage}{.5\textwidth}¤\input{text/228r.txt}¤\end{minipage}" calcext:value-type="string">
            <text:p>\begin{minipage}{.5\textwidth}¤\input{text/228l.txt}¤\end{minipage}¤\begin{minipage}{.5\textwidth}¤\input{text/228r.txt}¤\end{minipage}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228l.txt</text:p>
          </table:table-cell>
          <table:table-cell office:value-type="string" calcext:value-type="string">
            <text:p>22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59" calcext:value-type="float">
            <text:p>56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==newpage=226==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229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61" calcext:value-type="float">
            <text:p>5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29.png-02.png} </text:p>
          </table:table-cell>
          <table:table-cell office:value-type="float" office:value="5662" calcext:value-type="float">
            <text:p>5662</text:p>
          </table:table-cell>
          <table:table-cell office:value-type="string" calcext:value-type="string">
            <text:p>229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63" calcext:value-type="float">
            <text:p>56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65" calcext:value-type="float">
            <text:p>56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67" calcext:value-type="float">
            <text:p>56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69" calcext:value-type="float">
            <text:p>56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77" calcext:value-type="float">
            <text:p>56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9" calcext:value-type="float">
            <text:p>56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83" calcext:value-type="float">
            <text:p>56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85" calcext:value-type="float">
            <text:p>56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87" calcext:value-type="float">
            <text:p>56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910]&amp;&quot;}¤\end{minipage}¤\begin{minipage}{.5\textwidth}¤\input{text/&quot;&amp;[.D3910]&amp;&quot;}¤\end{minipage}&quot;" office:value-type="string" office:string-value="\begin{minipage}{.5\textwidth}¤\input{text/229l.txt}¤\end{minipage}¤\begin{minipage}{.5\textwidth}¤\input{text/229r.txt}¤\end{minipage}" calcext:value-type="string">
            <text:p>\begin{minipage}{.5\textwidth}¤\input{text/229l.txt}¤\end{minipage}¤\begin{minipage}{.5\textwidth}¤\input{text/229r.txt}¤\end{minipage}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229l.txt</text:p>
          </table:table-cell>
          <table:table-cell office:value-type="string" calcext:value-type="string">
            <text:p>22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690" calcext:value-type="float">
            <text:p>56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91" calcext:value-type="float">
            <text:p>56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7==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230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0.png-02.png} 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230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95" calcext:value-type="float">
            <text:p>56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697" calcext:value-type="float">
            <text:p>56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99" calcext:value-type="float">
            <text:p>56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919]&amp;&quot;}¤\end{minipage}¤\begin{minipage}{.5\textwidth}¤\input{text/&quot;&amp;[.D3919]&amp;&quot;}¤\end{minipage}&quot;" office:value-type="string" office:string-value="\begin{minipage}{.5\textwidth}¤\input{text/230l.txt}¤\end{minipage}¤\begin{minipage}{.5\textwidth}¤\input{text/230r.txt}¤\end{minipage}" calcext:value-type="string">
            <text:p>\begin{minipage}{.5\textwidth}¤\input{text/230l.txt}¤\end{minipage}¤\begin{minipage}{.5\textwidth}¤\input{text/230r.txt}¤\end{minipage}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230l.txt</text:p>
          </table:table-cell>
          <table:table-cell office:value-type="string" calcext:value-type="string">
            <text:p>23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03" calcext:value-type="float">
            <text:p>57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8==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231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5" calcext:value-type="float">
            <text:p>57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1.png-02.png} 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231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7" calcext:value-type="float">
            <text:p>57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09" calcext:value-type="float">
            <text:p>57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11" calcext:value-type="float">
            <text:p>57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13" calcext:value-type="float">
            <text:p>57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17" calcext:value-type="float">
            <text:p>57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19" calcext:value-type="float">
            <text:p>57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21" calcext:value-type="float">
            <text:p>57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23" calcext:value-type="float">
            <text:p>57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935]&amp;&quot;}¤\end{minipage}¤\begin{minipage}{.5\textwidth}¤\input{text/&quot;&amp;[.D3935]&amp;&quot;}¤\end{minipage}&quot;" office:value-type="string" office:string-value="\begin{minipage}{.5\textwidth}¤\input{text/231l.txt}¤\end{minipage}¤\begin{minipage}{.5\textwidth}¤\input{text/231r.txt}¤\end{minipage}" calcext:value-type="string">
            <text:p>\begin{minipage}{.5\textwidth}¤\input{text/231l.txt}¤\end{minipage}¤\begin{minipage}{.5\textwidth}¤\input{text/231r.txt}¤\end{minipage}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231l.txt</text:p>
          </table:table-cell>
          <table:table-cell office:value-type="string" calcext:value-type="string">
            <text:p>23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28" calcext:value-type="float">
            <text:p>572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29" calcext:value-type="float">
            <text:p>5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29==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232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31" calcext:value-type="float">
            <text:p>57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2.png-02.png} 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232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3" calcext:value-type="float">
            <text:p>57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35" calcext:value-type="float">
            <text:p>57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37" calcext:value-type="float">
            <text:p>5737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944]&amp;&quot;}¤\end{minipage}¤\begin{minipage}{.5\textwidth}¤\input{text/&quot;&amp;[.D3944]&amp;&quot;}¤\end{minipage}&quot;" office:value-type="string" office:string-value="\begin{minipage}{.5\textwidth}¤\input{text/232l.txt}¤\end{minipage}¤\begin{minipage}{.5\textwidth}¤\input{text/232r.txt}¤\end{minipage}" calcext:value-type="string">
            <text:p>\begin{minipage}{.5\textwidth}¤\input{text/232l.txt}¤\end{minipage}¤\begin{minipage}{.5\textwidth}¤\input{text/232r.txt}¤\end{minipage}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232l.txt</text:p>
          </table:table-cell>
          <table:table-cell office:value-type="string" calcext:value-type="string">
            <text:p>23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40" calcext:value-type="float">
            <text:p>574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41" calcext:value-type="float">
            <text:p>57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30==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233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3" calcext:value-type="float">
            <text:p>57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3.png-02.png} </text:p>
          </table:table-cell>
          <table:table-cell office:value-type="float" office:value="5744" calcext:value-type="float">
            <text:p>5744</text:p>
          </table:table-cell>
          <table:table-cell office:value-type="string" calcext:value-type="string">
            <text:p>233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5" calcext:value-type="float">
            <text:p>57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47" calcext:value-type="float">
            <text:p>57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49" calcext:value-type="float">
            <text:p>57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53" calcext:value-type="float">
            <text:p>57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5" calcext:value-type="float">
            <text:p>57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7" calcext:value-type="float">
            <text:p>57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9" calcext:value-type="float">
            <text:p>57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65" calcext:value-type="float">
            <text:p>57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1" calcext:value-type="float">
            <text:p>57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73" calcext:value-type="float">
            <text:p>57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966]&amp;&quot;}¤\end{minipage}¤\begin{minipage}{.5\textwidth}¤\input{text/&quot;&amp;[.D3966]&amp;&quot;}¤\end{minipage}&quot;" office:value-type="string" office:string-value="\begin{minipage}{.5\textwidth}¤\input{text/233l.txt}¤\end{minipage}¤\begin{minipage}{.5\textwidth}¤\input{text/233r.txt}¤\end{minipage}" calcext:value-type="string">
            <text:p>\begin{minipage}{.5\textwidth}¤\input{text/233l.txt}¤\end{minipage}¤\begin{minipage}{.5\textwidth}¤\input{text/233r.txt}¤\end{minipage}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233l.txt</text:p>
          </table:table-cell>
          <table:table-cell office:value-type="string" calcext:value-type="string">
            <text:p>23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77" calcext:value-type="float">
            <text:p>57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8" calcext:value-type="float">
            <text:p>57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31==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234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0" calcext:value-type="float">
            <text:p>57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4.png-02.png} 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234.png-0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2" calcext:value-type="float">
            <text:p>57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84" calcext:value-type="float">
            <text:p>57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86" calcext:value-type="float">
            <text:p>57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0" calcext:value-type="float">
            <text:p>579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2" calcext:value-type="float">
            <text:p>57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3981]&amp;&quot;}¤\end{minipage}¤\begin{minipage}{.5\textwidth}¤\includegraphics[width=.5\textwidth,frame]{burst/2col/&quot;&amp;[.D3981]&amp;&quot;}¤\end{minipage}&quot;" office:value-type="string" office:string-value="\begin{minipage}{.5\textwidth}¤\includegraphics[width=.5\textwidth,frame]{burst/2col/234.png-10_1L.png}¤\end{minipage}¤\begin{minipage}{.5\textwidth}¤\includegraphics[width=.5\textwidth,frame]{burst/2col/234.png-10_2R.png}¤\end{minipage}" calcext:value-type="string">
            <text:p>\begin{minipage}{.5\textwidth}¤\includegraphics[width=.5\textwidth,frame]{burst/2col/234.png-10_1L.png}¤\end{minipage}¤\begin{minipage}{.5\textwidth}¤\includegraphics[width=.5\textwidth,frame]{burst/2col/234.png-10_2R.png}¤\end{minipage}</text:p>
          </table:table-cell>
          <table:table-cell office:value-type="float" office:value="5799" calcext:value-type="float">
            <text:p>5799</text:p>
          </table:table-cell>
          <table:table-cell office:value-type="string" calcext:value-type="string">
            <text:p>234.png-10_1L.png</text:p>
          </table:table-cell>
          <table:table-cell office:value-type="string" calcext:value-type="string">
            <text:p>234.png-10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3983]&amp;&quot;}¤\end{minipage}¤\begin{minipage}{.5\textwidth}¤\input{text/&quot;&amp;[.D3983]&amp;&quot;}¤\end{minipage}&quot;" office:value-type="string" office:string-value="\begin{minipage}{.5\textwidth}¤\input{text/234l.txt}¤\end{minipage}¤\begin{minipage}{.5\textwidth}¤\input{text/234r.txt}¤\end{minipage}" calcext:value-type="string">
            <text:p>\begin{minipage}{.5\textwidth}¤\input{text/234l.txt}¤\end{minipage}¤\begin{minipage}{.5\textwidth}¤\input{text/234r.txt}¤\end{minipage}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234l.txt</text:p>
          </table:table-cell>
          <table:table-cell office:value-type="string" calcext:value-type="string">
            <text:p>23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03" calcext:value-type="float">
            <text:p>58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04" calcext:value-type="float">
            <text:p>5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32==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235.png-0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3989]&amp;&quot;}¤\end{minipage}¤\begin{minipage}{.5\textwidth}¤\includegraphics[width=.5\textwidth,frame]{burst/2col/&quot;&amp;[.D3989]&amp;&quot;}¤\end{minipage}&quot;" office:value-type="string" office:string-value="\begin{minipage}{.5\textwidth}¤\includegraphics[width=.5\textwidth,frame]{burst/2col/235.png-02_1L.png}¤\end{minipage}¤\begin{minipage}{.5\textwidth}¤\includegraphics[width=.5\textwidth,frame]{burst/2col/235.png-02_2R.png}¤\end{minipage}" calcext:value-type="string">
            <text:p>\begin{minipage}{.5\textwidth}¤\includegraphics[width=.5\textwidth,frame]{burst/2col/235.png-02_1L.png}¤\end{minipage}¤\begin{minipage}{.5\textwidth}¤\includegraphics[width=.5\textwidth,frame]{burst/2col/235.png-02_2R.png}¤\end{minipage}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235.png-02_1L.png</text:p>
          </table:table-cell>
          <table:table-cell office:value-type="string" calcext:value-type="string">
            <text:p>235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2" calcext:value-type="float">
            <text:p>58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3" calcext:value-type="float">
            <text:p>58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35.png-07.png} 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235.png-0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put{text/&quot;&amp;[.C3998]&amp;&quot;}¤\end{minipage}¤\begin{minipage}{.5\textwidth}¤\input{text/&quot;&amp;[.D3998]&amp;&quot;}¤\end{minipage}&quot;" office:value-type="string" office:string-value="\begin{minipage}{.5\textwidth}¤\input{text/235l.txt}¤\end{minipage}¤\begin{minipage}{.5\textwidth}¤\input{text/235r.txt}¤\end{minipage}" calcext:value-type="string">
            <text:p>\begin{minipage}{.5\textwidth}¤\input{text/235l.txt}¤\end{minipage}¤\begin{minipage}{.5\textwidth}¤\input{text/235r.txt}¤\end{minipage}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235l.txt</text:p>
          </table:table-cell>
          <table:table-cell office:value-type="string" calcext:value-type="string">
            <text:p>23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==newpage=233==</text:p>
          </table:table-cell>
          <table:table-cell office:value-type="float" office:value="5823" calcext:value-type="float">
            <text:p>5823</text:p>
          </table:table-cell>
          <table:table-cell office:value-type="string" calcext:value-type="string">
            <text:p>236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24" calcext:value-type="float">
            <text:p>58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26" calcext:value-type="float">
            <text:p>58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table:formula="of:=&quot;\begin{minipage}{.5\textwidth}¤\includegraphics[width=.5\textwidth,frame]{burst/2col/&quot;&amp;[.C4004]&amp;&quot;}¤\end{minipage}¤\begin{minipage}{.5\textwidth}¤\includegraphics[width=.5\textwidth,frame]{burst/2col/&quot;&amp;[.D4004]&amp;&quot;}¤\end{minipage}&quot;" office:value-type="string" office:string-value="\begin{minipage}{.5\textwidth}¤\includegraphics[width=.5\textwidth,frame]{burst/2col/236.png-02_1L.png}¤\end{minipage}¤\begin{minipage}{.5\textwidth}¤\includegraphics[width=.5\textwidth,frame]{burst/2col/236.png-02_2R.png}¤\end{minipage}" calcext:value-type="string">
            <text:p>\begin{minipage}{.5\textwidth}¤\includegraphics[width=.5\textwidth,frame]{burst/2col/236.png-02_1L.png}¤\end{minipage}¤\begin{minipage}{.5\textwidth}¤\includegraphics[width=.5\textwidth,frame]{burst/2col/236.png-02_2R.png}¤\end{minipage}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236.png-02_1L.png</text:p>
          </table:table-cell>
          <table:table-cell office:value-type="string" calcext:value-type="string">
            <text:p>236.png-02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28" calcext:value-type="float">
            <text:p>58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6.png-03.png} </text:p>
          </table:table-cell>
          <table:table-cell office:value-type="float" office:value="5829" calcext:value-type="float">
            <text:p>5829</text:p>
          </table:table-cell>
          <table:table-cell office:value-type="string" calcext:value-type="string">
            <text:p>236.png-0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table:number-columns-repeated="20"/>
        </table:table-row>
        <table:table-row table:style-name="ro1">
          <table:table-cell table:formula="of:=&quot;\begin{minipage}{.5\textwidth}¤\includegraphics[width=.5\textwidth,frame]{burst/2col/&quot;&amp;[.C4009]&amp;&quot;}¤\end{minipage}¤\begin{minipage}{.5\textwidth}¤\includegraphics[width=.5\textwidth,frame]{burst/2col/&quot;&amp;[.D4009]&amp;&quot;}¤\end{minipage}&quot;" office:value-type="string" office:string-value="\begin{minipage}{.5\textwidth}¤\includegraphics[width=.5\textwidth,frame]{burst/2col/236.png-04_1L.png}¤\end{minipage}¤\begin{minipage}{.5\textwidth}¤\includegraphics[width=.5\textwidth,frame]{burst/2col/236.png-04_2R.png}¤\end{minipage}" calcext:value-type="string">
            <text:p>\begin{minipage}{.5\textwidth}¤\includegraphics[width=.5\textwidth,frame]{burst/2col/236.png-04_1L.png}¤\end{minipage}¤\begin{minipage}{.5\textwidth}¤\includegraphics[width=.5\textwidth,frame]{burst/2col/236.png-04_2R.png}¤\end{minipage}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236.png-04_1L.png</text:p>
          </table:table-cell>
          <table:table-cell office:value-type="string" calcext:value-type="string">
            <text:p>236.png-04_2R.p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6.png-05.png} 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236.png-0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13]&amp;&quot;}¤\end{minipage}¤\begin{minipage}{.5\textwidth}¤\input{text/&quot;&amp;[.D4013]&amp;&quot;}¤\end{minipage}&quot;" office:value-type="string" office:string-value="\begin{minipage}{.5\textwidth}¤\input{text/236l.txt}¤\end{minipage}¤\begin{minipage}{.5\textwidth}¤\input{text/236r.txt}¤\end{minipage}" calcext:value-type="string">
            <text:p>\begin{minipage}{.5\textwidth}¤\input{text/236l.txt}¤\end{minipage}¤\begin{minipage}{.5\textwidth}¤\input{text/236r.txt}¤\end{minipage}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236l.txt</text:p>
          </table:table-cell>
          <table:table-cell office:value-type="string" calcext:value-type="string">
            <text:p>23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7.png-01.png} 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237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19]&amp;&quot;}¤\end{minipage}¤\begin{minipage}{.5\textwidth}¤\input{text/&quot;&amp;[.D4019]&amp;&quot;}¤\end{minipage}&quot;" office:value-type="string" office:string-value="\begin{minipage}{.5\textwidth}¤\input{text/237l.txt}¤\end{minipage}¤\begin{minipage}{.5\textwidth}¤\input{text/237r.txt}¤\end{minipage}" calcext:value-type="string">
            <text:p>\begin{minipage}{.5\textwidth}¤\input{text/237l.txt}¤\end{minipage}¤\begin{minipage}{.5\textwidth}¤\input{text/237r.txt}¤\end{minipage}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237l.txt</text:p>
          </table:table-cell>
          <table:table-cell office:value-type="string" calcext:value-type="string">
            <text:p>23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47" calcext:value-type="float">
            <text:p>58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38.png-01.png} 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238.png-0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25]&amp;&quot;}¤\end{minipage}¤\begin{minipage}{.5\textwidth}¤\input{text/&quot;&amp;[.D4025]&amp;&quot;}¤\end{minipage}&quot;" office:value-type="string" office:string-value="\begin{minipage}{.5\textwidth}¤\input{text/238l.txt}¤\end{minipage}¤\begin{minipage}{.5\textwidth}¤\input{text/238r.txt}¤\end{minipage}" calcext:value-type="string">
            <text:p>\begin{minipage}{.5\textwidth}¤\input{text/238l.txt}¤\end{minipage}¤\begin{minipage}{.5\textwidth}¤\input{text/238r.txt}¤\end{minipage}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238l.txt</text:p>
          </table:table-cell>
          <table:table-cell office:value-type="string" calcext:value-type="string">
            <text:p>23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55" calcext:value-type="float">
            <text:p>58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28]&amp;&quot;}¤\end{minipage}¤\begin{minipage}{.5\textwidth}¤\input{text/&quot;&amp;[.D4028]&amp;&quot;}¤\end{minipage}&quot;" office:value-type="string" office:string-value="\begin{minipage}{.5\textwidth}¤\input{text/239l.txt}¤\end{minipage}¤\begin{minipage}{.5\textwidth}¤\input{text/239r.txt}¤\end{minipage}" calcext:value-type="string">
            <text:p>\begin{minipage}{.5\textwidth}¤\input{text/239l.txt}¤\end{minipage}¤\begin{minipage}{.5\textwidth}¤\input{text/239r.txt}¤\end{minipage}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239l.txt</text:p>
          </table:table-cell>
          <table:table-cell office:value-type="string" calcext:value-type="string">
            <text:p>23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60" calcext:value-type="float">
            <text:p>58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0_2R.png}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24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0_1L.png}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24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64" calcext:value-type="float">
            <text:p>586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35]&amp;&quot;}¤\end{minipage}¤\begin{minipage}{.5\textwidth}¤\input{text/&quot;&amp;[.D4035]&amp;&quot;}¤\end{minipage}&quot;" office:value-type="string" office:string-value="\begin{minipage}{.5\textwidth}¤\input{text/240l.txt}¤\end{minipage}¤\begin{minipage}{.5\textwidth}¤\input{text/240r.txt}¤\end{minipage}" calcext:value-type="string">
            <text:p>\begin{minipage}{.5\textwidth}¤\input{text/240l.txt}¤\end{minipage}¤\begin{minipage}{.5\textwidth}¤\input{text/240r.txt}¤\end{minipage}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240l.txt</text:p>
          </table:table-cell>
          <table:table-cell office:value-type="string" calcext:value-type="string">
            <text:p>24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68" calcext:value-type="float">
            <text:p>58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1_2R.png}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24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70" calcext:value-type="float">
            <text:p>58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1_1L.png}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24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42]&amp;&quot;}¤\end{minipage}¤\begin{minipage}{.5\textwidth}¤\input{text/&quot;&amp;[.D4042]&amp;&quot;}¤\end{minipage}&quot;" office:value-type="string" office:string-value="\begin{minipage}{.5\textwidth}¤\input{text/241l.txt}¤\end{minipage}¤\begin{minipage}{.5\textwidth}¤\input{text/241r.txt}¤\end{minipage}" calcext:value-type="string">
            <text:p>\begin{minipage}{.5\textwidth}¤\input{text/241l.txt}¤\end{minipage}¤\begin{minipage}{.5\textwidth}¤\input{text/241r.txt}¤\end{minipage}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241l.txt</text:p>
          </table:table-cell>
          <table:table-cell office:value-type="string" calcext:value-type="string">
            <text:p>24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2_2R.png}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24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78" calcext:value-type="float">
            <text:p>58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2_1L.png}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24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49]&amp;&quot;}¤\end{minipage}¤\begin{minipage}{.5\textwidth}¤\input{text/&quot;&amp;[.D4049]&amp;&quot;}¤\end{minipage}&quot;" office:value-type="string" office:string-value="\begin{minipage}{.5\textwidth}¤\input{text/242l.txt}¤\end{minipage}¤\begin{minipage}{.5\textwidth}¤\input{text/242r.txt}¤\end{minipage}" calcext:value-type="string">
            <text:p>\begin{minipage}{.5\textwidth}¤\input{text/242l.txt}¤\end{minipage}¤\begin{minipage}{.5\textwidth}¤\input{text/242r.txt}¤\end{minipage}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242l.txt</text:p>
          </table:table-cell>
          <table:table-cell office:value-type="string" calcext:value-type="string">
            <text:p>24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83" calcext:value-type="float">
            <text:p>58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84" calcext:value-type="float">
            <text:p>5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3_2R.png}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24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6" calcext:value-type="float">
            <text:p>588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3_1L.png}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24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8" calcext:value-type="float">
            <text:p>588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56]&amp;&quot;}¤\end{minipage}¤\begin{minipage}{.5\textwidth}¤\input{text/&quot;&amp;[.D4056]&amp;&quot;}¤\end{minipage}&quot;" office:value-type="string" office:string-value="\begin{minipage}{.5\textwidth}¤\input{text/243l.txt}¤\end{minipage}¤\begin{minipage}{.5\textwidth}¤\input{text/243r.txt}¤\end{minipage}" calcext:value-type="string">
            <text:p>\begin{minipage}{.5\textwidth}¤\input{text/243l.txt}¤\end{minipage}¤\begin{minipage}{.5\textwidth}¤\input{text/243r.txt}¤\end{minipage}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243l.txt</text:p>
          </table:table-cell>
          <table:table-cell office:value-type="string" calcext:value-type="string">
            <text:p>24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91" calcext:value-type="float">
            <text:p>58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92" calcext:value-type="float">
            <text:p>5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4_2R.png}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244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894" calcext:value-type="float">
            <text:p>5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4_1L.png}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24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96" calcext:value-type="float">
            <text:p>589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63]&amp;&quot;}¤\end{minipage}¤\begin{minipage}{.5\textwidth}¤\input{text/&quot;&amp;[.D4063]&amp;&quot;}¤\end{minipage}&quot;" office:value-type="string" office:string-value="\begin{minipage}{.5\textwidth}¤\input{text/244l.txt}¤\end{minipage}¤\begin{minipage}{.5\textwidth}¤\input{text/244r.txt}¤\end{minipage}" calcext:value-type="string">
            <text:p>\begin{minipage}{.5\textwidth}¤\input{text/244l.txt}¤\end{minipage}¤\begin{minipage}{.5\textwidth}¤\input{text/244r.txt}¤\end{minipage}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244l.txt</text:p>
          </table:table-cell>
          <table:table-cell office:value-type="string" calcext:value-type="string">
            <text:p>24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5_2R.png}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245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5_1L.png}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24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04" calcext:value-type="float">
            <text:p>590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70]&amp;&quot;}¤\end{minipage}¤\begin{minipage}{.5\textwidth}¤\input{text/&quot;&amp;[.D4070]&amp;&quot;}¤\end{minipage}&quot;" office:value-type="string" office:string-value="\begin{minipage}{.5\textwidth}¤\input{text/245l.txt}¤\end{minipage}¤\begin{minipage}{.5\textwidth}¤\input{text/245r.txt}¤\end{minipage}" calcext:value-type="string">
            <text:p>\begin{minipage}{.5\textwidth}¤\input{text/245l.txt}¤\end{minipage}¤\begin{minipage}{.5\textwidth}¤\input{text/245r.txt}¤\end{minipage}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245l.txt</text:p>
          </table:table-cell>
          <table:table-cell office:value-type="string" calcext:value-type="string">
            <text:p>24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07" calcext:value-type="float">
            <text:p>59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08" calcext:value-type="float">
            <text:p>5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6_2R.png}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24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10" calcext:value-type="float">
            <text:p>591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6_1L.png}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24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77]&amp;&quot;}¤\end{minipage}¤\begin{minipage}{.5\textwidth}¤\input{text/&quot;&amp;[.D4077]&amp;&quot;}¤\end{minipage}&quot;" office:value-type="string" office:string-value="\begin{minipage}{.5\textwidth}¤\input{text/246l.txt}¤\end{minipage}¤\begin{minipage}{.5\textwidth}¤\input{text/246r.txt}¤\end{minipage}" calcext:value-type="string">
            <text:p>\begin{minipage}{.5\textwidth}¤\input{text/246l.txt}¤\end{minipage}¤\begin{minipage}{.5\textwidth}¤\input{text/246r.txt}¤\end{minipage}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246l.txt</text:p>
          </table:table-cell>
          <table:table-cell office:value-type="string" calcext:value-type="string">
            <text:p>24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7_2R.png}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24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18" calcext:value-type="float">
            <text:p>59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7_1L.png}</text:p>
          </table:table-cell>
          <table:table-cell office:value-type="float" office:value="5919" calcext:value-type="float">
            <text:p>5919</text:p>
          </table:table-cell>
          <table:table-cell office:value-type="string" calcext:value-type="string">
            <text:p>24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20" calcext:value-type="float">
            <text:p>592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84]&amp;&quot;}¤\end{minipage}¤\begin{minipage}{.5\textwidth}¤\input{text/&quot;&amp;[.D4084]&amp;&quot;}¤\end{minipage}&quot;" office:value-type="string" office:string-value="\begin{minipage}{.5\textwidth}¤\input{text/247l.txt}¤\end{minipage}¤\begin{minipage}{.5\textwidth}¤\input{text/247r.txt}¤\end{minipage}" calcext:value-type="string">
            <text:p>\begin{minipage}{.5\textwidth}¤\input{text/247l.txt}¤\end{minipage}¤\begin{minipage}{.5\textwidth}¤\input{text/247r.txt}¤\end{minipage}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247l.txt</text:p>
          </table:table-cell>
          <table:table-cell office:value-type="string" calcext:value-type="string">
            <text:p>24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23" calcext:value-type="float">
            <text:p>592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24" calcext:value-type="float">
            <text:p>5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8_2R.png}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248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26" calcext:value-type="float">
            <text:p>59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8_1L.png}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24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28" calcext:value-type="float">
            <text:p>592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91]&amp;&quot;}¤\end{minipage}¤\begin{minipage}{.5\textwidth}¤\input{text/&quot;&amp;[.D4091]&amp;&quot;}¤\end{minipage}&quot;" office:value-type="string" office:string-value="\begin{minipage}{.5\textwidth}¤\input{text/248l.txt}¤\end{minipage}¤\begin{minipage}{.5\textwidth}¤\input{text/248r.txt}¤\end{minipage}" calcext:value-type="string">
            <text:p>\begin{minipage}{.5\textwidth}¤\input{text/248l.txt}¤\end{minipage}¤\begin{minipage}{.5\textwidth}¤\input{text/248r.txt}¤\end{minipage}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8l.txt</text:p>
          </table:table-cell>
          <table:table-cell office:value-type="string" calcext:value-type="string">
            <text:p>24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31" calcext:value-type="float">
            <text:p>59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49_2R.png}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249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49_1L.png}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24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098]&amp;&quot;}¤\end{minipage}¤\begin{minipage}{.5\textwidth}¤\input{text/&quot;&amp;[.D4098]&amp;&quot;}¤\end{minipage}&quot;" office:value-type="string" office:string-value="\begin{minipage}{.5\textwidth}¤\input{text/249l.txt}¤\end{minipage}¤\begin{minipage}{.5\textwidth}¤\input{text/249r.txt}¤\end{minipage}" calcext:value-type="string">
            <text:p>\begin{minipage}{.5\textwidth}¤\input{text/249l.txt}¤\end{minipage}¤\begin{minipage}{.5\textwidth}¤\input{text/249r.txt}¤\end{minipage}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49l.txt</text:p>
          </table:table-cell>
          <table:table-cell office:value-type="string" calcext:value-type="string">
            <text:p>24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0_2R.png}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25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0_1L.png}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25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05]&amp;&quot;}¤\end{minipage}¤\begin{minipage}{.5\textwidth}¤\input{text/&quot;&amp;[.D4105]&amp;&quot;}¤\end{minipage}&quot;" office:value-type="string" office:string-value="\begin{minipage}{.5\textwidth}¤\input{text/250l.txt}¤\end{minipage}¤\begin{minipage}{.5\textwidth}¤\input{text/250r.txt}¤\end{minipage}" calcext:value-type="string">
            <text:p>\begin{minipage}{.5\textwidth}¤\input{text/250l.txt}¤\end{minipage}¤\begin{minipage}{.5\textwidth}¤\input{text/250r.txt}¤\end{minipage}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250l.txt</text:p>
          </table:table-cell>
          <table:table-cell office:value-type="string" calcext:value-type="string">
            <text:p>25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47" calcext:value-type="float">
            <text:p>594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1_2R.png}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25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1_1L.png}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25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12]&amp;&quot;}¤\end{minipage}¤\begin{minipage}{.5\textwidth}¤\input{text/&quot;&amp;[.D4112]&amp;&quot;}¤\end{minipage}&quot;" office:value-type="string" office:string-value="\begin{minipage}{.5\textwidth}¤\input{text/251l.txt}¤\end{minipage}¤\begin{minipage}{.5\textwidth}¤\input{text/251r.txt}¤\end{minipage}" calcext:value-type="string">
            <text:p>\begin{minipage}{.5\textwidth}¤\input{text/251l.txt}¤\end{minipage}¤\begin{minipage}{.5\textwidth}¤\input{text/251r.txt}¤\end{minipage}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251l.txt</text:p>
          </table:table-cell>
          <table:table-cell office:value-type="string" calcext:value-type="string">
            <text:p>25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55" calcext:value-type="float">
            <text:p>59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56" calcext:value-type="float">
            <text:p>59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2_2R.png}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25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58" calcext:value-type="float">
            <text:p>595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2_1L.png}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25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0" calcext:value-type="float">
            <text:p>596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19]&amp;&quot;}¤\end{minipage}¤\begin{minipage}{.5\textwidth}¤\input{text/&quot;&amp;[.D4119]&amp;&quot;}¤\end{minipage}&quot;" office:value-type="string" office:string-value="\begin{minipage}{.5\textwidth}¤\input{text/252l.txt}¤\end{minipage}¤\begin{minipage}{.5\textwidth}¤\input{text/252r.txt}¤\end{minipage}" calcext:value-type="string">
            <text:p>\begin{minipage}{.5\textwidth}¤\input{text/252l.txt}¤\end{minipage}¤\begin{minipage}{.5\textwidth}¤\input{text/252r.txt}¤\end{minipage}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252l.txt</text:p>
          </table:table-cell>
          <table:table-cell office:value-type="string" calcext:value-type="string">
            <text:p>25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64" calcext:value-type="float">
            <text:p>59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3_2R.png}</text:p>
          </table:table-cell>
          <table:table-cell office:value-type="float" office:value="5965" calcext:value-type="float">
            <text:p>5965</text:p>
          </table:table-cell>
          <table:table-cell office:value-type="string" calcext:value-type="string">
            <text:p>25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3_1L.png}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25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8" calcext:value-type="float">
            <text:p>596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26]&amp;&quot;}¤\end{minipage}¤\begin{minipage}{.5\textwidth}¤\input{text/&quot;&amp;[.D4126]&amp;&quot;}¤\end{minipage}&quot;" office:value-type="string" office:string-value="\begin{minipage}{.5\textwidth}¤\input{text/253l.txt}¤\end{minipage}¤\begin{minipage}{.5\textwidth}¤\input{text/253r.txt}¤\end{minipage}" calcext:value-type="string">
            <text:p>\begin{minipage}{.5\textwidth}¤\input{text/253l.txt}¤\end{minipage}¤\begin{minipage}{.5\textwidth}¤\input{text/253r.txt}¤\end{minipage}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253l.txt</text:p>
          </table:table-cell>
          <table:table-cell office:value-type="string" calcext:value-type="string">
            <text:p>25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72" calcext:value-type="float">
            <text:p>59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4_2R.png}</text:p>
          </table:table-cell>
          <table:table-cell office:value-type="float" office:value="5973" calcext:value-type="float">
            <text:p>5973</text:p>
          </table:table-cell>
          <table:table-cell office:value-type="string" calcext:value-type="string">
            <text:p>254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74" calcext:value-type="float">
            <text:p>597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4_1L.png}</text:p>
          </table:table-cell>
          <table:table-cell office:value-type="float" office:value="5975" calcext:value-type="float">
            <text:p>5975</text:p>
          </table:table-cell>
          <table:table-cell office:value-type="string" calcext:value-type="string">
            <text:p>25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33]&amp;&quot;}¤\end{minipage}¤\begin{minipage}{.5\textwidth}¤\input{text/&quot;&amp;[.D4133]&amp;&quot;}¤\end{minipage}&quot;" office:value-type="string" office:string-value="\begin{minipage}{.5\textwidth}¤\input{text/254l.txt}¤\end{minipage}¤\begin{minipage}{.5\textwidth}¤\input{text/254r.txt}¤\end{minipage}" calcext:value-type="string">
            <text:p>\begin{minipage}{.5\textwidth}¤\input{text/254l.txt}¤\end{minipage}¤\begin{minipage}{.5\textwidth}¤\input{text/254r.txt}¤\end{minipage}</text:p>
          </table:table-cell>
          <table:table-cell office:value-type="float" office:value="5977" calcext:value-type="float">
            <text:p>5977</text:p>
          </table:table-cell>
          <table:table-cell office:value-type="string" calcext:value-type="string">
            <text:p>254l.txt</text:p>
          </table:table-cell>
          <table:table-cell office:value-type="string" calcext:value-type="string">
            <text:p>25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5_2R.png}</text:p>
          </table:table-cell>
          <table:table-cell office:value-type="float" office:value="5981" calcext:value-type="float">
            <text:p>5981</text:p>
          </table:table-cell>
          <table:table-cell office:value-type="string" calcext:value-type="string">
            <text:p>255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82" calcext:value-type="float">
            <text:p>598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5_1L.png}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25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40]&amp;&quot;}¤\end{minipage}¤\begin{minipage}{.5\textwidth}¤\input{text/&quot;&amp;[.D4140]&amp;&quot;}¤\end{minipage}&quot;" office:value-type="string" office:string-value="\begin{minipage}{.5\textwidth}¤\input{text/255l.txt}¤\end{minipage}¤\begin{minipage}{.5\textwidth}¤\input{text/255r.txt}¤\end{minipage}" calcext:value-type="string">
            <text:p>\begin{minipage}{.5\textwidth}¤\input{text/255l.txt}¤\end{minipage}¤\begin{minipage}{.5\textwidth}¤\input{text/255r.txt}¤\end{minipage}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255l.txt</text:p>
          </table:table-cell>
          <table:table-cell office:value-type="string" calcext:value-type="string">
            <text:p>25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87" calcext:value-type="float">
            <text:p>598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88" calcext:value-type="float">
            <text:p>59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6_2R.png}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25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90" calcext:value-type="float">
            <text:p>59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6_1L.png}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25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92" calcext:value-type="float">
            <text:p>599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47]&amp;&quot;}¤\end{minipage}¤\begin{minipage}{.5\textwidth}¤\input{text/&quot;&amp;[.D4147]&amp;&quot;}¤\end{minipage}&quot;" office:value-type="string" office:string-value="\begin{minipage}{.5\textwidth}¤\input{text/256l.txt}¤\end{minipage}¤\begin{minipage}{.5\textwidth}¤\input{text/256r.txt}¤\end{minipage}" calcext:value-type="string">
            <text:p>\begin{minipage}{.5\textwidth}¤\input{text/256l.txt}¤\end{minipage}¤\begin{minipage}{.5\textwidth}¤\input{text/256r.txt}¤\end{minipage}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256l.txt</text:p>
          </table:table-cell>
          <table:table-cell office:value-type="string" calcext:value-type="string">
            <text:p>25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95" calcext:value-type="float">
            <text:p>599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7_2R.png}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25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7_1L.png}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25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54]&amp;&quot;}¤\end{minipage}¤\begin{minipage}{.5\textwidth}¤\input{text/&quot;&amp;[.D4154]&amp;&quot;}¤\end{minipage}&quot;" office:value-type="string" office:string-value="\begin{minipage}{.5\textwidth}¤\input{text/257l.txt}¤\end{minipage}¤\begin{minipage}{.5\textwidth}¤\input{text/257r.txt}¤\end{minipage}" calcext:value-type="string">
            <text:p>\begin{minipage}{.5\textwidth}¤\input{text/257l.txt}¤\end{minipage}¤\begin{minipage}{.5\textwidth}¤\input{text/257r.txt}¤\end{minipage}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257l.txt</text:p>
          </table:table-cell>
          <table:table-cell office:value-type="string" calcext:value-type="string">
            <text:p>25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03" calcext:value-type="float">
            <text:p>60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8_2R.png}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25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06" calcext:value-type="float">
            <text:p>600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58_1L.png}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25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08" calcext:value-type="float">
            <text:p>600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61]&amp;&quot;}¤\end{minipage}¤\begin{minipage}{.5\textwidth}¤\input{text/&quot;&amp;[.D4161]&amp;&quot;}¤\end{minipage}&quot;" office:value-type="string" office:string-value="\begin{minipage}{.5\textwidth}¤\input{text/258l.txt}¤\end{minipage}¤\begin{minipage}{.5\textwidth}¤\input{text/258r.txt}¤\end{minipage}" calcext:value-type="string">
            <text:p>\begin{minipage}{.5\textwidth}¤\input{text/258l.txt}¤\end{minipage}¤\begin{minipage}{.5\textwidth}¤\input{text/258r.txt}¤\end{minipage}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258l.txt</text:p>
          </table:table-cell>
          <table:table-cell office:value-type="string" calcext:value-type="string">
            <text:p>25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11" calcext:value-type="float">
            <text:p>601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9_2R.png}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259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14" calcext:value-type="float">
            <text:p>60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59_1L.png}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25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16" calcext:value-type="float">
            <text:p>601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68]&amp;&quot;}¤\end{minipage}¤\begin{minipage}{.5\textwidth}¤\input{text/&quot;&amp;[.D4168]&amp;&quot;}¤\end{minipage}&quot;" office:value-type="string" office:string-value="\begin{minipage}{.5\textwidth}¤\input{text/259l.txt}¤\end{minipage}¤\begin{minipage}{.5\textwidth}¤\input{text/259r.txt}¤\end{minipage}" calcext:value-type="string">
            <text:p>\begin{minipage}{.5\textwidth}¤\input{text/259l.txt}¤\end{minipage}¤\begin{minipage}{.5\textwidth}¤\input{text/259r.txt}¤\end{minipage}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259l.txt</text:p>
          </table:table-cell>
          <table:table-cell office:value-type="string" calcext:value-type="string">
            <text:p>25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19" calcext:value-type="float">
            <text:p>601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20" calcext:value-type="float">
            <text:p>60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0_2R.png}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26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2" calcext:value-type="float">
            <text:p>602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0_1L.png}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26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4" calcext:value-type="float">
            <text:p>602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75]&amp;&quot;}¤\end{minipage}¤\begin{minipage}{.5\textwidth}¤\input{text/&quot;&amp;[.D4175]&amp;&quot;}¤\end{minipage}&quot;" office:value-type="string" office:string-value="\begin{minipage}{.5\textwidth}¤\input{text/260l.txt}¤\end{minipage}¤\begin{minipage}{.5\textwidth}¤\input{text/260r.txt}¤\end{minipage}" calcext:value-type="string">
            <text:p>\begin{minipage}{.5\textwidth}¤\input{text/260l.txt}¤\end{minipage}¤\begin{minipage}{.5\textwidth}¤\input{text/260r.txt}¤\end{minipage}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260l.txt</text:p>
          </table:table-cell>
          <table:table-cell office:value-type="string" calcext:value-type="string">
            <text:p>26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27" calcext:value-type="float">
            <text:p>6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1_2R.png}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26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1_1L.png}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26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32" calcext:value-type="float">
            <text:p>603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82]&amp;&quot;}¤\end{minipage}¤\begin{minipage}{.5\textwidth}¤\input{text/&quot;&amp;[.D4182]&amp;&quot;}¤\end{minipage}&quot;" office:value-type="string" office:string-value="\begin{minipage}{.5\textwidth}¤\input{text/261l.txt}¤\end{minipage}¤\begin{minipage}{.5\textwidth}¤\input{text/261r.txt}¤\end{minipage}" calcext:value-type="string">
            <text:p>\begin{minipage}{.5\textwidth}¤\input{text/261l.txt}¤\end{minipage}¤\begin{minipage}{.5\textwidth}¤\input{text/261r.txt}¤\end{minipage}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261l.txt</text:p>
          </table:table-cell>
          <table:table-cell office:value-type="string" calcext:value-type="string">
            <text:p>26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35" calcext:value-type="float">
            <text:p>603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2_2R.png}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26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38" calcext:value-type="float">
            <text:p>6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2_1L.png}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26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0" calcext:value-type="float">
            <text:p>604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89]&amp;&quot;}¤\end{minipage}¤\begin{minipage}{.5\textwidth}¤\input{text/&quot;&amp;[.D4189]&amp;&quot;}¤\end{minipage}&quot;" office:value-type="string" office:string-value="\begin{minipage}{.5\textwidth}¤\input{text/262l.txt}¤\end{minipage}¤\begin{minipage}{.5\textwidth}¤\input{text/262r.txt}¤\end{minipage}" calcext:value-type="string">
            <text:p>\begin{minipage}{.5\textwidth}¤\input{text/262l.txt}¤\end{minipage}¤\begin{minipage}{.5\textwidth}¤\input{text/262r.txt}¤\end{minipage}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262l.txt</text:p>
          </table:table-cell>
          <table:table-cell office:value-type="string" calcext:value-type="string">
            <text:p>26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43" calcext:value-type="float">
            <text:p>604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44" calcext:value-type="float">
            <text:p>60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3_2R.png}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26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46" calcext:value-type="float">
            <text:p>604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3_1L.png}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26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196]&amp;&quot;}¤\end{minipage}¤\begin{minipage}{.5\textwidth}¤\input{text/&quot;&amp;[.D4196]&amp;&quot;}¤\end{minipage}&quot;" office:value-type="string" office:string-value="\begin{minipage}{.5\textwidth}¤\input{text/263l.txt}¤\end{minipage}¤\begin{minipage}{.5\textwidth}¤\input{text/263r.txt}¤\end{minipage}" calcext:value-type="string">
            <text:p>\begin{minipage}{.5\textwidth}¤\input{text/263l.txt}¤\end{minipage}¤\begin{minipage}{.5\textwidth}¤\input{text/263r.txt}¤\end{minipage}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263l.txt</text:p>
          </table:table-cell>
          <table:table-cell office:value-type="string" calcext:value-type="string">
            <text:p>26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4_2R.png}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264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4_1L.png}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26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6" calcext:value-type="float">
            <text:p>605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03]&amp;&quot;}¤\end{minipage}¤\begin{minipage}{.5\textwidth}¤\input{text/&quot;&amp;[.D4203]&amp;&quot;}¤\end{minipage}&quot;" office:value-type="string" office:string-value="\begin{minipage}{.5\textwidth}¤\input{text/264l.txt}¤\end{minipage}¤\begin{minipage}{.5\textwidth}¤\input{text/264r.txt}¤\end{minipage}" calcext:value-type="string">
            <text:p>\begin{minipage}{.5\textwidth}¤\input{text/264l.txt}¤\end{minipage}¤\begin{minipage}{.5\textwidth}¤\input{text/264r.txt}¤\end{minipage}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264l.txt</text:p>
          </table:table-cell>
          <table:table-cell office:value-type="string" calcext:value-type="string">
            <text:p>26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59" calcext:value-type="float">
            <text:p>605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60" calcext:value-type="float">
            <text:p>60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5_2R.png}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265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62" calcext:value-type="float">
            <text:p>60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5_1L.png}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26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4" calcext:value-type="float">
            <text:p>606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10]&amp;&quot;}¤\end{minipage}¤\begin{minipage}{.5\textwidth}¤\input{text/&quot;&amp;[.D4210]&amp;&quot;}¤\end{minipage}&quot;" office:value-type="string" office:string-value="\begin{minipage}{.5\textwidth}¤\input{text/265l.txt}¤\end{minipage}¤\begin{minipage}{.5\textwidth}¤\input{text/265r.txt}¤\end{minipage}" calcext:value-type="string">
            <text:p>\begin{minipage}{.5\textwidth}¤\input{text/265l.txt}¤\end{minipage}¤\begin{minipage}{.5\textwidth}¤\input{text/265r.txt}¤\end{minipage}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265l.txt</text:p>
          </table:table-cell>
          <table:table-cell office:value-type="string" calcext:value-type="string">
            <text:p>26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67" calcext:value-type="float">
            <text:p>606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68" calcext:value-type="float">
            <text:p>60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6_2R.png}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266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6_1L.png}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26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2" calcext:value-type="float">
            <text:p>607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17]&amp;&quot;}¤\end{minipage}¤\begin{minipage}{.5\textwidth}¤\input{text/&quot;&amp;[.D4217]&amp;&quot;}¤\end{minipage}&quot;" office:value-type="string" office:string-value="\begin{minipage}{.5\textwidth}¤\input{text/266l.txt}¤\end{minipage}¤\begin{minipage}{.5\textwidth}¤\input{text/266r.txt}¤\end{minipage}" calcext:value-type="string">
            <text:p>\begin{minipage}{.5\textwidth}¤\input{text/266l.txt}¤\end{minipage}¤\begin{minipage}{.5\textwidth}¤\input{text/266r.txt}¤\end{minipage}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266l.txt</text:p>
          </table:table-cell>
          <table:table-cell office:value-type="string" calcext:value-type="string">
            <text:p>26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76" calcext:value-type="float">
            <text:p>6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7_2R.png}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26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8" calcext:value-type="float">
            <text:p>607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7_1L.png}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26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80" calcext:value-type="float">
            <text:p>608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24]&amp;&quot;}¤\end{minipage}¤\begin{minipage}{.5\textwidth}¤\input{text/&quot;&amp;[.D4224]&amp;&quot;}¤\end{minipage}&quot;" office:value-type="string" office:string-value="\begin{minipage}{.5\textwidth}¤\input{text/267l.txt}¤\end{minipage}¤\begin{minipage}{.5\textwidth}¤\input{text/267r.txt}¤\end{minipage}" calcext:value-type="string">
            <text:p>\begin{minipage}{.5\textwidth}¤\input{text/267l.txt}¤\end{minipage}¤\begin{minipage}{.5\textwidth}¤\input{text/267r.txt}¤\end{minipage}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267l.txt</text:p>
          </table:table-cell>
          <table:table-cell office:value-type="string" calcext:value-type="string">
            <text:p>26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84" calcext:value-type="float">
            <text:p>60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8_2R.png}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26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8_1L.png}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26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88" calcext:value-type="float">
            <text:p>608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31]&amp;&quot;}¤\end{minipage}¤\begin{minipage}{.5\textwidth}¤\input{text/&quot;&amp;[.D4231]&amp;&quot;}¤\end{minipage}&quot;" office:value-type="string" office:string-value="\begin{minipage}{.5\textwidth}¤\input{text/268l.txt}¤\end{minipage}¤\begin{minipage}{.5\textwidth}¤\input{text/268r.txt}¤\end{minipage}" calcext:value-type="string">
            <text:p>\begin{minipage}{.5\textwidth}¤\input{text/268l.txt}¤\end{minipage}¤\begin{minipage}{.5\textwidth}¤\input{text/268r.txt}¤\end{minipage}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268l.txt</text:p>
          </table:table-cell>
          <table:table-cell office:value-type="string" calcext:value-type="string">
            <text:p>26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91" calcext:value-type="float">
            <text:p>609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92" calcext:value-type="float">
            <text:p>60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69_2R.png}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269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69_1L.png}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269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38]&amp;&quot;}¤\end{minipage}¤\begin{minipage}{.5\textwidth}¤\input{text/&quot;&amp;[.D4238]&amp;&quot;}¤\end{minipage}&quot;" office:value-type="string" office:string-value="\begin{minipage}{.5\textwidth}¤\input{text/269l.txt}¤\end{minipage}¤\begin{minipage}{.5\textwidth}¤\input{text/269r.txt}¤\end{minipage}" calcext:value-type="string">
            <text:p>\begin{minipage}{.5\textwidth}¤\input{text/269l.txt}¤\end{minipage}¤\begin{minipage}{.5\textwidth}¤\input{text/269r.txt}¤\end{minipage}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269l.txt</text:p>
          </table:table-cell>
          <table:table-cell office:value-type="string" calcext:value-type="string">
            <text:p>269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0_2R.png}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27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0_1L.png}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270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4" calcext:value-type="float">
            <text:p>610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45]&amp;&quot;}¤\end{minipage}¤\begin{minipage}{.5\textwidth}¤\input{text/&quot;&amp;[.D4245]&amp;&quot;}¤\end{minipage}&quot;" office:value-type="string" office:string-value="\begin{minipage}{.5\textwidth}¤\input{text/270l.txt}¤\end{minipage}¤\begin{minipage}{.5\textwidth}¤\input{text/270r.txt}¤\end{minipage}" calcext:value-type="string">
            <text:p>\begin{minipage}{.5\textwidth}¤\input{text/270l.txt}¤\end{minipage}¤\begin{minipage}{.5\textwidth}¤\input{text/270r.txt}¤\end{minipage}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270l.txt</text:p>
          </table:table-cell>
          <table:table-cell office:value-type="string" calcext:value-type="string">
            <text:p>270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07" calcext:value-type="float">
            <text:p>6107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1_2R.png}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271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10" calcext:value-type="float">
            <text:p>61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1_1L.png}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271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52]&amp;&quot;}¤\end{minipage}¤\begin{minipage}{.5\textwidth}¤\input{text/&quot;&amp;[.D4252]&amp;&quot;}¤\end{minipage}&quot;" office:value-type="string" office:string-value="\begin{minipage}{.5\textwidth}¤\input{text/271l.txt}¤\end{minipage}¤\begin{minipage}{.5\textwidth}¤\input{text/271r.txt}¤\end{minipage}" calcext:value-type="string">
            <text:p>\begin{minipage}{.5\textwidth}¤\input{text/271l.txt}¤\end{minipage}¤\begin{minipage}{.5\textwidth}¤\input{text/271r.txt}¤\end{minipage}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271l.txt</text:p>
          </table:table-cell>
          <table:table-cell office:value-type="string" calcext:value-type="string">
            <text:p>271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2_2R.png}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272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2_1L.png}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272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20" calcext:value-type="float">
            <text:p>612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59]&amp;&quot;}¤\end{minipage}¤\begin{minipage}{.5\textwidth}¤\input{text/&quot;&amp;[.D4259]&amp;&quot;}¤\end{minipage}&quot;" office:value-type="string" office:string-value="\begin{minipage}{.5\textwidth}¤\input{text/272l.txt}¤\end{minipage}¤\begin{minipage}{.5\textwidth}¤\input{text/272r.txt}¤\end{minipage}" calcext:value-type="string">
            <text:p>\begin{minipage}{.5\textwidth}¤\input{text/272l.txt}¤\end{minipage}¤\begin{minipage}{.5\textwidth}¤\input{text/272r.txt}¤\end{minipage}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272l.txt</text:p>
          </table:table-cell>
          <table:table-cell office:value-type="string" calcext:value-type="string">
            <text:p>272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23" calcext:value-type="float">
            <text:p>61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24" calcext:value-type="float">
            <text:p>61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3_2R.png}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273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26" calcext:value-type="float">
            <text:p>612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3_1L.png}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273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28" calcext:value-type="float">
            <text:p>612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66]&amp;&quot;}¤\end{minipage}¤\begin{minipage}{.5\textwidth}¤\input{text/&quot;&amp;[.D4266]&amp;&quot;}¤\end{minipage}&quot;" office:value-type="string" office:string-value="\begin{minipage}{.5\textwidth}¤\input{text/273l.txt}¤\end{minipage}¤\begin{minipage}{.5\textwidth}¤\input{text/273r.txt}¤\end{minipage}" calcext:value-type="string">
            <text:p>\begin{minipage}{.5\textwidth}¤\input{text/273l.txt}¤\end{minipage}¤\begin{minipage}{.5\textwidth}¤\input{text/273r.txt}¤\end{minipage}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273l.txt</text:p>
          </table:table-cell>
          <table:table-cell office:value-type="string" calcext:value-type="string">
            <text:p>273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31" calcext:value-type="float">
            <text:p>6131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32" calcext:value-type="float">
            <text:p>61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4_2R.png}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274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34" calcext:value-type="float">
            <text:p>61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4_1L.png}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274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6" calcext:value-type="float">
            <text:p>6136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73]&amp;&quot;}¤\end{minipage}¤\begin{minipage}{.5\textwidth}¤\input{text/&quot;&amp;[.D4273]&amp;&quot;}¤\end{minipage}&quot;" office:value-type="string" office:string-value="\begin{minipage}{.5\textwidth}¤\input{text/274l.txt}¤\end{minipage}¤\begin{minipage}{.5\textwidth}¤\input{text/274r.txt}¤\end{minipage}" calcext:value-type="string">
            <text:p>\begin{minipage}{.5\textwidth}¤\input{text/274l.txt}¤\end{minipage}¤\begin{minipage}{.5\textwidth}¤\input{text/274r.txt}¤\end{minipage}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274l.txt</text:p>
          </table:table-cell>
          <table:table-cell office:value-type="string" calcext:value-type="string">
            <text:p>274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39" calcext:value-type="float">
            <text:p>6139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40" calcext:value-type="float">
            <text:p>61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5_2R.png}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275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42" calcext:value-type="float">
            <text:p>6142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5_1L.png}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275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80]&amp;&quot;}¤\end{minipage}¤\begin{minipage}{.5\textwidth}¤\input{text/&quot;&amp;[.D4280]&amp;&quot;}¤\end{minipage}&quot;" office:value-type="string" office:string-value="\begin{minipage}{.5\textwidth}¤\input{text/275l.txt}¤\end{minipage}¤\begin{minipage}{.5\textwidth}¤\input{text/275r.txt}¤\end{minipage}" calcext:value-type="string">
            <text:p>\begin{minipage}{.5\textwidth}¤\input{text/275l.txt}¤\end{minipage}¤\begin{minipage}{.5\textwidth}¤\input{text/275r.txt}¤\end{minipage}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275l.txt</text:p>
          </table:table-cell>
          <table:table-cell office:value-type="string" calcext:value-type="string">
            <text:p>275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48" calcext:value-type="float">
            <text:p>61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6_2R.png}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27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6_1L.png}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276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87]&amp;&quot;}¤\end{minipage}¤\begin{minipage}{.5\textwidth}¤\input{text/&quot;&amp;[.D4287]&amp;&quot;}¤\end{minipage}&quot;" office:value-type="string" office:string-value="\begin{minipage}{.5\textwidth}¤\input{text/276l.txt}¤\end{minipage}¤\begin{minipage}{.5\textwidth}¤\input{text/276r.txt}¤\end{minipage}" calcext:value-type="string">
            <text:p>\begin{minipage}{.5\textwidth}¤\input{text/276l.txt}¤\end{minipage}¤\begin{minipage}{.5\textwidth}¤\input{text/276r.txt}¤\end{minipage}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276l.txt</text:p>
          </table:table-cell>
          <table:table-cell office:value-type="string" calcext:value-type="string">
            <text:p>276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55" calcext:value-type="float">
            <text:p>6155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7_2R.png}</text:p>
          </table:table-cell>
          <table:table-cell office:value-type="float" office:value="6157" calcext:value-type="float">
            <text:p>6157</text:p>
          </table:table-cell>
          <table:table-cell office:value-type="string" calcext:value-type="string">
            <text:p>277.png</text:p>
          </table:table-cell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58" calcext:value-type="float">
            <text:p>61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7_1L.png}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277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294]&amp;&quot;}¤\end{minipage}¤\begin{minipage}{.5\textwidth}¤\input{text/&quot;&amp;[.D4294]&amp;&quot;}¤\end{minipage}&quot;" office:value-type="string" office:string-value="\begin{minipage}{.5\textwidth}¤\input{text/277l.txt}¤\end{minipage}¤\begin{minipage}{.5\textwidth}¤\input{text/277r.txt}¤\end{minipage}" calcext:value-type="string">
            <text:p>\begin{minipage}{.5\textwidth}¤\input{text/277l.txt}¤\end{minipage}¤\begin{minipage}{.5\textwidth}¤\input{text/277r.txt}¤\end{minipage}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277l.txt</text:p>
          </table:table-cell>
          <table:table-cell office:value-type="string" calcext:value-type="string">
            <text:p>277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63" calcext:value-type="float">
            <text:p>616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float" office:value="6164" calcext:value-type="float">
            <text:p>61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includegraphics[width=\textwidth,frame]{burst/2col/278_2R.png}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27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66" calcext:value-type="float">
            <text:p>6166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\includegraphics[width=\textwidth,frame]{burst/2col/278_1L.png}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278.png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68" calcext:value-type="float">
            <text:p>6168</text:p>
          </table:table-cell>
          <table:table-cell table:number-columns-repeated="20"/>
        </table:table-row>
        <table:table-row table:style-name="ro1">
          <table:table-cell table:formula="of:=&quot;\begin{minipage}{.5\textwidth}¤\input{text/&quot;&amp;[.C4301]&amp;&quot;}¤\end{minipage}¤\begin{minipage}{.5\textwidth}¤\input{text/&quot;&amp;[.D4301]&amp;&quot;}¤\end{minipage}&quot;" office:value-type="string" office:string-value="\begin{minipage}{.5\textwidth}¤\input{text/278l.txt}¤\end{minipage}¤\begin{minipage}{.5\textwidth}¤\input{text/278r.txt}¤\end{minipage}" calcext:value-type="string">
            <text:p>\begin{minipage}{.5\textwidth}¤\input{text/278l.txt}¤\end{minipage}¤\begin{minipage}{.5\textwidth}¤\input{text/278r.txt}¤\end{minipage}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278l.txt</text:p>
          </table:table-cell>
          <table:table-cell office:value-type="string" calcext:value-type="string">
            <text:p>278r.tx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1:Sheet1.D430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17:17:02.937464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āle Mottahedin</meta:initial-creator>
    <meta:creation-date>2021-02-06T11:36:47.104391323</meta:creation-date>
    <dc:date>2021-02-12T23:43:32.889857993</dc:date>
    <dc:creator>Žāle Mottahedin</dc:creator>
    <meta:editing-duration>PT17H7M50S</meta:editing-duration>
    <meta:editing-cycles>8</meta:editing-cycles>
    <meta:generator>LibreOffice/6.2.8.2$Linux_X86_64 LibreOffice_project/20$Build-2</meta:generator>
    <meta:document-statistic meta:table-count="1" meta:cell-count="7123" meta:object-count="0"/>
  </office:meta>
</office:document-meta>
</file>